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3972in"/>
    </style:style>
    <style:style style:name="co5" style:family="table-column">
      <style:table-column-properties fo:break-before="auto" style:column-width="1.5472in"/>
    </style:style>
    <style:style style:name="co6" style:family="table-column">
      <style:table-column-properties fo:break-before="auto" style:column-width="1.5043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5689in"/>
    </style:style>
    <style:style style:name="co9" style:family="table-column">
      <style:table-column-properties fo:break-before="auto" style:column-width="1.4075in"/>
    </style:style>
    <style:style style:name="co10" style:family="table-column">
      <style:table-column-properties fo:break-before="auto" style:column-width="1.3862in"/>
    </style:style>
    <style:style style:name="co11" style:family="table-column">
      <style:table-column-properties fo:break-before="auto" style:column-width="1.4937in"/>
    </style:style>
    <style:style style:name="co12" style:family="table-column">
      <style:table-column-properties fo:break-before="auto" style:column-width="1.472in"/>
    </style:style>
    <style:style style:name="co13" style:family="table-column">
      <style:table-column-properties fo:break-before="auto" style:column-width="1.5898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atDgaitpad3" table:style-name="ta1">
        <table:shapes>
          <draw:frame draw:z-index="0" draw:style-name="gr1" draw:text-style-name="P1" svg:width="6.2988in" svg:height="3.5429in" svg:x="0.6118in" svg:y="4.2016in">
            <draw:object draw:notify-on-update-of-ranges="flatDgaitpad3.B1:flatDgaitpad3.II1 flatDgaitpad3.B1:flatDgaitpad3.II1 flatDgaitpad3.A13:flatDgaitpad3.A13 flatDgaitpad3.B13:flatDgaitpad3.AFL13 flatDgaitpad3.B1:flatDgaitpad3.II1 flatDgaitpad3.A14:flatDgaitpad3.A14 flatDgaitpad3.B14:flatDgaitpad3.AFL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column table:style-name="co9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9" table:number-columns-repeated="4" table:default-cell-style-name="Default"/>
        <table:table-column table:style-name="co4" table:default-cell-style-name="Default"/>
        <table:table-column table:style-name="co9" table:number-columns-repeated="10" table:default-cell-style-name="Default"/>
        <table:table-column table:style-name="co4" table:number-columns-repeated="2" table:default-cell-style-name="Default"/>
        <table:table-column table:style-name="co9" table:number-columns-repeated="3" table:default-cell-style-name="Default"/>
        <table:table-column table:style-name="co4" table:default-cell-style-name="Default"/>
        <table:table-column table:style-name="co9" table:number-columns-repeated="3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9" table:number-columns-repeated="3" table:default-cell-style-name="Default"/>
        <table:table-column table:style-name="co2" table:default-cell-style-name="Default"/>
        <table:table-column table:style-name="co10" table:default-cell-style-name="Default"/>
        <table:table-column table:style-name="co9" table:number-columns-repeated="17" table:default-cell-style-name="Default"/>
        <table:table-column table:style-name="co4" table:default-cell-style-name="Default"/>
        <table:table-column table:style-name="co9" table:number-columns-repeated="10" table:default-cell-style-name="Default"/>
        <table:table-column table:style-name="co4" table:default-cell-style-name="Default"/>
        <table:table-column table:style-name="co9" table:number-columns-repeated="10" table:default-cell-style-name="Default"/>
        <table:table-column table:style-name="co4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9" table:number-columns-repeated="6" table:default-cell-style-name="Default"/>
        <table:table-column table:style-name="co3" table:default-cell-style-name="Default"/>
        <table:table-column table:style-name="co9" table:number-columns-repeated="9" table:default-cell-style-name="Default"/>
        <table:table-column table:style-name="co4" table:number-columns-repeated="2" table:default-cell-style-name="Default"/>
        <table:table-column table:style-name="co9" table:number-columns-repeated="8" table:default-cell-style-name="Default"/>
        <table:table-column table:style-name="co10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4" table:default-cell-style-name="Default"/>
        <table:table-column table:style-name="co9" table:number-columns-repeated="16" table:default-cell-style-name="Default"/>
        <table:table-column table:style-name="co4" table:default-cell-style-name="Default"/>
        <table:table-column table:style-name="co9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12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13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12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column table:style-name="co14" table:number-columns-repeated="60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142578125" calcext:value-type="float">
            <text:p>0.06671142578125</text:p>
          </table:table-cell>
          <table:table-cell office:value-type="float" office:value="0.133422613143921" calcext:value-type="float">
            <text:p>0.133422613143921</text:p>
          </table:table-cell>
          <table:table-cell office:value-type="float" office:value="0.233489513397217" calcext:value-type="float">
            <text:p>0.233489513397217</text:p>
          </table:table-cell>
          <table:table-cell office:value-type="float" office:value="0.300200700759888" calcext:value-type="float">
            <text:p>0.300200700759888</text:p>
          </table:table-cell>
          <table:table-cell office:value-type="float" office:value="0.400267124176025" calcext:value-type="float">
            <text:p>0.400267124176025</text:p>
          </table:table-cell>
          <table:table-cell office:value-type="float" office:value="0.466978311538696" calcext:value-type="float">
            <text:p>0.466978311538696</text:p>
          </table:table-cell>
          <table:table-cell office:value-type="float" office:value="0.533689260482788" calcext:value-type="float">
            <text:p>0.533689260482788</text:p>
          </table:table-cell>
          <table:table-cell office:value-type="float" office:value="0.633755445480347" calcext:value-type="float">
            <text:p>0.633755445480347</text:p>
          </table:table-cell>
          <table:table-cell office:value-type="float" office:value="0.700466156005859" calcext:value-type="float">
            <text:p>0.700466156005859</text:p>
          </table:table-cell>
          <table:table-cell office:value-type="float" office:value="0.800532341003418" calcext:value-type="float">
            <text:p>0.800532341003418</text:p>
          </table:table-cell>
          <table:table-cell office:value-type="float" office:value="0.867244482040405" calcext:value-type="float">
            <text:p>0.867244482040405</text:p>
          </table:table-cell>
          <table:table-cell office:value-type="float" office:value="0.933957815170288" calcext:value-type="float">
            <text:p>0.933957815170288</text:p>
          </table:table-cell>
          <table:table-cell office:value-type="float" office:value="1.00067114830017" calcext:value-type="float">
            <text:p>1.00067114830017</text:p>
          </table:table-cell>
          <table:table-cell office:value-type="float" office:value="1.06738424301147" calcext:value-type="float">
            <text:p>1.06738424301147</text:p>
          </table:table-cell>
          <table:table-cell office:value-type="float" office:value="1.13409781455994" calcext:value-type="float">
            <text:p>1.13409781455994</text:p>
          </table:table-cell>
          <table:table-cell office:value-type="float" office:value="1.20081114768982" calcext:value-type="float">
            <text:p>1.20081114768982</text:p>
          </table:table-cell>
          <table:table-cell office:value-type="float" office:value="1.30088090896606" calcext:value-type="float">
            <text:p>1.30088090896606</text:p>
          </table:table-cell>
          <table:table-cell office:value-type="float" office:value="1.36759400367737" calcext:value-type="float">
            <text:p>1.36759400367737</text:p>
          </table:table-cell>
          <table:table-cell office:value-type="float" office:value="1.43430733680725" calcext:value-type="float">
            <text:p>1.43430733680725</text:p>
          </table:table-cell>
          <table:table-cell office:value-type="float" office:value="1.50102043151855" calcext:value-type="float">
            <text:p>1.50102043151855</text:p>
          </table:table-cell>
          <table:table-cell office:value-type="float" office:value="1.56773376464844" calcext:value-type="float">
            <text:p>1.56773376464844</text:p>
          </table:table-cell>
          <table:table-cell office:value-type="float" office:value="1.63444685935974" calcext:value-type="float">
            <text:p>1.63444685935974</text:p>
          </table:table-cell>
          <table:table-cell office:value-type="float" office:value="1.70115995407105" calcext:value-type="float">
            <text:p>1.70115995407105</text:p>
          </table:table-cell>
          <table:table-cell office:value-type="float" office:value="1.76787281036377" calcext:value-type="float">
            <text:p>1.76787281036377</text:p>
          </table:table-cell>
          <table:table-cell office:value-type="float" office:value="1.83458590507507" calcext:value-type="float">
            <text:p>1.83458590507507</text:p>
          </table:table-cell>
          <table:table-cell office:value-type="float" office:value="1.93464851379395" calcext:value-type="float">
            <text:p>1.93464851379395</text:p>
          </table:table-cell>
          <table:table-cell office:value-type="float" office:value="2.00135684013367" calcext:value-type="float">
            <text:p>2.00135684013367</text:p>
          </table:table-cell>
          <table:table-cell office:value-type="float" office:value="2.03471088409424" calcext:value-type="float">
            <text:p>2.03471088409424</text:p>
          </table:table-cell>
          <table:table-cell office:value-type="float" office:value="2.10141897201538" calcext:value-type="float">
            <text:p>2.10141897201538</text:p>
          </table:table-cell>
          <table:table-cell office:value-type="float" office:value="2.16812705993652" calcext:value-type="float">
            <text:p>2.16812705993652</text:p>
          </table:table-cell>
          <table:table-cell office:value-type="float" office:value="2.23483490943909" calcext:value-type="float">
            <text:p>2.23483490943909</text:p>
          </table:table-cell>
          <table:table-cell office:value-type="float" office:value="2.33489656448364" calcext:value-type="float">
            <text:p>2.33489656448364</text:p>
          </table:table-cell>
          <table:table-cell office:value-type="float" office:value="2.40160417556763" calcext:value-type="float">
            <text:p>2.40160417556763</text:p>
          </table:table-cell>
          <table:table-cell office:value-type="float" office:value="2.50166535377502" calcext:value-type="float">
            <text:p>2.50166535377502</text:p>
          </table:table-cell>
          <table:table-cell office:value-type="float" office:value="2.60172653198242" calcext:value-type="float">
            <text:p>2.60172653198242</text:p>
          </table:table-cell>
          <table:table-cell office:value-type="float" office:value="2.70178747177124" calcext:value-type="float">
            <text:p>2.70178747177124</text:p>
          </table:table-cell>
          <table:table-cell office:value-type="float" office:value="2.76849436759949" calcext:value-type="float">
            <text:p>2.76849436759949</text:p>
          </table:table-cell>
          <table:table-cell office:value-type="float" office:value="2.86855578422546" calcext:value-type="float">
            <text:p>2.86855578422546</text:p>
          </table:table-cell>
          <table:table-cell office:value-type="float" office:value="2.93526411056519" calcext:value-type="float">
            <text:p>2.93526411056519</text:p>
          </table:table-cell>
          <table:table-cell office:value-type="float" office:value="3.00197267532349" calcext:value-type="float">
            <text:p>3.00197267532349</text:p>
          </table:table-cell>
          <table:table-cell office:value-type="float" office:value="3.10203528404236" calcext:value-type="float">
            <text:p>3.10203528404236</text:p>
          </table:table-cell>
          <table:table-cell office:value-type="float" office:value="3.1687433719635" calcext:value-type="float">
            <text:p>3.1687433719635</text:p>
          </table:table-cell>
          <table:table-cell office:value-type="float" office:value="3.23545145988464" calcext:value-type="float">
            <text:p>3.23545145988464</text:p>
          </table:table-cell>
          <table:table-cell office:value-type="float" office:value="3.50228309631348" calcext:value-type="float">
            <text:p>3.50228309631348</text:p>
          </table:table-cell>
          <table:table-cell office:value-type="float" office:value="3.56899046897888" calcext:value-type="float">
            <text:p>3.56899046897888</text:p>
          </table:table-cell>
          <table:table-cell office:value-type="float" office:value="3.63569808006287" calcext:value-type="float">
            <text:p>3.63569808006287</text:p>
          </table:table-cell>
          <table:table-cell office:value-type="float" office:value="3.76911282539368" calcext:value-type="float">
            <text:p>3.76911282539368</text:p>
          </table:table-cell>
          <table:table-cell office:value-type="float" office:value="3.86917948722839" calcext:value-type="float">
            <text:p>3.86917948722839</text:p>
          </table:table-cell>
          <table:table-cell office:value-type="float" office:value="3.96924924850464" calcext:value-type="float">
            <text:p>3.96924924850464</text:p>
          </table:table-cell>
          <table:table-cell office:value-type="float" office:value="4.16938877105713" calcext:value-type="float">
            <text:p>4.16938877105713</text:p>
          </table:table-cell>
          <table:table-cell office:value-type="float" office:value="4.40288424491882" calcext:value-type="float">
            <text:p>4.40288424491882</text:p>
          </table:table-cell>
          <table:table-cell office:value-type="float" office:value="4.50295376777649" calcext:value-type="float">
            <text:p>4.50295376777649</text:p>
          </table:table-cell>
          <table:table-cell office:value-type="float" office:value="4.56966662406921" calcext:value-type="float">
            <text:p>4.56966662406921</text:p>
          </table:table-cell>
          <table:table-cell office:value-type="float" office:value="4.6697359085083" calcext:value-type="float">
            <text:p>4.6697359085083</text:p>
          </table:table-cell>
          <table:table-cell office:value-type="float" office:value="5.17006254196167" calcext:value-type="float">
            <text:p>5.17006254196167</text:p>
          </table:table-cell>
          <table:table-cell office:value-type="float" office:value="5.23677158355713" calcext:value-type="float">
            <text:p>5.23677158355713</text:p>
          </table:table-cell>
          <table:table-cell office:value-type="float" office:value="5.33683490753174" calcext:value-type="float">
            <text:p>5.33683490753174</text:p>
          </table:table-cell>
          <table:table-cell office:value-type="float" office:value="5.40354371070862" calcext:value-type="float">
            <text:p>5.40354371070862</text:p>
          </table:table-cell>
          <table:table-cell office:value-type="float" office:value="5.50360703468323" calcext:value-type="float">
            <text:p>5.50360703468323</text:p>
          </table:table-cell>
          <table:table-cell office:value-type="float" office:value="5.57031536102295" calcext:value-type="float">
            <text:p>5.57031536102295</text:p>
          </table:table-cell>
          <table:table-cell office:value-type="float" office:value="5.63702416419983" calcext:value-type="float">
            <text:p>5.63702416419983</text:p>
          </table:table-cell>
          <table:table-cell office:value-type="float" office:value="5.70373272895813" calcext:value-type="float">
            <text:p>5.70373272895813</text:p>
          </table:table-cell>
          <table:table-cell office:value-type="float" office:value="5.87051010131836" calcext:value-type="float">
            <text:p>5.87051010131836</text:p>
          </table:table-cell>
          <table:table-cell office:value-type="float" office:value="5.93722462654114" calcext:value-type="float">
            <text:p>5.93722462654114</text:p>
          </table:table-cell>
          <table:table-cell office:value-type="float" office:value="6.30415534973145" calcext:value-type="float">
            <text:p>6.30415534973145</text:p>
          </table:table-cell>
          <table:table-cell office:value-type="float" office:value="6.37086987495422" calcext:value-type="float">
            <text:p>6.37086987495422</text:p>
          </table:table-cell>
          <table:table-cell office:value-type="float" office:value="6.47094202041626" calcext:value-type="float">
            <text:p>6.47094202041626</text:p>
          </table:table-cell>
          <table:table-cell office:value-type="float" office:value="6.53765654563904" calcext:value-type="float">
            <text:p>6.53765654563904</text:p>
          </table:table-cell>
          <table:table-cell office:value-type="float" office:value="6.6377284526825" calcext:value-type="float">
            <text:p>6.6377284526825</text:p>
          </table:table-cell>
          <table:table-cell office:value-type="float" office:value="6.73780059814453" calcext:value-type="float">
            <text:p>6.73780059814453</text:p>
          </table:table-cell>
          <table:table-cell office:value-type="float" office:value="6.87123084068298" calcext:value-type="float">
            <text:p>6.87123084068298</text:p>
          </table:table-cell>
          <table:table-cell office:value-type="float" office:value="6.97130417823792" calcext:value-type="float">
            <text:p>6.97130417823792</text:p>
          </table:table-cell>
          <table:table-cell office:value-type="float" office:value="7.20480895042419" calcext:value-type="float">
            <text:p>7.20480895042419</text:p>
          </table:table-cell>
          <table:table-cell office:value-type="float" office:value="7.27152442932129" calcext:value-type="float">
            <text:p>7.27152442932129</text:p>
          </table:table-cell>
          <table:table-cell office:value-type="float" office:value="7.70517539978027" calcext:value-type="float">
            <text:p>7.70517539978027</text:p>
          </table:table-cell>
          <table:table-cell office:value-type="float" office:value="7.73853302001953" calcext:value-type="float">
            <text:p>7.73853302001953</text:p>
          </table:table-cell>
          <table:table-cell office:value-type="float" office:value="7.80524826049805" calcext:value-type="float">
            <text:p>7.80524826049805</text:p>
          </table:table-cell>
          <table:table-cell office:value-type="float" office:value="7.87195897102356" calcext:value-type="float">
            <text:p>7.87195897102356</text:p>
          </table:table-cell>
          <table:table-cell office:value-type="float" office:value="7.93866920471191" calcext:value-type="float">
            <text:p>7.93866920471191</text:p>
          </table:table-cell>
          <table:table-cell office:value-type="float" office:value="8.00537967681885" calcext:value-type="float">
            <text:p>8.00537967681885</text:p>
          </table:table-cell>
          <table:table-cell office:value-type="float" office:value="8.10544514656067" calcext:value-type="float">
            <text:p>8.10544514656067</text:p>
          </table:table-cell>
          <table:table-cell office:value-type="float" office:value="8.20551061630249" calcext:value-type="float">
            <text:p>8.20551061630249</text:p>
          </table:table-cell>
          <table:table-cell office:value-type="float" office:value="8.27222084999085" calcext:value-type="float">
            <text:p>8.27222084999085</text:p>
          </table:table-cell>
          <table:table-cell office:value-type="float" office:value="8.43899583816528" calcext:value-type="float">
            <text:p>8.43899583816528</text:p>
          </table:table-cell>
          <table:table-cell office:value-type="float" office:value="8.77254486083984" calcext:value-type="float">
            <text:p>8.77254486083984</text:p>
          </table:table-cell>
          <table:table-cell office:value-type="float" office:value="8.90597558021545" calcext:value-type="float">
            <text:p>8.90597558021545</text:p>
          </table:table-cell>
          <table:table-cell office:value-type="float" office:value="9.07276821136475" calcext:value-type="float">
            <text:p>9.07276821136475</text:p>
          </table:table-cell>
          <table:table-cell office:value-type="float" office:value="9.17284369468689" calcext:value-type="float">
            <text:p>9.17284369468689</text:p>
          </table:table-cell>
          <table:table-cell office:value-type="float" office:value="9.23956084251404" calcext:value-type="float">
            <text:p>9.23956084251404</text:p>
          </table:table-cell>
          <table:table-cell office:value-type="float" office:value="9.43971228599548" calcext:value-type="float">
            <text:p>9.43971228599548</text:p>
          </table:table-cell>
          <table:table-cell office:value-type="float" office:value="9.70658111572266" calcext:value-type="float">
            <text:p>9.70658111572266</text:p>
          </table:table-cell>
          <table:table-cell office:value-type="float" office:value="9.77329802513123" calcext:value-type="float">
            <text:p>9.77329802513123</text:p>
          </table:table-cell>
          <table:table-cell office:value-type="float" office:value="9.84001326560974" calcext:value-type="float">
            <text:p>9.84001326560974</text:p>
          </table:table-cell>
          <table:table-cell office:value-type="float" office:value="10.140207529068" calcext:value-type="float">
            <text:p>10.140207529068</text:p>
          </table:table-cell>
          <table:table-cell office:value-type="float" office:value="10.3403363227844" calcext:value-type="float">
            <text:p>10.3403363227844</text:p>
          </table:table-cell>
          <table:table-cell office:value-type="float" office:value="10.4404003620148" calcext:value-type="float">
            <text:p>10.4404003620148</text:p>
          </table:table-cell>
          <table:table-cell office:value-type="float" office:value="10.5071096420288" calcext:value-type="float">
            <text:p>10.5071096420288</text:p>
          </table:table-cell>
          <table:table-cell office:value-type="float" office:value="10.5738189220428" calcext:value-type="float">
            <text:p>10.5738189220428</text:p>
          </table:table-cell>
          <table:table-cell office:value-type="float" office:value="10.6738822460175" calcext:value-type="float">
            <text:p>10.6738822460175</text:p>
          </table:table-cell>
          <table:table-cell office:value-type="float" office:value="10.7405912876129" calcext:value-type="float">
            <text:p>10.7405912876129</text:p>
          </table:table-cell>
          <table:table-cell office:value-type="float" office:value="10.8073000907898" calcext:value-type="float">
            <text:p>10.8073000907898</text:p>
          </table:table-cell>
          <table:table-cell office:value-type="float" office:value="10.8740181922913" calcext:value-type="float">
            <text:p>10.8740181922913</text:p>
          </table:table-cell>
          <table:table-cell office:value-type="float" office:value="10.9407453536987" calcext:value-type="float">
            <text:p>10.9407453536987</text:p>
          </table:table-cell>
          <table:table-cell office:value-type="float" office:value="11.107565164566" calcext:value-type="float">
            <text:p>11.107565164566</text:p>
          </table:table-cell>
          <table:table-cell office:value-type="float" office:value="11.1742939949036" calcext:value-type="float">
            <text:p>11.1742939949036</text:p>
          </table:table-cell>
          <table:table-cell office:value-type="float" office:value="11.2410230636597" calcext:value-type="float">
            <text:p>11.2410230636597</text:p>
          </table:table-cell>
          <table:table-cell office:value-type="float" office:value="11.3077523708344" calcext:value-type="float">
            <text:p>11.3077523708344</text:p>
          </table:table-cell>
          <table:table-cell office:value-type="float" office:value="11.40784740448" calcext:value-type="float">
            <text:p>11.40784740448</text:p>
          </table:table-cell>
          <table:table-cell office:value-type="float" office:value="11.4745779037476" calcext:value-type="float">
            <text:p>11.4745779037476</text:p>
          </table:table-cell>
          <table:table-cell office:value-type="float" office:value="11.5413086414337" calcext:value-type="float">
            <text:p>11.5413086414337</text:p>
          </table:table-cell>
          <table:table-cell office:value-type="float" office:value="11.608039855957" calcext:value-type="float">
            <text:p>11.608039855957</text:p>
          </table:table-cell>
          <table:table-cell office:value-type="float" office:value="11.708137512207" calcext:value-type="float">
            <text:p>11.708137512207</text:p>
          </table:table-cell>
          <table:table-cell office:value-type="float" office:value="11.9083154201508" calcext:value-type="float">
            <text:p>11.9083154201508</text:p>
          </table:table-cell>
          <table:table-cell office:value-type="float" office:value="12.1418128013611" calcext:value-type="float">
            <text:p>12.1418128013611</text:p>
          </table:table-cell>
          <table:table-cell office:value-type="float" office:value="12.2418828010559" calcext:value-type="float">
            <text:p>12.2418828010559</text:p>
          </table:table-cell>
          <table:table-cell office:value-type="float" office:value="12.3419532775879" calcext:value-type="float">
            <text:p>12.3419532775879</text:p>
          </table:table-cell>
          <table:table-cell office:value-type="float" office:value="12.4086666107178" calcext:value-type="float">
            <text:p>12.4086666107178</text:p>
          </table:table-cell>
          <table:table-cell office:value-type="float" office:value="12.7755901813507" calcext:value-type="float">
            <text:p>12.7755901813507</text:p>
          </table:table-cell>
          <table:table-cell office:value-type="float" office:value="12.8423035144806" calcext:value-type="float">
            <text:p>12.8423035144806</text:p>
          </table:table-cell>
          <table:table-cell office:value-type="float" office:value="12.942400932312" calcext:value-type="float">
            <text:p>12.942400932312</text:p>
          </table:table-cell>
          <table:table-cell office:value-type="float" office:value="13.0091328620911" calcext:value-type="float">
            <text:p>13.0091328620911</text:p>
          </table:table-cell>
          <table:table-cell office:value-type="float" office:value="13.0758647918701" calcext:value-type="float">
            <text:p>13.0758647918701</text:p>
          </table:table-cell>
          <table:table-cell office:value-type="float" office:value="13.1425971984863" calcext:value-type="float">
            <text:p>13.1425971984863</text:p>
          </table:table-cell>
          <table:table-cell office:value-type="float" office:value="13.2426958084106" calcext:value-type="float">
            <text:p>13.2426958084106</text:p>
          </table:table-cell>
          <table:table-cell office:value-type="float" office:value="13.3427951335907" calcext:value-type="float">
            <text:p>13.3427951335907</text:p>
          </table:table-cell>
          <table:table-cell office:value-type="float" office:value="13.4095282554626" calcext:value-type="float">
            <text:p>13.4095282554626</text:p>
          </table:table-cell>
          <table:table-cell office:value-type="float" office:value="13.4762616157532" calcext:value-type="float">
            <text:p>13.4762616157532</text:p>
          </table:table-cell>
          <table:table-cell office:value-type="float" office:value="13.7765636444092" calcext:value-type="float">
            <text:p>13.7765636444092</text:p>
          </table:table-cell>
          <table:table-cell office:value-type="float" office:value="14.0434265136719" calcext:value-type="float">
            <text:p>14.0434265136719</text:p>
          </table:table-cell>
          <table:table-cell office:value-type="float" office:value="14.1101357936859" calcext:value-type="float">
            <text:p>14.1101357936859</text:p>
          </table:table-cell>
          <table:table-cell office:value-type="float" office:value="14.1768450737" calcext:value-type="float">
            <text:p>14.1768450737</text:p>
          </table:table-cell>
          <table:table-cell office:value-type="float" office:value="14.243554353714" calcext:value-type="float">
            <text:p>14.243554353714</text:p>
          </table:table-cell>
          <table:table-cell office:value-type="float" office:value="14.4770359992981" calcext:value-type="float">
            <text:p>14.4770359992981</text:p>
          </table:table-cell>
          <table:table-cell office:value-type="float" office:value="14.6438081264496" calcext:value-type="float">
            <text:p>14.6438081264496</text:p>
          </table:table-cell>
          <table:table-cell office:value-type="float" office:value="14.7105166912079" calcext:value-type="float">
            <text:p>14.7105166912079</text:p>
          </table:table-cell>
          <table:table-cell office:value-type="float" office:value="14.8105795383453" calcext:value-type="float">
            <text:p>14.8105795383453</text:p>
          </table:table-cell>
          <table:table-cell office:value-type="float" office:value="14.8772900104523" calcext:value-type="float">
            <text:p>14.8772900104523</text:p>
          </table:table-cell>
          <table:table-cell office:value-type="float" office:value="14.9773581027985" calcext:value-type="float">
            <text:p>14.9773581027985</text:p>
          </table:table-cell>
          <table:table-cell office:value-type="float" office:value="15.3109185695648" calcext:value-type="float">
            <text:p>15.3109185695648</text:p>
          </table:table-cell>
          <table:table-cell office:value-type="float" office:value="15.3776304721832" calcext:value-type="float">
            <text:p>15.3776304721832</text:p>
          </table:table-cell>
          <table:table-cell office:value-type="float" office:value="15.4776983261108" calcext:value-type="float">
            <text:p>15.4776983261108</text:p>
          </table:table-cell>
          <table:table-cell office:value-type="float" office:value="15.5444102287292" calcext:value-type="float">
            <text:p>15.5444102287292</text:p>
          </table:table-cell>
          <table:table-cell office:value-type="float" office:value="15.6111221313477" calcext:value-type="float">
            <text:p>15.6111221313477</text:p>
          </table:table-cell>
          <table:table-cell office:value-type="float" office:value="15.6778337955475" calcext:value-type="float">
            <text:p>15.6778337955475</text:p>
          </table:table-cell>
          <table:table-cell office:value-type="float" office:value="15.7445456981659" calcext:value-type="float">
            <text:p>15.7445456981659</text:p>
          </table:table-cell>
          <table:table-cell office:value-type="float" office:value="15.8112573623657" calcext:value-type="float">
            <text:p>15.8112573623657</text:p>
          </table:table-cell>
          <table:table-cell office:value-type="float" office:value="15.877968788147" calcext:value-type="float">
            <text:p>15.877968788147</text:p>
          </table:table-cell>
          <table:table-cell office:value-type="float" office:value="15.9446794986725" calcext:value-type="float">
            <text:p>15.9446794986725</text:p>
          </table:table-cell>
          <table:table-cell office:value-type="float" office:value="16.04474568367" calcext:value-type="float">
            <text:p>16.04474568367</text:p>
          </table:table-cell>
          <table:table-cell office:value-type="float" office:value="16.1114563941956" calcext:value-type="float">
            <text:p>16.1114563941956</text:p>
          </table:table-cell>
          <table:table-cell office:value-type="float" office:value="16.2782328128815" calcext:value-type="float">
            <text:p>16.2782328128815</text:p>
          </table:table-cell>
          <table:table-cell office:value-type="float" office:value="16.3449430465698" calcext:value-type="float">
            <text:p>16.3449430465698</text:p>
          </table:table-cell>
          <table:table-cell office:value-type="float" office:value="16.4783637523651" calcext:value-type="float">
            <text:p>16.4783637523651</text:p>
          </table:table-cell>
          <table:table-cell office:value-type="float" office:value="16.5450739860535" calcext:value-type="float">
            <text:p>16.5450739860535</text:p>
          </table:table-cell>
          <table:table-cell office:value-type="float" office:value="16.6117844581604" calcext:value-type="float">
            <text:p>16.6117844581604</text:p>
          </table:table-cell>
          <table:table-cell office:value-type="float" office:value="16.6784944534302" calcext:value-type="float">
            <text:p>16.6784944534302</text:p>
          </table:table-cell>
          <table:table-cell office:value-type="float" office:value="16.7452046871185" calcext:value-type="float">
            <text:p>16.7452046871185</text:p>
          </table:table-cell>
          <table:table-cell office:value-type="float" office:value="16.8452699184418" calcext:value-type="float">
            <text:p>16.8452699184418</text:p>
          </table:table-cell>
          <table:table-cell office:value-type="float" office:value="17.0454053878784" calcext:value-type="float">
            <text:p>17.0454053878784</text:p>
          </table:table-cell>
          <table:table-cell office:value-type="float" office:value="17.1121170520782" calcext:value-type="float">
            <text:p>17.1121170520782</text:p>
          </table:table-cell>
          <table:table-cell office:value-type="float" office:value="17.3122520446777" calcext:value-type="float">
            <text:p>17.3122520446777</text:p>
          </table:table-cell>
          <table:table-cell office:value-type="float" office:value="17.3789637088776" calcext:value-type="float">
            <text:p>17.3789637088776</text:p>
          </table:table-cell>
          <table:table-cell office:value-type="float" office:value="17.4456751346588" calcext:value-type="float">
            <text:p>17.4456751346588</text:p>
          </table:table-cell>
          <table:table-cell office:value-type="float" office:value="17.5123867988586" calcext:value-type="float">
            <text:p>17.5123867988586</text:p>
          </table:table-cell>
          <table:table-cell office:value-type="float" office:value="17.9126536846161" calcext:value-type="float">
            <text:p>17.9126536846161</text:p>
          </table:table-cell>
          <table:table-cell office:value-type="float" office:value="17.9793632030487" calcext:value-type="float">
            <text:p>17.9793632030487</text:p>
          </table:table-cell>
          <table:table-cell office:value-type="float" office:value="18.0460724830627" calcext:value-type="float">
            <text:p>18.0460724830627</text:p>
          </table:table-cell>
          <table:table-cell office:value-type="float" office:value="18.1127820014954" calcext:value-type="float">
            <text:p>18.1127820014954</text:p>
          </table:table-cell>
          <table:table-cell office:value-type="float" office:value="18.1794912815094" calcext:value-type="float">
            <text:p>18.1794912815094</text:p>
          </table:table-cell>
          <table:table-cell office:value-type="float" office:value="18.2462005615234" calcext:value-type="float">
            <text:p>18.2462005615234</text:p>
          </table:table-cell>
          <table:table-cell office:value-type="float" office:value="18.3129096031189" calcext:value-type="float">
            <text:p>18.3129096031189</text:p>
          </table:table-cell>
          <table:table-cell office:value-type="float" office:value="18.3796186447144" calcext:value-type="float">
            <text:p>18.3796186447144</text:p>
          </table:table-cell>
          <table:table-cell office:value-type="float" office:value="18.4463274478912" calcext:value-type="float">
            <text:p>18.4463274478912</text:p>
          </table:table-cell>
          <table:table-cell office:value-type="float" office:value="18.5130364894867" calcext:value-type="float">
            <text:p>18.5130364894867</text:p>
          </table:table-cell>
          <table:table-cell office:value-type="float" office:value="18.6130993366241" calcext:value-type="float">
            <text:p>18.6130993366241</text:p>
          </table:table-cell>
          <table:table-cell office:value-type="float" office:value="18.679808139801" calcext:value-type="float">
            <text:p>18.679808139801</text:p>
          </table:table-cell>
          <table:table-cell office:value-type="float" office:value="18.7465167045593" calcext:value-type="float">
            <text:p>18.7465167045593</text:p>
          </table:table-cell>
          <table:table-cell office:value-type="float" office:value="18.813225030899" calcext:value-type="float">
            <text:p>18.813225030899</text:p>
          </table:table-cell>
          <table:table-cell office:value-type="float" office:value="18.8799338340759" calcext:value-type="float">
            <text:p>18.8799338340759</text:p>
          </table:table-cell>
          <table:table-cell office:value-type="float" office:value="18.9799978733063" calcext:value-type="float">
            <text:p>18.9799978733063</text:p>
          </table:table-cell>
          <table:table-cell office:value-type="float" office:value="19.0467071533203" calcext:value-type="float">
            <text:p>19.0467071533203</text:p>
          </table:table-cell>
          <table:table-cell office:value-type="float" office:value="19.1467704772949" calcext:value-type="float">
            <text:p>19.1467704772949</text:p>
          </table:table-cell>
          <table:table-cell office:value-type="float" office:value="19.1801249980927" calcext:value-type="float">
            <text:p>19.1801249980927</text:p>
          </table:table-cell>
          <table:table-cell office:value-type="float" office:value="19.2801883220673" calcext:value-type="float">
            <text:p>19.2801883220673</text:p>
          </table:table-cell>
          <table:table-cell office:value-type="float" office:value="19.3468971252441" calcext:value-type="float">
            <text:p>19.3468971252441</text:p>
          </table:table-cell>
          <table:table-cell office:value-type="float" office:value="19.4136056900024" calcext:value-type="float">
            <text:p>19.4136056900024</text:p>
          </table:table-cell>
          <table:table-cell office:value-type="float" office:value="19.4803142547607" calcext:value-type="float">
            <text:p>19.4803142547607</text:p>
          </table:table-cell>
          <table:table-cell office:value-type="float" office:value="19.547022819519" calcext:value-type="float">
            <text:p>19.547022819519</text:p>
          </table:table-cell>
          <table:table-cell office:value-type="float" office:value="19.6137311458588" calcext:value-type="float">
            <text:p>19.6137311458588</text:p>
          </table:table-cell>
          <table:table-cell office:value-type="float" office:value="19.6804394721985" calcext:value-type="float">
            <text:p>19.6804394721985</text:p>
          </table:table-cell>
          <table:table-cell office:value-type="float" office:value="19.7471477985382" calcext:value-type="float">
            <text:p>19.7471477985382</text:p>
          </table:table-cell>
          <table:table-cell office:value-type="float" office:value="19.7805018424988" calcext:value-type="float">
            <text:p>19.7805018424988</text:p>
          </table:table-cell>
          <table:table-cell office:value-type="float" office:value="19.8472135066986" calcext:value-type="float">
            <text:p>19.8472135066986</text:p>
          </table:table-cell>
          <table:table-cell office:value-type="float" office:value="19.9139287471771" calcext:value-type="float">
            <text:p>19.9139287471771</text:p>
          </table:table-cell>
          <table:table-cell office:value-type="float" office:value="19.9806439876556" calcext:value-type="float">
            <text:p>19.9806439876556</text:p>
          </table:table-cell>
          <table:table-cell office:value-type="float" office:value="20.0473594665527" calcext:value-type="float">
            <text:p>20.0473594665527</text:p>
          </table:table-cell>
          <table:table-cell office:value-type="float" office:value="20.1140747070312" calcext:value-type="float">
            <text:p>20.1140747070312</text:p>
          </table:table-cell>
          <table:table-cell office:value-type="float" office:value="20.1474323272705" calcext:value-type="float">
            <text:p>20.1474323272705</text:p>
          </table:table-cell>
          <table:table-cell office:value-type="float" office:value="20.2141480445862" calcext:value-type="float">
            <text:p>20.2141480445862</text:p>
          </table:table-cell>
          <table:table-cell office:value-type="float" office:value="20.2808632850647" calcext:value-type="float">
            <text:p>20.2808632850647</text:p>
          </table:table-cell>
          <table:table-cell office:value-type="float" office:value="20.3475787639618" calcext:value-type="float">
            <text:p>20.3475787639618</text:p>
          </table:table-cell>
          <table:table-cell office:value-type="float" office:value="20.4142942428589" calcext:value-type="float">
            <text:p>20.4142942428589</text:p>
          </table:table-cell>
          <table:table-cell office:value-type="float" office:value="20.5143673419952" calcext:value-type="float">
            <text:p>20.5143673419952</text:p>
          </table:table-cell>
          <table:table-cell office:value-type="float" office:value="20.5810828208923" calcext:value-type="float">
            <text:p>20.5810828208923</text:p>
          </table:table-cell>
          <table:table-cell office:value-type="float" office:value="20.6477982997894" calcext:value-type="float">
            <text:p>20.6477982997894</text:p>
          </table:table-cell>
          <table:table-cell office:value-type="float" office:value="20.7145137786865" calcext:value-type="float">
            <text:p>20.7145137786865</text:p>
          </table:table-cell>
          <table:table-cell office:value-type="float" office:value="20.7812292575836" calcext:value-type="float">
            <text:p>20.7812292575836</text:p>
          </table:table-cell>
          <table:table-cell office:value-type="float" office:value="20.8479437828064" calcext:value-type="float">
            <text:p>20.8479437828064</text:p>
          </table:table-cell>
          <table:table-cell office:value-type="float" office:value="20.9146625995636" calcext:value-type="float">
            <text:p>20.9146625995636</text:p>
          </table:table-cell>
          <table:table-cell office:value-type="float" office:value="20.9813816547394" calcext:value-type="float">
            <text:p>20.9813816547394</text:p>
          </table:table-cell>
          <table:table-cell office:value-type="float" office:value="21.0814597606659" calcext:value-type="float">
            <text:p>21.0814597606659</text:p>
          </table:table-cell>
          <table:table-cell office:value-type="float" office:value="21.1481788158417" calcext:value-type="float">
            <text:p>21.1481788158417</text:p>
          </table:table-cell>
          <table:table-cell office:value-type="float" office:value="21.2482571601868" calcext:value-type="float">
            <text:p>21.2482571601868</text:p>
          </table:table-cell>
          <table:table-cell office:value-type="float" office:value="21.3149762153625" calcext:value-type="float">
            <text:p>21.3149762153625</text:p>
          </table:table-cell>
          <table:table-cell office:value-type="float" office:value="21.3816950321198" calcext:value-type="float">
            <text:p>21.3816950321198</text:p>
          </table:table-cell>
          <table:table-cell office:value-type="float" office:value="21.4484143257141" calcext:value-type="float">
            <text:p>21.4484143257141</text:p>
          </table:table-cell>
          <table:table-cell office:value-type="float" office:value="21.5151333808899" calcext:value-type="float">
            <text:p>21.5151333808899</text:p>
          </table:table-cell>
          <table:table-cell office:value-type="float" office:value="21.5818524360657" calcext:value-type="float">
            <text:p>21.5818524360657</text:p>
          </table:table-cell>
          <table:table-cell office:value-type="float" office:value="21.6819312572479" calcext:value-type="float">
            <text:p>21.6819312572479</text:p>
          </table:table-cell>
          <table:table-cell office:value-type="float" office:value="21.7486503124237" calcext:value-type="float">
            <text:p>21.7486503124237</text:p>
          </table:table-cell>
          <table:table-cell office:value-type="float" office:value="21.8153696060181" calcext:value-type="float">
            <text:p>21.8153696060181</text:p>
          </table:table-cell>
          <table:table-cell office:value-type="float" office:value="21.882084608078" calcext:value-type="float">
            <text:p>21.882084608078</text:p>
          </table:table-cell>
          <table:table-cell office:value-type="float" office:value="21.9487953186035" calcext:value-type="float">
            <text:p>21.9487953186035</text:p>
          </table:table-cell>
          <table:table-cell office:value-type="float" office:value="22.0155057907104" calcext:value-type="float">
            <text:p>22.0155057907104</text:p>
          </table:table-cell>
          <table:table-cell office:value-type="float" office:value="22.082216501236" calcext:value-type="float">
            <text:p>22.082216501236</text:p>
          </table:table-cell>
          <table:table-cell office:value-type="float" office:value="22.1489272117615" calcext:value-type="float">
            <text:p>22.1489272117615</text:p>
          </table:table-cell>
          <table:table-cell office:value-type="float" office:value="22.215637922287" calcext:value-type="float">
            <text:p>22.215637922287</text:p>
          </table:table-cell>
          <table:table-cell office:value-type="float" office:value="22.2823483943939" calcext:value-type="float">
            <text:p>22.2823483943939</text:p>
          </table:table-cell>
          <table:table-cell office:value-type="float" office:value="22.3490588665009" calcext:value-type="float">
            <text:p>22.3490588665009</text:p>
          </table:table-cell>
          <table:table-cell office:value-type="float" office:value="22.4157693386078" calcext:value-type="float">
            <text:p>22.4157693386078</text:p>
          </table:table-cell>
          <table:table-cell office:value-type="float" office:value="22.4824798107147" calcext:value-type="float">
            <text:p>22.4824798107147</text:p>
          </table:table-cell>
          <table:table-cell office:value-type="float" office:value="22.5491902828217" calcext:value-type="float">
            <text:p>22.5491902828217</text:p>
          </table:table-cell>
          <table:table-cell office:value-type="float" office:value="22.61590051651" calcext:value-type="float">
            <text:p>22.61590051651</text:p>
          </table:table-cell>
          <table:table-cell office:value-type="float" office:value="22.6826107501984" calcext:value-type="float">
            <text:p>22.6826107501984</text:p>
          </table:table-cell>
          <table:table-cell office:value-type="float" office:value="22.7493207454681" calcext:value-type="float">
            <text:p>22.7493207454681</text:p>
          </table:table-cell>
          <table:table-cell office:value-type="float" office:value="22.84938621521" calcext:value-type="float">
            <text:p>22.84938621521</text:p>
          </table:table-cell>
          <table:table-cell office:value-type="float" office:value="22.9161117076874" calcext:value-type="float">
            <text:p>22.9161117076874</text:p>
          </table:table-cell>
          <table:table-cell office:value-type="float" office:value="22.9828374385834" calcext:value-type="float">
            <text:p>22.9828374385834</text:p>
          </table:table-cell>
          <table:table-cell office:value-type="float" office:value="23.0495631694794" calcext:value-type="float">
            <text:p>23.0495631694794</text:p>
          </table:table-cell>
          <table:table-cell office:value-type="float" office:value="23.1162891387939" calcext:value-type="float">
            <text:p>23.1162891387939</text:p>
          </table:table-cell>
          <table:table-cell office:value-type="float" office:value="23.1830153465271" calcext:value-type="float">
            <text:p>23.1830153465271</text:p>
          </table:table-cell>
          <table:table-cell table:number-columns-repeated="601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37114910922947" calcext:value-type="float">
            <text:p>0.137114910922947</text:p>
          </table:table-cell>
          <table:table-cell office:value-type="float" office:value="0.137055350911917" calcext:value-type="float">
            <text:p>0.137055350911917</text:p>
          </table:table-cell>
          <table:table-cell office:value-type="float" office:value="0.137167037118531" calcext:value-type="float">
            <text:p>0.137167037118531</text:p>
          </table:table-cell>
          <table:table-cell office:value-type="float" office:value="0.137153413489545" calcext:value-type="float">
            <text:p>0.137153413489545</text:p>
          </table:table-cell>
          <table:table-cell office:value-type="float" office:value="0.137330444800805" calcext:value-type="float">
            <text:p>0.137330444800805</text:p>
          </table:table-cell>
          <table:table-cell office:value-type="float" office:value="0.137223866717297" calcext:value-type="float">
            <text:p>0.137223866717297</text:p>
          </table:table-cell>
          <table:table-cell office:value-type="float" office:value="0.137106897124162" calcext:value-type="float">
            <text:p>0.137106897124162</text:p>
          </table:table-cell>
          <table:table-cell office:value-type="float" office:value="0.137284675036188" calcext:value-type="float">
            <text:p>0.137284675036188</text:p>
          </table:table-cell>
          <table:table-cell office:value-type="float" office:value="0.137264801282266" calcext:value-type="float">
            <text:p>0.137264801282266</text:p>
          </table:table-cell>
          <table:table-cell office:value-type="float" office:value="0.137237981976922" calcext:value-type="float">
            <text:p>0.137237981976922</text:p>
          </table:table-cell>
          <table:table-cell office:value-type="float" office:value="0.136930222070034" calcext:value-type="float">
            <text:p>0.136930222070034</text:p>
          </table:table-cell>
          <table:table-cell office:value-type="float" office:value="0.137260188819328" calcext:value-type="float">
            <text:p>0.137260188819328</text:p>
          </table:table-cell>
          <table:table-cell office:value-type="float" office:value="0.137284521227219" calcext:value-type="float">
            <text:p>0.137284521227219</text:p>
          </table:table-cell>
          <table:table-cell office:value-type="float" office:value="0.137078314546051" calcext:value-type="float">
            <text:p>0.137078314546051</text:p>
          </table:table-cell>
          <table:table-cell office:value-type="float" office:value="0.137388084190839" calcext:value-type="float">
            <text:p>0.137388084190839</text:p>
          </table:table-cell>
          <table:table-cell office:value-type="float" office:value="0.137310017801082" calcext:value-type="float">
            <text:p>0.137310017801082</text:p>
          </table:table-cell>
          <table:table-cell office:value-type="float" office:value="0.137331243548041" calcext:value-type="float">
            <text:p>0.137331243548041</text:p>
          </table:table-cell>
          <table:table-cell office:value-type="float" office:value="0.1373338811492" calcext:value-type="float">
            <text:p>0.1373338811492</text:p>
          </table:table-cell>
          <table:table-cell office:value-type="float" office:value="0.137341390437819" calcext:value-type="float">
            <text:p>0.137341390437819</text:p>
          </table:table-cell>
          <table:table-cell office:value-type="float" office:value="0.137303515599073" calcext:value-type="float">
            <text:p>0.137303515599073</text:p>
          </table:table-cell>
          <table:table-cell office:value-type="float" office:value="0.137191038985446" calcext:value-type="float">
            <text:p>0.137191038985446</text:p>
          </table:table-cell>
          <table:table-cell office:value-type="float" office:value="0.13717836438306" calcext:value-type="float">
            <text:p>0.13717836438306</text:p>
          </table:table-cell>
          <table:table-cell office:value-type="float" office:value="0.137309594091566" calcext:value-type="float">
            <text:p>0.137309594091566</text:p>
          </table:table-cell>
          <table:table-cell office:value-type="float" office:value="0.13716883203356" calcext:value-type="float">
            <text:p>0.13716883203356</text:p>
          </table:table-cell>
          <table:table-cell office:value-type="float" office:value="0.137312238828502" calcext:value-type="float">
            <text:p>0.137312238828502</text:p>
          </table:table-cell>
          <table:table-cell office:value-type="float" office:value="0.137162900490561" calcext:value-type="float">
            <text:p>0.137162900490561</text:p>
          </table:table-cell>
          <table:table-cell office:value-type="float" office:value="0.137330463359218" calcext:value-type="float">
            <text:p>0.137330463359218</text:p>
          </table:table-cell>
          <table:table-cell office:value-type="float" office:value="0.137172730491059" calcext:value-type="float">
            <text:p>0.137172730491059</text:p>
          </table:table-cell>
          <table:table-cell office:value-type="float" office:value="0.137360754712645" calcext:value-type="float">
            <text:p>0.137360754712645</text:p>
          </table:table-cell>
          <table:table-cell office:value-type="float" office:value="0.137373933098616" calcext:value-type="float">
            <text:p>0.137373933098616</text:p>
          </table:table-cell>
          <table:table-cell office:value-type="float" office:value="0.137269474894559" calcext:value-type="float">
            <text:p>0.137269474894559</text:p>
          </table:table-cell>
          <table:table-cell office:value-type="float" office:value="0.137147833188699" calcext:value-type="float">
            <text:p>0.137147833188699</text:p>
          </table:table-cell>
          <table:table-cell office:value-type="float" office:value="0.137282084927482" calcext:value-type="float">
            <text:p>0.137282084927482</text:p>
          </table:table-cell>
          <table:table-cell office:value-type="float" office:value="0.137202319436704" calcext:value-type="float">
            <text:p>0.137202319436704</text:p>
          </table:table-cell>
          <table:table-cell office:value-type="float" office:value="0.137241654493897" calcext:value-type="float">
            <text:p>0.137241654493897</text:p>
          </table:table-cell>
          <table:table-cell office:value-type="float" office:value="0.137252925257089" calcext:value-type="float">
            <text:p>0.137252925257089</text:p>
          </table:table-cell>
          <table:table-cell office:value-type="float" office:value="0.137140517917045" calcext:value-type="float">
            <text:p>0.137140517917045</text:p>
          </table:table-cell>
          <table:table-cell office:value-type="float" office:value="0.136959934271848" calcext:value-type="float">
            <text:p>0.136959934271848</text:p>
          </table:table-cell>
          <table:table-cell office:value-type="float" office:value="0.139241594713269" calcext:value-type="float">
            <text:p>0.139241594713269</text:p>
          </table:table-cell>
          <table:table-cell office:value-type="float" office:value="0.143263168029884" calcext:value-type="float">
            <text:p>0.143263168029884</text:p>
          </table:table-cell>
          <table:table-cell office:value-type="float" office:value="0.143947013147372" calcext:value-type="float">
            <text:p>0.143947013147372</text:p>
          </table:table-cell>
          <table:table-cell office:value-type="float" office:value="0.141742813949172" calcext:value-type="float">
            <text:p>0.141742813949172</text:p>
          </table:table-cell>
          <table:table-cell office:value-type="float" office:value="0.136446800610592" calcext:value-type="float">
            <text:p>0.136446800610592</text:p>
          </table:table-cell>
          <table:table-cell office:value-type="float" office:value="0.129498173855615" calcext:value-type="float">
            <text:p>0.129498173855615</text:p>
          </table:table-cell>
          <table:table-cell office:value-type="float" office:value="0.181388279501681" calcext:value-type="float">
            <text:p>0.181388279501681</text:p>
          </table:table-cell>
          <table:table-cell office:value-type="float" office:value="0.195521984197062" calcext:value-type="float">
            <text:p>0.195521984197062</text:p>
          </table:table-cell>
          <table:table-cell office:value-type="float" office:value="0.199239557310291" calcext:value-type="float">
            <text:p>0.199239557310291</text:p>
          </table:table-cell>
          <table:table-cell office:value-type="float" office:value="0.198629607917006" calcext:value-type="float">
            <text:p>0.198629607917006</text:p>
          </table:table-cell>
          <table:table-cell office:value-type="float" office:value="0.19663838891548" calcext:value-type="float">
            <text:p>0.19663838891548</text:p>
          </table:table-cell>
          <table:table-cell office:value-type="float" office:value="0.200756126300767" calcext:value-type="float">
            <text:p>0.200756126300767</text:p>
          </table:table-cell>
          <table:table-cell office:value-type="float" office:value="0.210575300358722" calcext:value-type="float">
            <text:p>0.210575300358722</text:p>
          </table:table-cell>
          <table:table-cell office:value-type="float" office:value="0.20294162222051" calcext:value-type="float">
            <text:p>0.20294162222051</text:p>
          </table:table-cell>
          <table:table-cell office:value-type="float" office:value="0.209127473083826" calcext:value-type="float">
            <text:p>0.209127473083826</text:p>
          </table:table-cell>
          <table:table-cell office:value-type="float" office:value="0.208869038785371" calcext:value-type="float">
            <text:p>0.208869038785371</text:p>
          </table:table-cell>
          <table:table-cell office:value-type="float" office:value="0.212881488056765" calcext:value-type="float">
            <text:p>0.212881488056765</text:p>
          </table:table-cell>
          <table:table-cell office:value-type="float" office:value="0.12419795477983" calcext:value-type="float">
            <text:p>0.12419795477983</text:p>
          </table:table-cell>
          <table:table-cell office:value-type="float" office:value="0.120452572835119" calcext:value-type="float">
            <text:p>0.120452572835119</text:p>
          </table:table-cell>
          <table:table-cell office:value-type="float" office:value="0.12297374418551" calcext:value-type="float">
            <text:p>0.12297374418551</text:p>
          </table:table-cell>
          <table:table-cell office:value-type="float" office:value="0.125465731724835" calcext:value-type="float">
            <text:p>0.125465731724835</text:p>
          </table:table-cell>
          <table:table-cell office:value-type="float" office:value="0.132959060174664" calcext:value-type="float">
            <text:p>0.132959060174664</text:p>
          </table:table-cell>
          <table:table-cell office:value-type="float" office:value="0.134032663590667" calcext:value-type="float">
            <text:p>0.134032663590667</text:p>
          </table:table-cell>
          <table:table-cell office:value-type="float" office:value="0.13250211422391" calcext:value-type="float">
            <text:p>0.13250211422391</text:p>
          </table:table-cell>
          <table:table-cell office:value-type="float" office:value="0.128880599443907" calcext:value-type="float">
            <text:p>0.128880599443907</text:p>
          </table:table-cell>
          <table:table-cell office:value-type="float" office:value="0.0951600824860698" calcext:value-type="float">
            <text:p>0.09516008248607</text:p>
          </table:table-cell>
          <table:table-cell office:value-type="float" office:value="0.0966181588168834" calcext:value-type="float">
            <text:p>0.096618158816883</text:p>
          </table:table-cell>
          <table:table-cell office:value-type="float" office:value="0.180151093373588" calcext:value-type="float">
            <text:p>0.180151093373588</text:p>
          </table:table-cell>
          <table:table-cell office:value-type="float" office:value="0.179408144246185" calcext:value-type="float">
            <text:p>0.179408144246185</text:p>
          </table:table-cell>
          <table:table-cell office:value-type="float" office:value="0.176596625195202" calcext:value-type="float">
            <text:p>0.176596625195202</text:p>
          </table:table-cell>
          <table:table-cell office:value-type="float" office:value="0.18499326680479" calcext:value-type="float">
            <text:p>0.18499326680479</text:p>
          </table:table-cell>
          <table:table-cell office:value-type="float" office:value="0.199689000819964" calcext:value-type="float">
            <text:p>0.199689000819964</text:p>
          </table:table-cell>
          <table:table-cell office:value-type="float" office:value="0.196859664852641" calcext:value-type="float">
            <text:p>0.196859664852641</text:p>
          </table:table-cell>
          <table:table-cell office:value-type="float" office:value="0.176142086489652" calcext:value-type="float">
            <text:p>0.176142086489652</text:p>
          </table:table-cell>
          <table:table-cell office:value-type="float" office:value="0.176226629542042" calcext:value-type="float">
            <text:p>0.176226629542042</text:p>
          </table:table-cell>
          <table:table-cell office:value-type="float" office:value="0.202945678738525" calcext:value-type="float">
            <text:p>0.202945678738525</text:p>
          </table:table-cell>
          <table:table-cell office:value-type="float" office:value="0.20360342610905" calcext:value-type="float">
            <text:p>0.20360342610905</text:p>
          </table:table-cell>
          <table:table-cell office:value-type="float" office:value="0.115065364237182" calcext:value-type="float">
            <text:p>0.115065364237182</text:p>
          </table:table-cell>
          <table:table-cell office:value-type="float" office:value="0.10941133560019" calcext:value-type="float">
            <text:p>0.10941133560019</text:p>
          </table:table-cell>
          <table:table-cell office:value-type="float" office:value="0.113767241822201" calcext:value-type="float">
            <text:p>0.113767241822201</text:p>
          </table:table-cell>
          <table:table-cell office:value-type="float" office:value="0.116425027542151" calcext:value-type="float">
            <text:p>0.116425027542151</text:p>
          </table:table-cell>
          <table:table-cell office:value-type="float" office:value="0.122396677783521" calcext:value-type="float">
            <text:p>0.122396677783521</text:p>
          </table:table-cell>
          <table:table-cell office:value-type="float" office:value="0.127063997040949" calcext:value-type="float">
            <text:p>0.127063997040949</text:p>
          </table:table-cell>
          <table:table-cell office:value-type="float" office:value="0.135554804635466" calcext:value-type="float">
            <text:p>0.135554804635466</text:p>
          </table:table-cell>
          <table:table-cell office:value-type="float" office:value="0.136458310992242" calcext:value-type="float">
            <text:p>0.136458310992242</text:p>
          </table:table-cell>
          <table:table-cell office:value-type="float" office:value="0.127116829207243" calcext:value-type="float">
            <text:p>0.127116829207243</text:p>
          </table:table-cell>
          <table:table-cell office:value-type="float" office:value="0.0987298035811822" calcext:value-type="float">
            <text:p>0.098729803581182</text:p>
          </table:table-cell>
          <table:table-cell office:value-type="float" office:value="0.19919620874457" calcext:value-type="float">
            <text:p>0.19919620874457</text:p>
          </table:table-cell>
          <table:table-cell office:value-type="float" office:value="0.205290981528265" calcext:value-type="float">
            <text:p>0.205290981528265</text:p>
          </table:table-cell>
          <table:table-cell office:value-type="float" office:value="0.203583365001442" calcext:value-type="float">
            <text:p>0.203583365001442</text:p>
          </table:table-cell>
          <table:table-cell office:value-type="float" office:value="0.210179749438983" calcext:value-type="float">
            <text:p>0.210179749438983</text:p>
          </table:table-cell>
          <table:table-cell office:value-type="float" office:value="0.215306545351363" calcext:value-type="float">
            <text:p>0.215306545351363</text:p>
          </table:table-cell>
          <table:table-cell office:value-type="float" office:value="0.199222172864751" calcext:value-type="float">
            <text:p>0.199222172864751</text:p>
          </table:table-cell>
          <table:table-cell office:value-type="float" office:value="0.210992068352853" calcext:value-type="float">
            <text:p>0.210992068352853</text:p>
          </table:table-cell>
          <table:table-cell office:value-type="float" office:value="0.209403624969924" calcext:value-type="float">
            <text:p>0.209403624969924</text:p>
          </table:table-cell>
          <table:table-cell office:value-type="float" office:value="0.207812868672042" calcext:value-type="float">
            <text:p>0.207812868672042</text:p>
          </table:table-cell>
          <table:table-cell office:value-type="float" office:value="0.137705221866565" calcext:value-type="float">
            <text:p>0.137705221866565</text:p>
          </table:table-cell>
          <table:table-cell office:value-type="float" office:value="0.126014420725807" calcext:value-type="float">
            <text:p>0.126014420725807</text:p>
          </table:table-cell>
          <table:table-cell office:value-type="float" office:value="0.121694887007665" calcext:value-type="float">
            <text:p>0.121694887007665</text:p>
          </table:table-cell>
          <table:table-cell office:value-type="float" office:value="0.123529538523636" calcext:value-type="float">
            <text:p>0.123529538523636</text:p>
          </table:table-cell>
          <table:table-cell office:value-type="float" office:value="0.126527435291918" calcext:value-type="float">
            <text:p>0.126527435291918</text:p>
          </table:table-cell>
          <table:table-cell office:value-type="float" office:value="0.137459131876563" calcext:value-type="float">
            <text:p>0.137459131876563</text:p>
          </table:table-cell>
          <table:table-cell office:value-type="float" office:value="0.141528768776346" calcext:value-type="float">
            <text:p>0.141528768776346</text:p>
          </table:table-cell>
          <table:table-cell office:value-type="float" office:value="0.140398424046552" calcext:value-type="float">
            <text:p>0.140398424046552</text:p>
          </table:table-cell>
          <table:table-cell office:value-type="float" office:value="0.134475407702203" calcext:value-type="float">
            <text:p>0.134475407702203</text:p>
          </table:table-cell>
          <table:table-cell office:value-type="float" office:value="0.123224939581975" calcext:value-type="float">
            <text:p>0.123224939581975</text:p>
          </table:table-cell>
          <table:table-cell office:value-type="float" office:value="0.112979147916448" calcext:value-type="float">
            <text:p>0.112979147916448</text:p>
          </table:table-cell>
          <table:table-cell office:value-type="float" office:value="0.123992496379832" calcext:value-type="float">
            <text:p>0.123992496379832</text:p>
          </table:table-cell>
          <table:table-cell office:value-type="float" office:value="0.131843265501597" calcext:value-type="float">
            <text:p>0.131843265501597</text:p>
          </table:table-cell>
          <table:table-cell office:value-type="float" office:value="0.143974516557338" calcext:value-type="float">
            <text:p>0.143974516557338</text:p>
          </table:table-cell>
          <table:table-cell office:value-type="float" office:value="0.170118275044153" calcext:value-type="float">
            <text:p>0.170118275044153</text:p>
          </table:table-cell>
          <table:table-cell office:value-type="float" office:value="0.179082920773741" calcext:value-type="float">
            <text:p>0.179082920773741</text:p>
          </table:table-cell>
          <table:table-cell office:value-type="float" office:value="0.178715608649846" calcext:value-type="float">
            <text:p>0.178715608649846</text:p>
          </table:table-cell>
          <table:table-cell office:value-type="float" office:value="0.171173272138083" calcext:value-type="float">
            <text:p>0.171173272138083</text:p>
          </table:table-cell>
          <table:table-cell office:value-type="float" office:value="0.175398255202358" calcext:value-type="float">
            <text:p>0.175398255202358</text:p>
          </table:table-cell>
          <table:table-cell office:value-type="float" office:value="0.197763396156096" calcext:value-type="float">
            <text:p>0.197763396156096</text:p>
          </table:table-cell>
          <table:table-cell office:value-type="float" office:value="0.19441654140319" calcext:value-type="float">
            <text:p>0.19441654140319</text:p>
          </table:table-cell>
          <table:table-cell office:value-type="float" office:value="0.204534308856132" calcext:value-type="float">
            <text:p>0.204534308856132</text:p>
          </table:table-cell>
          <table:table-cell office:value-type="float" office:value="0.203120659562942" calcext:value-type="float">
            <text:p>0.203120659562942</text:p>
          </table:table-cell>
          <table:table-cell office:value-type="float" office:value="0.203739621858452" calcext:value-type="float">
            <text:p>0.203739621858452</text:p>
          </table:table-cell>
          <table:table-cell office:value-type="float" office:value="0.11966908601878" calcext:value-type="float">
            <text:p>0.11966908601878</text:p>
          </table:table-cell>
          <table:table-cell office:value-type="float" office:value="0.102277271983382" calcext:value-type="float">
            <text:p>0.102277271983382</text:p>
          </table:table-cell>
          <table:table-cell office:value-type="float" office:value="0.106543901271713" calcext:value-type="float">
            <text:p>0.106543901271713</text:p>
          </table:table-cell>
          <table:table-cell office:value-type="float" office:value="0.109521149756488" calcext:value-type="float">
            <text:p>0.109521149756488</text:p>
          </table:table-cell>
          <table:table-cell office:value-type="float" office:value="0.113671792235258" calcext:value-type="float">
            <text:p>0.113671792235258</text:p>
          </table:table-cell>
          <table:table-cell office:value-type="float" office:value="0.117988592262919" calcext:value-type="float">
            <text:p>0.117988592262919</text:p>
          </table:table-cell>
          <table:table-cell office:value-type="float" office:value="0.130812723823113" calcext:value-type="float">
            <text:p>0.130812723823113</text:p>
          </table:table-cell>
          <table:table-cell office:value-type="float" office:value="0.135291765246075" calcext:value-type="float">
            <text:p>0.135291765246075</text:p>
          </table:table-cell>
          <table:table-cell office:value-type="float" office:value="0.134170582183029" calcext:value-type="float">
            <text:p>0.134170582183029</text:p>
          </table:table-cell>
          <table:table-cell office:value-type="float" office:value="0.125481213177764" calcext:value-type="float">
            <text:p>0.125481213177764</text:p>
          </table:table-cell>
          <table:table-cell office:value-type="float" office:value="0.116285362608162" calcext:value-type="float">
            <text:p>0.116285362608162</text:p>
          </table:table-cell>
          <table:table-cell office:value-type="float" office:value="0.17239838252199" calcext:value-type="float">
            <text:p>0.17239838252199</text:p>
          </table:table-cell>
          <table:table-cell office:value-type="float" office:value="0.171146833768146" calcext:value-type="float">
            <text:p>0.171146833768146</text:p>
          </table:table-cell>
          <table:table-cell office:value-type="float" office:value="0.163396117731218" calcext:value-type="float">
            <text:p>0.163396117731218</text:p>
          </table:table-cell>
          <table:table-cell office:value-type="float" office:value="0.163932737733635" calcext:value-type="float">
            <text:p>0.163932737733635</text:p>
          </table:table-cell>
          <table:table-cell office:value-type="float" office:value="0.182098845087146" calcext:value-type="float">
            <text:p>0.182098845087146</text:p>
          </table:table-cell>
          <table:table-cell office:value-type="float" office:value="0.174991247313291" calcext:value-type="float">
            <text:p>0.174991247313291</text:p>
          </table:table-cell>
          <table:table-cell office:value-type="float" office:value="0.179168974495004" calcext:value-type="float">
            <text:p>0.179168974495004</text:p>
          </table:table-cell>
          <table:table-cell office:value-type="float" office:value="0.188370142343118" calcext:value-type="float">
            <text:p>0.188370142343118</text:p>
          </table:table-cell>
          <table:table-cell office:value-type="float" office:value="0.186878982017068" calcext:value-type="float">
            <text:p>0.186878982017068</text:p>
          </table:table-cell>
          <table:table-cell office:value-type="float" office:value="0.187483787952799" calcext:value-type="float">
            <text:p>0.187483787952799</text:p>
          </table:table-cell>
          <table:table-cell office:value-type="float" office:value="0.125403574717775" calcext:value-type="float">
            <text:p>0.125403574717775</text:p>
          </table:table-cell>
          <table:table-cell office:value-type="float" office:value="0.11499372572279" calcext:value-type="float">
            <text:p>0.11499372572279</text:p>
          </table:table-cell>
          <table:table-cell office:value-type="float" office:value="0.112091921691658" calcext:value-type="float">
            <text:p>0.112091921691658</text:p>
          </table:table-cell>
          <table:table-cell office:value-type="float" office:value="0.118933305817777" calcext:value-type="float">
            <text:p>0.118933305817777</text:p>
          </table:table-cell>
          <table:table-cell office:value-type="float" office:value="0.124186389346036" calcext:value-type="float">
            <text:p>0.124186389346036</text:p>
          </table:table-cell>
          <table:table-cell office:value-type="float" office:value="0.131009529009906" calcext:value-type="float">
            <text:p>0.131009529009906</text:p>
          </table:table-cell>
          <table:table-cell office:value-type="float" office:value="0.139297817532976" calcext:value-type="float">
            <text:p>0.139297817532976</text:p>
          </table:table-cell>
          <table:table-cell office:value-type="float" office:value="0.148161546844684" calcext:value-type="float">
            <text:p>0.148161546844684</text:p>
          </table:table-cell>
          <table:table-cell office:value-type="float" office:value="0.154002279388729" calcext:value-type="float">
            <text:p>0.154002279388729</text:p>
          </table:table-cell>
          <table:table-cell office:value-type="float" office:value="0.153070710945223" calcext:value-type="float">
            <text:p>0.153070710945223</text:p>
          </table:table-cell>
          <table:table-cell office:value-type="float" office:value="0.143736028855862" calcext:value-type="float">
            <text:p>0.143736028855862</text:p>
          </table:table-cell>
          <table:table-cell office:value-type="float" office:value="0.132508908825601" calcext:value-type="float">
            <text:p>0.132508908825601</text:p>
          </table:table-cell>
          <table:table-cell office:value-type="float" office:value="0.109118098273389" calcext:value-type="float">
            <text:p>0.109118098273389</text:p>
          </table:table-cell>
          <table:table-cell office:value-type="float" office:value="0.112176783147834" calcext:value-type="float">
            <text:p>0.112176783147834</text:p>
          </table:table-cell>
          <table:table-cell office:value-type="float" office:value="0.138386756365629" calcext:value-type="float">
            <text:p>0.138386756365629</text:p>
          </table:table-cell>
          <table:table-cell office:value-type="float" office:value="0.154704507542126" calcext:value-type="float">
            <text:p>0.154704507542126</text:p>
          </table:table-cell>
          <table:table-cell office:value-type="float" office:value="0.166905385144856" calcext:value-type="float">
            <text:p>0.166905385144856</text:p>
          </table:table-cell>
          <table:table-cell office:value-type="float" office:value="0.168668585658735" calcext:value-type="float">
            <text:p>0.168668585658735</text:p>
          </table:table-cell>
          <table:table-cell office:value-type="float" office:value="0.161010249692452" calcext:value-type="float">
            <text:p>0.161010249692452</text:p>
          </table:table-cell>
          <table:table-cell office:value-type="float" office:value="0.166348801866215" calcext:value-type="float">
            <text:p>0.166348801866215</text:p>
          </table:table-cell>
          <table:table-cell office:value-type="float" office:value="0.184066847689688" calcext:value-type="float">
            <text:p>0.184066847689688</text:p>
          </table:table-cell>
          <table:table-cell office:value-type="float" office:value="0.180297200598643" calcext:value-type="float">
            <text:p>0.180297200598643</text:p>
          </table:table-cell>
          <table:table-cell office:value-type="float" office:value="0.179487414070566" calcext:value-type="float">
            <text:p>0.179487414070566</text:p>
          </table:table-cell>
          <table:table-cell office:value-type="float" office:value="0.18299429223096" calcext:value-type="float">
            <text:p>0.18299429223096</text:p>
          </table:table-cell>
          <table:table-cell office:value-type="float" office:value="0.181940779876971" calcext:value-type="float">
            <text:p>0.181940779876971</text:p>
          </table:table-cell>
          <table:table-cell office:value-type="float" office:value="0.179325780433259" calcext:value-type="float">
            <text:p>0.179325780433259</text:p>
          </table:table-cell>
          <table:table-cell office:value-type="float" office:value="0.100729009695078" calcext:value-type="float">
            <text:p>0.100729009695078</text:p>
          </table:table-cell>
          <table:table-cell office:value-type="float" office:value="0.0902107118488224" calcext:value-type="float">
            <text:p>0.090210711848822</text:p>
          </table:table-cell>
          <table:table-cell office:value-type="float" office:value="0.0894338680375665" calcext:value-type="float">
            <text:p>0.089433868037567</text:p>
          </table:table-cell>
          <table:table-cell office:value-type="float" office:value="0.0898911770365405" calcext:value-type="float">
            <text:p>0.089891177036541</text:p>
          </table:table-cell>
          <table:table-cell office:value-type="float" office:value="0.0887205331832272" calcext:value-type="float">
            <text:p>0.088720533183227</text:p>
          </table:table-cell>
          <table:table-cell office:value-type="float" office:value="0.0925084192040239" calcext:value-type="float">
            <text:p>0.092508419204024</text:p>
          </table:table-cell>
          <table:table-cell office:value-type="float" office:value="0.0972918181676051" calcext:value-type="float">
            <text:p>0.097291818167605</text:p>
          </table:table-cell>
          <table:table-cell office:value-type="float" office:value="0.0997402433399217" calcext:value-type="float">
            <text:p>0.099740243339922</text:p>
          </table:table-cell>
          <table:table-cell office:value-type="float" office:value="0.100118061845642" calcext:value-type="float">
            <text:p>0.100118061845642</text:p>
          </table:table-cell>
          <table:table-cell office:value-type="float" office:value="0.0965648900495324" calcext:value-type="float">
            <text:p>0.096564890049532</text:p>
          </table:table-cell>
          <table:table-cell office:value-type="float" office:value="0.0935027663207384" calcext:value-type="float">
            <text:p>0.093502766320738</text:p>
          </table:table-cell>
          <table:table-cell office:value-type="float" office:value="0.0938659311434586" calcext:value-type="float">
            <text:p>0.093865931143459</text:p>
          </table:table-cell>
          <table:table-cell office:value-type="float" office:value="0.0939531889632546" calcext:value-type="float">
            <text:p>0.093953188963255</text:p>
          </table:table-cell>
          <table:table-cell office:value-type="float" office:value="0.0936641501459218" calcext:value-type="float">
            <text:p>0.093664150145922</text:p>
          </table:table-cell>
          <table:table-cell office:value-type="float" office:value="0.0932033339204588" calcext:value-type="float">
            <text:p>0.093203333920459</text:p>
          </table:table-cell>
          <table:table-cell office:value-type="float" office:value="0.0926874791397612" calcext:value-type="float">
            <text:p>0.092687479139761</text:p>
          </table:table-cell>
          <table:table-cell office:value-type="float" office:value="0.0929440114768232" calcext:value-type="float">
            <text:p>0.092944011476823</text:p>
          </table:table-cell>
          <table:table-cell office:value-type="float" office:value="0.0930264635308711" calcext:value-type="float">
            <text:p>0.093026463530871</text:p>
          </table:table-cell>
          <table:table-cell office:value-type="float" office:value="0.0929120190288287" calcext:value-type="float">
            <text:p>0.092912019028829</text:p>
          </table:table-cell>
          <table:table-cell office:value-type="float" office:value="0.0927993587726682" calcext:value-type="float">
            <text:p>0.092799358772668</text:p>
          </table:table-cell>
          <table:table-cell office:value-type="float" office:value="0.0929003529685567" calcext:value-type="float">
            <text:p>0.092900352968557</text:p>
          </table:table-cell>
          <table:table-cell office:value-type="float" office:value="0.0930035170157782" calcext:value-type="float">
            <text:p>0.093003517015778</text:p>
          </table:table-cell>
          <table:table-cell office:value-type="float" office:value="0.0929298128394089" calcext:value-type="float">
            <text:p>0.092929812839409</text:p>
          </table:table-cell>
          <table:table-cell office:value-type="float" office:value="0.0928010161818941" calcext:value-type="float">
            <text:p>0.092801016181894</text:p>
          </table:table-cell>
          <table:table-cell office:value-type="float" office:value="0.0928684156098209" calcext:value-type="float">
            <text:p>0.092868415609821</text:p>
          </table:table-cell>
          <table:table-cell office:value-type="float" office:value="0.0930401786173556" calcext:value-type="float">
            <text:p>0.093040178617356</text:p>
          </table:table-cell>
          <table:table-cell office:value-type="float" office:value="0.0928276735032169" calcext:value-type="float">
            <text:p>0.092827673503217</text:p>
          </table:table-cell>
          <table:table-cell office:value-type="float" office:value="0.0928686571424841" calcext:value-type="float">
            <text:p>0.092868657142484</text:p>
          </table:table-cell>
          <table:table-cell office:value-type="float" office:value="0.0929219260655993" calcext:value-type="float">
            <text:p>0.092921926065599</text:p>
          </table:table-cell>
          <table:table-cell office:value-type="float" office:value="0.0929148380646531" calcext:value-type="float">
            <text:p>0.092914838064653</text:p>
          </table:table-cell>
          <table:table-cell office:value-type="float" office:value="0.0929165303752431" calcext:value-type="float">
            <text:p>0.092916530375243</text:p>
          </table:table-cell>
          <table:table-cell office:value-type="float" office:value="0.0929633335232199" calcext:value-type="float">
            <text:p>0.09296333352322</text:p>
          </table:table-cell>
          <table:table-cell office:value-type="float" office:value="0.092915517224632" calcext:value-type="float">
            <text:p>0.092915517224632</text:p>
          </table:table-cell>
          <table:table-cell office:value-type="float" office:value="0.0929965434207619" calcext:value-type="float">
            <text:p>0.092996543420762</text:p>
          </table:table-cell>
          <table:table-cell office:value-type="float" office:value="0.0930292069815074" calcext:value-type="float">
            <text:p>0.093029206981507</text:p>
          </table:table-cell>
          <table:table-cell office:value-type="float" office:value="0.0928569427718511" calcext:value-type="float">
            <text:p>0.092856942771851</text:p>
          </table:table-cell>
          <table:table-cell office:value-type="float" office:value="0.0929578173843873" calcext:value-type="float">
            <text:p>0.092957817384387</text:p>
          </table:table-cell>
          <table:table-cell office:value-type="float" office:value="0.0928058057381123" calcext:value-type="float">
            <text:p>0.092805805738112</text:p>
          </table:table-cell>
          <table:table-cell office:value-type="float" office:value="0.0928486541140737" calcext:value-type="float">
            <text:p>0.092848654114074</text:p>
          </table:table-cell>
          <table:table-cell office:value-type="float" office:value="0.092821907400116" calcext:value-type="float">
            <text:p>0.092821907400116</text:p>
          </table:table-cell>
          <table:table-cell office:value-type="float" office:value="0.0928965440021194" calcext:value-type="float">
            <text:p>0.092896544002119</text:p>
          </table:table-cell>
          <table:table-cell office:value-type="float" office:value="0.0928864115669675" calcext:value-type="float">
            <text:p>0.092886411566968</text:p>
          </table:table-cell>
          <table:table-cell office:value-type="float" office:value="0.0929077709460489" calcext:value-type="float">
            <text:p>0.092907770946049</text:p>
          </table:table-cell>
          <table:table-cell office:value-type="float" office:value="0.0928921979582739" calcext:value-type="float">
            <text:p>0.092892197958274</text:p>
          </table:table-cell>
          <table:table-cell office:value-type="float" office:value="0.0929486197647821" calcext:value-type="float">
            <text:p>0.092948619764782</text:p>
          </table:table-cell>
          <table:table-cell office:value-type="float" office:value="0.0929862063085819" calcext:value-type="float">
            <text:p>0.092986206308582</text:p>
          </table:table-cell>
          <table:table-cell office:value-type="float" office:value="0.0928658291562908" calcext:value-type="float">
            <text:p>0.092865829156291</text:p>
          </table:table-cell>
          <table:table-cell office:value-type="float" office:value="0.0929252521466356" calcext:value-type="float">
            <text:p>0.092925252146636</text:p>
          </table:table-cell>
          <table:table-cell office:value-type="float" office:value="0.0928114349633517" calcext:value-type="float">
            <text:p>0.092811434963352</text:p>
          </table:table-cell>
          <table:table-cell office:value-type="float" office:value="0.0928625546967229" calcext:value-type="float">
            <text:p>0.092862554696723</text:p>
          </table:table-cell>
          <table:table-cell office:value-type="float" office:value="0.0929329328818729" calcext:value-type="float">
            <text:p>0.092932932881873</text:p>
          </table:table-cell>
          <table:table-cell office:value-type="float" office:value="0.0929100637222033" calcext:value-type="float">
            <text:p>0.092910063722203</text:p>
          </table:table-cell>
          <table:table-cell office:value-type="float" office:value="0.0930473780263311" calcext:value-type="float">
            <text:p>0.093047378026331</text:p>
          </table:table-cell>
          <table:table-cell office:value-type="float" office:value="0.0928392251706776" calcext:value-type="float">
            <text:p>0.092839225170678</text:p>
          </table:table-cell>
          <table:table-cell office:value-type="float" office:value="0.0929112193829604" calcext:value-type="float">
            <text:p>0.09291121938296</text:p>
          </table:table-cell>
          <table:table-cell office:value-type="float" office:value="0.092972252745107" calcext:value-type="float">
            <text:p>0.092972252745107</text:p>
          </table:table-cell>
          <table:table-cell office:value-type="float" office:value="0.0928450847232358" calcext:value-type="float">
            <text:p>0.092845084723236</text:p>
          </table:table-cell>
          <table:table-cell office:value-type="float" office:value="0.0928045823206894" calcext:value-type="float">
            <text:p>0.092804582320689</text:p>
          </table:table-cell>
          <table:table-cell office:value-type="float" office:value="0.0928395354862746" calcext:value-type="float">
            <text:p>0.092839535486275</text:p>
          </table:table-cell>
          <table:table-cell office:value-type="float" office:value="0.0930342106259518" calcext:value-type="float">
            <text:p>0.093034210625952</text:p>
          </table:table-cell>
          <table:table-cell office:value-type="float" office:value="0.0928742564997552" calcext:value-type="float">
            <text:p>0.092874256499755</text:p>
          </table:table-cell>
          <table:table-cell office:value-type="float" office:value="0.0929482317142085" calcext:value-type="float">
            <text:p>0.092948231714209</text:p>
          </table:table-cell>
          <table:table-cell office:value-type="float" office:value="0.0928764867612662" calcext:value-type="float">
            <text:p>0.092876486761266</text:p>
          </table:table-cell>
          <table:table-cell office:value-type="float" office:value="0.0928913035093841" calcext:value-type="float">
            <text:p>0.092891303509384</text:p>
          </table:table-cell>
          <table:table-cell office:value-type="float" office:value="0.0929493192858246" calcext:value-type="float">
            <text:p>0.092949319285825</text:p>
          </table:table-cell>
          <table:table-cell office:value-type="float" office:value="0.0929590396481996" calcext:value-type="float">
            <text:p>0.0929590396482</text:p>
          </table:table-cell>
          <table:table-cell office:value-type="float" office:value="0.0928370036781172" calcext:value-type="float">
            <text:p>0.092837003678117</text:p>
          </table:table-cell>
          <table:table-cell office:value-type="float" office:value="0.0929245241115224" calcext:value-type="float">
            <text:p>0.092924524111522</text:p>
          </table:table-cell>
          <table:table-cell office:value-type="float" office:value="0.0930025611945119" calcext:value-type="float">
            <text:p>0.093002561194512</text:p>
          </table:table-cell>
          <table:table-cell office:value-type="float" office:value="0.0928815829331242" calcext:value-type="float">
            <text:p>0.092881582933124</text:p>
          </table:table-cell>
          <table:table-cell office:value-type="float" office:value="0.0928783045601053" calcext:value-type="float">
            <text:p>0.092878304560105</text:p>
          </table:table-cell>
          <table:table-cell office:value-type="float" office:value="0.0929515098131835" calcext:value-type="float">
            <text:p>0.092951509813184</text:p>
          </table:table-cell>
          <table:table-cell office:value-type="float" office:value="0.0930009409058477" calcext:value-type="float">
            <text:p>0.093000940905848</text:p>
          </table:table-cell>
          <table:table-cell office:value-type="float" office:value="0.0929676505087551" calcext:value-type="float">
            <text:p>0.092967650508755</text:p>
          </table:table-cell>
          <table:table-cell office:value-type="float" office:value="0.0928388285894303" calcext:value-type="float">
            <text:p>0.09283882858943</text:p>
          </table:table-cell>
          <table:table-cell office:value-type="float" office:value="0.09287596976714" calcext:value-type="float">
            <text:p>0.09287596976714</text:p>
          </table:table-cell>
          <table:table-cell office:value-type="float" office:value="0.0928755890499163" calcext:value-type="float">
            <text:p>0.092875589049916</text:p>
          </table:table-cell>
          <table:table-cell table:number-columns-repeated="601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1548732759722" calcext:value-type="float">
            <text:p>-0.011548732759722</text:p>
          </table:table-cell>
          <table:table-cell office:value-type="float" office:value="-0.0115418569687999" calcext:value-type="float">
            <text:p>-0.0115418569688</text:p>
          </table:table-cell>
          <table:table-cell office:value-type="float" office:value="-0.011551199022089" calcext:value-type="float">
            <text:p>-0.011551199022089</text:p>
          </table:table-cell>
          <table:table-cell office:value-type="float" office:value="-0.0115549710833283" calcext:value-type="float">
            <text:p>-0.011554971083328</text:p>
          </table:table-cell>
          <table:table-cell office:value-type="float" office:value="-0.0115638974347307" calcext:value-type="float">
            <text:p>-0.011563897434731</text:p>
          </table:table-cell>
          <table:table-cell office:value-type="float" office:value="-0.0115466754369251" calcext:value-type="float">
            <text:p>-0.011546675436925</text:p>
          </table:table-cell>
          <table:table-cell office:value-type="float" office:value="-0.0115334290297421" calcext:value-type="float">
            <text:p>-0.011533429029742</text:p>
          </table:table-cell>
          <table:table-cell office:value-type="float" office:value="-0.0115597860446893" calcext:value-type="float">
            <text:p>-0.011559786044689</text:p>
          </table:table-cell>
          <table:table-cell office:value-type="float" office:value="-0.0115469347895038" calcext:value-type="float">
            <text:p>-0.011546934789504</text:p>
          </table:table-cell>
          <table:table-cell office:value-type="float" office:value="-0.0115610438438874" calcext:value-type="float">
            <text:p>-0.011561043843887</text:p>
          </table:table-cell>
          <table:table-cell office:value-type="float" office:value="-0.0115108849025693" calcext:value-type="float">
            <text:p>-0.011510884902569</text:p>
          </table:table-cell>
          <table:table-cell office:value-type="float" office:value="-0.0115434330675736" calcext:value-type="float">
            <text:p>-0.011543433067574</text:p>
          </table:table-cell>
          <table:table-cell office:value-type="float" office:value="-0.0115621876216678" calcext:value-type="float">
            <text:p>-0.011562187621668</text:p>
          </table:table-cell>
          <table:table-cell office:value-type="float" office:value="-0.0115297334750283" calcext:value-type="float">
            <text:p>-0.011529733475028</text:p>
          </table:table-cell>
          <table:table-cell office:value-type="float" office:value="-0.0115611455260233" calcext:value-type="float">
            <text:p>-0.011561145526023</text:p>
          </table:table-cell>
          <table:table-cell office:value-type="float" office:value="-0.0115627685594157" calcext:value-type="float">
            <text:p>-0.011562768559416</text:p>
          </table:table-cell>
          <table:table-cell office:value-type="float" office:value="-0.0115699117528978" calcext:value-type="float">
            <text:p>-0.011569911752898</text:p>
          </table:table-cell>
          <table:table-cell office:value-type="float" office:value="-0.011554888035686" calcext:value-type="float">
            <text:p>-0.011554888035686</text:p>
          </table:table-cell>
          <table:table-cell office:value-type="float" office:value="-0.0115661608582161" calcext:value-type="float">
            <text:p>-0.011566160858216</text:p>
          </table:table-cell>
          <table:table-cell office:value-type="float" office:value="-0.0115487704366634" calcext:value-type="float">
            <text:p>-0.011548770436663</text:p>
          </table:table-cell>
          <table:table-cell office:value-type="float" office:value="-0.0115460251307281" calcext:value-type="float">
            <text:p>-0.011546025130728</text:p>
          </table:table-cell>
          <table:table-cell office:value-type="float" office:value="-0.011526292663566" calcext:value-type="float">
            <text:p>-0.011526292663566</text:p>
          </table:table-cell>
          <table:table-cell office:value-type="float" office:value="-0.0115561855308533" calcext:value-type="float">
            <text:p>-0.011556185530853</text:p>
          </table:table-cell>
          <table:table-cell office:value-type="float" office:value="-0.0115406769482597" calcext:value-type="float">
            <text:p>-0.01154067694826</text:p>
          </table:table-cell>
          <table:table-cell office:value-type="float" office:value="-0.0115550836040779" calcext:value-type="float">
            <text:p>-0.011555083604078</text:p>
          </table:table-cell>
          <table:table-cell office:value-type="float" office:value="-0.0115372914802644" calcext:value-type="float">
            <text:p>-0.011537291480264</text:p>
          </table:table-cell>
          <table:table-cell office:value-type="float" office:value="-0.0115533255943486" calcext:value-type="float">
            <text:p>-0.011553325594349</text:p>
          </table:table-cell>
          <table:table-cell office:value-type="float" office:value="-0.0115441307206572" calcext:value-type="float">
            <text:p>-0.011544130720657</text:p>
          </table:table-cell>
          <table:table-cell office:value-type="float" office:value="-0.0115586811690361" calcext:value-type="float">
            <text:p>-0.011558681169036</text:p>
          </table:table-cell>
          <table:table-cell office:value-type="float" office:value="-0.011562540053256" calcext:value-type="float">
            <text:p>-0.011562540053256</text:p>
          </table:table-cell>
          <table:table-cell office:value-type="float" office:value="-0.0115533455097091" calcext:value-type="float">
            <text:p>-0.011553345509709</text:p>
          </table:table-cell>
          <table:table-cell office:value-type="float" office:value="-0.01153165643441" calcext:value-type="float">
            <text:p>-0.01153165643441</text:p>
          </table:table-cell>
          <table:table-cell office:value-type="float" office:value="-0.0115415037093495" calcext:value-type="float">
            <text:p>-0.01154150370935</text:p>
          </table:table-cell>
          <table:table-cell office:value-type="float" office:value="-0.0115452437894209" calcext:value-type="float">
            <text:p>-0.011545243789421</text:p>
          </table:table-cell>
          <table:table-cell office:value-type="float" office:value="-0.0115364453138416" calcext:value-type="float">
            <text:p>-0.011536445313842</text:p>
          </table:table-cell>
          <table:table-cell office:value-type="float" office:value="-0.0115458775237255" calcext:value-type="float">
            <text:p>-0.011545877523726</text:p>
          </table:table-cell>
          <table:table-cell office:value-type="float" office:value="-0.0103469005007631" calcext:value-type="float">
            <text:p>-0.010346900500763</text:p>
          </table:table-cell>
          <table:table-cell office:value-type="float" office:value="-0.0101677551637064" calcext:value-type="float">
            <text:p>-0.010167755163706</text:p>
          </table:table-cell>
          <table:table-cell office:value-type="float" office:value="-0.0093835818981923" calcext:value-type="float">
            <text:p>-0.009383581898192</text:p>
          </table:table-cell>
          <table:table-cell office:value-type="float" office:value="-0.0109533739887675" calcext:value-type="float">
            <text:p>-0.010953373988768</text:p>
          </table:table-cell>
          <table:table-cell office:value-type="float" office:value="-0.0117244714993768" calcext:value-type="float">
            <text:p>-0.011724471499377</text:p>
          </table:table-cell>
          <table:table-cell office:value-type="float" office:value="-0.0117709383996292" calcext:value-type="float">
            <text:p>-0.011770938399629</text:p>
          </table:table-cell>
          <table:table-cell office:value-type="float" office:value="-0.0123862132216024" calcext:value-type="float">
            <text:p>-0.012386213221602</text:p>
          </table:table-cell>
          <table:table-cell office:value-type="float" office:value="-0.0150920051954211" calcext:value-type="float">
            <text:p>-0.015092005195421</text:p>
          </table:table-cell>
          <table:table-cell office:value-type="float" office:value="-0.036750989500391" calcext:value-type="float">
            <text:p>-0.036750989500391</text:p>
          </table:table-cell>
          <table:table-cell office:value-type="float" office:value="-0.0487603818016985" calcext:value-type="float">
            <text:p>-0.048760381801699</text:p>
          </table:table-cell>
          <table:table-cell office:value-type="float" office:value="-0.0533751398115064" calcext:value-type="float">
            <text:p>-0.053375139811506</text:p>
          </table:table-cell>
          <table:table-cell office:value-type="float" office:value="-0.0542180236444585" calcext:value-type="float">
            <text:p>-0.054218023644459</text:p>
          </table:table-cell>
          <table:table-cell office:value-type="float" office:value="-0.0557445931667836" calcext:value-type="float">
            <text:p>-0.055744593166784</text:p>
          </table:table-cell>
          <table:table-cell office:value-type="float" office:value="-0.051610885836265" calcext:value-type="float">
            <text:p>-0.051610885836265</text:p>
          </table:table-cell>
          <table:table-cell office:value-type="float" office:value="-0.0276226870003959" calcext:value-type="float">
            <text:p>-0.027622687000396</text:p>
          </table:table-cell>
          <table:table-cell office:value-type="float" office:value="-0.0179597885466718" calcext:value-type="float">
            <text:p>-0.017959788546672</text:p>
          </table:table-cell>
          <table:table-cell office:value-type="float" office:value="-0.0163548504315791" calcext:value-type="float">
            <text:p>-0.016354850431579</text:p>
          </table:table-cell>
          <table:table-cell office:value-type="float" office:value="-0.0171840244819904" calcext:value-type="float">
            <text:p>-0.01718402448199</text:p>
          </table:table-cell>
          <table:table-cell office:value-type="float" office:value="-0.0148274419493554" calcext:value-type="float">
            <text:p>-0.014827441949355</text:p>
          </table:table-cell>
          <table:table-cell office:value-type="float" office:value="-0.0107276153522283" calcext:value-type="float">
            <text:p>-0.010727615352228</text:p>
          </table:table-cell>
          <table:table-cell office:value-type="float" office:value="-0.00424676575869888" calcext:value-type="float">
            <text:p>-0.004246765758699</text:p>
          </table:table-cell>
          <table:table-cell office:value-type="float" office:value="-0.0110843958543895" calcext:value-type="float">
            <text:p>-0.01108439585439</text:p>
          </table:table-cell>
          <table:table-cell office:value-type="float" office:value="-0.0199907139393" calcext:value-type="float">
            <text:p>-0.0199907139393</text:p>
          </table:table-cell>
          <table:table-cell office:value-type="float" office:value="-0.0195739881204505" calcext:value-type="float">
            <text:p>-0.019573988120451</text:p>
          </table:table-cell>
          <table:table-cell office:value-type="float" office:value="-0.0186751344224434" calcext:value-type="float">
            <text:p>-0.018675134422443</text:p>
          </table:table-cell>
          <table:table-cell office:value-type="float" office:value="-0.0184609435889579" calcext:value-type="float">
            <text:p>-0.018460943588958</text:p>
          </table:table-cell>
          <table:table-cell office:value-type="float" office:value="-0.0187092616246112" calcext:value-type="float">
            <text:p>-0.018709261624611</text:p>
          </table:table-cell>
          <table:table-cell office:value-type="float" office:value="-0.0277255308704088" calcext:value-type="float">
            <text:p>-0.027725530870409</text:p>
          </table:table-cell>
          <table:table-cell office:value-type="float" office:value="-0.0408387893756747" calcext:value-type="float">
            <text:p>-0.040838789375675</text:p>
          </table:table-cell>
          <table:table-cell office:value-type="float" office:value="-0.0544966213415235" calcext:value-type="float">
            <text:p>-0.054496621341524</text:p>
          </table:table-cell>
          <table:table-cell office:value-type="float" office:value="-0.051127510712993" calcext:value-type="float">
            <text:p>-0.051127510712993</text:p>
          </table:table-cell>
          <table:table-cell office:value-type="float" office:value="-0.0516353523458695" calcext:value-type="float">
            <text:p>-0.05163535234587</text:p>
          </table:table-cell>
          <table:table-cell office:value-type="float" office:value="-0.0472849293112551" calcext:value-type="float">
            <text:p>-0.047284929311255</text:p>
          </table:table-cell>
          <table:table-cell office:value-type="float" office:value="-0.0324570270438047" calcext:value-type="float">
            <text:p>-0.032457027043805</text:p>
          </table:table-cell>
          <table:table-cell office:value-type="float" office:value="-0.0242831248292101" calcext:value-type="float">
            <text:p>-0.02428312482921</text:p>
          </table:table-cell>
          <table:table-cell office:value-type="float" office:value="-0.0218871856833708" calcext:value-type="float">
            <text:p>-0.021887185683371</text:p>
          </table:table-cell>
          <table:table-cell office:value-type="float" office:value="-0.0218620887556273" calcext:value-type="float">
            <text:p>-0.021862088755627</text:p>
          </table:table-cell>
          <table:table-cell office:value-type="float" office:value="-0.0160043792041109" calcext:value-type="float">
            <text:p>-0.016004379204111</text:p>
          </table:table-cell>
          <table:table-cell office:value-type="float" office:value="-0.014318647535352" calcext:value-type="float">
            <text:p>-0.014318647535352</text:p>
          </table:table-cell>
          <table:table-cell office:value-type="float" office:value="-0.0371503678780268" calcext:value-type="float">
            <text:p>-0.037150367878027</text:p>
          </table:table-cell>
          <table:table-cell office:value-type="float" office:value="-0.0312588786576488" calcext:value-type="float">
            <text:p>-0.031258878657649</text:p>
          </table:table-cell>
          <table:table-cell office:value-type="float" office:value="-0.0269527399018088" calcext:value-type="float">
            <text:p>-0.026952739901809</text:p>
          </table:table-cell>
          <table:table-cell office:value-type="float" office:value="-0.0187851777196578" calcext:value-type="float">
            <text:p>-0.018785177719658</text:p>
          </table:table-cell>
          <table:table-cell office:value-type="float" office:value="-0.0169014086813495" calcext:value-type="float">
            <text:p>-0.01690140868135</text:p>
          </table:table-cell>
          <table:table-cell office:value-type="float" office:value="-0.0208051318538899" calcext:value-type="float">
            <text:p>-0.02080513185389</text:p>
          </table:table-cell>
          <table:table-cell office:value-type="float" office:value="-0.0203170022494619" calcext:value-type="float">
            <text:p>-0.020317002249462</text:p>
          </table:table-cell>
          <table:table-cell office:value-type="float" office:value="-0.0195274630575619" calcext:value-type="float">
            <text:p>-0.019527463057562</text:p>
          </table:table-cell>
          <table:table-cell office:value-type="float" office:value="-0.0191647554180402" calcext:value-type="float">
            <text:p>-0.01916475541804</text:p>
          </table:table-cell>
          <table:table-cell office:value-type="float" office:value="-0.0242923864949031" calcext:value-type="float">
            <text:p>-0.024292386494903</text:p>
          </table:table-cell>
          <table:table-cell office:value-type="float" office:value="-0.0479181719619712" calcext:value-type="float">
            <text:p>-0.047918171961971</text:p>
          </table:table-cell>
          <table:table-cell office:value-type="float" office:value="-0.0452533699678832" calcext:value-type="float">
            <text:p>-0.045253369967883</text:p>
          </table:table-cell>
          <table:table-cell office:value-type="float" office:value="-0.0468455541027334" calcext:value-type="float">
            <text:p>-0.046845554102733</text:p>
          </table:table-cell>
          <table:table-cell office:value-type="float" office:value="-0.0315655043556739" calcext:value-type="float">
            <text:p>-0.031565504355674</text:p>
          </table:table-cell>
          <table:table-cell office:value-type="float" office:value="-0.030640583387526" calcext:value-type="float">
            <text:p>-0.030640583387526</text:p>
          </table:table-cell>
          <table:table-cell office:value-type="float" office:value="-0.0239274699612864" calcext:value-type="float">
            <text:p>-0.023927469961286</text:p>
          </table:table-cell>
          <table:table-cell office:value-type="float" office:value="-0.0207001135223156" calcext:value-type="float">
            <text:p>-0.020700113522316</text:p>
          </table:table-cell>
          <table:table-cell office:value-type="float" office:value="-0.0194365016078291" calcext:value-type="float">
            <text:p>-0.019436501607829</text:p>
          </table:table-cell>
          <table:table-cell office:value-type="float" office:value="-0.0175390121643992" calcext:value-type="float">
            <text:p>-0.017539012164399</text:p>
          </table:table-cell>
          <table:table-cell office:value-type="float" office:value="-0.0476883478948125" calcext:value-type="float">
            <text:p>-0.047688347894813</text:p>
          </table:table-cell>
          <table:table-cell office:value-type="float" office:value="-0.0203482805989014" calcext:value-type="float">
            <text:p>-0.020348280598901</text:p>
          </table:table-cell>
          <table:table-cell office:value-type="float" office:value="-0.0103315451592964" calcext:value-type="float">
            <text:p>-0.010331545159296</text:p>
          </table:table-cell>
          <table:table-cell office:value-type="float" office:value="-0.0160528232530523" calcext:value-type="float">
            <text:p>-0.016052823253052</text:p>
          </table:table-cell>
          <table:table-cell office:value-type="float" office:value="-0.0212061779921735" calcext:value-type="float">
            <text:p>-0.021206177992174</text:p>
          </table:table-cell>
          <table:table-cell office:value-type="float" office:value="-0.0199434482857096" calcext:value-type="float">
            <text:p>-0.01994344828571</text:p>
          </table:table-cell>
          <table:table-cell office:value-type="float" office:value="-0.0203259336442888" calcext:value-type="float">
            <text:p>-0.020325933644289</text:p>
          </table:table-cell>
          <table:table-cell office:value-type="float" office:value="-0.0198950562098707" calcext:value-type="float">
            <text:p>-0.019895056209871</text:p>
          </table:table-cell>
          <table:table-cell office:value-type="float" office:value="-0.019626087291911" calcext:value-type="float">
            <text:p>-0.019626087291911</text:p>
          </table:table-cell>
          <table:table-cell office:value-type="float" office:value="-0.0224773817072829" calcext:value-type="float">
            <text:p>-0.022477381707283</text:p>
          </table:table-cell>
          <table:table-cell office:value-type="float" office:value="-0.0445172246001353" calcext:value-type="float">
            <text:p>-0.044517224600135</text:p>
          </table:table-cell>
          <table:table-cell office:value-type="float" office:value="-0.043837660934603" calcext:value-type="float">
            <text:p>-0.043837660934603</text:p>
          </table:table-cell>
          <table:table-cell office:value-type="float" office:value="-0.0424918484925738" calcext:value-type="float">
            <text:p>-0.042491848492574</text:p>
          </table:table-cell>
          <table:table-cell office:value-type="float" office:value="-0.0566406075609259" calcext:value-type="float">
            <text:p>-0.056640607560926</text:p>
          </table:table-cell>
          <table:table-cell office:value-type="float" office:value="-0.0606176790374011" calcext:value-type="float">
            <text:p>-0.060617679037401</text:p>
          </table:table-cell>
          <table:table-cell office:value-type="float" office:value="-0.0583523277736379" calcext:value-type="float">
            <text:p>-0.058352327773638</text:p>
          </table:table-cell>
          <table:table-cell office:value-type="float" office:value="-0.0593050654980406" calcext:value-type="float">
            <text:p>-0.059305065498041</text:p>
          </table:table-cell>
          <table:table-cell office:value-type="float" office:value="-0.0603145751031668" calcext:value-type="float">
            <text:p>-0.060314575103167</text:p>
          </table:table-cell>
          <table:table-cell office:value-type="float" office:value="-0.0578118233142998" calcext:value-type="float">
            <text:p>-0.0578118233143</text:p>
          </table:table-cell>
          <table:table-cell office:value-type="float" office:value="-0.0278468401311841" calcext:value-type="float">
            <text:p>-0.027846840131184</text:p>
          </table:table-cell>
          <table:table-cell office:value-type="float" office:value="-0.0187594151602339" calcext:value-type="float">
            <text:p>-0.018759415160234</text:p>
          </table:table-cell>
          <table:table-cell office:value-type="float" office:value="-0.0184216180358717" calcext:value-type="float">
            <text:p>-0.018421618035872</text:p>
          </table:table-cell>
          <table:table-cell office:value-type="float" office:value="-0.0166685281717088" calcext:value-type="float">
            <text:p>-0.016668528171709</text:p>
          </table:table-cell>
          <table:table-cell office:value-type="float" office:value="-0.0115110215544312" calcext:value-type="float">
            <text:p>-0.011511021554431</text:p>
          </table:table-cell>
          <table:table-cell office:value-type="float" office:value="-0.038642730574138" calcext:value-type="float">
            <text:p>-0.038642730574138</text:p>
          </table:table-cell>
          <table:table-cell office:value-type="float" office:value="-0.024470015131109" calcext:value-type="float">
            <text:p>-0.024470015131109</text:p>
          </table:table-cell>
          <table:table-cell office:value-type="float" office:value="-0.014557982365894" calcext:value-type="float">
            <text:p>-0.014557982365894</text:p>
          </table:table-cell>
          <table:table-cell office:value-type="float" office:value="-0.0102351099186283" calcext:value-type="float">
            <text:p>-0.010235109918628</text:p>
          </table:table-cell>
          <table:table-cell office:value-type="float" office:value="-0.0152662149953761" calcext:value-type="float">
            <text:p>-0.015266214995376</text:p>
          </table:table-cell>
          <table:table-cell office:value-type="float" office:value="-0.0215912223315159" calcext:value-type="float">
            <text:p>-0.021591222331516</text:p>
          </table:table-cell>
          <table:table-cell office:value-type="float" office:value="-0.0207639195260037" calcext:value-type="float">
            <text:p>-0.020763919526004</text:p>
          </table:table-cell>
          <table:table-cell office:value-type="float" office:value="-0.020249518041992" calcext:value-type="float">
            <text:p>-0.020249518041992</text:p>
          </table:table-cell>
          <table:table-cell office:value-type="float" office:value="-0.0203241713003355" calcext:value-type="float">
            <text:p>-0.020324171300336</text:p>
          </table:table-cell>
          <table:table-cell office:value-type="float" office:value="-0.0221805267817277" calcext:value-type="float">
            <text:p>-0.022180526781728</text:p>
          </table:table-cell>
          <table:table-cell office:value-type="float" office:value="-0.0418484255687525" calcext:value-type="float">
            <text:p>-0.041848425568753</text:p>
          </table:table-cell>
          <table:table-cell office:value-type="float" office:value="-0.0550942373603435" calcext:value-type="float">
            <text:p>-0.055094237360344</text:p>
          </table:table-cell>
          <table:table-cell office:value-type="float" office:value="-0.0552837286924301" calcext:value-type="float">
            <text:p>-0.05528372869243</text:p>
          </table:table-cell>
          <table:table-cell office:value-type="float" office:value="-0.0570006818639645" calcext:value-type="float">
            <text:p>-0.057000681863965</text:p>
          </table:table-cell>
          <table:table-cell office:value-type="float" office:value="-0.0544607325832115" calcext:value-type="float">
            <text:p>-0.054460732583212</text:p>
          </table:table-cell>
          <table:table-cell office:value-type="float" office:value="-0.0221286923801255" calcext:value-type="float">
            <text:p>-0.022128692380126</text:p>
          </table:table-cell>
          <table:table-cell office:value-type="float" office:value="-0.016074157404805" calcext:value-type="float">
            <text:p>-0.016074157404805</text:p>
          </table:table-cell>
          <table:table-cell office:value-type="float" office:value="-0.0147606254138409" calcext:value-type="float">
            <text:p>-0.014760625413841</text:p>
          </table:table-cell>
          <table:table-cell office:value-type="float" office:value="-0.0116498689008153" calcext:value-type="float">
            <text:p>-0.011649868900815</text:p>
          </table:table-cell>
          <table:table-cell office:value-type="float" office:value="-0.0119543350728443" calcext:value-type="float">
            <text:p>-0.011954335072844</text:p>
          </table:table-cell>
          <table:table-cell office:value-type="float" office:value="-0.0102939541348942" calcext:value-type="float">
            <text:p>-0.010293954134894</text:p>
          </table:table-cell>
          <table:table-cell office:value-type="float" office:value="-0.0463756947560487" calcext:value-type="float">
            <text:p>-0.046375694756049</text:p>
          </table:table-cell>
          <table:table-cell office:value-type="float" office:value="-0.0393491648386178" calcext:value-type="float">
            <text:p>-0.039349164838618</text:p>
          </table:table-cell>
          <table:table-cell office:value-type="float" office:value="-0.0273993044800343" calcext:value-type="float">
            <text:p>-0.027399304480034</text:p>
          </table:table-cell>
          <table:table-cell office:value-type="float" office:value="-0.0260973227165268" calcext:value-type="float">
            <text:p>-0.026097322716527</text:p>
          </table:table-cell>
          <table:table-cell office:value-type="float" office:value="-0.0169907963129323" calcext:value-type="float">
            <text:p>-0.016990796312932</text:p>
          </table:table-cell>
          <table:table-cell office:value-type="float" office:value="-0.0172226125821046" calcext:value-type="float">
            <text:p>-0.017222612582105</text:p>
          </table:table-cell>
          <table:table-cell office:value-type="float" office:value="-0.0204231860148521" calcext:value-type="float">
            <text:p>-0.020423186014852</text:p>
          </table:table-cell>
          <table:table-cell office:value-type="float" office:value="-0.0195051680332499" calcext:value-type="float">
            <text:p>-0.01950516803325</text:p>
          </table:table-cell>
          <table:table-cell office:value-type="float" office:value="-0.0190489655220842" calcext:value-type="float">
            <text:p>-0.019048965522084</text:p>
          </table:table-cell>
          <table:table-cell office:value-type="float" office:value="-0.0190905170721023" calcext:value-type="float">
            <text:p>-0.019090517072102</text:p>
          </table:table-cell>
          <table:table-cell office:value-type="float" office:value="-0.0223099571813361" calcext:value-type="float">
            <text:p>-0.022309957181336</text:p>
          </table:table-cell>
          <table:table-cell office:value-type="float" office:value="-0.0263606496384338" calcext:value-type="float">
            <text:p>-0.026360649638434</text:p>
          </table:table-cell>
          <table:table-cell office:value-type="float" office:value="-0.0411227366288348" calcext:value-type="float">
            <text:p>-0.041122736628835</text:p>
          </table:table-cell>
          <table:table-cell office:value-type="float" office:value="-0.0382623102399163" calcext:value-type="float">
            <text:p>-0.038262310239916</text:p>
          </table:table-cell>
          <table:table-cell office:value-type="float" office:value="-0.0573635043037222" calcext:value-type="float">
            <text:p>-0.057363504303722</text:p>
          </table:table-cell>
          <table:table-cell office:value-type="float" office:value="-0.0585130224262762" calcext:value-type="float">
            <text:p>-0.058513022426276</text:p>
          </table:table-cell>
          <table:table-cell office:value-type="float" office:value="-0.0564397987730804" calcext:value-type="float">
            <text:p>-0.05643979877308</text:p>
          </table:table-cell>
          <table:table-cell office:value-type="float" office:value="-0.0558252478206993" calcext:value-type="float">
            <text:p>-0.055825247820699</text:p>
          </table:table-cell>
          <table:table-cell office:value-type="float" office:value="-0.056981049413954" calcext:value-type="float">
            <text:p>-0.056981049413954</text:p>
          </table:table-cell>
          <table:table-cell office:value-type="float" office:value="-0.0554106527000297" calcext:value-type="float">
            <text:p>-0.05541065270003</text:p>
          </table:table-cell>
          <table:table-cell office:value-type="float" office:value="-0.0265850449935341" calcext:value-type="float">
            <text:p>-0.026585044993534</text:p>
          </table:table-cell>
          <table:table-cell office:value-type="float" office:value="-0.0231968919631409" calcext:value-type="float">
            <text:p>-0.023196891963141</text:p>
          </table:table-cell>
          <table:table-cell office:value-type="float" office:value="-0.0177009253993553" calcext:value-type="float">
            <text:p>-0.017700925399355</text:p>
          </table:table-cell>
          <table:table-cell office:value-type="float" office:value="-0.0148671615889066" calcext:value-type="float">
            <text:p>-0.014867161588907</text:p>
          </table:table-cell>
          <table:table-cell office:value-type="float" office:value="-0.0142128238801618" calcext:value-type="float">
            <text:p>-0.014212823880162</text:p>
          </table:table-cell>
          <table:table-cell office:value-type="float" office:value="-0.0132431478131247" calcext:value-type="float">
            <text:p>-0.013243147813125</text:p>
          </table:table-cell>
          <table:table-cell office:value-type="float" office:value="-0.0474106164635146" calcext:value-type="float">
            <text:p>-0.047410616463515</text:p>
          </table:table-cell>
          <table:table-cell office:value-type="float" office:value="-0.0404424121934683" calcext:value-type="float">
            <text:p>-0.040442412193468</text:p>
          </table:table-cell>
          <table:table-cell office:value-type="float" office:value="-0.0372619833983323" calcext:value-type="float">
            <text:p>-0.037261983398332</text:p>
          </table:table-cell>
          <table:table-cell office:value-type="float" office:value="-0.0369729211683429" calcext:value-type="float">
            <text:p>-0.036972921168343</text:p>
          </table:table-cell>
          <table:table-cell office:value-type="float" office:value="-0.0359587550280999" calcext:value-type="float">
            <text:p>-0.0359587550281</text:p>
          </table:table-cell>
          <table:table-cell office:value-type="float" office:value="-0.0295633575328928" calcext:value-type="float">
            <text:p>-0.029563357532893</text:p>
          </table:table-cell>
          <table:table-cell office:value-type="float" office:value="-0.0248499880082983" calcext:value-type="float">
            <text:p>-0.024849988008298</text:p>
          </table:table-cell>
          <table:table-cell office:value-type="float" office:value="-0.022574234193338" calcext:value-type="float">
            <text:p>-0.022574234193338</text:p>
          </table:table-cell>
          <table:table-cell office:value-type="float" office:value="-0.0217731280439539" calcext:value-type="float">
            <text:p>-0.021773128043954</text:p>
          </table:table-cell>
          <table:table-cell office:value-type="float" office:value="-0.0217991824108937" calcext:value-type="float">
            <text:p>-0.021799182410894</text:p>
          </table:table-cell>
          <table:table-cell office:value-type="float" office:value="-0.0217369258491621" calcext:value-type="float">
            <text:p>-0.021736925849162</text:p>
          </table:table-cell>
          <table:table-cell office:value-type="float" office:value="-0.0219465058332356" calcext:value-type="float">
            <text:p>-0.021946505833236</text:p>
          </table:table-cell>
          <table:table-cell office:value-type="float" office:value="-0.0219231236928068" calcext:value-type="float">
            <text:p>-0.021923123692807</text:p>
          </table:table-cell>
          <table:table-cell office:value-type="float" office:value="-0.0219404529079623" calcext:value-type="float">
            <text:p>-0.021940452907962</text:p>
          </table:table-cell>
          <table:table-cell office:value-type="float" office:value="-0.0220464813231768" calcext:value-type="float">
            <text:p>-0.022046481323177</text:p>
          </table:table-cell>
          <table:table-cell office:value-type="float" office:value="-0.0220127411863268" calcext:value-type="float">
            <text:p>-0.022012741186327</text:p>
          </table:table-cell>
          <table:table-cell office:value-type="float" office:value="-0.0220184494045839" calcext:value-type="float">
            <text:p>-0.022018449404584</text:p>
          </table:table-cell>
          <table:table-cell office:value-type="float" office:value="-0.0219677486306587" calcext:value-type="float">
            <text:p>-0.021967748630659</text:p>
          </table:table-cell>
          <table:table-cell office:value-type="float" office:value="-0.0220027877918013" calcext:value-type="float">
            <text:p>-0.022002787791801</text:p>
          </table:table-cell>
          <table:table-cell office:value-type="float" office:value="-0.021982778086711" calcext:value-type="float">
            <text:p>-0.021982778086711</text:p>
          </table:table-cell>
          <table:table-cell office:value-type="float" office:value="-0.0219991698760934" calcext:value-type="float">
            <text:p>-0.021999169876093</text:p>
          </table:table-cell>
          <table:table-cell office:value-type="float" office:value="-0.0220183379004539" calcext:value-type="float">
            <text:p>-0.022018337900454</text:p>
          </table:table-cell>
          <table:table-cell office:value-type="float" office:value="-0.0219968745013403" calcext:value-type="float">
            <text:p>-0.02199687450134</text:p>
          </table:table-cell>
          <table:table-cell office:value-type="float" office:value="-0.0219761124484" calcext:value-type="float">
            <text:p>-0.0219761124484</text:p>
          </table:table-cell>
          <table:table-cell office:value-type="float" office:value="-0.0219969087886962" calcext:value-type="float">
            <text:p>-0.021996908788696</text:p>
          </table:table-cell>
          <table:table-cell office:value-type="float" office:value="-0.0220174845585932" calcext:value-type="float">
            <text:p>-0.022017484558593</text:p>
          </table:table-cell>
          <table:table-cell office:value-type="float" office:value="-0.0219647937792669" calcext:value-type="float">
            <text:p>-0.021964793779267</text:p>
          </table:table-cell>
          <table:table-cell office:value-type="float" office:value="-0.0219972667370968" calcext:value-type="float">
            <text:p>-0.021997266737097</text:p>
          </table:table-cell>
          <table:table-cell office:value-type="float" office:value="-0.0219816474009279" calcext:value-type="float">
            <text:p>-0.021981647400928</text:p>
          </table:table-cell>
          <table:table-cell office:value-type="float" office:value="-0.0219761887314078" calcext:value-type="float">
            <text:p>-0.021976188731408</text:p>
          </table:table-cell>
          <table:table-cell office:value-type="float" office:value="-0.0219816467187217" calcext:value-type="float">
            <text:p>-0.021981646718722</text:p>
          </table:table-cell>
          <table:table-cell office:value-type="float" office:value="-0.0220117186895453" calcext:value-type="float">
            <text:p>-0.022011718689545</text:p>
          </table:table-cell>
          <table:table-cell office:value-type="float" office:value="-0.0219962020669911" calcext:value-type="float">
            <text:p>-0.021996202066991</text:p>
          </table:table-cell>
          <table:table-cell office:value-type="float" office:value="-0.0220138352488795" calcext:value-type="float">
            <text:p>-0.02201383524888</text:p>
          </table:table-cell>
          <table:table-cell office:value-type="float" office:value="-0.022020012217356" calcext:value-type="float">
            <text:p>-0.022020012217356</text:p>
          </table:table-cell>
          <table:table-cell office:value-type="float" office:value="-0.021962649897744" calcext:value-type="float">
            <text:p>-0.021962649897744</text:p>
          </table:table-cell>
          <table:table-cell office:value-type="float" office:value="-0.0220211842502414" calcext:value-type="float">
            <text:p>-0.022021184250241</text:p>
          </table:table-cell>
          <table:table-cell office:value-type="float" office:value="-0.0219476650168214" calcext:value-type="float">
            <text:p>-0.021947665016821</text:p>
          </table:table-cell>
          <table:table-cell office:value-type="float" office:value="-0.0219623263295353" calcext:value-type="float">
            <text:p>-0.021962326329535</text:p>
          </table:table-cell>
          <table:table-cell office:value-type="float" office:value="-0.0219465358092606" calcext:value-type="float">
            <text:p>-0.021946535809261</text:p>
          </table:table-cell>
          <table:table-cell office:value-type="float" office:value="-0.0219825184037532" calcext:value-type="float">
            <text:p>-0.021982518403753</text:p>
          </table:table-cell>
          <table:table-cell office:value-type="float" office:value="-0.0219698325048926" calcext:value-type="float">
            <text:p>-0.021969832504893</text:p>
          </table:table-cell>
          <table:table-cell office:value-type="float" office:value="-0.0219743784796182" calcext:value-type="float">
            <text:p>-0.021974378479618</text:p>
          </table:table-cell>
          <table:table-cell office:value-type="float" office:value="-0.021971724394546" calcext:value-type="float">
            <text:p>-0.021971724394546</text:p>
          </table:table-cell>
          <table:table-cell office:value-type="float" office:value="-0.0220085028841688" calcext:value-type="float">
            <text:p>-0.022008502884169</text:p>
          </table:table-cell>
          <table:table-cell office:value-type="float" office:value="-0.0220083773283104" calcext:value-type="float">
            <text:p>-0.02200837732831</text:p>
          </table:table-cell>
          <table:table-cell office:value-type="float" office:value="-0.0219675804121677" calcext:value-type="float">
            <text:p>-0.021967580412168</text:p>
          </table:table-cell>
          <table:table-cell office:value-type="float" office:value="-0.0220022084541424" calcext:value-type="float">
            <text:p>-0.022002208454142</text:p>
          </table:table-cell>
          <table:table-cell office:value-type="float" office:value="-0.0219605173918043" calcext:value-type="float">
            <text:p>-0.021960517391804</text:p>
          </table:table-cell>
          <table:table-cell office:value-type="float" office:value="-0.0219661282592094" calcext:value-type="float">
            <text:p>-0.021966128259209</text:p>
          </table:table-cell>
          <table:table-cell office:value-type="float" office:value="-0.0219767332258675" calcext:value-type="float">
            <text:p>-0.021976733225868</text:p>
          </table:table-cell>
          <table:table-cell office:value-type="float" office:value="-0.0219550415042465" calcext:value-type="float">
            <text:p>-0.021955041504247</text:p>
          </table:table-cell>
          <table:table-cell office:value-type="float" office:value="-0.0220205580869386" calcext:value-type="float">
            <text:p>-0.022020558086939</text:p>
          </table:table-cell>
          <table:table-cell office:value-type="float" office:value="-0.0219597934660888" calcext:value-type="float">
            <text:p>-0.021959793466089</text:p>
          </table:table-cell>
          <table:table-cell office:value-type="float" office:value="-0.0219740847032123" calcext:value-type="float">
            <text:p>-0.021974084703212</text:p>
          </table:table-cell>
          <table:table-cell office:value-type="float" office:value="-0.0219817094342673" calcext:value-type="float">
            <text:p>-0.021981709434267</text:p>
          </table:table-cell>
          <table:table-cell office:value-type="float" office:value="-0.0219606268513856" calcext:value-type="float">
            <text:p>-0.021960626851386</text:p>
          </table:table-cell>
          <table:table-cell office:value-type="float" office:value="-0.0219447396639461" calcext:value-type="float">
            <text:p>-0.021944739663946</text:p>
          </table:table-cell>
          <table:table-cell office:value-type="float" office:value="-0.0219492667418335" calcext:value-type="float">
            <text:p>-0.021949266741834</text:p>
          </table:table-cell>
          <table:table-cell office:value-type="float" office:value="-0.0220022914815395" calcext:value-type="float">
            <text:p>-0.02200229148154</text:p>
          </table:table-cell>
          <table:table-cell office:value-type="float" office:value="-0.0219619899071995" calcext:value-type="float">
            <text:p>-0.0219619899072</text:p>
          </table:table-cell>
          <table:table-cell office:value-type="float" office:value="-0.0219759794661878" calcext:value-type="float">
            <text:p>-0.021975979466188</text:p>
          </table:table-cell>
          <table:table-cell office:value-type="float" office:value="-0.0219635885535728" calcext:value-type="float">
            <text:p>-0.021963588553573</text:p>
          </table:table-cell>
          <table:table-cell office:value-type="float" office:value="-0.0219921190420971" calcext:value-type="float">
            <text:p>-0.021992119042097</text:p>
          </table:table-cell>
          <table:table-cell office:value-type="float" office:value="-0.0219774763624237" calcext:value-type="float">
            <text:p>-0.021977476362424</text:p>
          </table:table-cell>
          <table:table-cell office:value-type="float" office:value="-0.0219883761698746" calcext:value-type="float">
            <text:p>-0.021988376169875</text:p>
          </table:table-cell>
          <table:table-cell office:value-type="float" office:value="-0.0219641055229297" calcext:value-type="float">
            <text:p>-0.02196410552293</text:p>
          </table:table-cell>
          <table:table-cell office:value-type="float" office:value="-0.0219661266224755" calcext:value-type="float">
            <text:p>-0.021966126622476</text:p>
          </table:table-cell>
          <table:table-cell office:value-type="float" office:value="-0.0220088478541938" calcext:value-type="float">
            <text:p>-0.022008847854194</text:p>
          </table:table-cell>
          <table:table-cell office:value-type="float" office:value="-0.0219609203485931" calcext:value-type="float">
            <text:p>-0.021960920348593</text:p>
          </table:table-cell>
          <table:table-cell office:value-type="float" office:value="-0.0219684266109498" calcext:value-type="float">
            <text:p>-0.02196842661095</text:p>
          </table:table-cell>
          <table:table-cell office:value-type="float" office:value="-0.0219729425315629" calcext:value-type="float">
            <text:p>-0.021972942531563</text:p>
          </table:table-cell>
          <table:table-cell office:value-type="float" office:value="-0.0219752980643378" calcext:value-type="float">
            <text:p>-0.021975298064338</text:p>
          </table:table-cell>
          <table:table-cell office:value-type="float" office:value="-0.021973271226469" calcext:value-type="float">
            <text:p>-0.021973271226469</text:p>
          </table:table-cell>
          <table:table-cell office:value-type="float" office:value="-0.0219484432752035" calcext:value-type="float">
            <text:p>-0.021948443275204</text:p>
          </table:table-cell>
          <table:table-cell office:value-type="float" office:value="-0.0219600505957813" calcext:value-type="float">
            <text:p>-0.021960050595781</text:p>
          </table:table-cell>
          <table:table-cell office:value-type="float" office:value="-0.0219545798367026" calcext:value-type="float">
            <text:p>-0.021954579836703</text:p>
          </table:table-cell>
          <table:table-cell table:number-columns-repeated="601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63738176288629" calcext:value-type="float">
            <text:p>0.563738176288629</text:p>
          </table:table-cell>
          <table:table-cell office:value-type="float" office:value="0.563441617644252" calcext:value-type="float">
            <text:p>0.563441617644252</text:p>
          </table:table-cell>
          <table:table-cell office:value-type="float" office:value="0.563979389997807" calcext:value-type="float">
            <text:p>0.563979389997807</text:p>
          </table:table-cell>
          <table:table-cell office:value-type="float" office:value="0.563834684118009" calcext:value-type="float">
            <text:p>0.563834684118009</text:p>
          </table:table-cell>
          <table:table-cell office:value-type="float" office:value="0.564586381477221" calcext:value-type="float">
            <text:p>0.564586381477221</text:p>
          </table:table-cell>
          <table:table-cell office:value-type="float" office:value="0.5641763233837" calcext:value-type="float">
            <text:p>0.5641763233837</text:p>
          </table:table-cell>
          <table:table-cell office:value-type="float" office:value="0.563665060396714" calcext:value-type="float">
            <text:p>0.563665060396714</text:p>
          </table:table-cell>
          <table:table-cell office:value-type="float" office:value="0.564371091224719" calcext:value-type="float">
            <text:p>0.564371091224719</text:p>
          </table:table-cell>
          <table:table-cell office:value-type="float" office:value="0.564289729697682" calcext:value-type="float">
            <text:p>0.564289729697682</text:p>
          </table:table-cell>
          <table:table-cell office:value-type="float" office:value="0.564195597280102" calcext:value-type="float">
            <text:p>0.564195597280102</text:p>
          </table:table-cell>
          <table:table-cell office:value-type="float" office:value="0.562948509883544" calcext:value-type="float">
            <text:p>0.562948509883544</text:p>
          </table:table-cell>
          <table:table-cell office:value-type="float" office:value="0.564376166670489" calcext:value-type="float">
            <text:p>0.564376166670489</text:p>
          </table:table-cell>
          <table:table-cell office:value-type="float" office:value="0.564385820138069" calcext:value-type="float">
            <text:p>0.564385820138069</text:p>
          </table:table-cell>
          <table:table-cell office:value-type="float" office:value="0.56357422250204" calcext:value-type="float">
            <text:p>0.56357422250204</text:p>
          </table:table-cell>
          <table:table-cell office:value-type="float" office:value="0.564741933187367" calcext:value-type="float">
            <text:p>0.564741933187367</text:p>
          </table:table-cell>
          <table:table-cell office:value-type="float" office:value="0.564468172137048" calcext:value-type="float">
            <text:p>0.564468172137048</text:p>
          </table:table-cell>
          <table:table-cell office:value-type="float" office:value="0.564622648651875" calcext:value-type="float">
            <text:p>0.564622648651875</text:p>
          </table:table-cell>
          <table:table-cell office:value-type="float" office:value="0.564547760130834" calcext:value-type="float">
            <text:p>0.564547760130834</text:p>
          </table:table-cell>
          <table:table-cell office:value-type="float" office:value="0.564657000314239" calcext:value-type="float">
            <text:p>0.564657000314239</text:p>
          </table:table-cell>
          <table:table-cell office:value-type="float" office:value="0.564468928099533" calcext:value-type="float">
            <text:p>0.564468928099533</text:p>
          </table:table-cell>
          <table:table-cell office:value-type="float" office:value="0.564022579499942" calcext:value-type="float">
            <text:p>0.564022579499942</text:p>
          </table:table-cell>
          <table:table-cell office:value-type="float" office:value="0.563928098091453" calcext:value-type="float">
            <text:p>0.563928098091453</text:p>
          </table:table-cell>
          <table:table-cell office:value-type="float" office:value="0.564391974428595" calcext:value-type="float">
            <text:p>0.564391974428595</text:p>
          </table:table-cell>
          <table:table-cell office:value-type="float" office:value="0.563934156342048" calcext:value-type="float">
            <text:p>0.563934156342048</text:p>
          </table:table-cell>
          <table:table-cell office:value-type="float" office:value="0.564522623917076" calcext:value-type="float">
            <text:p>0.564522623917076</text:p>
          </table:table-cell>
          <table:table-cell office:value-type="float" office:value="0.563978592530884" calcext:value-type="float">
            <text:p>0.563978592530884</text:p>
          </table:table-cell>
          <table:table-cell office:value-type="float" office:value="0.564555645543518" calcext:value-type="float">
            <text:p>0.564555645543518</text:p>
          </table:table-cell>
          <table:table-cell office:value-type="float" office:value="0.563957559815458" calcext:value-type="float">
            <text:p>0.563957559815458</text:p>
          </table:table-cell>
          <table:table-cell office:value-type="float" office:value="0.564723075807397" calcext:value-type="float">
            <text:p>0.564723075807397</text:p>
          </table:table-cell>
          <table:table-cell office:value-type="float" office:value="0.564761734483609" calcext:value-type="float">
            <text:p>0.564761734483609</text:p>
          </table:table-cell>
          <table:table-cell office:value-type="float" office:value="0.564375325947392" calcext:value-type="float">
            <text:p>0.564375325947392</text:p>
          </table:table-cell>
          <table:table-cell office:value-type="float" office:value="0.563794663242511" calcext:value-type="float">
            <text:p>0.563794663242511</text:p>
          </table:table-cell>
          <table:table-cell office:value-type="float" office:value="0.564361254464976" calcext:value-type="float">
            <text:p>0.564361254464976</text:p>
          </table:table-cell>
          <table:table-cell office:value-type="float" office:value="0.564063319429245" calcext:value-type="float">
            <text:p>0.564063319429245</text:p>
          </table:table-cell>
          <table:table-cell office:value-type="float" office:value="0.564143934625089" calcext:value-type="float">
            <text:p>0.564143934625089</text:p>
          </table:table-cell>
          <table:table-cell office:value-type="float" office:value="0.564285776977915" calcext:value-type="float">
            <text:p>0.564285776977915</text:p>
          </table:table-cell>
          <table:table-cell office:value-type="float" office:value="0.564314119690752" calcext:value-type="float">
            <text:p>0.564314119690752</text:p>
          </table:table-cell>
          <table:table-cell office:value-type="float" office:value="0.564579512663368" calcext:value-type="float">
            <text:p>0.564579512663368</text:p>
          </table:table-cell>
          <table:table-cell office:value-type="float" office:value="0.575091954459554" calcext:value-type="float">
            <text:p>0.575091954459554</text:p>
          </table:table-cell>
          <table:table-cell office:value-type="float" office:value="0.586961292174068" calcext:value-type="float">
            <text:p>0.586961292174068</text:p>
          </table:table-cell>
          <table:table-cell office:value-type="float" office:value="0.593103738059219" calcext:value-type="float">
            <text:p>0.593103738059219</text:p>
          </table:table-cell>
          <table:table-cell office:value-type="float" office:value="0.586983839657367" calcext:value-type="float">
            <text:p>0.586983839657367</text:p>
          </table:table-cell>
          <table:table-cell office:value-type="float" office:value="0.574323281398233" calcext:value-type="float">
            <text:p>0.574323281398233</text:p>
          </table:table-cell>
          <table:table-cell office:value-type="float" office:value="0.562498113701334" calcext:value-type="float">
            <text:p>0.562498113701334</text:p>
          </table:table-cell>
          <table:table-cell office:value-type="float" office:value="0.563557938922146" calcext:value-type="float">
            <text:p>0.563557938922146</text:p>
          </table:table-cell>
          <table:table-cell office:value-type="float" office:value="0.596155094496642" calcext:value-type="float">
            <text:p>0.596155094496642</text:p>
          </table:table-cell>
          <table:table-cell office:value-type="float" office:value="0.604518051073638" calcext:value-type="float">
            <text:p>0.604518051073638</text:p>
          </table:table-cell>
          <table:table-cell office:value-type="float" office:value="0.632088632695123" calcext:value-type="float">
            <text:p>0.632088632695123</text:p>
          </table:table-cell>
          <table:table-cell office:value-type="float" office:value="0.620137443240673" calcext:value-type="float">
            <text:p>0.620137443240673</text:p>
          </table:table-cell>
          <table:table-cell office:value-type="float" office:value="0.618302438519273" calcext:value-type="float">
            <text:p>0.618302438519273</text:p>
          </table:table-cell>
          <table:table-cell office:value-type="float" office:value="0.560573026091137" calcext:value-type="float">
            <text:p>0.560573026091137</text:p>
          </table:table-cell>
          <table:table-cell office:value-type="float" office:value="0.534371263033588" calcext:value-type="float">
            <text:p>0.534371263033588</text:p>
          </table:table-cell>
          <table:table-cell office:value-type="float" office:value="0.535869575231067" calcext:value-type="float">
            <text:p>0.535869575231067</text:p>
          </table:table-cell>
          <table:table-cell office:value-type="float" office:value="0.5362307986201" calcext:value-type="float">
            <text:p>0.5362307986201</text:p>
          </table:table-cell>
          <table:table-cell office:value-type="float" office:value="0.536730145425678" calcext:value-type="float">
            <text:p>0.536730145425678</text:p>
          </table:table-cell>
          <table:table-cell office:value-type="float" office:value="0.537119661274026" calcext:value-type="float">
            <text:p>0.537119661274026</text:p>
          </table:table-cell>
          <table:table-cell office:value-type="float" office:value="0.502319461751925" calcext:value-type="float">
            <text:p>0.502319461751925</text:p>
          </table:table-cell>
          <table:table-cell office:value-type="float" office:value="0.525759776252388" calcext:value-type="float">
            <text:p>0.525759776252388</text:p>
          </table:table-cell>
          <table:table-cell office:value-type="float" office:value="0.553285658380605" calcext:value-type="float">
            <text:p>0.553285658380605</text:p>
          </table:table-cell>
          <table:table-cell office:value-type="float" office:value="0.585590887705987" calcext:value-type="float">
            <text:p>0.585590887705987</text:p>
          </table:table-cell>
          <table:table-cell office:value-type="float" office:value="0.589268014838818" calcext:value-type="float">
            <text:p>0.589268014838818</text:p>
          </table:table-cell>
          <table:table-cell office:value-type="float" office:value="0.587806893059187" calcext:value-type="float">
            <text:p>0.587806893059187</text:p>
          </table:table-cell>
          <table:table-cell office:value-type="float" office:value="0.593967019244598" calcext:value-type="float">
            <text:p>0.593967019244598</text:p>
          </table:table-cell>
          <table:table-cell office:value-type="float" office:value="0.581868036801505" calcext:value-type="float">
            <text:p>0.581868036801505</text:p>
          </table:table-cell>
          <table:table-cell office:value-type="float" office:value="0.581540919697381" calcext:value-type="float">
            <text:p>0.581540919697381</text:p>
          </table:table-cell>
          <table:table-cell office:value-type="float" office:value="0.614416060594068" calcext:value-type="float">
            <text:p>0.614416060594068</text:p>
          </table:table-cell>
          <table:table-cell office:value-type="float" office:value="0.611592659303471" calcext:value-type="float">
            <text:p>0.611592659303471</text:p>
          </table:table-cell>
          <table:table-cell office:value-type="float" office:value="0.606915522272369" calcext:value-type="float">
            <text:p>0.606915522272369</text:p>
          </table:table-cell>
          <table:table-cell office:value-type="float" office:value="0.615708564668951" calcext:value-type="float">
            <text:p>0.615708564668951</text:p>
          </table:table-cell>
          <table:table-cell office:value-type="float" office:value="0.590454774404191" calcext:value-type="float">
            <text:p>0.590454774404191</text:p>
          </table:table-cell>
          <table:table-cell office:value-type="float" office:value="0.571763051359963" calcext:value-type="float">
            <text:p>0.571763051359963</text:p>
          </table:table-cell>
          <table:table-cell office:value-type="float" office:value="0.575694878403754" calcext:value-type="float">
            <text:p>0.575694878403754</text:p>
          </table:table-cell>
          <table:table-cell office:value-type="float" office:value="0.574647391198778" calcext:value-type="float">
            <text:p>0.574647391198778</text:p>
          </table:table-cell>
          <table:table-cell office:value-type="float" office:value="0.543304538308905" calcext:value-type="float">
            <text:p>0.543304538308905</text:p>
          </table:table-cell>
          <table:table-cell office:value-type="float" office:value="0.55322698766154" calcext:value-type="float">
            <text:p>0.55322698766154</text:p>
          </table:table-cell>
          <table:table-cell office:value-type="float" office:value="0.561678022091795" calcext:value-type="float">
            <text:p>0.561678022091795</text:p>
          </table:table-cell>
          <table:table-cell office:value-type="float" office:value="0.533862005156539" calcext:value-type="float">
            <text:p>0.533862005156539</text:p>
          </table:table-cell>
          <table:table-cell office:value-type="float" office:value="0.525907867235818" calcext:value-type="float">
            <text:p>0.525907867235818</text:p>
          </table:table-cell>
          <table:table-cell office:value-type="float" office:value="0.496149484415434" calcext:value-type="float">
            <text:p>0.496149484415434</text:p>
          </table:table-cell>
          <table:table-cell office:value-type="float" office:value="0.495603586265569" calcext:value-type="float">
            <text:p>0.495603586265569</text:p>
          </table:table-cell>
          <table:table-cell office:value-type="float" office:value="0.507960971156398" calcext:value-type="float">
            <text:p>0.507960971156398</text:p>
          </table:table-cell>
          <table:table-cell office:value-type="float" office:value="0.541421931054191" calcext:value-type="float">
            <text:p>0.541421931054191</text:p>
          </table:table-cell>
          <table:table-cell office:value-type="float" office:value="0.56200525346718" calcext:value-type="float">
            <text:p>0.56200525346718</text:p>
          </table:table-cell>
          <table:table-cell office:value-type="float" office:value="0.560213755876185" calcext:value-type="float">
            <text:p>0.560213755876185</text:p>
          </table:table-cell>
          <table:table-cell office:value-type="float" office:value="0.523264832846049" calcext:value-type="float">
            <text:p>0.523264832846049</text:p>
          </table:table-cell>
          <table:table-cell office:value-type="float" office:value="0.551607879185458" calcext:value-type="float">
            <text:p>0.551607879185458</text:p>
          </table:table-cell>
          <table:table-cell office:value-type="float" office:value="0.602241904192383" calcext:value-type="float">
            <text:p>0.602241904192383</text:p>
          </table:table-cell>
          <table:table-cell office:value-type="float" office:value="0.587777937450916" calcext:value-type="float">
            <text:p>0.587777937450916</text:p>
          </table:table-cell>
          <table:table-cell office:value-type="float" office:value="0.571270207182814" calcext:value-type="float">
            <text:p>0.571270207182814</text:p>
          </table:table-cell>
          <table:table-cell office:value-type="float" office:value="0.575114290387561" calcext:value-type="float">
            <text:p>0.575114290387561</text:p>
          </table:table-cell>
          <table:table-cell office:value-type="float" office:value="0.604694552979554" calcext:value-type="float">
            <text:p>0.604694552979554</text:p>
          </table:table-cell>
          <table:table-cell office:value-type="float" office:value="0.563848576065074" calcext:value-type="float">
            <text:p>0.563848576065074</text:p>
          </table:table-cell>
          <table:table-cell office:value-type="float" office:value="0.555414477962237" calcext:value-type="float">
            <text:p>0.555414477962237</text:p>
          </table:table-cell>
          <table:table-cell office:value-type="float" office:value="0.556073765263008" calcext:value-type="float">
            <text:p>0.556073765263008</text:p>
          </table:table-cell>
          <table:table-cell office:value-type="float" office:value="0.596479874894385" calcext:value-type="float">
            <text:p>0.596479874894385</text:p>
          </table:table-cell>
          <table:table-cell office:value-type="float" office:value="0.533926733300718" calcext:value-type="float">
            <text:p>0.533926733300718</text:p>
          </table:table-cell>
          <table:table-cell office:value-type="float" office:value="0.512741745183644" calcext:value-type="float">
            <text:p>0.512741745183644</text:p>
          </table:table-cell>
          <table:table-cell office:value-type="float" office:value="0.528511453506745" calcext:value-type="float">
            <text:p>0.528511453506745</text:p>
          </table:table-cell>
          <table:table-cell office:value-type="float" office:value="0.545553275359908" calcext:value-type="float">
            <text:p>0.545553275359908</text:p>
          </table:table-cell>
          <table:table-cell office:value-type="float" office:value="0.583033840949904" calcext:value-type="float">
            <text:p>0.583033840949904</text:p>
          </table:table-cell>
          <table:table-cell office:value-type="float" office:value="0.595950603342867" calcext:value-type="float">
            <text:p>0.595950603342867</text:p>
          </table:table-cell>
          <table:table-cell office:value-type="float" office:value="0.594975034855514" calcext:value-type="float">
            <text:p>0.594975034855514</text:p>
          </table:table-cell>
          <table:table-cell office:value-type="float" office:value="0.599011735599465" calcext:value-type="float">
            <text:p>0.599011735599465</text:p>
          </table:table-cell>
          <table:table-cell office:value-type="float" office:value="0.591250017441465" calcext:value-type="float">
            <text:p>0.591250017441465</text:p>
          </table:table-cell>
          <table:table-cell office:value-type="float" office:value="0.566217615779939" calcext:value-type="float">
            <text:p>0.566217615779939</text:p>
          </table:table-cell>
          <table:table-cell office:value-type="float" office:value="0.550225197238521" calcext:value-type="float">
            <text:p>0.550225197238521</text:p>
          </table:table-cell>
          <table:table-cell office:value-type="float" office:value="0.55098838103542" calcext:value-type="float">
            <text:p>0.55098838103542</text:p>
          </table:table-cell>
          <table:table-cell office:value-type="float" office:value="0.580599794488302" calcext:value-type="float">
            <text:p>0.580599794488302</text:p>
          </table:table-cell>
          <table:table-cell office:value-type="float" office:value="0.620601412291368" calcext:value-type="float">
            <text:p>0.620601412291368</text:p>
          </table:table-cell>
          <table:table-cell office:value-type="float" office:value="0.627630130089266" calcext:value-type="float">
            <text:p>0.627630130089266</text:p>
          </table:table-cell>
          <table:table-cell office:value-type="float" office:value="0.637962304696037" calcext:value-type="float">
            <text:p>0.637962304696037</text:p>
          </table:table-cell>
          <table:table-cell office:value-type="float" office:value="0.627809928139779" calcext:value-type="float">
            <text:p>0.627809928139779</text:p>
          </table:table-cell>
          <table:table-cell office:value-type="float" office:value="0.626195399534684" calcext:value-type="float">
            <text:p>0.626195399534684</text:p>
          </table:table-cell>
          <table:table-cell office:value-type="float" office:value="0.567764476598296" calcext:value-type="float">
            <text:p>0.567764476598296</text:p>
          </table:table-cell>
          <table:table-cell office:value-type="float" office:value="0.554908479809301" calcext:value-type="float">
            <text:p>0.554908479809301</text:p>
          </table:table-cell>
          <table:table-cell office:value-type="float" office:value="0.550632338436146" calcext:value-type="float">
            <text:p>0.550632338436146</text:p>
          </table:table-cell>
          <table:table-cell office:value-type="float" office:value="0.539841688223923" calcext:value-type="float">
            <text:p>0.539841688223923</text:p>
          </table:table-cell>
          <table:table-cell office:value-type="float" office:value="0.532862466263557" calcext:value-type="float">
            <text:p>0.532862466263557</text:p>
          </table:table-cell>
          <table:table-cell office:value-type="float" office:value="0.587265133241861" calcext:value-type="float">
            <text:p>0.587265133241861</text:p>
          </table:table-cell>
          <table:table-cell office:value-type="float" office:value="0.538047959446039" calcext:value-type="float">
            <text:p>0.538047959446039</text:p>
          </table:table-cell>
          <table:table-cell office:value-type="float" office:value="0.505823851423339" calcext:value-type="float">
            <text:p>0.505823851423339</text:p>
          </table:table-cell>
          <table:table-cell office:value-type="float" office:value="0.502265653768832" calcext:value-type="float">
            <text:p>0.502265653768832</text:p>
          </table:table-cell>
          <table:table-cell office:value-type="float" office:value="0.515922945554675" calcext:value-type="float">
            <text:p>0.515922945554675</text:p>
          </table:table-cell>
          <table:table-cell office:value-type="float" office:value="0.535647314802671" calcext:value-type="float">
            <text:p>0.535647314802671</text:p>
          </table:table-cell>
          <table:table-cell office:value-type="float" office:value="0.571056531264739" calcext:value-type="float">
            <text:p>0.571056531264739</text:p>
          </table:table-cell>
          <table:table-cell office:value-type="float" office:value="0.586908582593877" calcext:value-type="float">
            <text:p>0.586908582593877</text:p>
          </table:table-cell>
          <table:table-cell office:value-type="float" office:value="0.595950358906678" calcext:value-type="float">
            <text:p>0.595950358906678</text:p>
          </table:table-cell>
          <table:table-cell office:value-type="float" office:value="0.601784123688246" calcext:value-type="float">
            <text:p>0.601784123688246</text:p>
          </table:table-cell>
          <table:table-cell office:value-type="float" office:value="0.569108241893588" calcext:value-type="float">
            <text:p>0.569108241893588</text:p>
          </table:table-cell>
          <table:table-cell office:value-type="float" office:value="0.610259907404007" calcext:value-type="float">
            <text:p>0.610259907404007</text:p>
          </table:table-cell>
          <table:table-cell office:value-type="float" office:value="0.624524458327033" calcext:value-type="float">
            <text:p>0.624524458327033</text:p>
          </table:table-cell>
          <table:table-cell office:value-type="float" office:value="0.617217114378582" calcext:value-type="float">
            <text:p>0.617217114378582</text:p>
          </table:table-cell>
          <table:table-cell office:value-type="float" office:value="0.618663785745149" calcext:value-type="float">
            <text:p>0.618663785745149</text:p>
          </table:table-cell>
          <table:table-cell office:value-type="float" office:value="0.550006635945301" calcext:value-type="float">
            <text:p>0.550006635945301</text:p>
          </table:table-cell>
          <table:table-cell office:value-type="float" office:value="0.560461980707352" calcext:value-type="float">
            <text:p>0.560461980707352</text:p>
          </table:table-cell>
          <table:table-cell office:value-type="float" office:value="0.568016956369402" calcext:value-type="float">
            <text:p>0.568016956369402</text:p>
          </table:table-cell>
          <table:table-cell office:value-type="float" office:value="0.55786459946423" calcext:value-type="float">
            <text:p>0.55786459946423</text:p>
          </table:table-cell>
          <table:table-cell office:value-type="float" office:value="0.554677650789397" calcext:value-type="float">
            <text:p>0.554677650789397</text:p>
          </table:table-cell>
          <table:table-cell office:value-type="float" office:value="0.557160316839778" calcext:value-type="float">
            <text:p>0.557160316839778</text:p>
          </table:table-cell>
          <table:table-cell office:value-type="float" office:value="0.615517870677153" calcext:value-type="float">
            <text:p>0.615517870677153</text:p>
          </table:table-cell>
          <table:table-cell office:value-type="float" office:value="0.606883026343345" calcext:value-type="float">
            <text:p>0.606883026343345</text:p>
          </table:table-cell>
          <table:table-cell office:value-type="float" office:value="0.579626123434863" calcext:value-type="float">
            <text:p>0.579626123434863</text:p>
          </table:table-cell>
          <table:table-cell office:value-type="float" office:value="0.557959898257434" calcext:value-type="float">
            <text:p>0.557959898257434</text:p>
          </table:table-cell>
          <table:table-cell office:value-type="float" office:value="0.535288187040538" calcext:value-type="float">
            <text:p>0.535288187040538</text:p>
          </table:table-cell>
          <table:table-cell office:value-type="float" office:value="0.526454325817758" calcext:value-type="float">
            <text:p>0.526454325817758</text:p>
          </table:table-cell>
          <table:table-cell office:value-type="float" office:value="0.53344502983495" calcext:value-type="float">
            <text:p>0.53344502983495</text:p>
          </table:table-cell>
          <table:table-cell office:value-type="float" office:value="0.553189361068746" calcext:value-type="float">
            <text:p>0.553189361068746</text:p>
          </table:table-cell>
          <table:table-cell office:value-type="float" office:value="0.576588094628475" calcext:value-type="float">
            <text:p>0.576588094628475</text:p>
          </table:table-cell>
          <table:table-cell office:value-type="float" office:value="0.593644235583907" calcext:value-type="float">
            <text:p>0.593644235583907</text:p>
          </table:table-cell>
          <table:table-cell office:value-type="float" office:value="0.606828427478272" calcext:value-type="float">
            <text:p>0.606828427478272</text:p>
          </table:table-cell>
          <table:table-cell office:value-type="float" office:value="0.597231537068683" calcext:value-type="float">
            <text:p>0.597231537068683</text:p>
          </table:table-cell>
          <table:table-cell office:value-type="float" office:value="0.562367899485783" calcext:value-type="float">
            <text:p>0.562367899485783</text:p>
          </table:table-cell>
          <table:table-cell office:value-type="float" office:value="0.55563072842797" calcext:value-type="float">
            <text:p>0.55563072842797</text:p>
          </table:table-cell>
          <table:table-cell office:value-type="float" office:value="0.604148693875854" calcext:value-type="float">
            <text:p>0.604148693875854</text:p>
          </table:table-cell>
          <table:table-cell office:value-type="float" office:value="0.618722995590918" calcext:value-type="float">
            <text:p>0.618722995590918</text:p>
          </table:table-cell>
          <table:table-cell office:value-type="float" office:value="0.623583067904928" calcext:value-type="float">
            <text:p>0.623583067904928</text:p>
          </table:table-cell>
          <table:table-cell office:value-type="float" office:value="0.629198982263215" calcext:value-type="float">
            <text:p>0.629198982263215</text:p>
          </table:table-cell>
          <table:table-cell office:value-type="float" office:value="0.618938107584763" calcext:value-type="float">
            <text:p>0.618938107584763</text:p>
          </table:table-cell>
          <table:table-cell office:value-type="float" office:value="0.626573849155951" calcext:value-type="float">
            <text:p>0.626573849155951</text:p>
          </table:table-cell>
          <table:table-cell office:value-type="float" office:value="0.545212988707082" calcext:value-type="float">
            <text:p>0.545212988707082</text:p>
          </table:table-cell>
          <table:table-cell office:value-type="float" office:value="0.531965690213139" calcext:value-type="float">
            <text:p>0.531965690213139</text:p>
          </table:table-cell>
          <table:table-cell office:value-type="float" office:value="0.547563458719238" calcext:value-type="float">
            <text:p>0.547563458719238</text:p>
          </table:table-cell>
          <table:table-cell office:value-type="float" office:value="0.540178935241864" calcext:value-type="float">
            <text:p>0.540178935241864</text:p>
          </table:table-cell>
          <table:table-cell office:value-type="float" office:value="0.540161791803386" calcext:value-type="float">
            <text:p>0.540161791803386</text:p>
          </table:table-cell>
          <table:table-cell office:value-type="float" office:value="0.541197913689679" calcext:value-type="float">
            <text:p>0.541197913689679</text:p>
          </table:table-cell>
          <table:table-cell office:value-type="float" office:value="0.589074523471319" calcext:value-type="float">
            <text:p>0.589074523471319</text:p>
          </table:table-cell>
          <table:table-cell office:value-type="float" office:value="0.564025428548091" calcext:value-type="float">
            <text:p>0.564025428548091</text:p>
          </table:table-cell>
          <table:table-cell office:value-type="float" office:value="0.546760924783678" calcext:value-type="float">
            <text:p>0.546760924783678</text:p>
          </table:table-cell>
          <table:table-cell office:value-type="float" office:value="0.515369610666113" calcext:value-type="float">
            <text:p>0.515369610666113</text:p>
          </table:table-cell>
          <table:table-cell office:value-type="float" office:value="0.503735293283829" calcext:value-type="float">
            <text:p>0.503735293283829</text:p>
          </table:table-cell>
          <table:table-cell office:value-type="float" office:value="0.506046989242412" calcext:value-type="float">
            <text:p>0.506046989242412</text:p>
          </table:table-cell>
          <table:table-cell office:value-type="float" office:value="0.499651393206906" calcext:value-type="float">
            <text:p>0.499651393206906</text:p>
          </table:table-cell>
          <table:table-cell office:value-type="float" office:value="0.497244869023464" calcext:value-type="float">
            <text:p>0.497244869023464</text:p>
          </table:table-cell>
          <table:table-cell office:value-type="float" office:value="0.505765025187568" calcext:value-type="float">
            <text:p>0.505765025187568</text:p>
          </table:table-cell>
          <table:table-cell office:value-type="float" office:value="0.511923095081873" calcext:value-type="float">
            <text:p>0.511923095081873</text:p>
          </table:table-cell>
          <table:table-cell office:value-type="float" office:value="0.514544073471601" calcext:value-type="float">
            <text:p>0.514544073471601</text:p>
          </table:table-cell>
          <table:table-cell office:value-type="float" office:value="0.517058331870122" calcext:value-type="float">
            <text:p>0.517058331870122</text:p>
          </table:table-cell>
          <table:table-cell office:value-type="float" office:value="0.514733812082811" calcext:value-type="float">
            <text:p>0.514733812082811</text:p>
          </table:table-cell>
          <table:table-cell office:value-type="float" office:value="0.513291419324468" calcext:value-type="float">
            <text:p>0.513291419324468</text:p>
          </table:table-cell>
          <table:table-cell office:value-type="float" office:value="0.513382720211754" calcext:value-type="float">
            <text:p>0.513382720211754</text:p>
          </table:table-cell>
          <table:table-cell office:value-type="float" office:value="0.51348950250282" calcext:value-type="float">
            <text:p>0.51348950250282</text:p>
          </table:table-cell>
          <table:table-cell office:value-type="float" office:value="0.513518511892104" calcext:value-type="float">
            <text:p>0.513518511892104</text:p>
          </table:table-cell>
          <table:table-cell office:value-type="float" office:value="0.512910560661554" calcext:value-type="float">
            <text:p>0.512910560661554</text:p>
          </table:table-cell>
          <table:table-cell office:value-type="float" office:value="0.512884272613298" calcext:value-type="float">
            <text:p>0.512884272613298</text:p>
          </table:table-cell>
          <table:table-cell office:value-type="float" office:value="0.512659960509877" calcext:value-type="float">
            <text:p>0.512659960509877</text:p>
          </table:table-cell>
          <table:table-cell office:value-type="float" office:value="0.512897315660308" calcext:value-type="float">
            <text:p>0.512897315660308</text:p>
          </table:table-cell>
          <table:table-cell office:value-type="float" office:value="0.513347227224234" calcext:value-type="float">
            <text:p>0.513347227224234</text:p>
          </table:table-cell>
          <table:table-cell office:value-type="float" office:value="0.513139211383376" calcext:value-type="float">
            <text:p>0.513139211383376</text:p>
          </table:table-cell>
          <table:table-cell office:value-type="float" office:value="0.51243063405122" calcext:value-type="float">
            <text:p>0.51243063405122</text:p>
          </table:table-cell>
          <table:table-cell office:value-type="float" office:value="0.512778961322325" calcext:value-type="float">
            <text:p>0.512778961322325</text:p>
          </table:table-cell>
          <table:table-cell office:value-type="float" office:value="0.51374178921083" calcext:value-type="float">
            <text:p>0.51374178921083</text:p>
          </table:table-cell>
          <table:table-cell office:value-type="float" office:value="0.512549316232454" calcext:value-type="float">
            <text:p>0.512549316232454</text:p>
          </table:table-cell>
          <table:table-cell office:value-type="float" office:value="0.512736283398715" calcext:value-type="float">
            <text:p>0.512736283398715</text:p>
          </table:table-cell>
          <table:table-cell office:value-type="float" office:value="0.51297416402473" calcext:value-type="float">
            <text:p>0.51297416402473</text:p>
          </table:table-cell>
          <table:table-cell office:value-type="float" office:value="0.512959020661448" calcext:value-type="float">
            <text:p>0.512959020661448</text:p>
          </table:table-cell>
          <table:table-cell office:value-type="float" office:value="0.512981828767145" calcext:value-type="float">
            <text:p>0.512981828767145</text:p>
          </table:table-cell>
          <table:table-cell office:value-type="float" office:value="0.513212714435783" calcext:value-type="float">
            <text:p>0.513212714435783</text:p>
          </table:table-cell>
          <table:table-cell office:value-type="float" office:value="0.512963082921172" calcext:value-type="float">
            <text:p>0.512963082921172</text:p>
          </table:table-cell>
          <table:table-cell office:value-type="float" office:value="0.513362252000513" calcext:value-type="float">
            <text:p>0.513362252000513</text:p>
          </table:table-cell>
          <table:table-cell office:value-type="float" office:value="0.513512985669929" calcext:value-type="float">
            <text:p>0.513512985669929</text:p>
          </table:table-cell>
          <table:table-cell office:value-type="float" office:value="0.512611258699229" calcext:value-type="float">
            <text:p>0.512611258699229</text:p>
          </table:table-cell>
          <table:table-cell office:value-type="float" office:value="0.51318643940381" calcext:value-type="float">
            <text:p>0.51318643940381</text:p>
          </table:table-cell>
          <table:table-cell office:value-type="float" office:value="0.51239034471384" calcext:value-type="float">
            <text:p>0.51239034471384</text:p>
          </table:table-cell>
          <table:table-cell office:value-type="float" office:value="0.512678341761123" calcext:value-type="float">
            <text:p>0.512678341761123</text:p>
          </table:table-cell>
          <table:table-cell office:value-type="float" office:value="0.512509439875946" calcext:value-type="float">
            <text:p>0.512509439875946</text:p>
          </table:table-cell>
          <table:table-cell office:value-type="float" office:value="0.512908703077192" calcext:value-type="float">
            <text:p>0.512908703077192</text:p>
          </table:table-cell>
          <table:table-cell office:value-type="float" office:value="0.512854756785485" calcext:value-type="float">
            <text:p>0.512854756785485</text:p>
          </table:table-cell>
          <table:table-cell office:value-type="float" office:value="0.512955250365939" calcext:value-type="float">
            <text:p>0.512955250365939</text:p>
          </table:table-cell>
          <table:table-cell office:value-type="float" office:value="0.512823819222406" calcext:value-type="float">
            <text:p>0.512823819222406</text:p>
          </table:table-cell>
          <table:table-cell office:value-type="float" office:value="0.513149836250774" calcext:value-type="float">
            <text:p>0.513149836250774</text:p>
          </table:table-cell>
          <table:table-cell office:value-type="float" office:value="0.513288486310174" calcext:value-type="float">
            <text:p>0.513288486310174</text:p>
          </table:table-cell>
          <table:table-cell office:value-type="float" office:value="0.512714577059437" calcext:value-type="float">
            <text:p>0.512714577059437</text:p>
          </table:table-cell>
          <table:table-cell office:value-type="float" office:value="0.512985729958953" calcext:value-type="float">
            <text:p>0.512985729958953</text:p>
          </table:table-cell>
          <table:table-cell office:value-type="float" office:value="0.512414102737819" calcext:value-type="float">
            <text:p>0.512414102737819</text:p>
          </table:table-cell>
          <table:table-cell office:value-type="float" office:value="0.512648234155985" calcext:value-type="float">
            <text:p>0.512648234155985</text:p>
          </table:table-cell>
          <table:table-cell office:value-type="float" office:value="0.513083378182899" calcext:value-type="float">
            <text:p>0.513083378182899</text:p>
          </table:table-cell>
          <table:table-cell office:value-type="float" office:value="0.512892828652658" calcext:value-type="float">
            <text:p>0.512892828652658</text:p>
          </table:table-cell>
          <table:table-cell office:value-type="float" office:value="0.513639261195678" calcext:value-type="float">
            <text:p>0.513639261195678</text:p>
          </table:table-cell>
          <table:table-cell office:value-type="float" office:value="0.512635943270662" calcext:value-type="float">
            <text:p>0.512635943270662</text:p>
          </table:table-cell>
          <table:table-cell office:value-type="float" office:value="0.512915895187197" calcext:value-type="float">
            <text:p>0.512915895187197</text:p>
          </table:table-cell>
          <table:table-cell office:value-type="float" office:value="0.513337661009167" calcext:value-type="float">
            <text:p>0.513337661009167</text:p>
          </table:table-cell>
          <table:table-cell office:value-type="float" office:value="0.512630760346243" calcext:value-type="float">
            <text:p>0.512630760346243</text:p>
          </table:table-cell>
          <table:table-cell office:value-type="float" office:value="0.512372500196464" calcext:value-type="float">
            <text:p>0.512372500196464</text:p>
          </table:table-cell>
          <table:table-cell office:value-type="float" office:value="0.512516083008414" calcext:value-type="float">
            <text:p>0.512516083008414</text:p>
          </table:table-cell>
          <table:table-cell office:value-type="float" office:value="0.513608805863859" calcext:value-type="float">
            <text:p>0.513608805863859</text:p>
          </table:table-cell>
          <table:table-cell office:value-type="float" office:value="0.512752589193244" calcext:value-type="float">
            <text:p>0.512752589193244</text:p>
          </table:table-cell>
          <table:table-cell office:value-type="float" office:value="0.513173564303306" calcext:value-type="float">
            <text:p>0.513173564303306</text:p>
          </table:table-cell>
          <table:table-cell office:value-type="float" office:value="0.512830683376599" calcext:value-type="float">
            <text:p>0.512830683376599</text:p>
          </table:table-cell>
          <table:table-cell office:value-type="float" office:value="0.512801115740517" calcext:value-type="float">
            <text:p>0.512801115740517</text:p>
          </table:table-cell>
          <table:table-cell office:value-type="float" office:value="0.513090487115948" calcext:value-type="float">
            <text:p>0.513090487115948</text:p>
          </table:table-cell>
          <table:table-cell office:value-type="float" office:value="0.513186127291921" calcext:value-type="float">
            <text:p>0.513186127291921</text:p>
          </table:table-cell>
          <table:table-cell office:value-type="float" office:value="0.512566035282836" calcext:value-type="float">
            <text:p>0.512566035282836</text:p>
          </table:table-cell>
          <table:table-cell office:value-type="float" office:value="0.512999255260422" calcext:value-type="float">
            <text:p>0.512999255260422</text:p>
          </table:table-cell>
          <table:table-cell office:value-type="float" office:value="0.513404645869805" calcext:value-type="float">
            <text:p>0.513404645869805</text:p>
          </table:table-cell>
          <table:table-cell office:value-type="float" office:value="0.512720984978267" calcext:value-type="float">
            <text:p>0.512720984978267</text:p>
          </table:table-cell>
          <table:table-cell office:value-type="float" office:value="0.512785151009223" calcext:value-type="float">
            <text:p>0.512785151009223</text:p>
          </table:table-cell>
          <table:table-cell office:value-type="float" office:value="0.513179001268842" calcext:value-type="float">
            <text:p>0.513179001268842</text:p>
          </table:table-cell>
          <table:table-cell office:value-type="float" office:value="0.513421845984869" calcext:value-type="float">
            <text:p>0.513421845984869</text:p>
          </table:table-cell>
          <table:table-cell office:value-type="float" office:value="0.513161721518342" calcext:value-type="float">
            <text:p>0.513161721518342</text:p>
          </table:table-cell>
          <table:table-cell office:value-type="float" office:value="0.512494777676784" calcext:value-type="float">
            <text:p>0.512494777676784</text:p>
          </table:table-cell>
          <table:table-cell office:value-type="float" office:value="0.512741886704755" calcext:value-type="float">
            <text:p>0.512741886704755</text:p>
          </table:table-cell>
          <table:table-cell office:value-type="float" office:value="0.512754567501719" calcext:value-type="float">
            <text:p>0.512754567501719</text:p>
          </table:table-cell>
          <table:table-cell table:number-columns-repeated="601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00677645308555" calcext:value-type="float">
            <text:p>-0.200677645308555</text:p>
          </table:table-cell>
          <table:table-cell office:value-type="float" office:value="-0.200653371547887" calcext:value-type="float">
            <text:p>-0.200653371547887</text:p>
          </table:table-cell>
          <table:table-cell office:value-type="float" office:value="-0.200749437373505" calcext:value-type="float">
            <text:p>-0.200749437373505</text:p>
          </table:table-cell>
          <table:table-cell office:value-type="float" office:value="-0.200724503663675" calcext:value-type="float">
            <text:p>-0.200724503663675</text:p>
          </table:table-cell>
          <table:table-cell office:value-type="float" office:value="-0.200911018842405" calcext:value-type="float">
            <text:p>-0.200911018842405</text:p>
          </table:table-cell>
          <table:table-cell office:value-type="float" office:value="-0.200815650793555" calcext:value-type="float">
            <text:p>-0.200815650793555</text:p>
          </table:table-cell>
          <table:table-cell office:value-type="float" office:value="-0.200703647173025" calcext:value-type="float">
            <text:p>-0.200703647173025</text:p>
          </table:table-cell>
          <table:table-cell office:value-type="float" office:value="-0.200880480807032" calcext:value-type="float">
            <text:p>-0.200880480807032</text:p>
          </table:table-cell>
          <table:table-cell office:value-type="float" office:value="-0.200864997238495" calcext:value-type="float">
            <text:p>-0.200864997238495</text:p>
          </table:table-cell>
          <table:table-cell office:value-type="float" office:value="-0.200854048987629" calcext:value-type="float">
            <text:p>-0.200854048987629</text:p>
          </table:table-cell>
          <table:table-cell office:value-type="float" office:value="-0.200544440306691" calcext:value-type="float">
            <text:p>-0.200544440306691</text:p>
          </table:table-cell>
          <table:table-cell office:value-type="float" office:value="-0.200857285164205" calcext:value-type="float">
            <text:p>-0.200857285164205</text:p>
          </table:table-cell>
          <table:table-cell office:value-type="float" office:value="-0.200865983256386" calcext:value-type="float">
            <text:p>-0.200865983256386</text:p>
          </table:table-cell>
          <table:table-cell office:value-type="float" office:value="-0.200684729132465" calcext:value-type="float">
            <text:p>-0.200684729132465</text:p>
          </table:table-cell>
          <table:table-cell office:value-type="float" office:value="-0.200967966315319" calcext:value-type="float">
            <text:p>-0.200967966315319</text:p>
          </table:table-cell>
          <table:table-cell office:value-type="float" office:value="-0.200886922740008" calcext:value-type="float">
            <text:p>-0.200886922740008</text:p>
          </table:table-cell>
          <table:table-cell office:value-type="float" office:value="-0.200913713803258" calcext:value-type="float">
            <text:p>-0.200913713803258</text:p>
          </table:table-cell>
          <table:table-cell office:value-type="float" office:value="-0.200919071012799" calcext:value-type="float">
            <text:p>-0.200919071012799</text:p>
          </table:table-cell>
          <table:table-cell office:value-type="float" office:value="-0.200934730444668" calcext:value-type="float">
            <text:p>-0.200934730444668</text:p>
          </table:table-cell>
          <table:table-cell office:value-type="float" office:value="-0.200881837583992" calcext:value-type="float">
            <text:p>-0.200881837583992</text:p>
          </table:table-cell>
          <table:table-cell office:value-type="float" office:value="-0.200789171582955" calcext:value-type="float">
            <text:p>-0.200789171582955</text:p>
          </table:table-cell>
          <table:table-cell office:value-type="float" office:value="-0.200753929802895" calcext:value-type="float">
            <text:p>-0.200753929802895</text:p>
          </table:table-cell>
          <table:table-cell office:value-type="float" office:value="-0.200925574687349" calcext:value-type="float">
            <text:p>-0.200925574687349</text:p>
          </table:table-cell>
          <table:table-cell office:value-type="float" office:value="-0.200764065342182" calcext:value-type="float">
            <text:p>-0.200764065342182</text:p>
          </table:table-cell>
          <table:table-cell office:value-type="float" office:value="-0.200877464606935" calcext:value-type="float">
            <text:p>-0.200877464606935</text:p>
          </table:table-cell>
          <table:table-cell office:value-type="float" office:value="-0.200756736096044" calcext:value-type="float">
            <text:p>-0.200756736096044</text:p>
          </table:table-cell>
          <table:table-cell office:value-type="float" office:value="-0.200924824541349" calcext:value-type="float">
            <text:p>-0.200924824541349</text:p>
          </table:table-cell>
          <table:table-cell office:value-type="float" office:value="-0.200779760185957" calcext:value-type="float">
            <text:p>-0.200779760185957</text:p>
          </table:table-cell>
          <table:table-cell office:value-type="float" office:value="-0.200946491686132" calcext:value-type="float">
            <text:p>-0.200946491686132</text:p>
          </table:table-cell>
          <table:table-cell office:value-type="float" office:value="-0.20093935796939" calcext:value-type="float">
            <text:p>-0.20093935796939</text:p>
          </table:table-cell>
          <table:table-cell office:value-type="float" office:value="-0.200873444992497" calcext:value-type="float">
            <text:p>-0.200873444992497</text:p>
          </table:table-cell>
          <table:table-cell office:value-type="float" office:value="-0.20073931166137" calcext:value-type="float">
            <text:p>-0.20073931166137</text:p>
          </table:table-cell>
          <table:table-cell office:value-type="float" office:value="-0.200869838815636" calcext:value-type="float">
            <text:p>-0.200869838815636</text:p>
          </table:table-cell>
          <table:table-cell office:value-type="float" office:value="-0.200784408755371" calcext:value-type="float">
            <text:p>-0.200784408755371</text:p>
          </table:table-cell>
          <table:table-cell office:value-type="float" office:value="-0.200823785601776" calcext:value-type="float">
            <text:p>-0.200823785601776</text:p>
          </table:table-cell>
          <table:table-cell office:value-type="float" office:value="-0.200855288610871" calcext:value-type="float">
            <text:p>-0.200855288610871</text:p>
          </table:table-cell>
          <table:table-cell office:value-type="float" office:value="-0.200731673579406" calcext:value-type="float">
            <text:p>-0.200731673579406</text:p>
          </table:table-cell>
          <table:table-cell office:value-type="float" office:value="-0.200558871592952" calcext:value-type="float">
            <text:p>-0.200558871592952</text:p>
          </table:table-cell>
          <table:table-cell office:value-type="float" office:value="-0.20280766807129" calcext:value-type="float">
            <text:p>-0.20280766807129</text:p>
          </table:table-cell>
          <table:table-cell office:value-type="float" office:value="-0.206846691950861" calcext:value-type="float">
            <text:p>-0.206846691950861</text:p>
          </table:table-cell>
          <table:table-cell office:value-type="float" office:value="-0.207533273762027" calcext:value-type="float">
            <text:p>-0.207533273762027</text:p>
          </table:table-cell>
          <table:table-cell office:value-type="float" office:value="-0.205334622100853" calcext:value-type="float">
            <text:p>-0.205334622100853</text:p>
          </table:table-cell>
          <table:table-cell office:value-type="float" office:value="-0.200043062471031" calcext:value-type="float">
            <text:p>-0.200043062471031</text:p>
          </table:table-cell>
          <table:table-cell office:value-type="float" office:value="-0.193078538183124" calcext:value-type="float">
            <text:p>-0.193078538183124</text:p>
          </table:table-cell>
          <table:table-cell office:value-type="float" office:value="-0.244987077129592" calcext:value-type="float">
            <text:p>-0.244987077129592</text:p>
          </table:table-cell>
          <table:table-cell office:value-type="float" office:value="-0.25914155261997" calcext:value-type="float">
            <text:p>-0.25914155261997</text:p>
          </table:table-cell>
          <table:table-cell office:value-type="float" office:value="-0.262852414125768" calcext:value-type="float">
            <text:p>-0.262852414125768</text:p>
          </table:table-cell>
          <table:table-cell office:value-type="float" office:value="-0.26223686429012" calcext:value-type="float">
            <text:p>-0.26223686429012</text:p>
          </table:table-cell>
          <table:table-cell office:value-type="float" office:value="-0.260222641053458" calcext:value-type="float">
            <text:p>-0.260222641053458</text:p>
          </table:table-cell>
          <table:table-cell office:value-type="float" office:value="-0.264364552305379" calcext:value-type="float">
            <text:p>-0.264364552305379</text:p>
          </table:table-cell>
          <table:table-cell office:value-type="float" office:value="-0.274148705505501" calcext:value-type="float">
            <text:p>-0.274148705505501</text:p>
          </table:table-cell>
          <table:table-cell office:value-type="float" office:value="-0.266536341037363" calcext:value-type="float">
            <text:p>-0.266536341037363</text:p>
          </table:table-cell>
          <table:table-cell office:value-type="float" office:value="-0.27276012583958" calcext:value-type="float">
            <text:p>-0.27276012583958</text:p>
          </table:table-cell>
          <table:table-cell office:value-type="float" office:value="-0.27248187867258" calcext:value-type="float">
            <text:p>-0.27248187867258</text:p>
          </table:table-cell>
          <table:table-cell office:value-type="float" office:value="-0.276468303399654" calcext:value-type="float">
            <text:p>-0.276468303399654</text:p>
          </table:table-cell>
          <table:table-cell office:value-type="float" office:value="-0.187810096741165" calcext:value-type="float">
            <text:p>-0.187810096741165</text:p>
          </table:table-cell>
          <table:table-cell office:value-type="float" office:value="-0.184064798298301" calcext:value-type="float">
            <text:p>-0.184064798298301</text:p>
          </table:table-cell>
          <table:table-cell office:value-type="float" office:value="-0.186583276839113" calcext:value-type="float">
            <text:p>-0.186583276839113</text:p>
          </table:table-cell>
          <table:table-cell office:value-type="float" office:value="-0.189081109104333" calcext:value-type="float">
            <text:p>-0.189081109104333</text:p>
          </table:table-cell>
          <table:table-cell office:value-type="float" office:value="-0.196577431061123" calcext:value-type="float">
            <text:p>-0.196577431061123</text:p>
          </table:table-cell>
          <table:table-cell office:value-type="float" office:value="-0.19764829743237" calcext:value-type="float">
            <text:p>-0.19764829743237</text:p>
          </table:table-cell>
          <table:table-cell office:value-type="float" office:value="-0.196109175510159" calcext:value-type="float">
            <text:p>-0.196109175510159</text:p>
          </table:table-cell>
          <table:table-cell office:value-type="float" office:value="-0.192475604758464" calcext:value-type="float">
            <text:p>-0.192475604758464</text:p>
          </table:table-cell>
          <table:table-cell office:value-type="float" office:value="-0.158750602474682" calcext:value-type="float">
            <text:p>-0.158750602474682</text:p>
          </table:table-cell>
          <table:table-cell office:value-type="float" office:value="-0.160221231764768" calcext:value-type="float">
            <text:p>-0.160221231764768</text:p>
          </table:table-cell>
          <table:table-cell office:value-type="float" office:value="-0.243749620936633" calcext:value-type="float">
            <text:p>-0.243749620936633</text:p>
          </table:table-cell>
          <table:table-cell office:value-type="float" office:value="-0.243010957254362" calcext:value-type="float">
            <text:p>-0.243010957254362</text:p>
          </table:table-cell>
          <table:table-cell office:value-type="float" office:value="-0.240202973708392" calcext:value-type="float">
            <text:p>-0.240202973708392</text:p>
          </table:table-cell>
          <table:table-cell office:value-type="float" office:value="-0.24860145518172" calcext:value-type="float">
            <text:p>-0.24860145518172</text:p>
          </table:table-cell>
          <table:table-cell office:value-type="float" office:value="-0.263307844921377" calcext:value-type="float">
            <text:p>-0.263307844921377</text:p>
          </table:table-cell>
          <table:table-cell office:value-type="float" office:value="-0.260447680653413" calcext:value-type="float">
            <text:p>-0.260447680653413</text:p>
          </table:table-cell>
          <table:table-cell office:value-type="float" office:value="-0.239768898645605" calcext:value-type="float">
            <text:p>-0.239768898645605</text:p>
          </table:table-cell>
          <table:table-cell office:value-type="float" office:value="-0.239826415031943" calcext:value-type="float">
            <text:p>-0.239826415031943</text:p>
          </table:table-cell>
          <table:table-cell office:value-type="float" office:value="-0.266552113015451" calcext:value-type="float">
            <text:p>-0.266552113015451</text:p>
          </table:table-cell>
          <table:table-cell office:value-type="float" office:value="-0.267209218755859" calcext:value-type="float">
            <text:p>-0.267209218755859</text:p>
          </table:table-cell>
          <table:table-cell office:value-type="float" office:value="-0.178674738501205" calcext:value-type="float">
            <text:p>-0.178674738501205</text:p>
          </table:table-cell>
          <table:table-cell office:value-type="float" office:value="-0.172991267801314" calcext:value-type="float">
            <text:p>-0.172991267801314</text:p>
          </table:table-cell>
          <table:table-cell office:value-type="float" office:value="-0.177361075163308" calcext:value-type="float">
            <text:p>-0.177361075163308</text:p>
          </table:table-cell>
          <table:table-cell office:value-type="float" office:value="-0.180026788953898" calcext:value-type="float">
            <text:p>-0.180026788953898</text:p>
          </table:table-cell>
          <table:table-cell office:value-type="float" office:value="-0.185998913597807" calcext:value-type="float">
            <text:p>-0.185998913597807</text:p>
          </table:table-cell>
          <table:table-cell office:value-type="float" office:value="-0.190691549103297" calcext:value-type="float">
            <text:p>-0.190691549103297</text:p>
          </table:table-cell>
          <table:table-cell office:value-type="float" office:value="-0.19916673902845" calcext:value-type="float">
            <text:p>-0.19916673902845</text:p>
          </table:table-cell>
          <table:table-cell office:value-type="float" office:value="-0.200063549766753" calcext:value-type="float">
            <text:p>-0.200063549766753</text:p>
          </table:table-cell>
          <table:table-cell office:value-type="float" office:value="-0.190718147287575" calcext:value-type="float">
            <text:p>-0.190718147287575</text:p>
          </table:table-cell>
          <table:table-cell office:value-type="float" office:value="-0.162315105840636" calcext:value-type="float">
            <text:p>-0.162315105840636</text:p>
          </table:table-cell>
          <table:table-cell office:value-type="float" office:value="-0.262792562088951" calcext:value-type="float">
            <text:p>-0.262792562088951</text:p>
          </table:table-cell>
          <table:table-cell office:value-type="float" office:value="-0.268854454940082" calcext:value-type="float">
            <text:p>-0.268854454940082</text:p>
          </table:table-cell>
          <table:table-cell office:value-type="float" office:value="-0.267170304088711" calcext:value-type="float">
            <text:p>-0.267170304088711</text:p>
          </table:table-cell>
          <table:table-cell office:value-type="float" office:value="-0.27376411552816" calcext:value-type="float">
            <text:p>-0.27376411552816</text:p>
          </table:table-cell>
          <table:table-cell office:value-type="float" office:value="-0.278891403121509" calcext:value-type="float">
            <text:p>-0.278891403121509</text:p>
          </table:table-cell>
          <table:table-cell office:value-type="float" office:value="-0.262811204502868" calcext:value-type="float">
            <text:p>-0.262811204502868</text:p>
          </table:table-cell>
          <table:table-cell office:value-type="float" office:value="-0.274560610446058" calcext:value-type="float">
            <text:p>-0.274560610446058</text:p>
          </table:table-cell>
          <table:table-cell office:value-type="float" office:value="-0.272998682674281" calcext:value-type="float">
            <text:p>-0.272998682674281</text:p>
          </table:table-cell>
          <table:table-cell office:value-type="float" office:value="-0.271408641213775" calcext:value-type="float">
            <text:p>-0.271408641213775</text:p>
          </table:table-cell>
          <table:table-cell office:value-type="float" office:value="-0.201325949510066" calcext:value-type="float">
            <text:p>-0.201325949510066</text:p>
          </table:table-cell>
          <table:table-cell office:value-type="float" office:value="-0.189614998585345" calcext:value-type="float">
            <text:p>-0.189614998585345</text:p>
          </table:table-cell>
          <table:table-cell office:value-type="float" office:value="-0.185299768413356" calcext:value-type="float">
            <text:p>-0.185299768413356</text:p>
          </table:table-cell>
          <table:table-cell office:value-type="float" office:value="-0.187145143011078" calcext:value-type="float">
            <text:p>-0.187145143011078</text:p>
          </table:table-cell>
          <table:table-cell office:value-type="float" office:value="-0.190121266413595" calcext:value-type="float">
            <text:p>-0.190121266413595</text:p>
          </table:table-cell>
          <table:table-cell office:value-type="float" office:value="-0.201072438936155" calcext:value-type="float">
            <text:p>-0.201072438936155</text:p>
          </table:table-cell>
          <table:table-cell office:value-type="float" office:value="-0.205158074922186" calcext:value-type="float">
            <text:p>-0.205158074922186</text:p>
          </table:table-cell>
          <table:table-cell office:value-type="float" office:value="-0.203996671148372" calcext:value-type="float">
            <text:p>-0.203996671148372</text:p>
          </table:table-cell>
          <table:table-cell office:value-type="float" office:value="-0.198083888277234" calcext:value-type="float">
            <text:p>-0.198083888277234</text:p>
          </table:table-cell>
          <table:table-cell office:value-type="float" office:value="-0.186815195279065" calcext:value-type="float">
            <text:p>-0.186815195279065</text:p>
          </table:table-cell>
          <table:table-cell office:value-type="float" office:value="-0.176584530571469" calcext:value-type="float">
            <text:p>-0.176584530571469</text:p>
          </table:table-cell>
          <table:table-cell office:value-type="float" office:value="-0.187589233188905" calcext:value-type="float">
            <text:p>-0.187589233188905</text:p>
          </table:table-cell>
          <table:table-cell office:value-type="float" office:value="-0.195431727759194" calcext:value-type="float">
            <text:p>-0.195431727759194</text:p>
          </table:table-cell>
          <table:table-cell office:value-type="float" office:value="-0.207572616550817" calcext:value-type="float">
            <text:p>-0.207572616550817</text:p>
          </table:table-cell>
          <table:table-cell office:value-type="float" office:value="-0.233710613128725" calcext:value-type="float">
            <text:p>-0.233710613128725</text:p>
          </table:table-cell>
          <table:table-cell office:value-type="float" office:value="-0.242689976861784" calcext:value-type="float">
            <text:p>-0.242689976861784</text:p>
          </table:table-cell>
          <table:table-cell office:value-type="float" office:value="-0.242330000896071" calcext:value-type="float">
            <text:p>-0.242330000896071</text:p>
          </table:table-cell>
          <table:table-cell office:value-type="float" office:value="-0.234759690521387" calcext:value-type="float">
            <text:p>-0.234759690521387</text:p>
          </table:table-cell>
          <table:table-cell office:value-type="float" office:value="-0.23897790519681" calcext:value-type="float">
            <text:p>-0.23897790519681</text:p>
          </table:table-cell>
          <table:table-cell office:value-type="float" office:value="-0.26137901693568" calcext:value-type="float">
            <text:p>-0.26137901693568</text:p>
          </table:table-cell>
          <table:table-cell office:value-type="float" office:value="-0.25799771051835" calcext:value-type="float">
            <text:p>-0.25799771051835</text:p>
          </table:table-cell>
          <table:table-cell office:value-type="float" office:value="-0.268114038450165" calcext:value-type="float">
            <text:p>-0.268114038450165</text:p>
          </table:table-cell>
          <table:table-cell office:value-type="float" office:value="-0.266713537172556" calcext:value-type="float">
            <text:p>-0.266713537172556</text:p>
          </table:table-cell>
          <table:table-cell office:value-type="float" office:value="-0.267321286430257" calcext:value-type="float">
            <text:p>-0.267321286430257</text:p>
          </table:table-cell>
          <table:table-cell office:value-type="float" office:value="-0.1832575825367" calcext:value-type="float">
            <text:p>-0.1832575825367</text:p>
          </table:table-cell>
          <table:table-cell office:value-type="float" office:value="-0.165887774801367" calcext:value-type="float">
            <text:p>-0.165887774801367</text:p>
          </table:table-cell>
          <table:table-cell office:value-type="float" office:value="-0.170116325154549" calcext:value-type="float">
            <text:p>-0.170116325154549</text:p>
          </table:table-cell>
          <table:table-cell office:value-type="float" office:value="-0.173125998872792" calcext:value-type="float">
            <text:p>-0.173125998872792</text:p>
          </table:table-cell>
          <table:table-cell office:value-type="float" office:value="-0.177272167125713" calcext:value-type="float">
            <text:p>-0.177272167125713</text:p>
          </table:table-cell>
          <table:table-cell office:value-type="float" office:value="-0.181590423276625" calcext:value-type="float">
            <text:p>-0.181590423276625</text:p>
          </table:table-cell>
          <table:table-cell office:value-type="float" office:value="-0.194406179359938" calcext:value-type="float">
            <text:p>-0.194406179359938</text:p>
          </table:table-cell>
          <table:table-cell office:value-type="float" office:value="-0.198885879286744" calcext:value-type="float">
            <text:p>-0.198885879286744</text:p>
          </table:table-cell>
          <table:table-cell office:value-type="float" office:value="-0.197764851016091" calcext:value-type="float">
            <text:p>-0.197764851016091</text:p>
          </table:table-cell>
          <table:table-cell office:value-type="float" office:value="-0.189073581631136" calcext:value-type="float">
            <text:p>-0.189073581631136</text:p>
          </table:table-cell>
          <table:table-cell office:value-type="float" office:value="-0.179891978065658" calcext:value-type="float">
            <text:p>-0.179891978065658</text:p>
          </table:table-cell>
          <table:table-cell office:value-type="float" office:value="-0.235984492279468" calcext:value-type="float">
            <text:p>-0.235984492279468</text:p>
          </table:table-cell>
          <table:table-cell office:value-type="float" office:value="-0.234744891062159" calcext:value-type="float">
            <text:p>-0.234744891062159</text:p>
          </table:table-cell>
          <table:table-cell office:value-type="float" office:value="-0.227003886295129" calcext:value-type="float">
            <text:p>-0.227003886295129</text:p>
          </table:table-cell>
          <table:table-cell office:value-type="float" office:value="-0.227518128512022" calcext:value-type="float">
            <text:p>-0.227518128512022</text:p>
          </table:table-cell>
          <table:table-cell office:value-type="float" office:value="-0.245696637323455" calcext:value-type="float">
            <text:p>-0.245696637323455</text:p>
          </table:table-cell>
          <table:table-cell office:value-type="float" office:value="-0.238574204219165" calcext:value-type="float">
            <text:p>-0.238574204219165</text:p>
          </table:table-cell>
          <table:table-cell office:value-type="float" office:value="-0.242755060868096" calcext:value-type="float">
            <text:p>-0.242755060868096</text:p>
          </table:table-cell>
          <table:table-cell office:value-type="float" office:value="-0.251947803231034" calcext:value-type="float">
            <text:p>-0.251947803231034</text:p>
          </table:table-cell>
          <table:table-cell office:value-type="float" office:value="-0.250475480363443" calcext:value-type="float">
            <text:p>-0.250475480363443</text:p>
          </table:table-cell>
          <table:table-cell office:value-type="float" office:value="-0.251073695279996" calcext:value-type="float">
            <text:p>-0.251073695279996</text:p>
          </table:table-cell>
          <table:table-cell office:value-type="float" office:value="-0.188987055567505" calcext:value-type="float">
            <text:p>-0.188987055567505</text:p>
          </table:table-cell>
          <table:table-cell office:value-type="float" office:value="-0.178583231508664" calcext:value-type="float">
            <text:p>-0.178583231508664</text:p>
          </table:table-cell>
          <table:table-cell office:value-type="float" office:value="-0.175691194824872" calcext:value-type="float">
            <text:p>-0.175691194824872</text:p>
          </table:table-cell>
          <table:table-cell office:value-type="float" office:value="-0.182509254902861" calcext:value-type="float">
            <text:p>-0.182509254902861</text:p>
          </table:table-cell>
          <table:table-cell office:value-type="float" office:value="-0.187771426177662" calcext:value-type="float">
            <text:p>-0.187771426177662</text:p>
          </table:table-cell>
          <table:table-cell office:value-type="float" office:value="-0.194591907862471" calcext:value-type="float">
            <text:p>-0.194591907862471</text:p>
          </table:table-cell>
          <table:table-cell office:value-type="float" office:value="-0.202900177591214" calcext:value-type="float">
            <text:p>-0.202900177591214</text:p>
          </table:table-cell>
          <table:table-cell office:value-type="float" office:value="-0.211731547343119" calcext:value-type="float">
            <text:p>-0.211731547343119</text:p>
          </table:table-cell>
          <table:table-cell office:value-type="float" office:value="-0.217589488205933" calcext:value-type="float">
            <text:p>-0.217589488205933</text:p>
          </table:table-cell>
          <table:table-cell office:value-type="float" office:value="-0.216660074800132" calcext:value-type="float">
            <text:p>-0.216660074800132</text:p>
          </table:table-cell>
          <table:table-cell office:value-type="float" office:value="-0.20731215214803" calcext:value-type="float">
            <text:p>-0.20731215214803</text:p>
          </table:table-cell>
          <table:table-cell office:value-type="float" office:value="-0.196090651914522" calcext:value-type="float">
            <text:p>-0.196090651914522</text:p>
          </table:table-cell>
          <table:table-cell office:value-type="float" office:value="-0.172690766721984" calcext:value-type="float">
            <text:p>-0.172690766721984</text:p>
          </table:table-cell>
          <table:table-cell office:value-type="float" office:value="-0.17573736843505" calcext:value-type="float">
            <text:p>-0.17573736843505</text:p>
          </table:table-cell>
          <table:table-cell office:value-type="float" office:value="-0.201944785114702" calcext:value-type="float">
            <text:p>-0.201944785114702</text:p>
          </table:table-cell>
          <table:table-cell office:value-type="float" office:value="-0.218265873347859" calcext:value-type="float">
            <text:p>-0.218265873347859</text:p>
          </table:table-cell>
          <table:table-cell office:value-type="float" office:value="-0.230477793786792" calcext:value-type="float">
            <text:p>-0.230477793786792</text:p>
          </table:table-cell>
          <table:table-cell office:value-type="float" office:value="-0.232242608032665" calcext:value-type="float">
            <text:p>-0.232242608032665</text:p>
          </table:table-cell>
          <table:table-cell office:value-type="float" office:value="-0.224579957491869" calcext:value-type="float">
            <text:p>-0.224579957491869</text:p>
          </table:table-cell>
          <table:table-cell office:value-type="float" office:value="-0.229922876062268" calcext:value-type="float">
            <text:p>-0.229922876062268</text:p>
          </table:table-cell>
          <table:table-cell office:value-type="float" office:value="-0.247625774535175" calcext:value-type="float">
            <text:p>-0.247625774535175</text:p>
          </table:table-cell>
          <table:table-cell office:value-type="float" office:value="-0.243856715841473" calcext:value-type="float">
            <text:p>-0.243856715841473</text:p>
          </table:table-cell>
          <table:table-cell office:value-type="float" office:value="-0.243039222451361" calcext:value-type="float">
            <text:p>-0.243039222451361</text:p>
          </table:table-cell>
          <table:table-cell office:value-type="float" office:value="-0.246574319825603" calcext:value-type="float">
            <text:p>-0.246574319825603</text:p>
          </table:table-cell>
          <table:table-cell office:value-type="float" office:value="-0.245507767214835" calcext:value-type="float">
            <text:p>-0.245507767214835</text:p>
          </table:table-cell>
          <table:table-cell office:value-type="float" office:value="-0.242886868145439" calcext:value-type="float">
            <text:p>-0.242886868145439</text:p>
          </table:table-cell>
          <table:table-cell office:value-type="float" office:value="-0.164320442850683" calcext:value-type="float">
            <text:p>-0.164320442850683</text:p>
          </table:table-cell>
          <table:table-cell office:value-type="float" office:value="-0.153780761899245" calcext:value-type="float">
            <text:p>-0.153780761899245</text:p>
          </table:table-cell>
          <table:table-cell office:value-type="float" office:value="-0.152975826394299" calcext:value-type="float">
            <text:p>-0.152975826394299</text:p>
          </table:table-cell>
          <table:table-cell office:value-type="float" office:value="-0.1534476079996" calcext:value-type="float">
            <text:p>-0.1534476079996</text:p>
          </table:table-cell>
          <table:table-cell office:value-type="float" office:value="-0.152294032177538" calcext:value-type="float">
            <text:p>-0.152294032177538</text:p>
          </table:table-cell>
          <table:table-cell office:value-type="float" office:value="-0.156072055801623" calcext:value-type="float">
            <text:p>-0.156072055801623</text:p>
          </table:table-cell>
          <table:table-cell office:value-type="float" office:value="-0.16086437335618" calcext:value-type="float">
            <text:p>-0.16086437335618</text:p>
          </table:table-cell>
          <table:table-cell office:value-type="float" office:value="-0.163316286385747" calcext:value-type="float">
            <text:p>-0.163316286385747</text:p>
          </table:table-cell>
          <table:table-cell office:value-type="float" office:value="-0.163696363710202" calcext:value-type="float">
            <text:p>-0.163696363710202</text:p>
          </table:table-cell>
          <table:table-cell office:value-type="float" office:value="-0.160163651982857" calcext:value-type="float">
            <text:p>-0.160163651982857</text:p>
          </table:table-cell>
          <table:table-cell office:value-type="float" office:value="-0.157073386928216" calcext:value-type="float">
            <text:p>-0.157073386928216</text:p>
          </table:table-cell>
          <table:table-cell office:value-type="float" office:value="-0.157442323397613" calcext:value-type="float">
            <text:p>-0.157442323397613</text:p>
          </table:table-cell>
          <table:table-cell office:value-type="float" office:value="-0.157536061968463" calcext:value-type="float">
            <text:p>-0.157536061968463</text:p>
          </table:table-cell>
          <table:table-cell office:value-type="float" office:value="-0.157247742064842" calcext:value-type="float">
            <text:p>-0.157247742064842</text:p>
          </table:table-cell>
          <table:table-cell office:value-type="float" office:value="-0.156773006612657" calcext:value-type="float">
            <text:p>-0.156773006612657</text:p>
          </table:table-cell>
          <table:table-cell office:value-type="float" office:value="-0.156256868643068" calcext:value-type="float">
            <text:p>-0.156256868643068</text:p>
          </table:table-cell>
          <table:table-cell office:value-type="float" office:value="-0.15651903042907" calcext:value-type="float">
            <text:p>-0.15651903042907</text:p>
          </table:table-cell>
          <table:table-cell office:value-type="float" office:value="-0.156605870336231" calcext:value-type="float">
            <text:p>-0.156605870336231</text:p>
          </table:table-cell>
          <table:table-cell office:value-type="float" office:value="-0.156469488297528" calcext:value-type="float">
            <text:p>-0.156469488297528</text:p>
          </table:table-cell>
          <table:table-cell office:value-type="float" office:value="-0.156372838033727" calcext:value-type="float">
            <text:p>-0.156372838033727</text:p>
          </table:table-cell>
          <table:table-cell office:value-type="float" office:value="-0.156469370988177" calcext:value-type="float">
            <text:p>-0.156469370988177</text:p>
          </table:table-cell>
          <table:table-cell office:value-type="float" office:value="-0.156569081450253" calcext:value-type="float">
            <text:p>-0.156569081450253</text:p>
          </table:table-cell>
          <table:table-cell office:value-type="float" office:value="-0.156504215665045" calcext:value-type="float">
            <text:p>-0.156504215665045</text:p>
          </table:table-cell>
          <table:table-cell office:value-type="float" office:value="-0.156364598235255" calcext:value-type="float">
            <text:p>-0.156364598235255</text:p>
          </table:table-cell>
          <table:table-cell office:value-type="float" office:value="-0.156436370860656" calcext:value-type="float">
            <text:p>-0.156436370860656</text:p>
          </table:table-cell>
          <table:table-cell office:value-type="float" office:value="-0.156597677046559" calcext:value-type="float">
            <text:p>-0.156597677046559</text:p>
          </table:table-cell>
          <table:table-cell office:value-type="float" office:value="-0.156385791517972" calcext:value-type="float">
            <text:p>-0.156385791517972</text:p>
          </table:table-cell>
          <table:table-cell office:value-type="float" office:value="-0.1564514903696" calcext:value-type="float">
            <text:p>-0.1564514903696</text:p>
          </table:table-cell>
          <table:table-cell office:value-type="float" office:value="-0.156491028612702" calcext:value-type="float">
            <text:p>-0.156491028612702</text:p>
          </table:table-cell>
          <table:table-cell office:value-type="float" office:value="-0.156482618522139" calcext:value-type="float">
            <text:p>-0.156482618522139</text:p>
          </table:table-cell>
          <table:table-cell office:value-type="float" office:value="-0.156488772979182" calcext:value-type="float">
            <text:p>-0.156488772979182</text:p>
          </table:table-cell>
          <table:table-cell office:value-type="float" office:value="-0.15655493323395" calcext:value-type="float">
            <text:p>-0.15655493323395</text:p>
          </table:table-cell>
          <table:table-cell office:value-type="float" office:value="-0.156471748828102" calcext:value-type="float">
            <text:p>-0.156471748828102</text:p>
          </table:table-cell>
          <table:table-cell office:value-type="float" office:value="-0.156579455553258" calcext:value-type="float">
            <text:p>-0.156579455553258</text:p>
          </table:table-cell>
          <table:table-cell office:value-type="float" office:value="-0.15658314237124" calcext:value-type="float">
            <text:p>-0.15658314237124</text:p>
          </table:table-cell>
          <table:table-cell office:value-type="float" office:value="-0.15643199151087" calcext:value-type="float">
            <text:p>-0.15643199151087</text:p>
          </table:table-cell>
          <table:table-cell office:value-type="float" office:value="-0.15652851287817" calcext:value-type="float">
            <text:p>-0.15652851287817</text:p>
          </table:table-cell>
          <table:table-cell office:value-type="float" office:value="-0.156359633221465" calcext:value-type="float">
            <text:p>-0.156359633221465</text:p>
          </table:table-cell>
          <table:table-cell office:value-type="float" office:value="-0.156405169634735" calcext:value-type="float">
            <text:p>-0.156405169634735</text:p>
          </table:table-cell>
          <table:table-cell office:value-type="float" office:value="-0.156404356002648" calcext:value-type="float">
            <text:p>-0.156404356002648</text:p>
          </table:table-cell>
          <table:table-cell office:value-type="float" office:value="-0.156483404117678" calcext:value-type="float">
            <text:p>-0.156483404117678</text:p>
          </table:table-cell>
          <table:table-cell office:value-type="float" office:value="-0.156460734230769" calcext:value-type="float">
            <text:p>-0.156460734230769</text:p>
          </table:table-cell>
          <table:table-cell office:value-type="float" office:value="-0.156479695144477" calcext:value-type="float">
            <text:p>-0.156479695144477</text:p>
          </table:table-cell>
          <table:table-cell office:value-type="float" office:value="-0.156467019045879" calcext:value-type="float">
            <text:p>-0.156467019045879</text:p>
          </table:table-cell>
          <table:table-cell office:value-type="float" office:value="-0.156524787492128" calcext:value-type="float">
            <text:p>-0.156524787492128</text:p>
          </table:table-cell>
          <table:table-cell office:value-type="float" office:value="-0.156553372529147" calcext:value-type="float">
            <text:p>-0.156553372529147</text:p>
          </table:table-cell>
          <table:table-cell office:value-type="float" office:value="-0.156422766089065" calcext:value-type="float">
            <text:p>-0.156422766089065</text:p>
          </table:table-cell>
          <table:table-cell office:value-type="float" office:value="-0.15650605421835" calcext:value-type="float">
            <text:p>-0.15650605421835</text:p>
          </table:table-cell>
          <table:table-cell office:value-type="float" office:value="-0.156382093547558" calcext:value-type="float">
            <text:p>-0.156382093547558</text:p>
          </table:table-cell>
          <table:table-cell office:value-type="float" office:value="-0.156438311153831" calcext:value-type="float">
            <text:p>-0.156438311153831</text:p>
          </table:table-cell>
          <table:table-cell office:value-type="float" office:value="-0.156500501737616" calcext:value-type="float">
            <text:p>-0.156500501737616</text:p>
          </table:table-cell>
          <table:table-cell office:value-type="float" office:value="-0.156476265704485" calcext:value-type="float">
            <text:p>-0.156476265704485</text:p>
          </table:table-cell>
          <table:table-cell office:value-type="float" office:value="-0.156608708885725" calcext:value-type="float">
            <text:p>-0.156608708885725</text:p>
          </table:table-cell>
          <table:table-cell office:value-type="float" office:value="-0.156406426748981" calcext:value-type="float">
            <text:p>-0.156406426748981</text:p>
          </table:table-cell>
          <table:table-cell office:value-type="float" office:value="-0.156483937972303" calcext:value-type="float">
            <text:p>-0.156483937972303</text:p>
          </table:table-cell>
          <table:table-cell office:value-type="float" office:value="-0.156531847398568" calcext:value-type="float">
            <text:p>-0.156531847398568</text:p>
          </table:table-cell>
          <table:table-cell office:value-type="float" office:value="-0.156410136461822" calcext:value-type="float">
            <text:p>-0.156410136461822</text:p>
          </table:table-cell>
          <table:table-cell office:value-type="float" office:value="-0.156394974961756" calcext:value-type="float">
            <text:p>-0.156394974961756</text:p>
          </table:table-cell>
          <table:table-cell office:value-type="float" office:value="-0.156397845201901" calcext:value-type="float">
            <text:p>-0.156397845201901</text:p>
          </table:table-cell>
          <table:table-cell office:value-type="float" office:value="-0.156594124030052" calcext:value-type="float">
            <text:p>-0.156594124030052</text:p>
          </table:table-cell>
          <table:table-cell office:value-type="float" office:value="-0.156442328094581" calcext:value-type="float">
            <text:p>-0.156442328094581</text:p>
          </table:table-cell>
          <table:table-cell office:value-type="float" office:value="-0.156516297474809" calcext:value-type="float">
            <text:p>-0.156516297474809</text:p>
          </table:table-cell>
          <table:table-cell office:value-type="float" office:value="-0.156428127158014" calcext:value-type="float">
            <text:p>-0.156428127158014</text:p>
          </table:table-cell>
          <table:table-cell office:value-type="float" office:value="-0.156478928751053" calcext:value-type="float">
            <text:p>-0.156478928751053</text:p>
          </table:table-cell>
          <table:table-cell office:value-type="float" office:value="-0.1565078263316" calcext:value-type="float">
            <text:p>-0.1565078263316</text:p>
          </table:table-cell>
          <table:table-cell office:value-type="float" office:value="-0.156519852064907" calcext:value-type="float">
            <text:p>-0.156519852064907</text:p>
          </table:table-cell>
          <table:table-cell office:value-type="float" office:value="-0.156398798468926" calcext:value-type="float">
            <text:p>-0.156398798468926</text:p>
          </table:table-cell>
          <table:table-cell office:value-type="float" office:value="-0.156491987715546" calcext:value-type="float">
            <text:p>-0.156491987715546</text:p>
          </table:table-cell>
          <table:table-cell office:value-type="float" office:value="-0.156578083876291" calcext:value-type="float">
            <text:p>-0.156578083876291</text:p>
          </table:table-cell>
          <table:table-cell office:value-type="float" office:value="-0.156449867960658" calcext:value-type="float">
            <text:p>-0.156449867960658</text:p>
          </table:table-cell>
          <table:table-cell office:value-type="float" office:value="-0.156438952232677" calcext:value-type="float">
            <text:p>-0.156438952232677</text:p>
          </table:table-cell>
          <table:table-cell office:value-type="float" office:value="-0.156519916769371" calcext:value-type="float">
            <text:p>-0.156519916769371</text:p>
          </table:table-cell>
          <table:table-cell office:value-type="float" office:value="-0.156576253692702" calcext:value-type="float">
            <text:p>-0.156576253692702</text:p>
          </table:table-cell>
          <table:table-cell office:value-type="float" office:value="-0.156523438898489" calcext:value-type="float">
            <text:p>-0.156523438898489</text:p>
          </table:table-cell>
          <table:table-cell office:value-type="float" office:value="-0.15640377130969" calcext:value-type="float">
            <text:p>-0.15640377130969</text:p>
          </table:table-cell>
          <table:table-cell office:value-type="float" office:value="-0.15645039549325" calcext:value-type="float">
            <text:p>-0.15645039549325</text:p>
          </table:table-cell>
          <table:table-cell office:value-type="float" office:value="-0.15643737499053" calcext:value-type="float">
            <text:p>-0.15643737499053</text:p>
          </table:table-cell>
          <table:table-cell table:number-columns-repeated="601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297662393518275" calcext:value-type="float">
            <text:p>0.297662393518275</text:p>
          </table:table-cell>
          <table:table-cell office:value-type="float" office:value="0.297661537624461" calcext:value-type="float">
            <text:p>0.297661537624461</text:p>
          </table:table-cell>
          <table:table-cell office:value-type="float" office:value="0.297672166297243" calcext:value-type="float">
            <text:p>0.297672166297243</text:p>
          </table:table-cell>
          <table:table-cell office:value-type="float" office:value="0.297671882057369" calcext:value-type="float">
            <text:p>0.297671882057369</text:p>
          </table:table-cell>
          <table:table-cell office:value-type="float" office:value="0.297684859102403" calcext:value-type="float">
            <text:p>0.297684859102403</text:p>
          </table:table-cell>
          <table:table-cell office:value-type="float" office:value="0.297659339530631" calcext:value-type="float">
            <text:p>0.297659339530631</text:p>
          </table:table-cell>
          <table:table-cell office:value-type="float" office:value="0.297653285822898" calcext:value-type="float">
            <text:p>0.297653285822898</text:p>
          </table:table-cell>
          <table:table-cell office:value-type="float" office:value="0.297679261193151" calcext:value-type="float">
            <text:p>0.297679261193151</text:p>
          </table:table-cell>
          <table:table-cell office:value-type="float" office:value="0.297678541267223" calcext:value-type="float">
            <text:p>0.297678541267223</text:p>
          </table:table-cell>
          <table:table-cell office:value-type="float" office:value="0.297699857224885" calcext:value-type="float">
            <text:p>0.297699857224885</text:p>
          </table:table-cell>
          <table:table-cell office:value-type="float" office:value="0.297640824305933" calcext:value-type="float">
            <text:p>0.297640824305933</text:p>
          </table:table-cell>
          <table:table-cell office:value-type="float" office:value="0.297669654440311" calcext:value-type="float">
            <text:p>0.297669654440311</text:p>
          </table:table-cell>
          <table:table-cell office:value-type="float" office:value="0.297683223457624" calcext:value-type="float">
            <text:p>0.297683223457624</text:p>
          </table:table-cell>
          <table:table-cell office:value-type="float" office:value="0.29766333229912" calcext:value-type="float">
            <text:p>0.29766333229912</text:p>
          </table:table-cell>
          <table:table-cell office:value-type="float" office:value="0.297679064176183" calcext:value-type="float">
            <text:p>0.297679064176183</text:p>
          </table:table-cell>
          <table:table-cell office:value-type="float" office:value="0.297687492503115" calcext:value-type="float">
            <text:p>0.297687492503115</text:p>
          </table:table-cell>
          <table:table-cell office:value-type="float" office:value="0.297690478174748" calcext:value-type="float">
            <text:p>0.297690478174748</text:p>
          </table:table-cell>
          <table:table-cell office:value-type="float" office:value="0.297671210752051" calcext:value-type="float">
            <text:p>0.297671210752051</text:p>
          </table:table-cell>
          <table:table-cell office:value-type="float" office:value="0.297697171410729" calcext:value-type="float">
            <text:p>0.297697171410729</text:p>
          </table:table-cell>
          <table:table-cell office:value-type="float" office:value="0.297666324729748" calcext:value-type="float">
            <text:p>0.297666324729748</text:p>
          </table:table-cell>
          <table:table-cell office:value-type="float" office:value="0.297670418141864" calcext:value-type="float">
            <text:p>0.297670418141864</text:p>
          </table:table-cell>
          <table:table-cell office:value-type="float" office:value="0.297639407590666" calcext:value-type="float">
            <text:p>0.297639407590666</text:p>
          </table:table-cell>
          <table:table-cell office:value-type="float" office:value="0.297686844499292" calcext:value-type="float">
            <text:p>0.297686844499292</text:p>
          </table:table-cell>
          <table:table-cell office:value-type="float" office:value="0.297664922257655" calcext:value-type="float">
            <text:p>0.297664922257655</text:p>
          </table:table-cell>
          <table:table-cell office:value-type="float" office:value="0.297677007751747" calcext:value-type="float">
            <text:p>0.297677007751747</text:p>
          </table:table-cell>
          <table:table-cell office:value-type="float" office:value="0.29766059910604" calcext:value-type="float">
            <text:p>0.29766059910604</text:p>
          </table:table-cell>
          <table:table-cell office:value-type="float" office:value="0.297677776048235" calcext:value-type="float">
            <text:p>0.297677776048235</text:p>
          </table:table-cell>
          <table:table-cell office:value-type="float" office:value="0.297680023441917" calcext:value-type="float">
            <text:p>0.297680023441917</text:p>
          </table:table-cell>
          <table:table-cell office:value-type="float" office:value="0.297680420900396" calcext:value-type="float">
            <text:p>0.297680420900396</text:p>
          </table:table-cell>
          <table:table-cell office:value-type="float" office:value="0.297679388605762" calcext:value-type="float">
            <text:p>0.297679388605762</text:p>
          </table:table-cell>
          <table:table-cell office:value-type="float" office:value="0.297679772831373" calcext:value-type="float">
            <text:p>0.297679772831373</text:p>
          </table:table-cell>
          <table:table-cell office:value-type="float" office:value="0.29765895665849" calcext:value-type="float">
            <text:p>0.29765895665849</text:p>
          </table:table-cell>
          <table:table-cell office:value-type="float" office:value="0.297654126924278" calcext:value-type="float">
            <text:p>0.297654126924278</text:p>
          </table:table-cell>
          <table:table-cell office:value-type="float" office:value="0.297660296722872" calcext:value-type="float">
            <text:p>0.297660296722872</text:p>
          </table:table-cell>
          <table:table-cell office:value-type="float" office:value="0.297658524267346" calcext:value-type="float">
            <text:p>0.297658524267346</text:p>
          </table:table-cell>
          <table:table-cell office:value-type="float" office:value="0.297678034138415" calcext:value-type="float">
            <text:p>0.297678034138415</text:p>
          </table:table-cell>
          <table:table-cell office:value-type="float" office:value="0.296478446064036" calcext:value-type="float">
            <text:p>0.296478446064036</text:p>
          </table:table-cell>
          <table:table-cell office:value-type="float" office:value="0.296294923529398" calcext:value-type="float">
            <text:p>0.296294923529398</text:p>
          </table:table-cell>
          <table:table-cell office:value-type="float" office:value="0.29549293372112" calcext:value-type="float">
            <text:p>0.29549293372112</text:p>
          </table:table-cell>
          <table:table-cell office:value-type="float" office:value="0.297068632919129" calcext:value-type="float">
            <text:p>0.297068632919129</text:p>
          </table:table-cell>
          <table:table-cell office:value-type="float" office:value="0.29784131359974" calcext:value-type="float">
            <text:p>0.29784131359974</text:p>
          </table:table-cell>
          <table:table-cell office:value-type="float" office:value="0.297886192436137" calcext:value-type="float">
            <text:p>0.297886192436137</text:p>
          </table:table-cell>
          <table:table-cell office:value-type="float" office:value="0.298516269616548" calcext:value-type="float">
            <text:p>0.298516269616548</text:p>
          </table:table-cell>
          <table:table-cell office:value-type="float" office:value="0.301200879480892" calcext:value-type="float">
            <text:p>0.301200879480892</text:p>
          </table:table-cell>
          <table:table-cell office:value-type="float" office:value="0.322881547308623" calcext:value-type="float">
            <text:p>0.322881547308623</text:p>
          </table:table-cell>
          <table:table-cell office:value-type="float" office:value="0.334907057090756" calcext:value-type="float">
            <text:p>0.334907057090756</text:p>
          </table:table-cell>
          <table:table-cell office:value-type="float" office:value="0.339526417549392" calcext:value-type="float">
            <text:p>0.339526417549392</text:p>
          </table:table-cell>
          <table:table-cell office:value-type="float" office:value="0.340360276788667" calcext:value-type="float">
            <text:p>0.340360276788667</text:p>
          </table:table-cell>
          <table:table-cell office:value-type="float" office:value="0.341857778830162" calcext:value-type="float">
            <text:p>0.341857778830162</text:p>
          </table:table-cell>
          <table:table-cell office:value-type="float" office:value="0.337744776198304" calcext:value-type="float">
            <text:p>0.337744776198304</text:p>
          </table:table-cell>
          <table:table-cell office:value-type="float" office:value="0.31379278627618" calcext:value-type="float">
            <text:p>0.31379278627618</text:p>
          </table:table-cell>
          <table:table-cell office:value-type="float" office:value="0.304090244315467" calcext:value-type="float">
            <text:p>0.304090244315467</text:p>
          </table:table-cell>
          <table:table-cell office:value-type="float" office:value="0.302483364536009" calcext:value-type="float">
            <text:p>0.302483364536009</text:p>
          </table:table-cell>
          <table:table-cell office:value-type="float" office:value="0.303316572106989" calcext:value-type="float">
            <text:p>0.303316572106989</text:p>
          </table:table-cell>
          <table:table-cell office:value-type="float" office:value="0.300925748589589" calcext:value-type="float">
            <text:p>0.300925748589589</text:p>
          </table:table-cell>
          <table:table-cell office:value-type="float" office:value="0.296823670783261" calcext:value-type="float">
            <text:p>0.296823670783261</text:p>
          </table:table-cell>
          <table:table-cell office:value-type="float" office:value="0.29033941875029" calcext:value-type="float">
            <text:p>0.29033941875029</text:p>
          </table:table-cell>
          <table:table-cell office:value-type="float" office:value="0.297197436446415" calcext:value-type="float">
            <text:p>0.297197436446415</text:p>
          </table:table-cell>
          <table:table-cell office:value-type="float" office:value="0.306119662026911" calcext:value-type="float">
            <text:p>0.306119662026911</text:p>
          </table:table-cell>
          <table:table-cell office:value-type="float" office:value="0.305698910792037" calcext:value-type="float">
            <text:p>0.305698910792037</text:p>
          </table:table-cell>
          <table:table-cell office:value-type="float" office:value="0.304787333019771" calcext:value-type="float">
            <text:p>0.304787333019771</text:p>
          </table:table-cell>
          <table:table-cell office:value-type="float" office:value="0.304570545818183" calcext:value-type="float">
            <text:p>0.304570545818183</text:p>
          </table:table-cell>
          <table:table-cell office:value-type="float" office:value="0.304791973831895" calcext:value-type="float">
            <text:p>0.304791973831895</text:p>
          </table:table-cell>
          <table:table-cell office:value-type="float" office:value="0.313813862590378" calcext:value-type="float">
            <text:p>0.313813862590378</text:p>
          </table:table-cell>
          <table:table-cell office:value-type="float" office:value="0.326924922521759" calcext:value-type="float">
            <text:p>0.326924922521759</text:p>
          </table:table-cell>
          <table:table-cell office:value-type="float" office:value="0.340581829573796" calcext:value-type="float">
            <text:p>0.340581829573796</text:p>
          </table:table-cell>
          <table:table-cell office:value-type="float" office:value="0.337219674154897" calcext:value-type="float">
            <text:p>0.337219674154897</text:p>
          </table:table-cell>
          <table:table-cell office:value-type="float" office:value="0.337730382889778" calcext:value-type="float">
            <text:p>0.337730382889778</text:p>
          </table:table-cell>
          <table:table-cell office:value-type="float" office:value="0.333366983507237" calcext:value-type="float">
            <text:p>0.333366983507237</text:p>
          </table:table-cell>
          <table:table-cell office:value-type="float" office:value="0.318541994671254" calcext:value-type="float">
            <text:p>0.318541994671254</text:p>
          </table:table-cell>
          <table:table-cell office:value-type="float" office:value="0.31036269809117" calcext:value-type="float">
            <text:p>0.31036269809117</text:p>
          </table:table-cell>
          <table:table-cell office:value-type="float" office:value="0.307974249527594" calcext:value-type="float">
            <text:p>0.307974249527594</text:p>
          </table:table-cell>
          <table:table-cell office:value-type="float" office:value="0.307959177788774" calcext:value-type="float">
            <text:p>0.307959177788774</text:p>
          </table:table-cell>
          <table:table-cell office:value-type="float" office:value="0.302080493115541" calcext:value-type="float">
            <text:p>0.302080493115541</text:p>
          </table:table-cell>
          <table:table-cell office:value-type="float" office:value="0.300402602479976" calcext:value-type="float">
            <text:p>0.300402602479976</text:p>
          </table:table-cell>
          <table:table-cell office:value-type="float" office:value="0.323246071345846" calcext:value-type="float">
            <text:p>0.323246071345846</text:p>
          </table:table-cell>
          <table:table-cell office:value-type="float" office:value="0.317330154962241" calcext:value-type="float">
            <text:p>0.317330154962241</text:p>
          </table:table-cell>
          <table:table-cell office:value-type="float" office:value="0.313055899643519" calcext:value-type="float">
            <text:p>0.313055899643519</text:p>
          </table:table-cell>
          <table:table-cell office:value-type="float" office:value="0.304861020930261" calcext:value-type="float">
            <text:p>0.304861020930261</text:p>
          </table:table-cell>
          <table:table-cell office:value-type="float" office:value="0.302976646847015" calcext:value-type="float">
            <text:p>0.302976646847015</text:p>
          </table:table-cell>
          <table:table-cell office:value-type="float" office:value="0.306901565770782" calcext:value-type="float">
            <text:p>0.306901565770782</text:p>
          </table:table-cell>
          <table:table-cell office:value-type="float" office:value="0.306425267260013" calcext:value-type="float">
            <text:p>0.306425267260013</text:p>
          </table:table-cell>
          <table:table-cell office:value-type="float" office:value="0.305622089424504" calcext:value-type="float">
            <text:p>0.305622089424504</text:p>
          </table:table-cell>
          <table:table-cell office:value-type="float" office:value="0.305250717663734" calcext:value-type="float">
            <text:p>0.305250717663734</text:p>
          </table:table-cell>
          <table:table-cell office:value-type="float" office:value="0.310396662905523" calcext:value-type="float">
            <text:p>0.310396662905523</text:p>
          </table:table-cell>
          <table:table-cell office:value-type="float" office:value="0.334011119013656" calcext:value-type="float">
            <text:p>0.334011119013656</text:p>
          </table:table-cell>
          <table:table-cell office:value-type="float" office:value="0.331333846333008" calcext:value-type="float">
            <text:p>0.331333846333008</text:p>
          </table:table-cell>
          <table:table-cell office:value-type="float" office:value="0.332937481825783" calcext:value-type="float">
            <text:p>0.332937481825783</text:p>
          </table:table-cell>
          <table:table-cell office:value-type="float" office:value="0.317654638532495" calcext:value-type="float">
            <text:p>0.317654638532495</text:p>
          </table:table-cell>
          <table:table-cell office:value-type="float" office:value="0.316723580246941" calcext:value-type="float">
            <text:p>0.316723580246941</text:p>
          </table:table-cell>
          <table:table-cell office:value-type="float" office:value="0.310024614690002" calcext:value-type="float">
            <text:p>0.310024614690002</text:p>
          </table:table-cell>
          <table:table-cell office:value-type="float" office:value="0.306773600413556" calcext:value-type="float">
            <text:p>0.306773600413556</text:p>
          </table:table-cell>
          <table:table-cell office:value-type="float" office:value="0.305529468290722" calcext:value-type="float">
            <text:p>0.305529468290722</text:p>
          </table:table-cell>
          <table:table-cell office:value-type="float" office:value="0.303614809764818" calcext:value-type="float">
            <text:p>0.303614809764818</text:p>
          </table:table-cell>
          <table:table-cell office:value-type="float" office:value="0.333794882736476" calcext:value-type="float">
            <text:p>0.333794882736476</text:p>
          </table:table-cell>
          <table:table-cell office:value-type="float" office:value="0.30643699822469" calcext:value-type="float">
            <text:p>0.30643699822469</text:p>
          </table:table-cell>
          <table:table-cell office:value-type="float" office:value="0.29641654696868" calcext:value-type="float">
            <text:p>0.29641654696868</text:p>
          </table:table-cell>
          <table:table-cell office:value-type="float" office:value="0.302161883704505" calcext:value-type="float">
            <text:p>0.302161883704505</text:p>
          </table:table-cell>
          <table:table-cell office:value-type="float" office:value="0.30731154649828" calcext:value-type="float">
            <text:p>0.30731154649828</text:p>
          </table:table-cell>
          <table:table-cell office:value-type="float" office:value="0.306054150283515" calcext:value-type="float">
            <text:p>0.306054150283515</text:p>
          </table:table-cell>
          <table:table-cell office:value-type="float" office:value="0.306441538319291" calcext:value-type="float">
            <text:p>0.306441538319291</text:p>
          </table:table-cell>
          <table:table-cell office:value-type="float" office:value="0.306002432334551" calcext:value-type="float">
            <text:p>0.306002432334551</text:p>
          </table:table-cell>
          <table:table-cell office:value-type="float" office:value="0.305743799641685" calcext:value-type="float">
            <text:p>0.305743799641685</text:p>
          </table:table-cell>
          <table:table-cell office:value-type="float" office:value="0.308572626555046" calcext:value-type="float">
            <text:p>0.308572626555046</text:p>
          </table:table-cell>
          <table:table-cell office:value-type="float" office:value="0.330616518905769" calcext:value-type="float">
            <text:p>0.330616518905769</text:p>
          </table:table-cell>
          <table:table-cell office:value-type="float" office:value="0.329933141161094" calcext:value-type="float">
            <text:p>0.329933141161094</text:p>
          </table:table-cell>
          <table:table-cell office:value-type="float" office:value="0.328569773708918" calcext:value-type="float">
            <text:p>0.328569773708918</text:p>
          </table:table-cell>
          <table:table-cell office:value-type="float" office:value="0.342730918276735" calcext:value-type="float">
            <text:p>0.342730918276735</text:p>
          </table:table-cell>
          <table:table-cell office:value-type="float" office:value="0.346708423498755" calcext:value-type="float">
            <text:p>0.346708423498755</text:p>
          </table:table-cell>
          <table:table-cell office:value-type="float" office:value="0.344452672294015" calcext:value-type="float">
            <text:p>0.344452672294015</text:p>
          </table:table-cell>
          <table:table-cell office:value-type="float" office:value="0.345389616622578" calcext:value-type="float">
            <text:p>0.345389616622578</text:p>
          </table:table-cell>
          <table:table-cell office:value-type="float" office:value="0.346384058276625" calcext:value-type="float">
            <text:p>0.346384058276625</text:p>
          </table:table-cell>
          <table:table-cell office:value-type="float" office:value="0.343842289825533" calcext:value-type="float">
            <text:p>0.343842289825533</text:p>
          </table:table-cell>
          <table:table-cell office:value-type="float" office:value="0.313911319181806" calcext:value-type="float">
            <text:p>0.313911319181806</text:p>
          </table:table-cell>
          <table:table-cell office:value-type="float" office:value="0.304817399090227" calcext:value-type="float">
            <text:p>0.304817399090227</text:p>
          </table:table-cell>
          <table:table-cell office:value-type="float" office:value="0.304485641997163" calcext:value-type="float">
            <text:p>0.304485641997163</text:p>
          </table:table-cell>
          <table:table-cell office:value-type="float" office:value="0.302729174354441" calcext:value-type="float">
            <text:p>0.302729174354441</text:p>
          </table:table-cell>
          <table:table-cell office:value-type="float" office:value="0.297570255400464" calcext:value-type="float">
            <text:p>0.297570255400464</text:p>
          </table:table-cell>
          <table:table-cell office:value-type="float" office:value="0.324707458932462" calcext:value-type="float">
            <text:p>0.324707458932462</text:p>
          </table:table-cell>
          <table:table-cell office:value-type="float" office:value="0.310528802115618" calcext:value-type="float">
            <text:p>0.310528802115618</text:p>
          </table:table-cell>
          <table:table-cell office:value-type="float" office:value="0.300597539169794" calcext:value-type="float">
            <text:p>0.300597539169794</text:p>
          </table:table-cell>
          <table:table-cell office:value-type="float" office:value="0.296308094137804" calcext:value-type="float">
            <text:p>0.296308094137804</text:p>
          </table:table-cell>
          <table:table-cell office:value-type="float" office:value="0.301343901633677" calcext:value-type="float">
            <text:p>0.301343901633677</text:p>
          </table:table-cell>
          <table:table-cell office:value-type="float" office:value="0.307668195329772" calcext:value-type="float">
            <text:p>0.307668195329772</text:p>
          </table:table-cell>
          <table:table-cell office:value-type="float" office:value="0.306846603215794" calcext:value-type="float">
            <text:p>0.306846603215794</text:p>
          </table:table-cell>
          <table:table-cell office:value-type="float" office:value="0.306314045987515" calcext:value-type="float">
            <text:p>0.306314045987515</text:p>
          </table:table-cell>
          <table:table-cell office:value-type="float" office:value="0.306388335816996" calcext:value-type="float">
            <text:p>0.306388335816996</text:p>
          </table:table-cell>
          <table:table-cell office:value-type="float" office:value="0.308233991995562" calcext:value-type="float">
            <text:p>0.308233991995562</text:p>
          </table:table-cell>
          <table:table-cell office:value-type="float" office:value="0.327903370381099" calcext:value-type="float">
            <text:p>0.327903370381099</text:p>
          </table:table-cell>
          <table:table-cell office:value-type="float" office:value="0.341156122283714" calcext:value-type="float">
            <text:p>0.341156122283714</text:p>
          </table:table-cell>
          <table:table-cell office:value-type="float" office:value="0.341343289341402" calcext:value-type="float">
            <text:p>0.341343289341402</text:p>
          </table:table-cell>
          <table:table-cell office:value-type="float" office:value="0.343063129453506" calcext:value-type="float">
            <text:p>0.343063129453506</text:p>
          </table:table-cell>
          <table:table-cell office:value-type="float" office:value="0.340511416423142" calcext:value-type="float">
            <text:p>0.340511416423142</text:p>
          </table:table-cell>
          <table:table-cell office:value-type="float" office:value="0.308201422938867" calcext:value-type="float">
            <text:p>0.308201422938867</text:p>
          </table:table-cell>
          <table:table-cell office:value-type="float" office:value="0.302142974253862" calcext:value-type="float">
            <text:p>0.302142974253862</text:p>
          </table:table-cell>
          <table:table-cell office:value-type="float" office:value="0.300823951471726" calcext:value-type="float">
            <text:p>0.300823951471726</text:p>
          </table:table-cell>
          <table:table-cell office:value-type="float" office:value="0.297692738585752" calcext:value-type="float">
            <text:p>0.297692738585752</text:p>
          </table:table-cell>
          <table:table-cell office:value-type="float" office:value="0.298014154447862" calcext:value-type="float">
            <text:p>0.298014154447862</text:p>
          </table:table-cell>
          <table:table-cell office:value-type="float" office:value="0.296338115673789" calcext:value-type="float">
            <text:p>0.296338115673789</text:p>
          </table:table-cell>
          <table:table-cell office:value-type="float" office:value="0.332435801888703" calcext:value-type="float">
            <text:p>0.332435801888703</text:p>
          </table:table-cell>
          <table:table-cell office:value-type="float" office:value="0.325406751300861" calcext:value-type="float">
            <text:p>0.325406751300861</text:p>
          </table:table-cell>
          <table:table-cell office:value-type="float" office:value="0.313446546057549" calcext:value-type="float">
            <text:p>0.313446546057549</text:p>
          </table:table-cell>
          <table:table-cell office:value-type="float" office:value="0.312138363309731" calcext:value-type="float">
            <text:p>0.312138363309731</text:p>
          </table:table-cell>
          <table:table-cell office:value-type="float" office:value="0.303044962255036" calcext:value-type="float">
            <text:p>0.303044962255036</text:p>
          </table:table-cell>
          <table:table-cell office:value-type="float" office:value="0.303292599701061" calcext:value-type="float">
            <text:p>0.303292599701061</text:p>
          </table:table-cell>
          <table:table-cell office:value-type="float" office:value="0.306491483650887" calcext:value-type="float">
            <text:p>0.306491483650887</text:p>
          </table:table-cell>
          <table:table-cell office:value-type="float" office:value="0.305571772361063" calcext:value-type="float">
            <text:p>0.305571772361063</text:p>
          </table:table-cell>
          <table:table-cell office:value-type="float" office:value="0.305097842886504" calcext:value-type="float">
            <text:p>0.305097842886504</text:p>
          </table:table-cell>
          <table:table-cell office:value-type="float" office:value="0.305139870891286" calcext:value-type="float">
            <text:p>0.305139870891286</text:p>
          </table:table-cell>
          <table:table-cell office:value-type="float" office:value="0.308363697803922" calcext:value-type="float">
            <text:p>0.308363697803922</text:p>
          </table:table-cell>
          <table:table-cell office:value-type="float" office:value="0.312419726622771" calcext:value-type="float">
            <text:p>0.312419726622771</text:p>
          </table:table-cell>
          <table:table-cell office:value-type="float" office:value="0.327166661090133" calcext:value-type="float">
            <text:p>0.327166661090133</text:p>
          </table:table-cell>
          <table:table-cell office:value-type="float" office:value="0.324338878302657" calcext:value-type="float">
            <text:p>0.324338878302657</text:p>
          </table:table-cell>
          <table:table-cell office:value-type="float" office:value="0.343412224299906" calcext:value-type="float">
            <text:p>0.343412224299906</text:p>
          </table:table-cell>
          <table:table-cell office:value-type="float" office:value="0.344563670165663" calcext:value-type="float">
            <text:p>0.344563670165663</text:p>
          </table:table-cell>
          <table:table-cell office:value-type="float" office:value="0.342495456053111" calcext:value-type="float">
            <text:p>0.342495456053111</text:p>
          </table:table-cell>
          <table:table-cell office:value-type="float" office:value="0.341862690456254" calcext:value-type="float">
            <text:p>0.341862690456254</text:p>
          </table:table-cell>
          <table:table-cell office:value-type="float" office:value="0.3430327771207" calcext:value-type="float">
            <text:p>0.3430327771207</text:p>
          </table:table-cell>
          <table:table-cell office:value-type="float" office:value="0.341458223474344" calcext:value-type="float">
            <text:p>0.341458223474344</text:p>
          </table:table-cell>
          <table:table-cell office:value-type="float" office:value="0.312610160246909" calcext:value-type="float">
            <text:p>0.312610160246909</text:p>
          </table:table-cell>
          <table:table-cell office:value-type="float" office:value="0.309232385352652" calcext:value-type="float">
            <text:p>0.309232385352652</text:p>
          </table:table-cell>
          <table:table-cell office:value-type="float" office:value="0.303729745196857" calcext:value-type="float">
            <text:p>0.303729745196857</text:p>
          </table:table-cell>
          <table:table-cell office:value-type="float" office:value="0.300915523003452" calcext:value-type="float">
            <text:p>0.300915523003452</text:p>
          </table:table-cell>
          <table:table-cell office:value-type="float" office:value="0.300268266699936" calcext:value-type="float">
            <text:p>0.300268266699936</text:p>
          </table:table-cell>
          <table:table-cell office:value-type="float" office:value="0.29929970348252" calcext:value-type="float">
            <text:p>0.29929970348252</text:p>
          </table:table-cell>
          <table:table-cell office:value-type="float" office:value="0.333469941198087" calcext:value-type="float">
            <text:p>0.333469941198087</text:p>
          </table:table-cell>
          <table:table-cell office:value-type="float" office:value="0.326485538718051" calcext:value-type="float">
            <text:p>0.326485538718051</text:p>
          </table:table-cell>
          <table:table-cell office:value-type="float" office:value="0.323286515550851" calcext:value-type="float">
            <text:p>0.323286515550851</text:p>
          </table:table-cell>
          <table:table-cell office:value-type="float" office:value="0.322995007836563" calcext:value-type="float">
            <text:p>0.322995007836563</text:p>
          </table:table-cell>
          <table:table-cell office:value-type="float" office:value="0.321999491905621" calcext:value-type="float">
            <text:p>0.321999491905621</text:p>
          </table:table-cell>
          <table:table-cell office:value-type="float" office:value="0.315598877736262" calcext:value-type="float">
            <text:p>0.315598877736262</text:p>
          </table:table-cell>
          <table:table-cell office:value-type="float" office:value="0.310906822948702" calcext:value-type="float">
            <text:p>0.310906822948702</text:p>
          </table:table-cell>
          <table:table-cell office:value-type="float" office:value="0.308630453991353" calcext:value-type="float">
            <text:p>0.308630453991353</text:p>
          </table:table-cell>
          <table:table-cell office:value-type="float" office:value="0.307829388553665" calcext:value-type="float">
            <text:p>0.307829388553665</text:p>
          </table:table-cell>
          <table:table-cell office:value-type="float" office:value="0.30785999889392" calcext:value-type="float">
            <text:p>0.30785999889392</text:p>
          </table:table-cell>
          <table:table-cell office:value-type="float" office:value="0.307782852479705" calcext:value-type="float">
            <text:p>0.307782852479705</text:p>
          </table:table-cell>
          <table:table-cell office:value-type="float" office:value="0.307990599832851" calcext:value-type="float">
            <text:p>0.307990599832851</text:p>
          </table:table-cell>
          <table:table-cell office:value-type="float" office:value="0.307972200199152" calcext:value-type="float">
            <text:p>0.307972200199152</text:p>
          </table:table-cell>
          <table:table-cell office:value-type="float" office:value="0.307996979916276" calcext:value-type="float">
            <text:p>0.307996979916276</text:p>
          </table:table-cell>
          <table:table-cell office:value-type="float" office:value="0.308099709731295" calcext:value-type="float">
            <text:p>0.308099709731295</text:p>
          </table:table-cell>
          <table:table-cell office:value-type="float" office:value="0.308072506323386" calcext:value-type="float">
            <text:p>0.308072506323386</text:p>
          </table:table-cell>
          <table:table-cell office:value-type="float" office:value="0.308067661628836" calcext:value-type="float">
            <text:p>0.308067661628836</text:p>
          </table:table-cell>
          <table:table-cell office:value-type="float" office:value="0.308018422678648" calcext:value-type="float">
            <text:p>0.308018422678648</text:p>
          </table:table-cell>
          <table:table-cell office:value-type="float" office:value="0.308033150992411" calcext:value-type="float">
            <text:p>0.308033150992411</text:p>
          </table:table-cell>
          <table:table-cell office:value-type="float" office:value="0.30802834809163" calcext:value-type="float">
            <text:p>0.30802834809163</text:p>
          </table:table-cell>
          <table:table-cell office:value-type="float" office:value="0.308047835841027" calcext:value-type="float">
            <text:p>0.308047835841027</text:p>
          </table:table-cell>
          <table:table-cell office:value-type="float" office:value="0.308061485838238" calcext:value-type="float">
            <text:p>0.308061485838238</text:p>
          </table:table-cell>
          <table:table-cell office:value-type="float" office:value="0.308044616933206" calcext:value-type="float">
            <text:p>0.308044616933206</text:p>
          </table:table-cell>
          <table:table-cell office:value-type="float" office:value="0.308021183509976" calcext:value-type="float">
            <text:p>0.308021183509976</text:p>
          </table:table-cell>
          <table:table-cell office:value-type="float" office:value="0.308043041897278" calcext:value-type="float">
            <text:p>0.308043041897278</text:p>
          </table:table-cell>
          <table:table-cell office:value-type="float" office:value="0.308059838438136" calcext:value-type="float">
            <text:p>0.308059838438136</text:p>
          </table:table-cell>
          <table:table-cell office:value-type="float" office:value="0.308008160184833" calcext:value-type="float">
            <text:p>0.308008160184833</text:p>
          </table:table-cell>
          <table:table-cell office:value-type="float" office:value="0.308055272463538" calcext:value-type="float">
            <text:p>0.308055272463538</text:p>
          </table:table-cell>
          <table:table-cell office:value-type="float" office:value="0.308029720084842" calcext:value-type="float">
            <text:p>0.308029720084842</text:p>
          </table:table-cell>
          <table:table-cell office:value-type="float" office:value="0.308020592243599" calcext:value-type="float">
            <text:p>0.308020592243599</text:p>
          </table:table-cell>
          <table:table-cell office:value-type="float" office:value="0.308024487806828" calcext:value-type="float">
            <text:p>0.308024487806828</text:p>
          </table:table-cell>
          <table:table-cell office:value-type="float" office:value="0.308071510016277" calcext:value-type="float">
            <text:p>0.308071510016277</text:p>
          </table:table-cell>
          <table:table-cell office:value-type="float" office:value="0.308042526460014" calcext:value-type="float">
            <text:p>0.308042526460014</text:p>
          </table:table-cell>
          <table:table-cell office:value-type="float" office:value="0.308068415076497" calcext:value-type="float">
            <text:p>0.308068415076497</text:p>
          </table:table-cell>
          <table:table-cell office:value-type="float" office:value="0.308053804468594" calcext:value-type="float">
            <text:p>0.308053804468594</text:p>
          </table:table-cell>
          <table:table-cell office:value-type="float" office:value="0.308002850561152" calcext:value-type="float">
            <text:p>0.308002850561152</text:p>
          </table:table-cell>
          <table:table-cell office:value-type="float" office:value="0.308064878532974" calcext:value-type="float">
            <text:p>0.308064878532974</text:p>
          </table:table-cell>
          <table:table-cell office:value-type="float" office:value="0.307987615358821" calcext:value-type="float">
            <text:p>0.307987615358821</text:p>
          </table:table-cell>
          <table:table-cell office:value-type="float" office:value="0.308008045859173" calcext:value-type="float">
            <text:p>0.308008045859173</text:p>
          </table:table-cell>
          <table:table-cell office:value-type="float" office:value="0.30800198508078" calcext:value-type="float">
            <text:p>0.30800198508078</text:p>
          </table:table-cell>
          <table:table-cell office:value-type="float" office:value="0.30804153727001" calcext:value-type="float">
            <text:p>0.30804153727001</text:p>
          </table:table-cell>
          <table:table-cell office:value-type="float" office:value="0.308024816653241" calcext:value-type="float">
            <text:p>0.308024816653241</text:p>
          </table:table-cell>
          <table:table-cell office:value-type="float" office:value="0.3080251114838" calcext:value-type="float">
            <text:p>0.3080251114838</text:p>
          </table:table-cell>
          <table:table-cell office:value-type="float" office:value="0.308023514752343" calcext:value-type="float">
            <text:p>0.308023514752343</text:p>
          </table:table-cell>
          <table:table-cell office:value-type="float" office:value="0.308063181514353" calcext:value-type="float">
            <text:p>0.308063181514353</text:p>
          </table:table-cell>
          <table:table-cell office:value-type="float" office:value="0.308052697841618" calcext:value-type="float">
            <text:p>0.308052697841618</text:p>
          </table:table-cell>
          <table:table-cell office:value-type="float" office:value="0.308009320180217" calcext:value-type="float">
            <text:p>0.308009320180217</text:p>
          </table:table-cell>
          <table:table-cell office:value-type="float" office:value="0.308058631547157" calcext:value-type="float">
            <text:p>0.308058631547157</text:p>
          </table:table-cell>
          <table:table-cell office:value-type="float" office:value="0.307999875464309" calcext:value-type="float">
            <text:p>0.307999875464309</text:p>
          </table:table-cell>
          <table:table-cell office:value-type="float" office:value="0.308024912916967" calcext:value-type="float">
            <text:p>0.308024912916967</text:p>
          </table:table-cell>
          <table:table-cell office:value-type="float" office:value="0.308017804161093" calcext:value-type="float">
            <text:p>0.308017804161093</text:p>
          </table:table-cell>
          <table:table-cell office:value-type="float" office:value="0.307999219517792" calcext:value-type="float">
            <text:p>0.307999219517792</text:p>
          </table:table-cell>
          <table:table-cell office:value-type="float" office:value="0.308067642867961" calcext:value-type="float">
            <text:p>0.308067642867961</text:p>
          </table:table-cell>
          <table:table-cell office:value-type="float" office:value="0.308000398727687" calcext:value-type="float">
            <text:p>0.308000398727687</text:p>
          </table:table-cell>
          <table:table-cell office:value-type="float" office:value="0.308016594878613" calcext:value-type="float">
            <text:p>0.308016594878613</text:p>
          </table:table-cell>
          <table:table-cell office:value-type="float" office:value="0.308019115391359" calcext:value-type="float">
            <text:p>0.308019115391359</text:p>
          </table:table-cell>
          <table:table-cell office:value-type="float" office:value="0.308003304473565" calcext:value-type="float">
            <text:p>0.308003304473565</text:p>
          </table:table-cell>
          <table:table-cell office:value-type="float" office:value="0.307993318007922" calcext:value-type="float">
            <text:p>0.307993318007922</text:p>
          </table:table-cell>
          <table:table-cell office:value-type="float" office:value="0.307993433988522" calcext:value-type="float">
            <text:p>0.307993433988522</text:p>
          </table:table-cell>
          <table:table-cell office:value-type="float" office:value="0.308038422528678" calcext:value-type="float">
            <text:p>0.308038422528678</text:p>
          </table:table-cell>
          <table:table-cell office:value-type="float" office:value="0.308015493743834" calcext:value-type="float">
            <text:p>0.308015493743834</text:p>
          </table:table-cell>
          <table:table-cell office:value-type="float" office:value="0.308023623670688" calcext:value-type="float">
            <text:p>0.308023623670688</text:p>
          </table:table-cell>
          <table:table-cell office:value-type="float" office:value="0.308001206876867" calcext:value-type="float">
            <text:p>0.308001206876867</text:p>
          </table:table-cell>
          <table:table-cell office:value-type="float" office:value="0.308042150445008" calcext:value-type="float">
            <text:p>0.308042150445008</text:p>
          </table:table-cell>
          <table:table-cell office:value-type="float" office:value="0.308013768469861" calcext:value-type="float">
            <text:p>0.308013768469861</text:p>
          </table:table-cell>
          <table:table-cell office:value-type="float" office:value="0.308023428267217" calcext:value-type="float">
            <text:p>0.308023428267217</text:p>
          </table:table-cell>
          <table:table-cell office:value-type="float" office:value="0.308000170563008" calcext:value-type="float">
            <text:p>0.308000170563008</text:p>
          </table:table-cell>
          <table:table-cell office:value-type="float" office:value="0.308008014711448" calcext:value-type="float">
            <text:p>0.308008014711448</text:p>
          </table:table-cell>
          <table:table-cell office:value-type="float" office:value="0.308054226222094" calcext:value-type="float">
            <text:p>0.308054226222094</text:p>
          </table:table-cell>
          <table:table-cell office:value-type="float" office:value="0.308004160801139" calcext:value-type="float">
            <text:p>0.308004160801139</text:p>
          </table:table-cell>
          <table:table-cell office:value-type="float" office:value="0.30800726506465" calcext:value-type="float">
            <text:p>0.30800726506465</text:p>
          </table:table-cell>
          <table:table-cell office:value-type="float" office:value="0.308017125532899" calcext:value-type="float">
            <text:p>0.308017125532899</text:p>
          </table:table-cell>
          <table:table-cell office:value-type="float" office:value="0.308024328114755" calcext:value-type="float">
            <text:p>0.308024328114755</text:p>
          </table:table-cell>
          <table:table-cell office:value-type="float" office:value="0.308004095396167" calcext:value-type="float">
            <text:p>0.308004095396167</text:p>
          </table:table-cell>
          <table:table-cell office:value-type="float" office:value="0.307988379944669" calcext:value-type="float">
            <text:p>0.307988379944669</text:p>
          </table:table-cell>
          <table:table-cell office:value-type="float" office:value="0.307999552582703" calcext:value-type="float">
            <text:p>0.307999552582703</text:p>
          </table:table-cell>
          <table:table-cell office:value-type="float" office:value="0.30799941716758" calcext:value-type="float">
            <text:p>0.30799941716758</text:p>
          </table:table-cell>
          <table:table-cell table:number-columns-repeated="601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62606831292815" calcext:value-type="float">
            <text:p>-0.362606831292815</text:p>
          </table:table-cell>
          <table:table-cell office:value-type="float" office:value="-0.362183749358641" calcext:value-type="float">
            <text:p>-0.362183749358641</text:p>
          </table:table-cell>
          <table:table-cell office:value-type="float" office:value="-0.362775620516668" calcext:value-type="float">
            <text:p>-0.362775620516668</text:p>
          </table:table-cell>
          <table:table-cell office:value-type="float" office:value="-0.36266996069581" calcext:value-type="float">
            <text:p>-0.36266996069581</text:p>
          </table:table-cell>
          <table:table-cell office:value-type="float" office:value="-0.363377551970635" calcext:value-type="float">
            <text:p>-0.363377551970635</text:p>
          </table:table-cell>
          <table:table-cell office:value-type="float" office:value="-0.362945241155856" calcext:value-type="float">
            <text:p>-0.362945241155856</text:p>
          </table:table-cell>
          <table:table-cell office:value-type="float" office:value="-0.362415297708619" calcext:value-type="float">
            <text:p>-0.362415297708619</text:p>
          </table:table-cell>
          <table:table-cell office:value-type="float" office:value="-0.363124823769536" calcext:value-type="float">
            <text:p>-0.363124823769536</text:p>
          </table:table-cell>
          <table:table-cell office:value-type="float" office:value="-0.362997189565514" calcext:value-type="float">
            <text:p>-0.362997189565514</text:p>
          </table:table-cell>
          <table:table-cell office:value-type="float" office:value="-0.36284326640067" calcext:value-type="float">
            <text:p>-0.36284326640067</text:p>
          </table:table-cell>
          <table:table-cell office:value-type="float" office:value="-0.361649003285337" calcext:value-type="float">
            <text:p>-0.361649003285337</text:p>
          </table:table-cell>
          <table:table-cell office:value-type="float" office:value="-0.363132167052443" calcext:value-type="float">
            <text:p>-0.363132167052443</text:p>
          </table:table-cell>
          <table:table-cell office:value-type="float" office:value="-0.363186911503608" calcext:value-type="float">
            <text:p>-0.363186911503608</text:p>
          </table:table-cell>
          <table:table-cell office:value-type="float" office:value="-0.362267064633054" calcext:value-type="float">
            <text:p>-0.362267064633054</text:p>
          </table:table-cell>
          <table:table-cell office:value-type="float" office:value="-0.363570042217362" calcext:value-type="float">
            <text:p>-0.363570042217362</text:p>
          </table:table-cell>
          <table:table-cell office:value-type="float" office:value="-0.363258078855296" calcext:value-type="float">
            <text:p>-0.363258078855296</text:p>
          </table:table-cell>
          <table:table-cell office:value-type="float" office:value="-0.363423585691176" calcext:value-type="float">
            <text:p>-0.363423585691176</text:p>
          </table:table-cell>
          <table:table-cell office:value-type="float" office:value="-0.363333245541953" calcext:value-type="float">
            <text:p>-0.363333245541953</text:p>
          </table:table-cell>
          <table:table-cell office:value-type="float" office:value="-0.363419571731114" calcext:value-type="float">
            <text:p>-0.363419571731114</text:p>
          </table:table-cell>
          <table:table-cell office:value-type="float" office:value="-0.363255323047457" calcext:value-type="float">
            <text:p>-0.363255323047457</text:p>
          </table:table-cell>
          <table:table-cell office:value-type="float" office:value="-0.362747114403167" calcext:value-type="float">
            <text:p>-0.362747114403167</text:p>
          </table:table-cell>
          <table:table-cell office:value-type="float" office:value="-0.362769027914253" calcext:value-type="float">
            <text:p>-0.362769027914253</text:p>
          </table:table-cell>
          <table:table-cell office:value-type="float" office:value="-0.363095051727451" calcext:value-type="float">
            <text:p>-0.363095051727451</text:p>
          </table:table-cell>
          <table:table-cell office:value-type="float" office:value="-0.362685921787667" calcext:value-type="float">
            <text:p>-0.362685921787667</text:p>
          </table:table-cell>
          <table:table-cell office:value-type="float" office:value="-0.363372165998952" calcext:value-type="float">
            <text:p>-0.363372165998952</text:p>
          </table:table-cell>
          <table:table-cell office:value-type="float" office:value="-0.36272108862011" calcext:value-type="float">
            <text:p>-0.36272108862011</text:p>
          </table:table-cell>
          <table:table-cell office:value-type="float" office:value="-0.363290605226841" calcext:value-type="float">
            <text:p>-0.363290605226841</text:p>
          </table:table-cell>
          <table:table-cell office:value-type="float" office:value="-0.362645877131763" calcext:value-type="float">
            <text:p>-0.362645877131763</text:p>
          </table:table-cell>
          <table:table-cell office:value-type="float" office:value="-0.363492540128262" calcext:value-type="float">
            <text:p>-0.363492540128262</text:p>
          </table:table-cell>
          <table:table-cell office:value-type="float" office:value="-0.363651916306323" calcext:value-type="float">
            <text:p>-0.363651916306323</text:p>
          </table:table-cell>
          <table:table-cell office:value-type="float" office:value="-0.363124863635548" calcext:value-type="float">
            <text:p>-0.363124863635548</text:p>
          </table:table-cell>
          <table:table-cell office:value-type="float" office:value="-0.362551177247887" calcext:value-type="float">
            <text:p>-0.362551177247887</text:p>
          </table:table-cell>
          <table:table-cell office:value-type="float" office:value="-0.363152144771832" calcext:value-type="float">
            <text:p>-0.363152144771832</text:p>
          </table:table-cell>
          <table:table-cell office:value-type="float" office:value="-0.362895819832793" calcext:value-type="float">
            <text:p>-0.362895819832793</text:p>
          </table:table-cell>
          <table:table-cell office:value-type="float" office:value="-0.362948518587501" calcext:value-type="float">
            <text:p>-0.362948518587501</text:p>
          </table:table-cell>
          <table:table-cell office:value-type="float" office:value="-0.362996281948003" calcext:value-type="float">
            <text:p>-0.362996281948003</text:p>
          </table:table-cell>
          <table:table-cell office:value-type="float" office:value="-0.363089763288386" calcext:value-type="float">
            <text:p>-0.363089763288386</text:p>
          </table:table-cell>
          <table:table-cell office:value-type="float" office:value="-0.363310573852607" calcext:value-type="float">
            <text:p>-0.363310573852607</text:p>
          </table:table-cell>
          <table:table-cell office:value-type="float" office:value="-0.37395642596774" calcext:value-type="float">
            <text:p>-0.37395642596774</text:p>
          </table:table-cell>
          <table:table-cell office:value-type="float" office:value="-0.385787365911615" calcext:value-type="float">
            <text:p>-0.385787365911615</text:p>
          </table:table-cell>
          <table:table-cell office:value-type="float" office:value="-0.391907362765308" calcext:value-type="float">
            <text:p>-0.391907362765308</text:p>
          </table:table-cell>
          <table:table-cell office:value-type="float" office:value="-0.385735068296893" calcext:value-type="float">
            <text:p>-0.385735068296893</text:p>
          </table:table-cell>
          <table:table-cell office:value-type="float" office:value="-0.373044174105925" calcext:value-type="float">
            <text:p>-0.373044174105925</text:p>
          </table:table-cell>
          <table:table-cell office:value-type="float" office:value="-0.361299773589148" calcext:value-type="float">
            <text:p>-0.361299773589148</text:p>
          </table:table-cell>
          <table:table-cell office:value-type="float" office:value="-0.362288396226863" calcext:value-type="float">
            <text:p>-0.362288396226863</text:p>
          </table:table-cell>
          <table:table-cell office:value-type="float" office:value="-0.394806093282973" calcext:value-type="float">
            <text:p>-0.394806093282973</text:p>
          </table:table-cell>
          <table:table-cell office:value-type="float" office:value="-0.403227917822716" calcext:value-type="float">
            <text:p>-0.403227917822716</text:p>
          </table:table-cell>
          <table:table-cell office:value-type="float" office:value="-0.430811974363645" calcext:value-type="float">
            <text:p>-0.430811974363645</text:p>
          </table:table-cell>
          <table:table-cell office:value-type="float" office:value="-0.418999940319883" calcext:value-type="float">
            <text:p>-0.418999940319883</text:p>
          </table:table-cell>
          <table:table-cell office:value-type="float" office:value="-0.417049624182626" calcext:value-type="float">
            <text:p>-0.417049624182626</text:p>
          </table:table-cell>
          <table:table-cell office:value-type="float" office:value="-0.359317728793922" calcext:value-type="float">
            <text:p>-0.359317728793922</text:p>
          </table:table-cell>
          <table:table-cell office:value-type="float" office:value="-0.333244044563728" calcext:value-type="float">
            <text:p>-0.333244044563728</text:p>
          </table:table-cell>
          <table:table-cell office:value-type="float" office:value="-0.334589019085753" calcext:value-type="float">
            <text:p>-0.334589019085753</text:p>
          </table:table-cell>
          <table:table-cell office:value-type="float" office:value="-0.335030109459662" calcext:value-type="float">
            <text:p>-0.335030109459662</text:p>
          </table:table-cell>
          <table:table-cell office:value-type="float" office:value="-0.33559604447904" calcext:value-type="float">
            <text:p>-0.33559604447904</text:p>
          </table:table-cell>
          <table:table-cell office:value-type="float" office:value="-0.335883264906162" calcext:value-type="float">
            <text:p>-0.335883264906162</text:p>
          </table:table-cell>
          <table:table-cell office:value-type="float" office:value="-0.301126108486761" calcext:value-type="float">
            <text:p>-0.301126108486761</text:p>
          </table:table-cell>
          <table:table-cell office:value-type="float" office:value="-0.324677733812898" calcext:value-type="float">
            <text:p>-0.324677733812898</text:p>
          </table:table-cell>
          <table:table-cell office:value-type="float" office:value="-0.352191291849089" calcext:value-type="float">
            <text:p>-0.352191291849089</text:p>
          </table:table-cell>
          <table:table-cell office:value-type="float" office:value="-0.384501926284769" calcext:value-type="float">
            <text:p>-0.384501926284769</text:p>
          </table:table-cell>
          <table:table-cell office:value-type="float" office:value="-0.388151672084214" calcext:value-type="float">
            <text:p>-0.388151672084214</text:p>
          </table:table-cell>
          <table:table-cell office:value-type="float" office:value="-0.386677539213053" calcext:value-type="float">
            <text:p>-0.386677539213053</text:p>
          </table:table-cell>
          <table:table-cell office:value-type="float" office:value="-0.392861944314545" calcext:value-type="float">
            <text:p>-0.392861944314545</text:p>
          </table:table-cell>
          <table:table-cell office:value-type="float" office:value="-0.380719119473827" calcext:value-type="float">
            <text:p>-0.380719119473827</text:p>
          </table:table-cell>
          <table:table-cell office:value-type="float" office:value="-0.38036054666104" calcext:value-type="float">
            <text:p>-0.38036054666104</text:p>
          </table:table-cell>
          <table:table-cell office:value-type="float" office:value="-0.413379079618639" calcext:value-type="float">
            <text:p>-0.413379079618639</text:p>
          </table:table-cell>
          <table:table-cell office:value-type="float" office:value="-0.410517971093592" calcext:value-type="float">
            <text:p>-0.410517971093592</text:p>
          </table:table-cell>
          <table:table-cell office:value-type="float" office:value="-0.405779938710834" calcext:value-type="float">
            <text:p>-0.405779938710834</text:p>
          </table:table-cell>
          <table:table-cell office:value-type="float" office:value="-0.41458589454936" calcext:value-type="float">
            <text:p>-0.41458589454936</text:p>
          </table:table-cell>
          <table:table-cell office:value-type="float" office:value="-0.389276898928291" calcext:value-type="float">
            <text:p>-0.389276898928291</text:p>
          </table:table-cell>
          <table:table-cell office:value-type="float" office:value="-0.370703117935737" calcext:value-type="float">
            <text:p>-0.370703117935737</text:p>
          </table:table-cell>
          <table:table-cell office:value-type="float" office:value="-0.374547516427986" calcext:value-type="float">
            <text:p>-0.374547516427986</text:p>
          </table:table-cell>
          <table:table-cell office:value-type="float" office:value="-0.373496160250123" calcext:value-type="float">
            <text:p>-0.373496160250123</text:p>
          </table:table-cell>
          <table:table-cell office:value-type="float" office:value="-0.342147389079026" calcext:value-type="float">
            <text:p>-0.342147389079026</text:p>
          </table:table-cell>
          <table:table-cell office:value-type="float" office:value="-0.352099380965477" calcext:value-type="float">
            <text:p>-0.352099380965477</text:p>
          </table:table-cell>
          <table:table-cell office:value-type="float" office:value="-0.360519777497351" calcext:value-type="float">
            <text:p>-0.360519777497351</text:p>
          </table:table-cell>
          <table:table-cell office:value-type="float" office:value="-0.332786781170903" calcext:value-type="float">
            <text:p>-0.332786781170903</text:p>
          </table:table-cell>
          <table:table-cell office:value-type="float" office:value="-0.324659839546861" calcext:value-type="float">
            <text:p>-0.324659839546861</text:p>
          </table:table-cell>
          <table:table-cell office:value-type="float" office:value="-0.294976611413717" calcext:value-type="float">
            <text:p>-0.294976611413717</text:p>
          </table:table-cell>
          <table:table-cell office:value-type="float" office:value="-0.294479512208433" calcext:value-type="float">
            <text:p>-0.294479512208433</text:p>
          </table:table-cell>
          <table:table-cell office:value-type="float" office:value="-0.306798021751617" calcext:value-type="float">
            <text:p>-0.306798021751617</text:p>
          </table:table-cell>
          <table:table-cell office:value-type="float" office:value="-0.340252792333024" calcext:value-type="float">
            <text:p>-0.340252792333024</text:p>
          </table:table-cell>
          <table:table-cell office:value-type="float" office:value="-0.360876846540493" calcext:value-type="float">
            <text:p>-0.360876846540493</text:p>
          </table:table-cell>
          <table:table-cell office:value-type="float" office:value="-0.359107877356097" calcext:value-type="float">
            <text:p>-0.359107877356097</text:p>
          </table:table-cell>
          <table:table-cell office:value-type="float" office:value="-0.322106088786691" calcext:value-type="float">
            <text:p>-0.322106088786691</text:p>
          </table:table-cell>
          <table:table-cell office:value-type="float" office:value="-0.350507471970421" calcext:value-type="float">
            <text:p>-0.350507471970421</text:p>
          </table:table-cell>
          <table:table-cell office:value-type="float" office:value="-0.401213144635439" calcext:value-type="float">
            <text:p>-0.401213144635439</text:p>
          </table:table-cell>
          <table:table-cell office:value-type="float" office:value="-0.386666760663748" calcext:value-type="float">
            <text:p>-0.386666760663748</text:p>
          </table:table-cell>
          <table:table-cell office:value-type="float" office:value="-0.370172690251288" calcext:value-type="float">
            <text:p>-0.370172690251288</text:p>
          </table:table-cell>
          <table:table-cell office:value-type="float" office:value="-0.374034458247252" calcext:value-type="float">
            <text:p>-0.374034458247252</text:p>
          </table:table-cell>
          <table:table-cell office:value-type="float" office:value="-0.403638687518091" calcext:value-type="float">
            <text:p>-0.403638687518091</text:p>
          </table:table-cell>
          <table:table-cell office:value-type="float" office:value="-0.362805566592566" calcext:value-type="float">
            <text:p>-0.362805566592566</text:p>
          </table:table-cell>
          <table:table-cell office:value-type="float" office:value="-0.354270836572615" calcext:value-type="float">
            <text:p>-0.354270836572615</text:p>
          </table:table-cell>
          <table:table-cell office:value-type="float" office:value="-0.354904708395006" calcext:value-type="float">
            <text:p>-0.354904708395006</text:p>
          </table:table-cell>
          <table:table-cell office:value-type="float" office:value="-0.395334979321355" calcext:value-type="float">
            <text:p>-0.395334979321355</text:p>
          </table:table-cell>
          <table:table-cell office:value-type="float" office:value="-0.332698839894854" calcext:value-type="float">
            <text:p>-0.332698839894854</text:p>
          </table:table-cell>
          <table:table-cell office:value-type="float" office:value="-0.311624733901184" calcext:value-type="float">
            <text:p>-0.311624733901184</text:p>
          </table:table-cell>
          <table:table-cell office:value-type="float" office:value="-0.327376112733635" calcext:value-type="float">
            <text:p>-0.327376112733635</text:p>
          </table:table-cell>
          <table:table-cell office:value-type="float" office:value="-0.344500671667877" calcext:value-type="float">
            <text:p>-0.344500671667877</text:p>
          </table:table-cell>
          <table:table-cell office:value-type="float" office:value="-0.381924600460095" calcext:value-type="float">
            <text:p>-0.381924600460095</text:p>
          </table:table-cell>
          <table:table-cell office:value-type="float" office:value="-0.39475254008838" calcext:value-type="float">
            <text:p>-0.39475254008838</text:p>
          </table:table-cell>
          <table:table-cell office:value-type="float" office:value="-0.393858719589677" calcext:value-type="float">
            <text:p>-0.393858719589677</text:p>
          </table:table-cell>
          <table:table-cell office:value-type="float" office:value="-0.397764234582684" calcext:value-type="float">
            <text:p>-0.397764234582684</text:p>
          </table:table-cell>
          <table:table-cell office:value-type="float" office:value="-0.390079755688976" calcext:value-type="float">
            <text:p>-0.390079755688976</text:p>
          </table:table-cell>
          <table:table-cell office:value-type="float" office:value="-0.365004698923715" calcext:value-type="float">
            <text:p>-0.365004698923715</text:p>
          </table:table-cell>
          <table:table-cell office:value-type="float" office:value="-0.349056143005866" calcext:value-type="float">
            <text:p>-0.349056143005866</text:p>
          </table:table-cell>
          <table:table-cell office:value-type="float" office:value="-0.349874623641221" calcext:value-type="float">
            <text:p>-0.349874623641221</text:p>
          </table:table-cell>
          <table:table-cell office:value-type="float" office:value="-0.379481578435273" calcext:value-type="float">
            <text:p>-0.379481578435273</text:p>
          </table:table-cell>
          <table:table-cell office:value-type="float" office:value="-0.419500417047189" calcext:value-type="float">
            <text:p>-0.419500417047189</text:p>
          </table:table-cell>
          <table:table-cell office:value-type="float" office:value="-0.426496171482036" calcext:value-type="float">
            <text:p>-0.426496171482036</text:p>
          </table:table-cell>
          <table:table-cell office:value-type="float" office:value="-0.436803931358626" calcext:value-type="float">
            <text:p>-0.436803931358626</text:p>
          </table:table-cell>
          <table:table-cell office:value-type="float" office:value="-0.426689612752842" calcext:value-type="float">
            <text:p>-0.426689612752842</text:p>
          </table:table-cell>
          <table:table-cell office:value-type="float" office:value="-0.425145682456184" calcext:value-type="float">
            <text:p>-0.425145682456184</text:p>
          </table:table-cell>
          <table:table-cell office:value-type="float" office:value="-0.366540895178915" calcext:value-type="float">
            <text:p>-0.366540895178915</text:p>
          </table:table-cell>
          <table:table-cell office:value-type="float" office:value="-0.353816489438337" calcext:value-type="float">
            <text:p>-0.353816489438337</text:p>
          </table:table-cell>
          <table:table-cell office:value-type="float" office:value="-0.349539113305157" calcext:value-type="float">
            <text:p>-0.349539113305157</text:p>
          </table:table-cell>
          <table:table-cell office:value-type="float" office:value="-0.338734757482114" calcext:value-type="float">
            <text:p>-0.338734757482114</text:p>
          </table:table-cell>
          <table:table-cell office:value-type="float" office:value="-0.331728110621965" calcext:value-type="float">
            <text:p>-0.331728110621965</text:p>
          </table:table-cell>
          <table:table-cell office:value-type="float" office:value="-0.38614943328894" calcext:value-type="float">
            <text:p>-0.38614943328894</text:p>
          </table:table-cell>
          <table:table-cell office:value-type="float" office:value="-0.33686058417911" calcext:value-type="float">
            <text:p>-0.33686058417911</text:p>
          </table:table-cell>
          <table:table-cell office:value-type="float" office:value="-0.304696072911434" calcext:value-type="float">
            <text:p>-0.304696072911434</text:p>
          </table:table-cell>
          <table:table-cell office:value-type="float" office:value="-0.301108173102386" calcext:value-type="float">
            <text:p>-0.301108173102386</text:p>
          </table:table-cell>
          <table:table-cell office:value-type="float" office:value="-0.31478604441583" calcext:value-type="float">
            <text:p>-0.31478604441583</text:p>
          </table:table-cell>
          <table:table-cell office:value-type="float" office:value="-0.334521314024703" calcext:value-type="float">
            <text:p>-0.334521314024703</text:p>
          </table:table-cell>
          <table:table-cell office:value-type="float" office:value="-0.369994978701212" calcext:value-type="float">
            <text:p>-0.369994978701212</text:p>
          </table:table-cell>
          <table:table-cell office:value-type="float" office:value="-0.385828782500273" calcext:value-type="float">
            <text:p>-0.385828782500273</text:p>
          </table:table-cell>
          <table:table-cell office:value-type="float" office:value="-0.394829613716826" calcext:value-type="float">
            <text:p>-0.394829613716826</text:p>
          </table:table-cell>
          <table:table-cell office:value-type="float" office:value="-0.400673925676754" calcext:value-type="float">
            <text:p>-0.400673925676754</text:p>
          </table:table-cell>
          <table:table-cell office:value-type="float" office:value="-0.367954227450838" calcext:value-type="float">
            <text:p>-0.367954227450838</text:p>
          </table:table-cell>
          <table:table-cell office:value-type="float" office:value="-0.409166479057124" calcext:value-type="float">
            <text:p>-0.409166479057124</text:p>
          </table:table-cell>
          <table:table-cell office:value-type="float" office:value="-0.423392387932427" calcext:value-type="float">
            <text:p>-0.423392387932427</text:p>
          </table:table-cell>
          <table:table-cell office:value-type="float" office:value="-0.41605068440688" calcext:value-type="float">
            <text:p>-0.41605068440688</text:p>
          </table:table-cell>
          <table:table-cell office:value-type="float" office:value="-0.417583917177977" calcext:value-type="float">
            <text:p>-0.417583917177977</text:p>
          </table:table-cell>
          <table:table-cell office:value-type="float" office:value="-0.348896581270403" calcext:value-type="float">
            <text:p>-0.348896581270403</text:p>
          </table:table-cell>
          <table:table-cell office:value-type="float" office:value="-0.35940759052267" calcext:value-type="float">
            <text:p>-0.35940759052267</text:p>
          </table:table-cell>
          <table:table-cell office:value-type="float" office:value="-0.36695901021572" calcext:value-type="float">
            <text:p>-0.36695901021572</text:p>
          </table:table-cell>
          <table:table-cell office:value-type="float" office:value="-0.356796238743986" calcext:value-type="float">
            <text:p>-0.356796238743986</text:p>
          </table:table-cell>
          <table:table-cell office:value-type="float" office:value="-0.3535590985052" calcext:value-type="float">
            <text:p>-0.3535590985052</text:p>
          </table:table-cell>
          <table:table-cell office:value-type="float" office:value="-0.356071729159606" calcext:value-type="float">
            <text:p>-0.356071729159606</text:p>
          </table:table-cell>
          <table:table-cell office:value-type="float" office:value="-0.414449348503821" calcext:value-type="float">
            <text:p>-0.414449348503821</text:p>
          </table:table-cell>
          <table:table-cell office:value-type="float" office:value="-0.405857403891401" calcext:value-type="float">
            <text:p>-0.405857403891401</text:p>
          </table:table-cell>
          <table:table-cell office:value-type="float" office:value="-0.378384558451795" calcext:value-type="float">
            <text:p>-0.378384558451795</text:p>
          </table:table-cell>
          <table:table-cell office:value-type="float" office:value="-0.356903831206061" calcext:value-type="float">
            <text:p>-0.356903831206061</text:p>
          </table:table-cell>
          <table:table-cell office:value-type="float" office:value="-0.334173888684146" calcext:value-type="float">
            <text:p>-0.334173888684146</text:p>
          </table:table-cell>
          <table:table-cell office:value-type="float" office:value="-0.325401622683588" calcext:value-type="float">
            <text:p>-0.325401622683588</text:p>
          </table:table-cell>
          <table:table-cell office:value-type="float" office:value="-0.332348161461543" calcext:value-type="float">
            <text:p>-0.332348161461543</text:p>
          </table:table-cell>
          <table:table-cell office:value-type="float" office:value="-0.352186065145754" calcext:value-type="float">
            <text:p>-0.352186065145754</text:p>
          </table:table-cell>
          <table:table-cell office:value-type="float" office:value="-0.375513652891526" calcext:value-type="float">
            <text:p>-0.375513652891526</text:p>
          </table:table-cell>
          <table:table-cell office:value-type="float" office:value="-0.392551920904973" calcext:value-type="float">
            <text:p>-0.392551920904973</text:p>
          </table:table-cell>
          <table:table-cell office:value-type="float" office:value="-0.405760837305235" calcext:value-type="float">
            <text:p>-0.405760837305235</text:p>
          </table:table-cell>
          <table:table-cell office:value-type="float" office:value="-0.396143496614594" calcext:value-type="float">
            <text:p>-0.396143496614594</text:p>
          </table:table-cell>
          <table:table-cell office:value-type="float" office:value="-0.361319910340234" calcext:value-type="float">
            <text:p>-0.361319910340234</text:p>
          </table:table-cell>
          <table:table-cell office:value-type="float" office:value="-0.354620099812508" calcext:value-type="float">
            <text:p>-0.354620099812508</text:p>
          </table:table-cell>
          <table:table-cell office:value-type="float" office:value="-0.403171684860862" calcext:value-type="float">
            <text:p>-0.403171684860862</text:p>
          </table:table-cell>
          <table:table-cell office:value-type="float" office:value="-0.417745472886676" calcext:value-type="float">
            <text:p>-0.417745472886676</text:p>
          </table:table-cell>
          <table:table-cell office:value-type="float" office:value="-0.422586845315377" calcext:value-type="float">
            <text:p>-0.422586845315377</text:p>
          </table:table-cell>
          <table:table-cell office:value-type="float" office:value="-0.428182370268704" calcext:value-type="float">
            <text:p>-0.428182370268704</text:p>
          </table:table-cell>
          <table:table-cell office:value-type="float" office:value="-0.417920648235283" calcext:value-type="float">
            <text:p>-0.417920648235283</text:p>
          </table:table-cell>
          <table:table-cell office:value-type="float" office:value="-0.425568677432111" calcext:value-type="float">
            <text:p>-0.425568677432111</text:p>
          </table:table-cell>
          <table:table-cell office:value-type="float" office:value="-0.344166265607777" calcext:value-type="float">
            <text:p>-0.344166265607777</text:p>
          </table:table-cell>
          <table:table-cell office:value-type="float" office:value="-0.330919731400223" calcext:value-type="float">
            <text:p>-0.330919731400223</text:p>
          </table:table-cell>
          <table:table-cell office:value-type="float" office:value="-0.346608024541276" calcext:value-type="float">
            <text:p>-0.346608024541276</text:p>
          </table:table-cell>
          <table:table-cell office:value-type="float" office:value="-0.339150033353537" calcext:value-type="float">
            <text:p>-0.339150033353537</text:p>
          </table:table-cell>
          <table:table-cell office:value-type="float" office:value="-0.339128527274522" calcext:value-type="float">
            <text:p>-0.339128527274522</text:p>
          </table:table-cell>
          <table:table-cell office:value-type="float" office:value="-0.340183941432076" calcext:value-type="float">
            <text:p>-0.340183941432076</text:p>
          </table:table-cell>
          <table:table-cell office:value-type="float" office:value="-0.388035766340843" calcext:value-type="float">
            <text:p>-0.388035766340843</text:p>
          </table:table-cell>
          <table:table-cell office:value-type="float" office:value="-0.362991040483302" calcext:value-type="float">
            <text:p>-0.362991040483302</text:p>
          </table:table-cell>
          <table:table-cell office:value-type="float" office:value="-0.345742245308454" calcext:value-type="float">
            <text:p>-0.345742245308454</text:p>
          </table:table-cell>
          <table:table-cell office:value-type="float" office:value="-0.314339995410307" calcext:value-type="float">
            <text:p>-0.314339995410307</text:p>
          </table:table-cell>
          <table:table-cell office:value-type="float" office:value="-0.302679006629307" calcext:value-type="float">
            <text:p>-0.302679006629307</text:p>
          </table:table-cell>
          <table:table-cell office:value-type="float" office:value="-0.305011679155192" calcext:value-type="float">
            <text:p>-0.305011679155192</text:p>
          </table:table-cell>
          <table:table-cell office:value-type="float" office:value="-0.298605550609839" calcext:value-type="float">
            <text:p>-0.298605550609839</text:p>
          </table:table-cell>
          <table:table-cell office:value-type="float" office:value="-0.296170235806207" calcext:value-type="float">
            <text:p>-0.296170235806207</text:p>
          </table:table-cell>
          <table:table-cell office:value-type="float" office:value="-0.304763688859853" calcext:value-type="float">
            <text:p>-0.304763688859853</text:p>
          </table:table-cell>
          <table:table-cell office:value-type="float" office:value="-0.310837373707036" calcext:value-type="float">
            <text:p>-0.310837373707036</text:p>
          </table:table-cell>
          <table:table-cell office:value-type="float" office:value="-0.313519732813424" calcext:value-type="float">
            <text:p>-0.313519732813424</text:p>
          </table:table-cell>
          <table:table-cell office:value-type="float" office:value="-0.316059114605741" calcext:value-type="float">
            <text:p>-0.316059114605741</text:p>
          </table:table-cell>
          <table:table-cell office:value-type="float" office:value="-0.31369621794866" calcext:value-type="float">
            <text:p>-0.31369621794866</text:p>
          </table:table-cell>
          <table:table-cell office:value-type="float" office:value="-0.312220382673509" calcext:value-type="float">
            <text:p>-0.312220382673509</text:p>
          </table:table-cell>
          <table:table-cell office:value-type="float" office:value="-0.312340820993568" calcext:value-type="float">
            <text:p>-0.312340820993568</text:p>
          </table:table-cell>
          <table:table-cell office:value-type="float" office:value="-0.312455093899524" calcext:value-type="float">
            <text:p>-0.312455093899524</text:p>
          </table:table-cell>
          <table:table-cell office:value-type="float" office:value="-0.312475072746088" calcext:value-type="float">
            <text:p>-0.312475072746088</text:p>
          </table:table-cell>
          <table:table-cell office:value-type="float" office:value="-0.31186923806835" calcext:value-type="float">
            <text:p>-0.31186923806835</text:p>
          </table:table-cell>
          <table:table-cell office:value-type="float" office:value="-0.311914472895001" calcext:value-type="float">
            <text:p>-0.311914472895001</text:p>
          </table:table-cell>
          <table:table-cell office:value-type="float" office:value="-0.311637904073981" calcext:value-type="float">
            <text:p>-0.311637904073981</text:p>
          </table:table-cell>
          <table:table-cell office:value-type="float" office:value="-0.31185671798551" calcext:value-type="float">
            <text:p>-0.31185671798551</text:p>
          </table:table-cell>
          <table:table-cell office:value-type="float" office:value="-0.312344682051348" calcext:value-type="float">
            <text:p>-0.312344682051348</text:p>
          </table:table-cell>
          <table:table-cell office:value-type="float" office:value="-0.312079955692821" calcext:value-type="float">
            <text:p>-0.312079955692821</text:p>
          </table:table-cell>
          <table:table-cell office:value-type="float" office:value="-0.311430674134389" calcext:value-type="float">
            <text:p>-0.311430674134389</text:p>
          </table:table-cell>
          <table:table-cell office:value-type="float" office:value="-0.311753176998331" calcext:value-type="float">
            <text:p>-0.311753176998331</text:p>
          </table:table-cell>
          <table:table-cell office:value-type="float" office:value="-0.31274978766318" calcext:value-type="float">
            <text:p>-0.31274978766318</text:p>
          </table:table-cell>
          <table:table-cell office:value-type="float" office:value="-0.311557932178165" calcext:value-type="float">
            <text:p>-0.311557932178165</text:p>
          </table:table-cell>
          <table:table-cell office:value-type="float" office:value="-0.311659421702197" calcext:value-type="float">
            <text:p>-0.311659421702197</text:p>
          </table:table-cell>
          <table:table-cell office:value-type="float" office:value="-0.311943044266587" calcext:value-type="float">
            <text:p>-0.311943044266587</text:p>
          </table:table-cell>
          <table:table-cell office:value-type="float" office:value="-0.311939913637613" calcext:value-type="float">
            <text:p>-0.311939913637613</text:p>
          </table:table-cell>
          <table:table-cell office:value-type="float" office:value="-0.311951952688887" calcext:value-type="float">
            <text:p>-0.311951952688887</text:p>
          </table:table-cell>
          <table:table-cell office:value-type="float" office:value="-0.312113363093949" calcext:value-type="float">
            <text:p>-0.312113363093949</text:p>
          </table:table-cell>
          <table:table-cell office:value-type="float" office:value="-0.311982022099458" calcext:value-type="float">
            <text:p>-0.311982022099458</text:p>
          </table:table-cell>
          <table:table-cell office:value-type="float" office:value="-0.312291553961983" calcext:value-type="float">
            <text:p>-0.312291553961983</text:p>
          </table:table-cell>
          <table:table-cell office:value-type="float" office:value="-0.312528252897776" calcext:value-type="float">
            <text:p>-0.312528252897776</text:p>
          </table:table-cell>
          <table:table-cell office:value-type="float" office:value="-0.311592675481026" calcext:value-type="float">
            <text:p>-0.311592675481026</text:p>
          </table:table-cell>
          <table:table-cell office:value-type="float" office:value="-0.312174456087779" calcext:value-type="float">
            <text:p>-0.312174456087779</text:p>
          </table:table-cell>
          <table:table-cell office:value-type="float" office:value="-0.311398791659017" calcext:value-type="float">
            <text:p>-0.311398791659017</text:p>
          </table:table-cell>
          <table:table-cell office:value-type="float" office:value="-0.311674996406107" calcext:value-type="float">
            <text:p>-0.311674996406107</text:p>
          </table:table-cell>
          <table:table-cell office:value-type="float" office:value="-0.311423985199586" calcext:value-type="float">
            <text:p>-0.311423985199586</text:p>
          </table:table-cell>
          <table:table-cell office:value-type="float" office:value="-0.311848541693934" calcext:value-type="float">
            <text:p>-0.311848541693934</text:p>
          </table:table-cell>
          <table:table-cell office:value-type="float" office:value="-0.311800920671748" calcext:value-type="float">
            <text:p>-0.311800920671748</text:p>
          </table:table-cell>
          <table:table-cell office:value-type="float" office:value="-0.311913739383246" calcext:value-type="float">
            <text:p>-0.311913739383246</text:p>
          </table:table-cell>
          <table:table-cell office:value-type="float" office:value="-0.31177011776032" calcext:value-type="float">
            <text:p>-0.31177011776032</text:p>
          </table:table-cell>
          <table:table-cell office:value-type="float" office:value="-0.312105856752036" calcext:value-type="float">
            <text:p>-0.312105856752036</text:p>
          </table:table-cell>
          <table:table-cell office:value-type="float" office:value="-0.31228624709364" calcext:value-type="float">
            <text:p>-0.31228624709364</text:p>
          </table:table-cell>
          <table:table-cell office:value-type="float" office:value="-0.311723127552448" calcext:value-type="float">
            <text:p>-0.311723127552448</text:p>
          </table:table-cell>
          <table:table-cell office:value-type="float" office:value="-0.311912668650506" calcext:value-type="float">
            <text:p>-0.311912668650506</text:p>
          </table:table-cell>
          <table:table-cell office:value-type="float" office:value="-0.311396216120593" calcext:value-type="float">
            <text:p>-0.311396216120593</text:p>
          </table:table-cell>
          <table:table-cell office:value-type="float" office:value="-0.311599140568571" calcext:value-type="float">
            <text:p>-0.311599140568571</text:p>
          </table:table-cell>
          <table:table-cell office:value-type="float" office:value="-0.312098197825927" calcext:value-type="float">
            <text:p>-0.312098197825927</text:p>
          </table:table-cell>
          <table:table-cell office:value-type="float" office:value="-0.311868208238174" calcext:value-type="float">
            <text:p>-0.311868208238174</text:p>
          </table:table-cell>
          <table:table-cell office:value-type="float" office:value="-0.312641377102785" calcext:value-type="float">
            <text:p>-0.312641377102785</text:p>
          </table:table-cell>
          <table:table-cell office:value-type="float" office:value="-0.311640175928308" calcext:value-type="float">
            <text:p>-0.311640175928308</text:p>
          </table:table-cell>
          <table:table-cell office:value-type="float" office:value="-0.311894799132497" calcext:value-type="float">
            <text:p>-0.311894799132497</text:p>
          </table:table-cell>
          <table:table-cell office:value-type="float" office:value="-0.312331069849192" calcext:value-type="float">
            <text:p>-0.312331069849192</text:p>
          </table:table-cell>
          <table:table-cell office:value-type="float" office:value="-0.311619328952063" calcext:value-type="float">
            <text:p>-0.311619328952063</text:p>
          </table:table-cell>
          <table:table-cell office:value-type="float" office:value="-0.311312697394593" calcext:value-type="float">
            <text:p>-0.311312697394593</text:p>
          </table:table-cell>
          <table:table-cell office:value-type="float" office:value="-0.31149884168392" calcext:value-type="float">
            <text:p>-0.31149884168392</text:p>
          </table:table-cell>
          <table:table-cell office:value-type="float" office:value="-0.312615153765531" calcext:value-type="float">
            <text:p>-0.312615153765531</text:p>
          </table:table-cell>
          <table:table-cell office:value-type="float" office:value="-0.311722038540187" calcext:value-type="float">
            <text:p>-0.311722038540187</text:p>
          </table:table-cell>
          <table:table-cell office:value-type="float" office:value="-0.312152717514154" calcext:value-type="float">
            <text:p>-0.312152717514154</text:p>
          </table:table-cell>
          <table:table-cell office:value-type="float" office:value="-0.311867124372526" calcext:value-type="float">
            <text:p>-0.311867124372526</text:p>
          </table:table-cell>
          <table:table-cell office:value-type="float" office:value="-0.311741533682187" calcext:value-type="float">
            <text:p>-0.311741533682187</text:p>
          </table:table-cell>
          <table:table-cell office:value-type="float" office:value="-0.312118462799581" calcext:value-type="float">
            <text:p>-0.312118462799581</text:p>
          </table:table-cell>
          <table:table-cell office:value-type="float" office:value="-0.312213141642376" calcext:value-type="float">
            <text:p>-0.312213141642376</text:p>
          </table:table-cell>
          <table:table-cell office:value-type="float" office:value="-0.311574196798599" calcext:value-type="float">
            <text:p>-0.311574196798599</text:p>
          </table:table-cell>
          <table:table-cell office:value-type="float" office:value="-0.311978170771061" calcext:value-type="float">
            <text:p>-0.311978170771061</text:p>
          </table:table-cell>
          <table:table-cell office:value-type="float" office:value="-0.312390126354982" calcext:value-type="float">
            <text:p>-0.312390126354982</text:p>
          </table:table-cell>
          <table:table-cell office:value-type="float" office:value="-0.31171596720592" calcext:value-type="float">
            <text:p>-0.31171596720592</text:p>
          </table:table-cell>
          <table:table-cell office:value-type="float" office:value="-0.311803160414324" calcext:value-type="float">
            <text:p>-0.311803160414324</text:p>
          </table:table-cell>
          <table:table-cell office:value-type="float" office:value="-0.312145032199942" calcext:value-type="float">
            <text:p>-0.312145032199942</text:p>
          </table:table-cell>
          <table:table-cell office:value-type="float" office:value="-0.312382755693786" calcext:value-type="float">
            <text:p>-0.312382755693786</text:p>
          </table:table-cell>
          <table:table-cell office:value-type="float" office:value="-0.312185429527082" calcext:value-type="float">
            <text:p>-0.312185429527082</text:p>
          </table:table-cell>
          <table:table-cell office:value-type="float" office:value="-0.311479125200042" calcext:value-type="float">
            <text:p>-0.311479125200042</text:p>
          </table:table-cell>
          <table:table-cell office:value-type="float" office:value="-0.311726174516038" calcext:value-type="float">
            <text:p>-0.311726174516038</text:p>
          </table:table-cell>
          <table:table-cell office:value-type="float" office:value="-0.311761174418018" calcext:value-type="float">
            <text:p>-0.311761174418018</text:p>
          </table:table-cell>
          <table:table-cell table:number-columns-repeated="601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170829144582885" calcext:value-type="float">
            <text:p>-1.70829144582885E-05</text:p>
          </table:table-cell>
          <table:table-cell office:value-type="float" office:value="-0.000000855893814544206" calcext:value-type="float">
            <text:p>-8.55893814544206E-07</text:p>
          </table:table-cell>
          <table:table-cell office:value-type="float" office:value="0.0000106286727817317" calcext:value-type="float">
            <text:p>1.06286727817317E-05</text:p>
          </table:table-cell>
          <table:table-cell office:value-type="float" office:value="-0.000000284239873249437" calcext:value-type="float">
            <text:p>-2.84239873249437E-07</text:p>
          </table:table-cell>
          <table:table-cell office:value-type="float" office:value="0.00001297704503328" calcext:value-type="float">
            <text:p>1.297704503328E-05</text:p>
          </table:table-cell>
          <table:table-cell office:value-type="float" office:value="-0.0000255195717717704" calcext:value-type="float">
            <text:p>-2.55195717717704E-05</text:p>
          </table:table-cell>
          <table:table-cell office:value-type="float" office:value="-0.0000060537077325451" calcext:value-type="float">
            <text:p>-6.0537077325451E-06</text:p>
          </table:table-cell>
          <table:table-cell office:value-type="float" office:value="0.0000259753702528953" calcext:value-type="float">
            <text:p>2.59753702528953E-05</text:p>
          </table:table-cell>
          <table:table-cell office:value-type="float" office:value="-0.000000719925928482912" calcext:value-type="float">
            <text:p>-7.19925928482912E-07</text:p>
          </table:table-cell>
          <table:table-cell office:value-type="float" office:value="0.0000213159576626931" calcext:value-type="float">
            <text:p>2.13159576626931E-05</text:p>
          </table:table-cell>
          <table:table-cell office:value-type="float" office:value="-0.0000590329189529837" calcext:value-type="float">
            <text:p>-5.90329189529837E-05</text:p>
          </table:table-cell>
          <table:table-cell office:value-type="float" office:value="0.0000288301343788766" calcext:value-type="float">
            <text:p>2.88301343788766E-05</text:p>
          </table:table-cell>
          <table:table-cell office:value-type="float" office:value="0.000013569017313031" calcext:value-type="float">
            <text:p>1.3569017313031E-05</text:p>
          </table:table-cell>
          <table:table-cell office:value-type="float" office:value="-0.0000198911585040373" calcext:value-type="float">
            <text:p>-1.98911585040373E-05</text:p>
          </table:table-cell>
          <table:table-cell office:value-type="float" office:value="0.0000157318770631076" calcext:value-type="float">
            <text:p>1.57318770631076E-05</text:p>
          </table:table-cell>
          <table:table-cell office:value-type="float" office:value="0.00000842832693198625" calcext:value-type="float">
            <text:p>8.42832693198625E-06</text:p>
          </table:table-cell>
          <table:table-cell office:value-type="float" office:value="0.00000298567163292685" calcext:value-type="float">
            <text:p>2.98567163292685E-06</text:p>
          </table:table-cell>
          <table:table-cell office:value-type="float" office:value="-0.0000192674226972001" calcext:value-type="float">
            <text:p>-1.92674226972001E-05</text:p>
          </table:table-cell>
          <table:table-cell office:value-type="float" office:value="0.0000259606586781036" calcext:value-type="float">
            <text:p>2.59606586781036E-05</text:p>
          </table:table-cell>
          <table:table-cell office:value-type="float" office:value="-0.0000308466809813002" calcext:value-type="float">
            <text:p>-3.08466809813002E-05</text:p>
          </table:table-cell>
          <table:table-cell office:value-type="float" office:value="0.00000409341211632386" calcext:value-type="float">
            <text:p>4.09341211632386E-06</text:p>
          </table:table-cell>
          <table:table-cell office:value-type="float" office:value="-0.0000310105511984182" calcext:value-type="float">
            <text:p>-3.10105511984182E-05</text:p>
          </table:table-cell>
          <table:table-cell office:value-type="float" office:value="0.000047436908625853" calcext:value-type="float">
            <text:p>4.7436908625853E-05</text:p>
          </table:table-cell>
          <table:table-cell office:value-type="float" office:value="-0.0000219222416370513" calcext:value-type="float">
            <text:p>-2.19222416370513E-05</text:p>
          </table:table-cell>
          <table:table-cell office:value-type="float" office:value="0.0000120854940923731" calcext:value-type="float">
            <text:p>1.20854940923731E-05</text:p>
          </table:table-cell>
          <table:table-cell office:value-type="float" office:value="-0.0000164086457066781" calcext:value-type="float">
            <text:p>-1.64086457066781E-05</text:p>
          </table:table-cell>
          <table:table-cell office:value-type="float" office:value="0.0000171769421946633" calcext:value-type="float">
            <text:p>1.71769421946633E-05</text:p>
          </table:table-cell>
          <table:table-cell office:value-type="float" office:value="0.00000224739368198668" calcext:value-type="float">
            <text:p>2.24739368198668E-06</text:p>
          </table:table-cell>
          <table:table-cell office:value-type="float" office:value="0.000000397458479295398" calcext:value-type="float">
            <text:p>3.97458479295398E-07</text:p>
          </table:table-cell>
          <table:table-cell office:value-type="float" office:value="-0.00000103229463388477" calcext:value-type="float">
            <text:p>-1.03229463388477E-06</text:p>
          </table:table-cell>
          <table:table-cell office:value-type="float" office:value="0.000000384225610550182" calcext:value-type="float">
            <text:p>3.84225610550182E-07</text:p>
          </table:table-cell>
          <table:table-cell office:value-type="float" office:value="-0.0000208161728825762" calcext:value-type="float">
            <text:p>-2.08161728825762E-05</text:p>
          </table:table-cell>
          <table:table-cell office:value-type="float" office:value="-0.00000482973421189747" calcext:value-type="float">
            <text:p>-4.82973421189747E-06</text:p>
          </table:table-cell>
          <table:table-cell office:value-type="float" office:value="0.0000061697985932474" calcext:value-type="float">
            <text:p>6.1697985932474E-06</text:p>
          </table:table-cell>
          <table:table-cell office:value-type="float" office:value="-0.0000017724555255727" calcext:value-type="float">
            <text:p>-1.7724555255727E-06</text:p>
          </table:table-cell>
          <table:table-cell office:value-type="float" office:value="0.0000195098710688568" calcext:value-type="float">
            <text:p>1.95098710688568E-05</text:p>
          </table:table-cell>
          <table:table-cell office:value-type="float" office:value="-0.00119958807437859" calcext:value-type="float">
            <text:p>-0.001199588074379</text:p>
          </table:table-cell>
          <table:table-cell office:value-type="float" office:value="-0.000183522534638048" calcext:value-type="float">
            <text:p>-0.000183522534638</text:p>
          </table:table-cell>
          <table:table-cell office:value-type="float" office:value="-0.000801989808278614" calcext:value-type="float">
            <text:p>-0.000801989808279</text:p>
          </table:table-cell>
          <table:table-cell office:value-type="float" office:value="0.00157569919800937" calcext:value-type="float">
            <text:p>0.001575699198009</text:p>
          </table:table-cell>
          <table:table-cell office:value-type="float" office:value="0.000772680680611093" calcext:value-type="float">
            <text:p>0.000772680680611</text:p>
          </table:table-cell>
          <table:table-cell office:value-type="float" office:value="0.0000448788363965891" calcext:value-type="float">
            <text:p>4.48788363965891E-05</text:p>
          </table:table-cell>
          <table:table-cell office:value-type="float" office:value="0.000630077180411581" calcext:value-type="float">
            <text:p>0.000630077180412</text:p>
          </table:table-cell>
          <table:table-cell office:value-type="float" office:value="0.00268460986434349" calcext:value-type="float">
            <text:p>0.002684609864343</text:p>
          </table:table-cell>
          <table:table-cell office:value-type="float" office:value="0.0216806678277315" calcext:value-type="float">
            <text:p>0.021680667827732</text:p>
          </table:table-cell>
          <table:table-cell office:value-type="float" office:value="0.0120255097821325" calcext:value-type="float">
            <text:p>0.012025509782133</text:p>
          </table:table-cell>
          <table:table-cell office:value-type="float" office:value="0.00461936045863592" calcext:value-type="float">
            <text:p>0.004619360458636</text:p>
          </table:table-cell>
          <table:table-cell office:value-type="float" office:value="0.00083385923927487" calcext:value-type="float">
            <text:p>0.000833859239275</text:p>
          </table:table-cell>
          <table:table-cell office:value-type="float" office:value="0.00149750204149479" calcext:value-type="float">
            <text:p>0.001497502041495</text:p>
          </table:table-cell>
          <table:table-cell office:value-type="float" office:value="-0.00411300263185799" calcext:value-type="float">
            <text:p>-0.004113002631858</text:p>
          </table:table-cell>
          <table:table-cell office:value-type="float" office:value="-0.0239519899221234" calcext:value-type="float">
            <text:p>-0.023951989922123</text:p>
          </table:table-cell>
          <table:table-cell office:value-type="float" office:value="-0.00970254196071268" calcext:value-type="float">
            <text:p>-0.009702541960713</text:p>
          </table:table-cell>
          <table:table-cell office:value-type="float" office:value="-0.00160687977945817" calcext:value-type="float">
            <text:p>-0.001606879779458</text:p>
          </table:table-cell>
          <table:table-cell office:value-type="float" office:value="0.000833207570979322" calcext:value-type="float">
            <text:p>0.000833207570979</text:p>
          </table:table-cell>
          <table:table-cell office:value-type="float" office:value="-0.00239082351739916" calcext:value-type="float">
            <text:p>-0.002390823517399</text:p>
          </table:table-cell>
          <table:table-cell office:value-type="float" office:value="-0.00410207780632815" calcext:value-type="float">
            <text:p>-0.004102077806328</text:p>
          </table:table-cell>
          <table:table-cell office:value-type="float" office:value="-0.0064842520329711" calcext:value-type="float">
            <text:p>-0.006484252032971</text:p>
          </table:table-cell>
          <table:table-cell office:value-type="float" office:value="0.00685801769612532" calcext:value-type="float">
            <text:p>0.006858017696125</text:p>
          </table:table-cell>
          <table:table-cell office:value-type="float" office:value="0.00892222558049521" calcext:value-type="float">
            <text:p>0.008922225580495</text:p>
          </table:table-cell>
          <table:table-cell office:value-type="float" office:value="-0.000420751234873951" calcext:value-type="float">
            <text:p>-0.000420751234874</text:p>
          </table:table-cell>
          <table:table-cell office:value-type="float" office:value="-0.000911577772265748" calcext:value-type="float">
            <text:p>-0.000911577772266</text:p>
          </table:table-cell>
          <table:table-cell office:value-type="float" office:value="-0.000216787201587798" calcext:value-type="float">
            <text:p>-0.000216787201588</text:p>
          </table:table-cell>
          <table:table-cell office:value-type="float" office:value="0.000221428013711444" calcext:value-type="float">
            <text:p>0.000221428013711</text:p>
          </table:table-cell>
          <table:table-cell office:value-type="float" office:value="0.00902188875848325" calcext:value-type="float">
            <text:p>0.009021888758483</text:p>
          </table:table-cell>
          <table:table-cell office:value-type="float" office:value="0.0131110599313807" calcext:value-type="float">
            <text:p>0.013111059931381</text:p>
          </table:table-cell>
          <table:table-cell office:value-type="float" office:value="0.013656907052037" calcext:value-type="float">
            <text:p>0.013656907052037</text:p>
          </table:table-cell>
          <table:table-cell office:value-type="float" office:value="-0.00336215541889889" calcext:value-type="float">
            <text:p>-0.003362155418899</text:p>
          </table:table-cell>
          <table:table-cell office:value-type="float" office:value="0.000510708734881127" calcext:value-type="float">
            <text:p>0.000510708734881</text:p>
          </table:table-cell>
          <table:table-cell office:value-type="float" office:value="-0.00436339938254066" calcext:value-type="float">
            <text:p>-0.004363399382541</text:p>
          </table:table-cell>
          <table:table-cell office:value-type="float" office:value="-0.0148249888359834" calcext:value-type="float">
            <text:p>-0.014824988835983</text:p>
          </table:table-cell>
          <table:table-cell office:value-type="float" office:value="-0.00817929658008382" calcext:value-type="float">
            <text:p>-0.008179296580084</text:p>
          </table:table-cell>
          <table:table-cell office:value-type="float" office:value="-0.00238844856357634" calcext:value-type="float">
            <text:p>-0.002388448563576</text:p>
          </table:table-cell>
          <table:table-cell office:value-type="float" office:value="-0.0000150717388197608" calcext:value-type="float">
            <text:p>-1.50717388197608E-05</text:p>
          </table:table-cell>
          <table:table-cell office:value-type="float" office:value="-0.00587868467323299" calcext:value-type="float">
            <text:p>-0.005878684673233</text:p>
          </table:table-cell>
          <table:table-cell office:value-type="float" office:value="-0.00167789063556523" calcext:value-type="float">
            <text:p>-0.001677890635565</text:p>
          </table:table-cell>
          <table:table-cell office:value-type="float" office:value="0.0228434688658706" calcext:value-type="float">
            <text:p>0.022843468865871</text:p>
          </table:table-cell>
          <table:table-cell office:value-type="float" office:value="-0.00591591638360556" calcext:value-type="float">
            <text:p>-0.005915916383606</text:p>
          </table:table-cell>
          <table:table-cell office:value-type="float" office:value="-0.00427425531872183" calcext:value-type="float">
            <text:p>-0.004274255318722</text:p>
          </table:table-cell>
          <table:table-cell office:value-type="float" office:value="-0.00819487871325769" calcext:value-type="float">
            <text:p>-0.008194878713258</text:p>
          </table:table-cell>
          <table:table-cell office:value-type="float" office:value="-0.00188437408324599" calcext:value-type="float">
            <text:p>-0.001884374083246</text:p>
          </table:table-cell>
          <table:table-cell office:value-type="float" office:value="0.00392491892376656" calcext:value-type="float">
            <text:p>0.003924918923767</text:p>
          </table:table-cell>
          <table:table-cell office:value-type="float" office:value="-0.000476298510768969" calcext:value-type="float">
            <text:p>-0.000476298510769</text:p>
          </table:table-cell>
          <table:table-cell office:value-type="float" office:value="-0.000803177835508706" calcext:value-type="float">
            <text:p>-0.000803177835509</text:p>
          </table:table-cell>
          <table:table-cell office:value-type="float" office:value="-0.000371371760769679" calcext:value-type="float">
            <text:p>-0.00037137176077</text:p>
          </table:table-cell>
          <table:table-cell office:value-type="float" office:value="0.00514594524178835" calcext:value-type="float">
            <text:p>0.005145945241788</text:p>
          </table:table-cell>
          <table:table-cell office:value-type="float" office:value="0.0236144561081328" calcext:value-type="float">
            <text:p>0.023614456108133</text:p>
          </table:table-cell>
          <table:table-cell office:value-type="float" office:value="-0.00267727268064766" calcext:value-type="float">
            <text:p>-0.002677272680648</text:p>
          </table:table-cell>
          <table:table-cell office:value-type="float" office:value="0.00160363549277476" calcext:value-type="float">
            <text:p>0.001603635492775</text:p>
          </table:table-cell>
          <table:table-cell office:value-type="float" office:value="-0.0152828432932874" calcext:value-type="float">
            <text:p>-0.015282843293287</text:p>
          </table:table-cell>
          <table:table-cell office:value-type="float" office:value="-0.000931058285554343" calcext:value-type="float">
            <text:p>-0.000931058285554</text:p>
          </table:table-cell>
          <table:table-cell office:value-type="float" office:value="-0.00669896555693922" calcext:value-type="float">
            <text:p>-0.006698965556939</text:p>
          </table:table-cell>
          <table:table-cell office:value-type="float" office:value="-0.00325101427644586" calcext:value-type="float">
            <text:p>-0.003251014276446</text:p>
          </table:table-cell>
          <table:table-cell office:value-type="float" office:value="-0.0012441321228342" calcext:value-type="float">
            <text:p>-0.001244132122834</text:p>
          </table:table-cell>
          <table:table-cell office:value-type="float" office:value="-0.00191465852590378" calcext:value-type="float">
            <text:p>-0.001914658525904</text:p>
          </table:table-cell>
          <table:table-cell office:value-type="float" office:value="0.0301800729716584" calcext:value-type="float">
            <text:p>0.030180072971658</text:p>
          </table:table-cell>
          <table:table-cell office:value-type="float" office:value="-0.0273578845117862" calcext:value-type="float">
            <text:p>-0.027357884511786</text:p>
          </table:table-cell>
          <table:table-cell office:value-type="float" office:value="-0.01002045125601" calcext:value-type="float">
            <text:p>-0.01002045125601</text:p>
          </table:table-cell>
          <table:table-cell office:value-type="float" office:value="0.00574533673582472" calcext:value-type="float">
            <text:p>0.005745336735825</text:p>
          </table:table-cell>
          <table:table-cell office:value-type="float" office:value="0.00514966279377527" calcext:value-type="float">
            <text:p>0.005149662793775</text:p>
          </table:table-cell>
          <table:table-cell office:value-type="float" office:value="-0.00125739621476462" calcext:value-type="float">
            <text:p>-0.001257396214765</text:p>
          </table:table-cell>
          <table:table-cell office:value-type="float" office:value="0.000387388035775704" calcext:value-type="float">
            <text:p>0.000387388035776</text:p>
          </table:table-cell>
          <table:table-cell office:value-type="float" office:value="-0.00043910598473984" calcext:value-type="float">
            <text:p>-0.00043910598474</text:p>
          </table:table-cell>
          <table:table-cell office:value-type="float" office:value="-0.000258632692866578" calcext:value-type="float">
            <text:p>-0.000258632692867</text:p>
          </table:table-cell>
          <table:table-cell office:value-type="float" office:value="0.002828826913361" calcext:value-type="float">
            <text:p>0.002828826913361</text:p>
          </table:table-cell>
          <table:table-cell office:value-type="float" office:value="0.022043892350723" calcext:value-type="float">
            <text:p>0.022043892350723</text:p>
          </table:table-cell>
          <table:table-cell office:value-type="float" office:value="-0.000683377744674807" calcext:value-type="float">
            <text:p>-0.000683377744675</text:p>
          </table:table-cell>
          <table:table-cell office:value-type="float" office:value="-0.00136336745217591" calcext:value-type="float">
            <text:p>-0.001363367452176</text:p>
          </table:table-cell>
          <table:table-cell office:value-type="float" office:value="0.014161144567817" calcext:value-type="float">
            <text:p>0.014161144567817</text:p>
          </table:table-cell>
          <table:table-cell office:value-type="float" office:value="0.00397750522202028" calcext:value-type="float">
            <text:p>0.00397750522202</text:p>
          </table:table-cell>
          <table:table-cell office:value-type="float" office:value="-0.00225575120473998" calcext:value-type="float">
            <text:p>-0.00225575120474</text:p>
          </table:table-cell>
          <table:table-cell office:value-type="float" office:value="0.000936944328563116" calcext:value-type="float">
            <text:p>0.000936944328563</text:p>
          </table:table-cell>
          <table:table-cell office:value-type="float" office:value="0.000994441654046551" calcext:value-type="float">
            <text:p>0.000994441654047</text:p>
          </table:table-cell>
          <table:table-cell office:value-type="float" office:value="-0.00254176845109244" calcext:value-type="float">
            <text:p>-0.002541768451092</text:p>
          </table:table-cell>
          <table:table-cell office:value-type="float" office:value="-0.0299309706437265" calcext:value-type="float">
            <text:p>-0.029930970643727</text:p>
          </table:table-cell>
          <table:table-cell office:value-type="float" office:value="-0.00909392009157928" calcext:value-type="float">
            <text:p>-0.009093920091579</text:p>
          </table:table-cell>
          <table:table-cell office:value-type="float" office:value="-0.000331757093063434" calcext:value-type="float">
            <text:p>-0.000331757093063</text:p>
          </table:table-cell>
          <table:table-cell office:value-type="float" office:value="-0.00175646764272203" calcext:value-type="float">
            <text:p>-0.001756467642722</text:p>
          </table:table-cell>
          <table:table-cell office:value-type="float" office:value="-0.00515891895397719" calcext:value-type="float">
            <text:p>-0.005158918953977</text:p>
          </table:table-cell>
          <table:table-cell office:value-type="float" office:value="0.0271372035319981" calcext:value-type="float">
            <text:p>0.027137203531998</text:p>
          </table:table-cell>
          <table:table-cell office:value-type="float" office:value="-0.0141786568168438" calcext:value-type="float">
            <text:p>-0.014178656816844</text:p>
          </table:table-cell>
          <table:table-cell office:value-type="float" office:value="-0.00993126294582442" calcext:value-type="float">
            <text:p>-0.009931262945824</text:p>
          </table:table-cell>
          <table:table-cell office:value-type="float" office:value="-0.00428944503198975" calcext:value-type="float">
            <text:p>-0.00428944503199</text:p>
          </table:table-cell>
          <table:table-cell office:value-type="float" office:value="0.0050358074958724" calcext:value-type="float">
            <text:p>0.005035807495872</text:p>
          </table:table-cell>
          <table:table-cell office:value-type="float" office:value="0.00632429369609566" calcext:value-type="float">
            <text:p>0.006324293696096</text:p>
          </table:table-cell>
          <table:table-cell office:value-type="float" office:value="-0.000821592113978309" calcext:value-type="float">
            <text:p>-0.000821592113978</text:p>
          </table:table-cell>
          <table:table-cell office:value-type="float" office:value="-0.000532557228279329" calcext:value-type="float">
            <text:p>-0.000532557228279</text:p>
          </table:table-cell>
          <table:table-cell office:value-type="float" office:value="0.0000742898294814887" calcext:value-type="float">
            <text:p>7.42898294814887E-05</text:p>
          </table:table-cell>
          <table:table-cell office:value-type="float" office:value="0.00184565617856541" calcext:value-type="float">
            <text:p>0.001845656178565</text:p>
          </table:table-cell>
          <table:table-cell office:value-type="float" office:value="0.0196693783855377" calcext:value-type="float">
            <text:p>0.019669378385538</text:p>
          </table:table-cell>
          <table:table-cell office:value-type="float" office:value="0.0132527519026143" calcext:value-type="float">
            <text:p>0.013252751902614</text:p>
          </table:table-cell>
          <table:table-cell office:value-type="float" office:value="0.000187167057688786" calcext:value-type="float">
            <text:p>0.000187167057689</text:p>
          </table:table-cell>
          <table:table-cell office:value-type="float" office:value="0.00171984011210374" calcext:value-type="float">
            <text:p>0.001719840112104</text:p>
          </table:table-cell>
          <table:table-cell office:value-type="float" office:value="-0.00255171303036428" calcext:value-type="float">
            <text:p>-0.002551713030364</text:p>
          </table:table-cell>
          <table:table-cell office:value-type="float" office:value="-0.0323099934842747" calcext:value-type="float">
            <text:p>-0.032309993484275</text:p>
          </table:table-cell>
          <table:table-cell office:value-type="float" office:value="-0.00605844868500532" calcext:value-type="float">
            <text:p>-0.006058448685005</text:p>
          </table:table-cell>
          <table:table-cell office:value-type="float" office:value="-0.00131902278213547" calcext:value-type="float">
            <text:p>-0.001319022782135</text:p>
          </table:table-cell>
          <table:table-cell office:value-type="float" office:value="-0.00313121288597434" calcext:value-type="float">
            <text:p>-0.003131212885974</text:p>
          </table:table-cell>
          <table:table-cell office:value-type="float" office:value="0.000321415862109709" calcext:value-type="float">
            <text:p>0.00032141586211</text:p>
          </table:table-cell>
          <table:table-cell office:value-type="float" office:value="-0.00167603877407302" calcext:value-type="float">
            <text:p>-0.001676038774073</text:p>
          </table:table-cell>
          <table:table-cell office:value-type="float" office:value="0.0360976862149145" calcext:value-type="float">
            <text:p>0.036097686214915</text:p>
          </table:table-cell>
          <table:table-cell office:value-type="float" office:value="-0.00702905058784176" calcext:value-type="float">
            <text:p>-0.007029050587842</text:p>
          </table:table-cell>
          <table:table-cell office:value-type="float" office:value="-0.0119602052433124" calcext:value-type="float">
            <text:p>-0.011960205243312</text:p>
          </table:table-cell>
          <table:table-cell office:value-type="float" office:value="-0.00130818274781835" calcext:value-type="float">
            <text:p>-0.001308182747818</text:p>
          </table:table-cell>
          <table:table-cell office:value-type="float" office:value="-0.00909340105469453" calcext:value-type="float">
            <text:p>-0.009093401054695</text:p>
          </table:table-cell>
          <table:table-cell office:value-type="float" office:value="0.000247637446024573" calcext:value-type="float">
            <text:p>0.000247637446025</text:p>
          </table:table-cell>
          <table:table-cell office:value-type="float" office:value="0.00319888394982576" calcext:value-type="float">
            <text:p>0.003198883949826</text:p>
          </table:table-cell>
          <table:table-cell office:value-type="float" office:value="-0.0009197112898231" calcext:value-type="float">
            <text:p>-0.000919711289823</text:p>
          </table:table-cell>
          <table:table-cell office:value-type="float" office:value="-0.000473929474559376" calcext:value-type="float">
            <text:p>-0.000473929474559</text:p>
          </table:table-cell>
          <table:table-cell office:value-type="float" office:value="0.0000420280047818133" calcext:value-type="float">
            <text:p>4.20280047818133E-05</text:p>
          </table:table-cell>
          <table:table-cell office:value-type="float" office:value="0.00322382691263612" calcext:value-type="float">
            <text:p>0.003223826912636</text:p>
          </table:table-cell>
          <table:table-cell office:value-type="float" office:value="0.0040560288188487" calcext:value-type="float">
            <text:p>0.004056028818849</text:p>
          </table:table-cell>
          <table:table-cell office:value-type="float" office:value="0.0147469344673623" calcext:value-type="float">
            <text:p>0.014746934467362</text:p>
          </table:table-cell>
          <table:table-cell office:value-type="float" office:value="-0.00282778278747564" calcext:value-type="float">
            <text:p>-0.002827782787476</text:p>
          </table:table-cell>
          <table:table-cell office:value-type="float" office:value="0.0190733459972484" calcext:value-type="float">
            <text:p>0.019073345997248</text:p>
          </table:table-cell>
          <table:table-cell office:value-type="float" office:value="0.00115144586575727" calcext:value-type="float">
            <text:p>0.001151445865757</text:p>
          </table:table-cell>
          <table:table-cell office:value-type="float" office:value="-0.00206821411255226" calcext:value-type="float">
            <text:p>-0.002068214112552</text:p>
          </table:table-cell>
          <table:table-cell office:value-type="float" office:value="-0.000632765596856655" calcext:value-type="float">
            <text:p>-0.000632765596857</text:p>
          </table:table-cell>
          <table:table-cell office:value-type="float" office:value="0.00117008666444618" calcext:value-type="float">
            <text:p>0.001170086664446</text:p>
          </table:table-cell>
          <table:table-cell office:value-type="float" office:value="-0.00157455364635617" calcext:value-type="float">
            <text:p>-0.001574553646356</text:p>
          </table:table-cell>
          <table:table-cell office:value-type="float" office:value="-0.0288480632274353" calcext:value-type="float">
            <text:p>-0.028848063227435</text:p>
          </table:table-cell>
          <table:table-cell office:value-type="float" office:value="-0.00337777489425645" calcext:value-type="float">
            <text:p>-0.003377774894256</text:p>
          </table:table-cell>
          <table:table-cell office:value-type="float" office:value="-0.0055026401557956" calcext:value-type="float">
            <text:p>-0.005502640155796</text:p>
          </table:table-cell>
          <table:table-cell office:value-type="float" office:value="-0.00281422219340449" calcext:value-type="float">
            <text:p>-0.002814222193404</text:p>
          </table:table-cell>
          <table:table-cell office:value-type="float" office:value="-0.000647256303516364" calcext:value-type="float">
            <text:p>-0.000647256303516</text:p>
          </table:table-cell>
          <table:table-cell office:value-type="float" office:value="-0.000968563217415619" calcext:value-type="float">
            <text:p>-0.000968563217416</text:p>
          </table:table-cell>
          <table:table-cell office:value-type="float" office:value="0.0341702377155669" calcext:value-type="float">
            <text:p>0.034170237715567</text:p>
          </table:table-cell>
          <table:table-cell office:value-type="float" office:value="-0.00698440248003607" calcext:value-type="float">
            <text:p>-0.006984402480036</text:p>
          </table:table-cell>
          <table:table-cell office:value-type="float" office:value="-0.00319902316720017" calcext:value-type="float">
            <text:p>-0.0031990231672</text:p>
          </table:table-cell>
          <table:table-cell office:value-type="float" office:value="-0.000291507714287764" calcext:value-type="float">
            <text:p>-0.000291507714288</text:p>
          </table:table-cell>
          <table:table-cell office:value-type="float" office:value="-0.000995515930942215" calcext:value-type="float">
            <text:p>-0.000995515930942</text:p>
          </table:table-cell>
          <table:table-cell office:value-type="float" office:value="-0.006400614169359" calcext:value-type="float">
            <text:p>-0.006400614169359</text:p>
          </table:table-cell>
          <table:table-cell office:value-type="float" office:value="-0.00469205478755985" calcext:value-type="float">
            <text:p>-0.00469205478756</text:p>
          </table:table-cell>
          <table:table-cell office:value-type="float" office:value="-0.00227636895734923" calcext:value-type="float">
            <text:p>-0.002276368957349</text:p>
          </table:table-cell>
          <table:table-cell office:value-type="float" office:value="-0.000801065437688209" calcext:value-type="float">
            <text:p>-0.000801065437688</text:p>
          </table:table-cell>
          <table:table-cell office:value-type="float" office:value="0.0000306103402548108" calcext:value-type="float">
            <text:p>3.06103402548108E-05</text:p>
          </table:table-cell>
          <table:table-cell office:value-type="float" office:value="-0.0000771464142143019" calcext:value-type="float">
            <text:p>-7.71464142143019E-05</text:p>
          </table:table-cell>
          <table:table-cell office:value-type="float" office:value="0.000207747353145438" calcext:value-type="float">
            <text:p>0.000207747353145</text:p>
          </table:table-cell>
          <table:table-cell office:value-type="float" office:value="-0.0000183996336983183" calcext:value-type="float">
            <text:p>-1.83996336983183E-05</text:p>
          </table:table-cell>
          <table:table-cell office:value-type="float" office:value="0.0000247797171237241" calcext:value-type="float">
            <text:p>2.47797171237241E-05</text:p>
          </table:table-cell>
          <table:table-cell office:value-type="float" office:value="0.000102729815018743" calcext:value-type="float">
            <text:p>0.000102729815019</text:p>
          </table:table-cell>
          <table:table-cell office:value-type="float" office:value="-0.0000272034079084604" calcext:value-type="float">
            <text:p>-2.72034079084604E-05</text:p>
          </table:table-cell>
          <table:table-cell office:value-type="float" office:value="-0.00000484469455042103" calcext:value-type="float">
            <text:p>-4.84469455042103E-06</text:p>
          </table:table-cell>
          <table:table-cell office:value-type="float" office:value="-0.0000492389501882129" calcext:value-type="float">
            <text:p>-4.92389501882129E-05</text:p>
          </table:table-cell>
          <table:table-cell office:value-type="float" office:value="0.0000147283137630905" calcext:value-type="float">
            <text:p>1.47283137630905E-05</text:p>
          </table:table-cell>
          <table:table-cell office:value-type="float" office:value="-0.00000480290078092027" calcext:value-type="float">
            <text:p>-4.80290078092027E-06</text:p>
          </table:table-cell>
          <table:table-cell office:value-type="float" office:value="0.0000194877493970846" calcext:value-type="float">
            <text:p>1.94877493970846E-05</text:p>
          </table:table-cell>
          <table:table-cell office:value-type="float" office:value="0.000013649997211429" calcext:value-type="float">
            <text:p>1.3649997211429E-05</text:p>
          </table:table-cell>
          <table:table-cell office:value-type="float" office:value="-0.000016868905032219" calcext:value-type="float">
            <text:p>-1.6868905032219E-05</text:p>
          </table:table-cell>
          <table:table-cell office:value-type="float" office:value="-0.0000234334232300237" calcext:value-type="float">
            <text:p>-2.34334232300237E-05</text:p>
          </table:table-cell>
          <table:table-cell office:value-type="float" office:value="0.0000218583873022871" calcext:value-type="float">
            <text:p>2.18583873022871E-05</text:p>
          </table:table-cell>
          <table:table-cell office:value-type="float" office:value="0.000016796540857178" calcext:value-type="float">
            <text:p>1.6796540857178E-05</text:p>
          </table:table-cell>
          <table:table-cell office:value-type="float" office:value="-0.0000516782533027671" calcext:value-type="float">
            <text:p>-5.16782533027671E-05</text:p>
          </table:table-cell>
          <table:table-cell office:value-type="float" office:value="0.0000471122787049083" calcext:value-type="float">
            <text:p>4.71122787049083E-05</text:p>
          </table:table-cell>
          <table:table-cell office:value-type="float" office:value="-0.0000255523786955036" calcext:value-type="float">
            <text:p>-2.55523786955036E-05</text:p>
          </table:table-cell>
          <table:table-cell office:value-type="float" office:value="-0.000009127841243739" calcext:value-type="float">
            <text:p>-9.127841243739E-06</text:p>
          </table:table-cell>
          <table:table-cell office:value-type="float" office:value="0.0000038955632296056" calcext:value-type="float">
            <text:p>3.8955632296056E-06</text:p>
          </table:table-cell>
          <table:table-cell office:value-type="float" office:value="0.0000470222094489103" calcext:value-type="float">
            <text:p>4.70222094489103E-05</text:p>
          </table:table-cell>
          <table:table-cell office:value-type="float" office:value="-0.0000289835562632401" calcext:value-type="float">
            <text:p>-2.89835562632401E-05</text:p>
          </table:table-cell>
          <table:table-cell office:value-type="float" office:value="0.0000258886164828387" calcext:value-type="float">
            <text:p>2.58886164828387E-05</text:p>
          </table:table-cell>
          <table:table-cell office:value-type="float" office:value="-0.0000146106079023101" calcext:value-type="float">
            <text:p>-1.46106079023101E-05</text:p>
          </table:table-cell>
          <table:table-cell office:value-type="float" office:value="-0.0000509539074420307" calcext:value-type="float">
            <text:p>-5.09539074420307E-05</text:p>
          </table:table-cell>
          <table:table-cell office:value-type="float" office:value="0.0000620279718214212" calcext:value-type="float">
            <text:p>6.20279718214212E-05</text:p>
          </table:table-cell>
          <table:table-cell office:value-type="float" office:value="-0.0000772631741525753" calcext:value-type="float">
            <text:p>-7.72631741525753E-05</text:p>
          </table:table-cell>
          <table:table-cell office:value-type="float" office:value="0.0000204305003523308" calcext:value-type="float">
            <text:p>2.04305003523308E-05</text:p>
          </table:table-cell>
          <table:table-cell office:value-type="float" office:value="-0.00000606077839343522" calcext:value-type="float">
            <text:p>-6.06077839343522E-06</text:p>
          </table:table-cell>
          <table:table-cell office:value-type="float" office:value="0.0000395521892297412" calcext:value-type="float">
            <text:p>3.95521892297412E-05</text:p>
          </table:table-cell>
          <table:table-cell office:value-type="float" office:value="-0.0000167206167684397" calcext:value-type="float">
            <text:p>-1.67206167684397E-05</text:p>
          </table:table-cell>
          <table:table-cell office:value-type="float" office:value="0.000000294830558911219" calcext:value-type="float">
            <text:p>2.94830558911219E-07</text:p>
          </table:table-cell>
          <table:table-cell office:value-type="float" office:value="-0.00000159673145749828" calcext:value-type="float">
            <text:p>-1.59673145749828E-06</text:p>
          </table:table-cell>
          <table:table-cell office:value-type="float" office:value="0.0000396667620104485" calcext:value-type="float">
            <text:p>3.96667620104485E-05</text:p>
          </table:table-cell>
          <table:table-cell office:value-type="float" office:value="-0.000010483672735484" calcext:value-type="float">
            <text:p>-1.0483672735484E-05</text:p>
          </table:table-cell>
          <table:table-cell office:value-type="float" office:value="-0.0000433776614011117" calcext:value-type="float">
            <text:p>-4.33776614011117E-05</text:p>
          </table:table-cell>
          <table:table-cell office:value-type="float" office:value="0.0000493113669405298" calcext:value-type="float">
            <text:p>4.93113669405298E-05</text:p>
          </table:table-cell>
          <table:table-cell office:value-type="float" office:value="-0.0000587560828484435" calcext:value-type="float">
            <text:p>-5.87560828484435E-05</text:p>
          </table:table-cell>
          <table:table-cell office:value-type="float" office:value="0.0000250374526579167" calcext:value-type="float">
            <text:p>2.50374526579167E-05</text:p>
          </table:table-cell>
          <table:table-cell office:value-type="float" office:value="-0.00000710875587317528" calcext:value-type="float">
            <text:p>-7.10875587317528E-06</text:p>
          </table:table-cell>
          <table:table-cell office:value-type="float" office:value="-0.0000185846433018444" calcext:value-type="float">
            <text:p>-1.85846433018444E-05</text:p>
          </table:table-cell>
          <table:table-cell office:value-type="float" office:value="0.0000684233501693776" calcext:value-type="float">
            <text:p>6.84233501693776E-05</text:p>
          </table:table-cell>
          <table:table-cell office:value-type="float" office:value="-0.000067244140274203" calcext:value-type="float">
            <text:p>-6.7244140274203E-05</text:p>
          </table:table-cell>
          <table:table-cell office:value-type="float" office:value="0.0000161961509265174" calcext:value-type="float">
            <text:p>1.61961509265174E-05</text:p>
          </table:table-cell>
          <table:table-cell office:value-type="float" office:value="0.00000252051274590714" calcext:value-type="float">
            <text:p>2.52051274590714E-06</text:p>
          </table:table-cell>
          <table:table-cell office:value-type="float" office:value="-0.0000158109177945676" calcext:value-type="float">
            <text:p>-1.58109177945676E-05</text:p>
          </table:table-cell>
          <table:table-cell office:value-type="float" office:value="-0.000009986465642986" calcext:value-type="float">
            <text:p>-9.986465642986E-06</text:p>
          </table:table-cell>
          <table:table-cell office:value-type="float" office:value="0.000000115980600401411" calcext:value-type="float">
            <text:p>1.15980600401411E-07</text:p>
          </table:table-cell>
          <table:table-cell office:value-type="float" office:value="0.0000449885401563321" calcext:value-type="float">
            <text:p>4.49885401563321E-05</text:p>
          </table:table-cell>
          <table:table-cell office:value-type="float" office:value="-0.0000229287848440562" calcext:value-type="float">
            <text:p>-2.29287848440562E-05</text:p>
          </table:table-cell>
          <table:table-cell office:value-type="float" office:value="0.00000812992685367275" calcext:value-type="float">
            <text:p>8.12992685367275E-06</text:p>
          </table:table-cell>
          <table:table-cell office:value-type="float" office:value="-0.0000224167938213671" calcext:value-type="float">
            <text:p>-2.24167938213671E-05</text:p>
          </table:table-cell>
          <table:table-cell office:value-type="float" office:value="0.0000409435681413273" calcext:value-type="float">
            <text:p>4.09435681413273E-05</text:p>
          </table:table-cell>
          <table:table-cell office:value-type="float" office:value="-0.0000283819751473735" calcext:value-type="float">
            <text:p>-2.83819751473735E-05</text:p>
          </table:table-cell>
          <table:table-cell office:value-type="float" office:value="0.00000965979735612077" calcext:value-type="float">
            <text:p>9.65979735612077E-06</text:p>
          </table:table-cell>
          <table:table-cell office:value-type="float" office:value="-0.0000232577042086901" calcext:value-type="float">
            <text:p>-2.32577042086901E-05</text:p>
          </table:table-cell>
          <table:table-cell office:value-type="float" office:value="0.00000784414843990611" calcext:value-type="float">
            <text:p>7.84414843990611E-06</text:p>
          </table:table-cell>
          <table:table-cell office:value-type="float" office:value="0.0000462115106465433" calcext:value-type="float">
            <text:p>4.62115106465433E-05</text:p>
          </table:table-cell>
          <table:table-cell office:value-type="float" office:value="-0.0000500654209554807" calcext:value-type="float">
            <text:p>-5.00654209554807E-05</text:p>
          </table:table-cell>
          <table:table-cell office:value-type="float" office:value="0.00000310426351052273" calcext:value-type="float">
            <text:p>3.10426351052273E-06</text:p>
          </table:table-cell>
          <table:table-cell office:value-type="float" office:value="0.00000986046824902331" calcext:value-type="float">
            <text:p>9.86046824902331E-06</text:p>
          </table:table-cell>
          <table:table-cell office:value-type="float" office:value="0.00000720258185643585" calcext:value-type="float">
            <text:p>7.20258185643585E-06</text:p>
          </table:table-cell>
          <table:table-cell office:value-type="float" office:value="-0.0000202327185879203" calcext:value-type="float">
            <text:p>-2.02327185879203E-05</text:p>
          </table:table-cell>
          <table:table-cell office:value-type="float" office:value="-0.0000157154514978108" calcext:value-type="float">
            <text:p>-1.57154514978108E-05</text:p>
          </table:table-cell>
          <table:table-cell office:value-type="float" office:value="0.0000111726380339072" calcext:value-type="float">
            <text:p>1.11726380339072E-05</text:p>
          </table:table-cell>
          <table:table-cell office:value-type="float" office:value="-0.000000135415123447835" calcext:value-type="float">
            <text:p>-1.35415123447835E-07</text:p>
          </table:table-cell>
          <table:table-cell table:number-columns-repeated="601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863977620048958" calcext:value-type="float">
            <text:p>0.863977620048958</text:p>
          </table:table-cell>
          <table:table-cell table:formula="of:=[.B9]*9.8" office:value-type="float" office:value="8.46698067647979" calcext:value-type="float">
            <text:p>8.46698067647979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0231692371381097" calcext:value-type="float">
            <text:p>2.31692371381097E-07</text:p>
          </table:table-cell>
          <table:table-cell table:formula="of:=0.5*[.D12]*(([.D5]-[.C5])/([.D1]-[.C1]))^2" office:value-type="float" office:value="0.00000362892963026074" calcext:value-type="float">
            <text:p>3.62892963026074E-06</text:p>
          </table:table-cell>
          <table:table-cell table:formula="of:=0.5*[.E12]*(([.E5]-[.D5])/([.E1]-[.D1]))^2" office:value-type="float" office:value="0.000000108650306741364" calcext:value-type="float">
            <text:p>1.08650306741364E-07</text:p>
          </table:table-cell>
          <table:table-cell table:formula="of:=0.5*[.F12]*(([.F5]-[.E5])/([.F1]-[.E1]))^2" office:value-type="float" office:value="0.0000136794636314232" calcext:value-type="float">
            <text:p>1.36794636314232E-05</text:p>
          </table:table-cell>
          <table:table-cell table:formula="of:=0.5*[.G12]*(([.G5]-[.F5])/([.G1]-[.F1]))^2" office:value-type="float" office:value="0.00000158952399616824" calcext:value-type="float">
            <text:p>1.58952399616824E-06</text:p>
          </table:table-cell>
          <table:table-cell table:formula="of:=0.5*[.H12]*(([.H5]-[.G5])/([.H1]-[.G1]))^2" office:value-type="float" office:value="0.00000493292861350788" calcext:value-type="float">
            <text:p>4.93292861350788E-06</text:p>
          </table:table-cell>
          <table:table-cell table:formula="of:=0.5*[.I12]*(([.I5]-[.H5])/([.I1]-[.H1]))^2" office:value-type="float" office:value="0.0000122962746716311" calcext:value-type="float">
            <text:p>1.22962746716311E-05</text:p>
          </table:table-cell>
          <table:table-cell table:formula="of:=0.5*[.J12]*(([.J5]-[.I5])/([.J1]-[.I1]))^2" office:value-type="float" office:value="0.0000000418991762707025" calcext:value-type="float">
            <text:p>4.18991762707025E-08</text:p>
          </table:table-cell>
          <table:table-cell table:formula="of:=0.5*[.K12]*(([.K5]-[.J5])/([.K1]-[.J1]))^2" office:value-type="float" office:value="0.0000000471342278076758" calcext:value-type="float">
            <text:p>4.71342278076758E-08</text:p>
          </table:table-cell>
          <table:table-cell table:formula="of:=0.5*[.L12]*(([.L5]-[.K5])/([.L1]-[.K1]))^2" office:value-type="float" office:value="0.0000167528855473229" calcext:value-type="float">
            <text:p>1.67528855473229E-05</text:p>
          </table:table-cell>
          <table:table-cell table:formula="of:=0.5*[.M12]*(([.M5]-[.L5])/([.M1]-[.L1]))^2" office:value-type="float" office:value="0.0000384845428270073" calcext:value-type="float">
            <text:p>3.84845428270073E-05</text:p>
          </table:table-cell>
          <table:table-cell table:formula="of:=0.5*[.N12]*(([.N5]-[.M5])/([.N1]-[.M1]))^2" office:value-type="float" office:value="0.0000000297482061048624" calcext:value-type="float">
            <text:p>2.97482061048624E-08</text:p>
          </table:table-cell>
          <table:table-cell table:formula="of:=0.5*[.O12]*(([.O5]-[.N5])/([.O1]-[.N1]))^2" office:value-type="float" office:value="0.0000129178001952625" calcext:value-type="float">
            <text:p>1.29178001952625E-05</text:p>
          </table:table-cell>
          <table:table-cell table:formula="of:=0.5*[.P12]*(([.P5]-[.O5])/([.P1]-[.O1]))^2" office:value-type="float" office:value="0.0000315439740145978" calcext:value-type="float">
            <text:p>3.15439740145978E-05</text:p>
          </table:table-cell>
          <table:table-cell table:formula="of:=0.5*[.Q12]*(([.Q5]-[.P5])/([.Q1]-[.P1]))^2" office:value-type="float" office:value="0.00000258253876913796" calcext:value-type="float">
            <text:p>2.58253876913796E-06</text:p>
          </table:table-cell>
          <table:table-cell table:formula="of:=0.5*[.R12]*(([.R5]-[.Q5])/([.R1]-[.Q1]))^2" office:value-type="float" office:value="0.000000282223172331178" calcext:value-type="float">
            <text:p>2.82223172331178E-07</text:p>
          </table:table-cell>
          <table:table-cell table:formula="of:=0.5*[.S12]*(([.S5]-[.R5])/([.S1]-[.R1]))^2" office:value-type="float" office:value="0.00000000501544634200533" calcext:value-type="float">
            <text:p>5.01544634200533E-09</text:p>
          </table:table-cell>
          <table:table-cell table:formula="of:=0.5*[.T12]*(([.T5]-[.S5])/([.T1]-[.S1]))^2" office:value-type="float" office:value="0.000000096420166535555" calcext:value-type="float">
            <text:p>9.6420166535555E-08</text:p>
          </table:table-cell>
          <table:table-cell table:formula="of:=0.5*[.U12]*(([.U5]-[.T5])/([.U1]-[.T1]))^2" office:value-type="float" office:value="0.00000110003595961244" calcext:value-type="float">
            <text:p>1.10003595961244E-06</text:p>
          </table:table-cell>
          <table:table-cell table:formula="of:=0.5*[.V12]*(([.V5]-[.U5])/([.V1]-[.U1]))^2" office:value-type="float" office:value="0.00000337642196818545" calcext:value-type="float">
            <text:p>3.37642196818545E-06</text:p>
          </table:table-cell>
          <table:table-cell table:formula="of:=0.5*[.W12]*(([.W5]-[.V5])/([.W1]-[.V1]))^2" office:value-type="float" office:value="0.000000488346908602766" calcext:value-type="float">
            <text:p>4.88346908602766E-07</text:p>
          </table:table-cell>
          <table:table-cell table:formula="of:=0.5*[.X12]*(([.X5]-[.W5])/([.X1]-[.W1]))^2" office:value-type="float" office:value="0.000011584508253449" calcext:value-type="float">
            <text:p>1.1584508253449E-05</text:p>
          </table:table-cell>
          <table:table-cell table:formula="of:=0.5*[.Y12]*(([.Y5]-[.X5])/([.Y1]-[.X1]))^2" office:value-type="float" office:value="0.0000102567834553425" calcext:value-type="float">
            <text:p>1.02567834553425E-05</text:p>
          </table:table-cell>
          <table:table-cell table:formula="of:=0.5*[.Z12]*(([.Z5]-[.Y5])/([.Z1]-[.Y1]))^2" office:value-type="float" office:value="0.00000505637709856552" calcext:value-type="float">
            <text:p>5.05637709856552E-06</text:p>
          </table:table-cell>
          <table:table-cell table:formula="of:=0.5*[.AA12]*(([.AA5]-[.Z5])/([.AA1]-[.Z1]))^2" office:value-type="float" office:value="0.0000057310680053819" calcext:value-type="float">
            <text:p>5.7310680053819E-06</text:p>
          </table:table-cell>
          <table:table-cell table:formula="of:=0.5*[.AB12]*(([.AB5]-[.AA5])/([.AB1]-[.AA1]))^2" office:value-type="float" office:value="0.00000493821650899277" calcext:value-type="float">
            <text:p>4.93821650899277E-06</text:p>
          </table:table-cell>
          <table:table-cell table:formula="of:=0.5*[.AC12]*(([.AC5]-[.AB5])/([.AC1]-[.AB1]))^2" office:value-type="float" office:value="0.00000827559796934269" calcext:value-type="float">
            <text:p>8.27559796934269E-06</text:p>
          </table:table-cell>
          <table:table-cell table:formula="of:=0.5*[.AD12]*(([.AD5]-[.AC5])/([.AD1]-[.AC1]))^2" office:value-type="float" office:value="0.0000437296871759013" calcext:value-type="float">
            <text:p>4.37296871759013E-05</text:p>
          </table:table-cell>
          <table:table-cell table:formula="of:=0.5*[.AE12]*(([.AE5]-[.AD5])/([.AE1]-[.AD1]))^2" office:value-type="float" office:value="0.0000000200130271896453" calcext:value-type="float">
            <text:p>2.00130271896453E-08</text:p>
          </table:table-cell>
          <table:table-cell table:formula="of:=0.5*[.AF12]*(([.AF5]-[.AE5])/([.AF1]-[.AE1]))^2" office:value-type="float" office:value="0.00000170853121115138" calcext:value-type="float">
            <text:p>1.70853121115138E-06</text:p>
          </table:table-cell>
          <table:table-cell table:formula="of:=0.5*[.AG12]*(([.AG5]-[.AF5])/([.AG1]-[.AF1]))^2" office:value-type="float" office:value="0.00000707550738310773" calcext:value-type="float">
            <text:p>7.07550738310773E-06</text:p>
          </table:table-cell>
          <table:table-cell table:formula="of:=0.5*[.AH12]*(([.AH5]-[.AG5])/([.AH1]-[.AG1]))^2" office:value-type="float" office:value="0.00000297786101507964" calcext:value-type="float">
            <text:p>2.97786101507964E-06</text:p>
          </table:table-cell>
          <table:table-cell table:formula="of:=0.5*[.AI12]*(([.AI5]-[.AH5])/([.AI1]-[.AH1]))^2" office:value-type="float" office:value="0.0000028701771192487" calcext:value-type="float">
            <text:p>2.8701771192487E-06</text:p>
          </table:table-cell>
          <table:table-cell table:formula="of:=0.5*[.AJ12]*(([.AJ5]-[.AI5])/([.AJ1]-[.AI1]))^2" office:value-type="float" office:value="0.000000271012103613365" calcext:value-type="float">
            <text:p>2.71012103613365E-07</text:p>
          </table:table-cell>
          <table:table-cell table:formula="of:=0.5*[.AK12]*(([.AK5]-[.AJ5])/([.AK1]-[.AJ1]))^2" office:value-type="float" office:value="0.000000173464616846848" calcext:value-type="float">
            <text:p>1.73464616846848E-07</text:p>
          </table:table-cell>
          <table:table-cell table:formula="of:=0.5*[.AL12]*(([.AL5]-[.AK5])/([.AL1]-[.AK1]))^2" office:value-type="float" office:value="0.00000267086207343462" calcext:value-type="float">
            <text:p>2.67086207343462E-06</text:p>
          </table:table-cell>
          <table:table-cell table:formula="of:=0.5*[.AM12]*(([.AM5]-[.AL5])/([.AM1]-[.AL1]))^2" office:value-type="float" office:value="0.0000117434052216233" calcext:value-type="float">
            <text:p>1.17434052216233E-05</text:p>
          </table:table-cell>
          <table:table-cell table:formula="of:=0.5*[.AN12]*(([.AN5]-[.AM5])/([.AN1]-[.AM1]))^2" office:value-type="float" office:value="0.000883903918836166" calcext:value-type="float">
            <text:p>0.000883903918836</text:p>
          </table:table-cell>
          <table:table-cell table:formula="of:=0.5*[.AO12]*(([.AO5]-[.AN5])/([.AO1]-[.AN1]))^2" office:value-type="float" office:value="0.00641550430844861" calcext:value-type="float">
            <text:p>0.006415504308449</text:p>
          </table:table-cell>
          <table:table-cell table:formula="of:=0.5*[.AP12]*(([.AP5]-[.AO5])/([.AP1]-[.AO1]))^2" office:value-type="float" office:value="0.000185378533799187" calcext:value-type="float">
            <text:p>0.000185378533799</text:p>
          </table:table-cell>
          <table:table-cell table:formula="of:=0.5*[.AQ12]*(([.AQ5]-[.AP5])/([.AQ1]-[.AP1]))^2" office:value-type="float" office:value="0.000844903799178597" calcext:value-type="float">
            <text:p>0.000844903799179</text:p>
          </table:table-cell>
          <table:table-cell table:formula="of:=0.5*[.AR12]*(([.AR5]-[.AQ5])/([.AR1]-[.AQ1]))^2" office:value-type="float" office:value="0.0110115499384292" calcext:value-type="float">
            <text:p>0.011011549938429</text:p>
          </table:table-cell>
          <table:table-cell table:formula="of:=0.5*[.AS12]*(([.AS5]-[.AR5])/([.AS1]-[.AR1]))^2" office:value-type="float" office:value="0.0190749750362594" calcext:value-type="float">
            <text:p>0.019074975036259</text:p>
          </table:table-cell>
          <table:table-cell table:formula="of:=0.5*[.AT12]*(([.AT5]-[.AS5])/([.AT1]-[.AS1]))^2" office:value-type="float" office:value="0.0662279053669509" calcext:value-type="float">
            <text:p>0.066227905366951</text:p>
          </table:table-cell>
          <table:table-cell table:formula="of:=0.5*[.AU12]*(([.AU5]-[.AT5])/([.AU1]-[.AT1]))^2" office:value-type="float" office:value="0.0787912405514337" calcext:value-type="float">
            <text:p>0.078791240551434</text:p>
          </table:table-cell>
          <table:table-cell table:formula="of:=0.5*[.AV12]*(([.AV5]-[.AU5])/([.AV1]-[.AU1]))^2" office:value-type="float" office:value="0.00541547761413304" calcext:value-type="float">
            <text:p>0.005415477614133</text:p>
          </table:table-cell>
          <table:table-cell table:formula="of:=0.5*[.AW12]*(([.AW5]-[.AV5])/([.AW1]-[.AV1]))^2" office:value-type="float" office:value="0.0000372526202244911" calcext:value-type="float">
            <text:p>3.72526202244911E-05</text:p>
          </table:table-cell>
          <table:table-cell table:formula="of:=0.5*[.AX12]*(([.AX5]-[.AW5])/([.AX1]-[.AW1]))^2" office:value-type="float" office:value="0.000709046026977171" calcext:value-type="float">
            <text:p>0.000709046026977</text:p>
          </table:table-cell>
          <table:table-cell table:formula="of:=0.5*[.AY12]*(([.AY5]-[.AX5])/([.AY1]-[.AX1]))^2" office:value-type="float" office:value="0.00299801567626739" calcext:value-type="float">
            <text:p>0.002998015676267</text:p>
          </table:table-cell>
          <table:table-cell table:formula="of:=0.5*[.AZ12]*(([.AZ5]-[.AY5])/([.AZ1]-[.AY1]))^2" office:value-type="float" office:value="0.00418233501968804" calcext:value-type="float">
            <text:p>0.004182335019688</text:p>
          </table:table-cell>
          <table:table-cell table:formula="of:=0.5*[.BA12]*(([.BA5]-[.AZ5])/([.BA1]-[.AZ1]))^2" office:value-type="float" office:value="0.00186003134344241" calcext:value-type="float">
            <text:p>0.001860031343442</text:p>
          </table:table-cell>
          <table:table-cell table:formula="of:=0.5*[.BB12]*(([.BB5]-[.BA5])/([.BB1]-[.BA1]))^2" office:value-type="float" office:value="0.00676929633285368" calcext:value-type="float">
            <text:p>0.006769296332854</text:p>
          </table:table-cell>
          <table:table-cell table:formula="of:=0.5*[.BC12]*(([.BC5]-[.BB5])/([.BC1]-[.BB1]))^2" office:value-type="float" office:value="0.0000304425116299882" calcext:value-type="float">
            <text:p>3.04425116299882E-05</text:p>
          </table:table-cell>
          <table:table-cell table:formula="of:=0.5*[.BD12]*(([.BD5]-[.BC5])/([.BD1]-[.BC1]))^2" office:value-type="float" office:value="0.00277717723183683" calcext:value-type="float">
            <text:p>0.002777177231837</text:p>
          </table:table-cell>
          <table:table-cell table:formula="of:=0.5*[.BE12]*(([.BE5]-[.BD5])/([.BE1]-[.BD1]))^2" office:value-type="float" office:value="0.0549501256077473" calcext:value-type="float">
            <text:p>0.054950125607747</text:p>
          </table:table-cell>
          <table:table-cell table:formula="of:=0.5*[.BF12]*(([.BF5]-[.BE5])/([.BF1]-[.BE1]))^2" office:value-type="float" office:value="0.00551621908240922" calcext:value-type="float">
            <text:p>0.005516219082409</text:p>
          </table:table-cell>
          <table:table-cell table:formula="of:=0.5*[.BG12]*(([.BG5]-[.BF5])/([.BG1]-[.BF1]))^2" office:value-type="float" office:value="0.00110857404726643" calcext:value-type="float">
            <text:p>0.001108574047266</text:p>
          </table:table-cell>
          <table:table-cell table:formula="of:=0.5*[.BH12]*(([.BH5]-[.BG5])/([.BH1]-[.BG1]))^2" office:value-type="float" office:value="0.00245356909707057" calcext:value-type="float">
            <text:p>0.002453569097071</text:p>
          </table:table-cell>
          <table:table-cell table:formula="of:=0.5*[.BI12]*(([.BI5]-[.BH5])/([.BI1]-[.BH1]))^2" office:value-type="float" office:value="0.00982165464138067" calcext:value-type="float">
            <text:p>0.009821654641381</text:p>
          </table:table-cell>
          <table:table-cell table:formula="of:=0.5*[.BJ12]*(([.BJ5]-[.BI5])/([.BJ1]-[.BI1]))^2" office:value-type="float" office:value="0.000450970901509618" calcext:value-type="float">
            <text:p>0.00045097090151</text:p>
          </table:table-cell>
          <table:table-cell table:formula="of:=0.5*[.BK12]*(([.BK5]-[.BJ5])/([.BK1]-[.BJ1]))^2" office:value-type="float" office:value="0.000931574943088108" calcext:value-type="float">
            <text:p>0.000931574943088</text:p>
          </table:table-cell>
          <table:table-cell table:formula="of:=0.5*[.BL12]*(([.BL5]-[.BK5])/([.BL1]-[.BK1]))^2" office:value-type="float" office:value="0.00519208862657894" calcext:value-type="float">
            <text:p>0.005192088626579</text:p>
          </table:table-cell>
          <table:table-cell table:formula="of:=0.5*[.BM12]*(([.BM5]-[.BL5])/([.BM1]-[.BL1]))^2" office:value-type="float" office:value="0.0715595778746044" calcext:value-type="float">
            <text:p>0.071559577874604</text:p>
          </table:table-cell>
          <table:table-cell table:formula="of:=0.5*[.BN12]*(([.BN5]-[.BM5])/([.BN1]-[.BM1]))^2" office:value-type="float" office:value="0.000850361662190089" calcext:value-type="float">
            <text:p>0.00085036166219</text:p>
          </table:table-cell>
          <table:table-cell table:formula="of:=0.5*[.BO12]*(([.BO5]-[.BN5])/([.BO1]-[.BN1]))^2" office:value-type="float" office:value="0.0906855533601825" calcext:value-type="float">
            <text:p>0.090685553360183</text:p>
          </table:table-cell>
          <table:table-cell table:formula="of:=0.5*[.BP12]*(([.BP5]-[.BO5])/([.BP1]-[.BO1]))^2" office:value-type="float" office:value="0.000214531338618806" calcext:value-type="float">
            <text:p>0.000214531338619</text:p>
          </table:table-cell>
          <table:table-cell table:formula="of:=0.5*[.BQ12]*(([.BQ5]-[.BP5])/([.BQ1]-[.BP1]))^2" office:value-type="float" office:value="0.00137784620484084" calcext:value-type="float">
            <text:p>0.001377846204841</text:p>
          </table:table-cell>
          <table:table-cell table:formula="of:=0.5*[.BR12]*(([.BR5]-[.BQ5])/([.BR1]-[.BQ1]))^2" office:value-type="float" office:value="0.0277331235442953" calcext:value-type="float">
            <text:p>0.027733123544295</text:p>
          </table:table-cell>
          <table:table-cell table:formula="of:=0.5*[.BS12]*(([.BS5]-[.BR5])/([.BS1]-[.BR1]))^2" office:value-type="float" office:value="0.0377942593445994" calcext:value-type="float">
            <text:p>0.037794259344599</text:p>
          </table:table-cell>
          <table:table-cell table:formula="of:=0.5*[.BT12]*(([.BT5]-[.BS5])/([.BT1]-[.BS1]))^2" office:value-type="float" office:value="0.00142953100938476" calcext:value-type="float">
            <text:p>0.001429531009385</text:p>
          </table:table-cell>
          <table:table-cell table:formula="of:=0.5*[.BU12]*(([.BU5]-[.BT5])/([.BU1]-[.BT1]))^2" office:value-type="float" office:value="0.0420319373145123" calcext:value-type="float">
            <text:p>0.042031937314512</text:p>
          </table:table-cell>
          <table:table-cell table:formula="of:=0.5*[.BV12]*(([.BV5]-[.BU5])/([.BV1]-[.BU1]))^2" office:value-type="float" office:value="0.000000578075368448052" calcext:value-type="float">
            <text:p>5.78075368448052E-07</text:p>
          </table:table-cell>
          <table:table-cell table:formula="of:=0.5*[.BW12]*(([.BW5]-[.BV5])/([.BW1]-[.BV1]))^2" office:value-type="float" office:value="0.0229247516630259" calcext:value-type="float">
            <text:p>0.022924751663026</text:p>
          </table:table-cell>
          <table:table-cell table:formula="of:=0.5*[.BX12]*(([.BX5]-[.BW5])/([.BX1]-[.BW1]))^2" office:value-type="float" office:value="0.00016976781353757" calcext:value-type="float">
            <text:p>0.000169767813538</text:p>
          </table:table-cell>
          <table:table-cell table:formula="of:=0.5*[.BY12]*(([.BY5]-[.BX5])/([.BY1]-[.BX1]))^2" office:value-type="float" office:value="0.0729427760455134" calcext:value-type="float">
            <text:p>0.072942776045514</text:p>
          </table:table-cell>
          <table:table-cell table:formula="of:=0.5*[.BZ12]*(([.BZ5]-[.BY5])/([.BZ1]-[.BY1]))^2" office:value-type="float" office:value="0.0508013413218311" calcext:value-type="float">
            <text:p>0.050801341321831</text:p>
          </table:table-cell>
          <table:table-cell table:formula="of:=0.5*[.CA12]*(([.CA5]-[.BZ5])/([.CA1]-[.BZ1]))^2" office:value-type="float" office:value="0.00750779699478184" calcext:value-type="float">
            <text:p>0.007507796994782</text:p>
          </table:table-cell>
          <table:table-cell table:formula="of:=0.5*[.CB12]*(([.CB5]-[.CA5])/([.CB1]-[.CA1]))^2" office:value-type="float" office:value="0.00279430593763742" calcext:value-type="float">
            <text:p>0.002794305937637</text:p>
          </table:table-cell>
          <table:table-cell table:formula="of:=0.5*[.CC12]*(([.CC5]-[.CB5])/([.CC1]-[.CB1]))^2" office:value-type="float" office:value="0.0140252577491792" calcext:value-type="float">
            <text:p>0.014025257749179</text:p>
          </table:table-cell>
          <table:table-cell table:formula="of:=0.5*[.CD12]*(([.CD5]-[.CC5])/([.CD1]-[.CC1]))^2" office:value-type="float" office:value="0.00865931752481952" calcext:value-type="float">
            <text:p>0.00865931752482</text:p>
          </table:table-cell>
          <table:table-cell table:formula="of:=0.5*[.CE12]*(([.CE5]-[.CD5])/([.CE1]-[.CD1]))^2" office:value-type="float" office:value="0.0125536047407361" calcext:value-type="float">
            <text:p>0.012553604740736</text:p>
          </table:table-cell>
          <table:table-cell table:formula="of:=0.5*[.CF12]*(([.CF5]-[.CE5])/([.CF1]-[.CE1]))^2" office:value-type="float" office:value="0.000140563049777809" calcext:value-type="float">
            <text:p>0.000140563049778</text:p>
          </table:table-cell>
          <table:table-cell table:formula="of:=0.5*[.CG12]*(([.CG5]-[.CF5])/([.CG1]-[.CF1]))^2" office:value-type="float" office:value="0.0343438631151817" calcext:value-type="float">
            <text:p>0.034343863115182</text:p>
          </table:table-cell>
          <table:table-cell table:formula="of:=0.5*[.CH12]*(([.CH5]-[.CG5])/([.CH1]-[.CG1]))^2" office:value-type="float" office:value="0.0507581642452711" calcext:value-type="float">
            <text:p>0.050758164245271</text:p>
          </table:table-cell>
          <table:table-cell table:formula="of:=0.5*[.CI12]*(([.CI5]-[.CH5])/([.CI1]-[.CH1]))^2" office:value-type="float" office:value="0.158801999740397" calcext:value-type="float">
            <text:p>0.158801999740397</text:p>
          </table:table-cell>
          <table:table-cell table:formula="of:=0.5*[.CJ12]*(([.CJ5]-[.CI5])/([.CJ1]-[.CI1]))^2" office:value-type="float" office:value="0.0036119597734861" calcext:value-type="float">
            <text:p>0.003611959773486</text:p>
          </table:table-cell>
          <table:table-cell table:formula="of:=0.5*[.CK12]*(([.CK5]-[.CJ5])/([.CK1]-[.CJ1]))^2" office:value-type="float" office:value="0.000178421139046675" calcext:value-type="float">
            <text:p>0.000178421139047</text:p>
          </table:table-cell>
          <table:table-cell table:formula="of:=0.5*[.CL12]*(([.CL5]-[.CK5])/([.CL1]-[.CK1]))^2" office:value-type="float" office:value="0.00759723750410625" calcext:value-type="float">
            <text:p>0.007597237504106</text:p>
          </table:table-cell>
          <table:table-cell table:formula="of:=0.5*[.CM12]*(([.CM5]-[.CL5])/([.CM1]-[.CL1]))^2" office:value-type="float" office:value="0.0103356658695891" calcext:value-type="float">
            <text:p>0.010335665869589</text:p>
          </table:table-cell>
          <table:table-cell table:formula="of:=0.5*[.CN12]*(([.CN5]-[.CM5])/([.CN1]-[.CM1]))^2" office:value-type="float" office:value="0.0112954467637675" calcext:value-type="float">
            <text:p>0.011295446763768</text:p>
          </table:table-cell>
          <table:table-cell table:formula="of:=0.5*[.CO12]*(([.CO5]-[.CN5])/([.CO1]-[.CN1]))^2" office:value-type="float" office:value="0.00339214309470266" calcext:value-type="float">
            <text:p>0.003392143094703</text:p>
          </table:table-cell>
          <table:table-cell table:formula="of:=0.5*[.CP12]*(([.CP5]-[.CO5])/([.CP1]-[.CO1]))^2" office:value-type="float" office:value="0.000959153471138737" calcext:value-type="float">
            <text:p>0.000959153471139</text:p>
          </table:table-cell>
          <table:table-cell table:formula="of:=0.5*[.CQ12]*(([.CQ5]-[.CP5])/([.CQ1]-[.CP1]))^2" office:value-type="float" office:value="0.000994042229101276" calcext:value-type="float">
            <text:p>0.000994042229101</text:p>
          </table:table-cell>
          <table:table-cell table:formula="of:=0.5*[.CR12]*(([.CR5]-[.CQ5])/([.CR1]-[.CQ1]))^2" office:value-type="float" office:value="0.0953794509901072" calcext:value-type="float">
            <text:p>0.095379450990107</text:p>
          </table:table-cell>
          <table:table-cell table:formula="of:=0.5*[.CS12]*(([.CS5]-[.CR5])/([.CS1]-[.CR1]))^2" office:value-type="float" office:value="0.00599243339309839" calcext:value-type="float">
            <text:p>0.005992433393098</text:p>
          </table:table-cell>
          <table:table-cell table:formula="of:=0.5*[.CT12]*(([.CT5]-[.CS5])/([.CT1]-[.CS1]))^2" office:value-type="float" office:value="0.0032545422991396" calcext:value-type="float">
            <text:p>0.00325454229914</text:p>
          </table:table-cell>
          <table:table-cell table:formula="of:=0.5*[.CU12]*(([.CU5]-[.CT5])/([.CU1]-[.CT1]))^2" office:value-type="float" office:value="0.00133916662774818" calcext:value-type="float">
            <text:p>0.001339166627748</text:p>
          </table:table-cell>
          <table:table-cell table:formula="of:=0.5*[.CV12]*(([.CV5]-[.CU5])/([.CV1]-[.CU1]))^2" office:value-type="float" office:value="0.00348311177745658" calcext:value-type="float">
            <text:p>0.003483111777457</text:p>
          </table:table-cell>
          <table:table-cell table:formula="of:=0.5*[.CW12]*(([.CW5]-[.CV5])/([.CW1]-[.CV1]))^2" office:value-type="float" office:value="0.0209608765078735" calcext:value-type="float">
            <text:p>0.020960876507874</text:p>
          </table:table-cell>
          <table:table-cell table:formula="of:=0.5*[.CX12]*(([.CX5]-[.CW5])/([.CX1]-[.CW1]))^2" office:value-type="float" office:value="0.00656429343424078" calcext:value-type="float">
            <text:p>0.006564293434241</text:p>
          </table:table-cell>
          <table:table-cell table:formula="of:=0.5*[.CY12]*(([.CY5]-[.CX5])/([.CY1]-[.CX1]))^2" office:value-type="float" office:value="0.000530442381666658" calcext:value-type="float">
            <text:p>0.000530442381667</text:p>
          </table:table-cell>
          <table:table-cell table:formula="of:=0.5*[.CZ12]*(([.CZ5]-[.CY5])/([.CZ1]-[.CY1]))^2" office:value-type="float" office:value="0.0137446774166205" calcext:value-type="float">
            <text:p>0.013744677416621</text:p>
          </table:table-cell>
          <table:table-cell table:formula="of:=0.5*[.DA12]*(([.DA5]-[.CZ5])/([.DA1]-[.CZ1]))^2" office:value-type="float" office:value="0.0499091119834948" calcext:value-type="float">
            <text:p>0.049909111983495</text:p>
          </table:table-cell>
          <table:table-cell table:formula="of:=0.5*[.DB12]*(([.DB5]-[.DA5])/([.DB1]-[.DA1]))^2" office:value-type="float" office:value="0.0065818882293189" calcext:value-type="float">
            <text:p>0.006581888229319</text:p>
          </table:table-cell>
          <table:table-cell table:formula="of:=0.5*[.DC12]*(([.DC5]-[.DB5])/([.DC1]-[.DB1]))^2" office:value-type="float" office:value="0.047595692059852" calcext:value-type="float">
            <text:p>0.047595692059852</text:p>
          </table:table-cell>
          <table:table-cell table:formula="of:=0.5*[.DD12]*(([.DD5]-[.DC5])/([.DD1]-[.DC1]))^2" office:value-type="float" office:value="0.0241722108547214" calcext:value-type="float">
            <text:p>0.024172210854721</text:p>
          </table:table-cell>
          <table:table-cell table:formula="of:=0.5*[.DE12]*(([.DE5]-[.DD5])/([.DE1]-[.DD1]))^2" office:value-type="float" office:value="0.0579303002335531" calcext:value-type="float">
            <text:p>0.057930300233553</text:p>
          </table:table-cell>
          <table:table-cell table:formula="of:=0.5*[.DF12]*(([.DF5]-[.DE5])/([.DF1]-[.DE1]))^2" office:value-type="float" office:value="0.119332182173898" calcext:value-type="float">
            <text:p>0.119332182173898</text:p>
          </table:table-cell>
          <table:table-cell table:formula="of:=0.5*[.DG12]*(([.DG5]-[.DF5])/([.DG1]-[.DF1]))^2" office:value-type="float" office:value="0.0316869492768984" calcext:value-type="float">
            <text:p>0.031686949276898</text:p>
          </table:table-cell>
          <table:table-cell table:formula="of:=0.5*[.DH12]*(([.DH5]-[.DG5])/([.DH1]-[.DG1]))^2" office:value-type="float" office:value="0.0000509252544810639" calcext:value-type="float">
            <text:p>5.09252544810639E-05</text:p>
          </table:table-cell>
          <table:table-cell table:formula="of:=0.5*[.DI12]*(([.DI5]-[.DH5])/([.DI1]-[.DH1]))^2" office:value-type="float" office:value="0.0225220211139403" calcext:value-type="float">
            <text:p>0.02252202111394</text:p>
          </table:table-cell>
          <table:table-cell table:formula="of:=0.5*[.DJ12]*(([.DJ5]-[.DI5])/([.DJ1]-[.DI1]))^2" office:value-type="float" office:value="0.00310776082424041" calcext:value-type="float">
            <text:p>0.00310776082424</text:p>
          </table:table-cell>
          <table:table-cell table:formula="of:=0.5*[.DK12]*(([.DK5]-[.DJ5])/([.DK1]-[.DJ1]))^2" office:value-type="float" office:value="0.0219151728877358" calcext:value-type="float">
            <text:p>0.021915172887736</text:p>
          </table:table-cell>
          <table:table-cell table:formula="of:=0.5*[.DL12]*(([.DL5]-[.DK5])/([.DL1]-[.DK1]))^2" office:value-type="float" office:value="0.000366980575989812" calcext:value-type="float">
            <text:p>0.00036698057599</text:p>
          </table:table-cell>
          <table:table-cell table:formula="of:=0.5*[.DM12]*(([.DM5]-[.DL5])/([.DM1]-[.DL1]))^2" office:value-type="float" office:value="0.0178844689834803" calcext:value-type="float">
            <text:p>0.01788446898348</text:p>
          </table:table-cell>
          <table:table-cell table:formula="of:=0.5*[.DN12]*(([.DN5]-[.DM5])/([.DN1]-[.DM1]))^2" office:value-type="float" office:value="0.000342762365697517" calcext:value-type="float">
            <text:p>0.000342762365698</text:p>
          </table:table-cell>
          <table:table-cell table:formula="of:=0.5*[.DO12]*(([.DO5]-[.DN5])/([.DO1]-[.DN1]))^2" office:value-type="float" office:value="0.000145231774581963" calcext:value-type="float">
            <text:p>0.000145231774582</text:p>
          </table:table-cell>
          <table:table-cell table:formula="of:=0.5*[.DP12]*(([.DP5]-[.DO5])/([.DP1]-[.DO1]))^2" office:value-type="float" office:value="0.0918552258206395" calcext:value-type="float">
            <text:p>0.09185522582064</text:p>
          </table:table-cell>
          <table:table-cell table:formula="of:=0.5*[.DQ12]*(([.DQ5]-[.DP5])/([.DQ1]-[.DP1]))^2" office:value-type="float" office:value="0.118632256860322" calcext:value-type="float">
            <text:p>0.118632256860322</text:p>
          </table:table-cell>
          <table:table-cell table:formula="of:=0.5*[.DR12]*(([.DR5]-[.DQ5])/([.DR1]-[.DQ1]))^2" office:value-type="float" office:value="0.00312302393743361" calcext:value-type="float">
            <text:p>0.003123023937434</text:p>
          </table:table-cell>
          <table:table-cell table:formula="of:=0.5*[.DS12]*(([.DS5]-[.DR5])/([.DS1]-[.DR1]))^2" office:value-type="float" office:value="0.00355966814476764" calcext:value-type="float">
            <text:p>0.003559668144768</text:p>
          </table:table-cell>
          <table:table-cell table:formula="of:=0.5*[.DT12]*(([.DT5]-[.DS5])/([.DT1]-[.DS1]))^2" office:value-type="float" office:value="0.00675560929093877" calcext:value-type="float">
            <text:p>0.006755609290939</text:p>
          </table:table-cell>
          <table:table-cell table:formula="of:=0.5*[.DU12]*(([.DU5]-[.DT5])/([.DU1]-[.DT1]))^2" office:value-type="float" office:value="0.00732792936598118" calcext:value-type="float">
            <text:p>0.007327929365981</text:p>
          </table:table-cell>
          <table:table-cell table:formula="of:=0.5*[.DV12]*(([.DV5]-[.DU5])/([.DV1]-[.DU1]))^2" office:value-type="float" office:value="0.028686028262156" calcext:value-type="float">
            <text:p>0.028686028262156</text:p>
          </table:table-cell>
          <table:table-cell table:formula="of:=0.5*[.DW12]*(([.DW5]-[.DV5])/([.DW1]-[.DV1]))^2" office:value-type="float" office:value="0.00350488357939456" calcext:value-type="float">
            <text:p>0.003504883579395</text:p>
          </table:table-cell>
          <table:table-cell table:formula="of:=0.5*[.DX12]*(([.DX5]-[.DW5])/([.DX1]-[.DW1]))^2" office:value-type="float" office:value="0.000493842308570287" calcext:value-type="float">
            <text:p>0.00049384230857</text:p>
          </table:table-cell>
          <table:table-cell table:formula="of:=0.5*[.DY12]*(([.DY5]-[.DX5])/([.DY1]-[.DX1]))^2" office:value-type="float" office:value="0.0296837307117983" calcext:value-type="float">
            <text:p>0.029683730711798</text:p>
          </table:table-cell>
          <table:table-cell table:formula="of:=0.5*[.DZ12]*(([.DZ5]-[.DY5])/([.DZ1]-[.DY1]))^2" office:value-type="float" office:value="0.00163590692630058" calcext:value-type="float">
            <text:p>0.001635906926301</text:p>
          </table:table-cell>
          <table:table-cell table:formula="of:=0.5*[.EA12]*(([.EA5]-[.DZ5])/([.EA1]-[.DZ1]))^2" office:value-type="float" office:value="0.0773163885048024" calcext:value-type="float">
            <text:p>0.077316388504802</text:p>
          </table:table-cell>
          <table:table-cell table:formula="of:=0.5*[.EB12]*(([.EB5]-[.EA5])/([.EB1]-[.EA1]))^2" office:value-type="float" office:value="0.000604267908081968" calcext:value-type="float">
            <text:p>0.000604267908082</text:p>
          </table:table-cell>
          <table:table-cell table:formula="of:=0.5*[.EC12]*(([.EC5]-[.EB5])/([.EC1]-[.EB1]))^2" office:value-type="float" office:value="0.0235646075715118" calcext:value-type="float">
            <text:p>0.023564607571512</text:p>
          </table:table-cell>
          <table:table-cell table:formula="of:=0.5*[.ED12]*(([.ED5]-[.EC5])/([.ED1]-[.EC1]))^2" office:value-type="float" office:value="0.000103992255212216" calcext:value-type="float">
            <text:p>0.000103992255212</text:p>
          </table:table-cell>
          <table:table-cell table:formula="of:=0.5*[.EE12]*(([.EE5]-[.ED5])/([.EE1]-[.ED1]))^2" office:value-type="float" office:value="0.0106083799888637" calcext:value-type="float">
            <text:p>0.010608379988864</text:p>
          </table:table-cell>
          <table:table-cell table:formula="of:=0.5*[.EF12]*(([.EF5]-[.EE5])/([.EF1]-[.EE1]))^2" office:value-type="float" office:value="0.00319188966270686" calcext:value-type="float">
            <text:p>0.003191889662707</text:p>
          </table:table-cell>
          <table:table-cell table:formula="of:=0.5*[.EG12]*(([.EG5]-[.EF5])/([.EG1]-[.EF1]))^2" office:value-type="float" office:value="0.00687393480551877" calcext:value-type="float">
            <text:p>0.006873934805519</text:p>
          </table:table-cell>
          <table:table-cell table:formula="of:=0.5*[.EH12]*(([.EH5]-[.EG5])/([.EH1]-[.EG1]))^2" office:value-type="float" office:value="0.0147700686619685" calcext:value-type="float">
            <text:p>0.014770068661969</text:p>
          </table:table-cell>
          <table:table-cell table:formula="of:=0.5*[.EI12]*(([.EI5]-[.EH5])/([.EI1]-[.EH1]))^2" office:value-type="float" office:value="0.000852424915654082" calcext:value-type="float">
            <text:p>0.000852424915654</text:p>
          </table:table-cell>
          <table:table-cell table:formula="of:=0.5*[.EJ12]*(([.EJ5]-[.EI5])/([.EJ1]-[.EI1]))^2" office:value-type="float" office:value="0.0000625404905456423" calcext:value-type="float">
            <text:p>6.25404905456423E-05</text:p>
          </table:table-cell>
          <table:table-cell table:formula="of:=0.5*[.EK12]*(([.EK5]-[.EJ5])/([.EK1]-[.EJ1]))^2" office:value-type="float" office:value="0.0606296712819114" calcext:value-type="float">
            <text:p>0.060629671281912</text:p>
          </table:table-cell>
          <table:table-cell table:formula="of:=0.5*[.EL12]*(([.EL5]-[.EK5])/([.EL1]-[.EK1]))^2" office:value-type="float" office:value="0.0425615458428818" calcext:value-type="float">
            <text:p>0.042561545842882</text:p>
          </table:table-cell>
          <table:table-cell table:formula="of:=0.5*[.EM12]*(([.EM5]-[.EL5])/([.EM1]-[.EL1]))^2" office:value-type="float" office:value="0.00146169402497216" calcext:value-type="float">
            <text:p>0.001461694024972</text:p>
          </table:table-cell>
          <table:table-cell table:formula="of:=0.5*[.EN12]*(([.EN5]-[.EM5])/([.EN1]-[.EM1]))^2" office:value-type="float" office:value="0.0182790256560412" calcext:value-type="float">
            <text:p>0.018279025656041</text:p>
          </table:table-cell>
          <table:table-cell table:formula="of:=0.5*[.EO12]*(([.EO5]-[.EN5])/([.EO1]-[.EN1]))^2" office:value-type="float" office:value="0.0108883319843597" calcext:value-type="float">
            <text:p>0.01088833198436</text:p>
          </table:table-cell>
          <table:table-cell table:formula="of:=0.5*[.EP12]*(([.EP5]-[.EO5])/([.EP1]-[.EO1]))^2" office:value-type="float" office:value="0.0182921432269745" calcext:value-type="float">
            <text:p>0.018292143226975</text:p>
          </table:table-cell>
          <table:table-cell table:formula="of:=0.5*[.EQ12]*(([.EQ5]-[.EP5])/([.EQ1]-[.EP1]))^2" office:value-type="float" office:value="0.02714267020994" calcext:value-type="float">
            <text:p>0.02714267020994</text:p>
          </table:table-cell>
          <table:table-cell table:formula="of:=0.5*[.ER12]*(([.ER5]-[.EQ5])/([.ER1]-[.EQ1]))^2" office:value-type="float" office:value="0.0306683658588447" calcext:value-type="float">
            <text:p>0.030668365858845</text:p>
          </table:table-cell>
          <table:table-cell table:formula="of:=0.5*[.ES12]*(([.ES5]-[.ER5])/([.ES1]-[.ER1]))^2" office:value-type="float" office:value="0.0134935918470869" calcext:value-type="float">
            <text:p>0.013493591847087</text:p>
          </table:table-cell>
          <table:table-cell table:formula="of:=0.5*[.ET12]*(([.ET5]-[.ES5])/([.ET1]-[.ES1]))^2" office:value-type="float" office:value="0.000339675936132658" calcext:value-type="float">
            <text:p>0.000339675936133</text:p>
          </table:table-cell>
          <table:table-cell table:formula="of:=0.5*[.EU12]*(([.EU5]-[.ET5])/([.EU1]-[.ET1]))^2" office:value-type="float" office:value="0.0152719180072979" calcext:value-type="float">
            <text:p>0.015271918007298</text:p>
          </table:table-cell>
          <table:table-cell table:formula="of:=0.5*[.EV12]*(([.EV5]-[.EU5])/([.EV1]-[.EU1]))^2" office:value-type="float" office:value="0.0495163657073008" calcext:value-type="float">
            <text:p>0.049516365707301</text:p>
          </table:table-cell>
          <table:table-cell table:formula="of:=0.5*[.EW12]*(([.EW5]-[.EV5])/([.EW1]-[.EV1]))^2" office:value-type="float" office:value="0.0344505543485902" calcext:value-type="float">
            <text:p>0.03445055434859</text:p>
          </table:table-cell>
          <table:table-cell table:formula="of:=0.5*[.EX12]*(([.EX5]-[.EW5])/([.EX1]-[.EW1]))^2" office:value-type="float" office:value="0.0036499296060992" calcext:value-type="float">
            <text:p>0.003649929606099</text:p>
          </table:table-cell>
          <table:table-cell table:formula="of:=0.5*[.EY12]*(([.EY5]-[.EX5])/([.EY1]-[.EX1]))^2" office:value-type="float" office:value="0.067521177708287" calcext:value-type="float">
            <text:p>0.067521177708287</text:p>
          </table:table-cell>
          <table:table-cell table:formula="of:=0.5*[.EZ12]*(([.EZ5]-[.EY5])/([.EZ1]-[.EY1]))^2" office:value-type="float" office:value="0.104749353183218" calcext:value-type="float">
            <text:p>0.104749353183218</text:p>
          </table:table-cell>
          <table:table-cell table:formula="of:=0.5*[.FA12]*(([.FA5]-[.EZ5])/([.FA1]-[.EZ1]))^2" office:value-type="float" office:value="0.0586432394604637" calcext:value-type="float">
            <text:p>0.058643239460464</text:p>
          </table:table-cell>
          <table:table-cell table:formula="of:=0.5*[.FB12]*(([.FB5]-[.FA5])/([.FB1]-[.FA1]))^2" office:value-type="float" office:value="0.00122476912729392" calcext:value-type="float">
            <text:p>0.001224769127294</text:p>
          </table:table-cell>
          <table:table-cell table:formula="of:=0.5*[.FC12]*(([.FC5]-[.FB5])/([.FC1]-[.FB1]))^2" office:value-type="float" office:value="0.0230893211416056" calcext:value-type="float">
            <text:p>0.023089321141606</text:p>
          </table:table-cell>
          <table:table-cell table:formula="of:=0.5*[.FD12]*(([.FD5]-[.FC5])/([.FD1]-[.FC1]))^2" office:value-type="float" office:value="0.00498917516581365" calcext:value-type="float">
            <text:p>0.004989175165814</text:p>
          </table:table-cell>
          <table:table-cell table:formula="of:=0.5*[.FE12]*(([.FE5]-[.FD5])/([.FE1]-[.FD1]))^2" office:value-type="float" office:value="0.0136923716167293" calcext:value-type="float">
            <text:p>0.013692371616729</text:p>
          </table:table-cell>
          <table:table-cell table:formula="of:=0.5*[.FF12]*(([.FF5]-[.FE5])/([.FF1]-[.FE1]))^2" office:value-type="float" office:value="0.0055859918826663" calcext:value-type="float">
            <text:p>0.005585991882666</text:p>
          </table:table-cell>
          <table:table-cell table:formula="of:=0.5*[.FG12]*(([.FG5]-[.FF5])/([.FG1]-[.FF1]))^2" office:value-type="float" office:value="0.0000291984965142951" calcext:value-type="float">
            <text:p>2.91984965142951E-05</text:p>
          </table:table-cell>
          <table:table-cell table:formula="of:=0.5*[.FH12]*(([.FH5]-[.FG5])/([.FH1]-[.FG1]))^2" office:value-type="float" office:value="0.00491402386184778" calcext:value-type="float">
            <text:p>0.004914023861848</text:p>
          </table:table-cell>
          <table:table-cell table:formula="of:=0.5*[.FI12]*(([.FI5]-[.FH5])/([.FI1]-[.FH1]))^2" office:value-type="float" office:value="0.000447303369458438" calcext:value-type="float">
            <text:p>0.000447303369458</text:p>
          </table:table-cell>
          <table:table-cell table:formula="of:=0.5*[.FJ12]*(([.FJ5]-[.FI5])/([.FJ1]-[.FI1]))^2" office:value-type="float" office:value="0.00270106535433822" calcext:value-type="float">
            <text:p>0.002701065354338</text:p>
          </table:table-cell>
          <table:table-cell table:formula="of:=0.5*[.FK12]*(([.FK5]-[.FJ5])/([.FK1]-[.FJ1]))^2" office:value-type="float" office:value="0.0674237201520975" calcext:value-type="float">
            <text:p>0.067423720152098</text:p>
          </table:table-cell>
          <table:table-cell table:formula="of:=0.5*[.FL12]*(([.FL5]-[.FK5])/([.FL1]-[.FK1]))^2" office:value-type="float" office:value="0.0436834938632864" calcext:value-type="float">
            <text:p>0.043683493863287</text:p>
          </table:table-cell>
          <table:table-cell table:formula="of:=0.5*[.FM12]*(([.FM5]-[.FL5])/([.FM1]-[.FL1]))^2" office:value-type="float" office:value="0.000254793127810326" calcext:value-type="float">
            <text:p>0.00025479312781</text:p>
          </table:table-cell>
          <table:table-cell table:formula="of:=0.5*[.FN12]*(([.FN5]-[.FM5])/([.FN1]-[.FM1]))^2" office:value-type="float" office:value="0.0000875274840896858" calcext:value-type="float">
            <text:p>8.75274840896858E-05</text:p>
          </table:table-cell>
          <table:table-cell table:formula="of:=0.5*[.FO12]*(([.FO5]-[.FN5])/([.FO1]-[.FN1]))^2" office:value-type="float" office:value="0.000523308551856355" calcext:value-type="float">
            <text:p>0.000523308551856</text:p>
          </table:table-cell>
          <table:table-cell table:formula="of:=0.5*[.FP12]*(([.FP5]-[.FO5])/([.FP1]-[.FO1]))^2" office:value-type="float" office:value="0.00561299790878162" calcext:value-type="float">
            <text:p>0.005612997908782</text:p>
          </table:table-cell>
          <table:table-cell table:formula="of:=0.5*[.FQ12]*(([.FQ5]-[.FP5])/([.FQ1]-[.FP1]))^2" office:value-type="float" office:value="0.00903149867304549" calcext:value-type="float">
            <text:p>0.009031498673045</text:p>
          </table:table-cell>
          <table:table-cell table:formula="of:=0.5*[.FR12]*(([.FR5]-[.FQ5])/([.FR1]-[.FQ1]))^2" office:value-type="float" office:value="0.00236417036572379" calcext:value-type="float">
            <text:p>0.002364170365724</text:p>
          </table:table-cell>
          <table:table-cell table:formula="of:=0.5*[.FS12]*(([.FS5]-[.FR5])/([.FS1]-[.FR1]))^2" office:value-type="float" office:value="0.0000568088072567184" calcext:value-type="float">
            <text:p>5.68088072567184E-05</text:p>
          </table:table-cell>
          <table:table-cell table:formula="of:=0.5*[.FT12]*(([.FT5]-[.FS5])/([.FT1]-[.FS1]))^2" office:value-type="float" office:value="0.00490777954637946" calcext:value-type="float">
            <text:p>0.004907779546379</text:p>
          </table:table-cell>
          <table:table-cell table:formula="of:=0.5*[.FU12]*(([.FU5]-[.FT5])/([.FU1]-[.FT1]))^2" office:value-type="float" office:value="0.00166910553952812" calcext:value-type="float">
            <text:p>0.001669105539528</text:p>
          </table:table-cell>
          <table:table-cell table:formula="of:=0.5*[.FV12]*(([.FV5]-[.FU5])/([.FV1]-[.FU1]))^2" office:value-type="float" office:value="0.000053527249212312" calcext:value-type="float">
            <text:p>5.3527249212312E-05</text:p>
          </table:table-cell>
          <table:table-cell table:formula="of:=0.5*[.FW12]*(([.FW5]-[.FV5])/([.FW1]-[.FV1]))^2" office:value-type="float" office:value="0.0000034555048814457" calcext:value-type="float">
            <text:p>3.4555048814457E-06</text:p>
          </table:table-cell>
          <table:table-cell table:formula="of:=0.5*[.FX12]*(([.FX5]-[.FW5])/([.FX1]-[.FW1]))^2" office:value-type="float" office:value="0.0000326909248741084" calcext:value-type="float">
            <text:p>3.26909248741084E-05</text:p>
          </table:table-cell>
          <table:table-cell table:formula="of:=0.5*[.FY12]*(([.FY5]-[.FX5])/([.FY1]-[.FX1]))^2" office:value-type="float" office:value="0.0000886288431792191" calcext:value-type="float">
            <text:p>8.86288431792191E-05</text:p>
          </table:table-cell>
          <table:table-cell table:formula="of:=0.5*[.FZ12]*(([.FZ5]-[.FY5])/([.FZ1]-[.FY1]))^2" office:value-type="float" office:value="0.000046560068126009" calcext:value-type="float">
            <text:p>4.6560068126009E-05</text:p>
          </table:table-cell>
          <table:table-cell table:formula="of:=0.5*[.GA12]*(([.GA5]-[.FZ5])/([.GA1]-[.FZ1]))^2" office:value-type="float" office:value="0.0000270274029171415" calcext:value-type="float">
            <text:p>2.70274029171415E-05</text:p>
          </table:table-cell>
          <table:table-cell table:formula="of:=0.5*[.GB12]*(([.GB5]-[.GA5])/([.GB1]-[.GA1]))^2" office:value-type="float" office:value="0.00000131803486560421" calcext:value-type="float">
            <text:p>1.31803486560421E-06</text:p>
          </table:table-cell>
          <table:table-cell table:formula="of:=0.5*[.GC12]*(([.GC5]-[.GB5])/([.GC1]-[.GB1]))^2" office:value-type="float" office:value="0.0000292578894070009" calcext:value-type="float">
            <text:p>2.92578894070009E-05</text:p>
          </table:table-cell>
          <table:table-cell table:formula="of:=0.5*[.GD12]*(([.GD5]-[.GC5])/([.GD1]-[.GC1]))^2" office:value-type="float" office:value="0.00000163265448313823" calcext:value-type="float">
            <text:p>1.63265448313823E-06</text:p>
          </table:table-cell>
          <table:table-cell table:formula="of:=0.5*[.GE12]*(([.GE5]-[.GD5])/([.GE1]-[.GD1]))^2" office:value-type="float" office:value="0.00000366456936847789" calcext:value-type="float">
            <text:p>3.66456936847789E-06</text:p>
          </table:table-cell>
          <table:table-cell table:formula="of:=0.5*[.GF12]*(([.GF5]-[.GE5])/([.GF1]-[.GE1]))^2" office:value-type="float" office:value="0.00000390981593833899" calcext:value-type="float">
            <text:p>3.90981593833899E-06</text:p>
          </table:table-cell>
          <table:table-cell table:formula="of:=0.5*[.GG12]*(([.GG5]-[.GF5])/([.GG1]-[.GF1]))^2" office:value-type="float" office:value="0.00000165465026898717" calcext:value-type="float">
            <text:p>1.65465026898717E-06</text:p>
          </table:table-cell>
          <table:table-cell table:formula="of:=0.5*[.GH12]*(([.GH5]-[.GG5])/([.GH1]-[.GG1]))^2" office:value-type="float" office:value="0.00000766574083843741" calcext:value-type="float">
            <text:p>7.66574083843741E-06</text:p>
          </table:table-cell>
          <table:table-cell table:formula="of:=0.5*[.GI12]*(([.GI5]-[.GH5])/([.GI1]-[.GH1]))^2" office:value-type="float" office:value="0.00000202579560625579" calcext:value-type="float">
            <text:p>2.02579560625579E-06</text:p>
          </table:table-cell>
          <table:table-cell table:formula="of:=0.5*[.GJ12]*(([.GJ5]-[.GI5])/([.GJ1]-[.GI1]))^2" office:value-type="float" office:value="0.0000102324587868309" calcext:value-type="float">
            <text:p>1.02324587868309E-05</text:p>
          </table:table-cell>
          <table:table-cell table:formula="of:=0.5*[.GK12]*(([.GK5]-[.GJ5])/([.GK1]-[.GJ1]))^2" office:value-type="float" office:value="0.0000176555215651412" calcext:value-type="float">
            <text:p>1.76555215651412E-05</text:p>
          </table:table-cell>
          <table:table-cell table:formula="of:=0.5*[.GL12]*(([.GL5]-[.GK5])/([.GL1]-[.GK1]))^2" office:value-type="float" office:value="0.00000678979421580297" calcext:value-type="float">
            <text:p>6.78979421580297E-06</text:p>
          </table:table-cell>
          <table:table-cell table:formula="of:=0.5*[.GM12]*(([.GM5]-[.GL5])/([.GM1]-[.GL1]))^2" office:value-type="float" office:value="0.000000614708521806135" calcext:value-type="float">
            <text:p>6.14708521806135E-07</text:p>
          </table:table-cell>
          <table:table-cell table:formula="of:=0.5*[.GN12]*(([.GN5]-[.GM5])/([.GN1]-[.GM1]))^2" office:value-type="float" office:value="0.000000027809250363696" calcext:value-type="float">
            <text:p>2.7809250363696E-08</text:p>
          </table:table-cell>
          <table:table-cell table:formula="of:=0.5*[.GO12]*(([.GO5]-[.GN5])/([.GO1]-[.GN1]))^2" office:value-type="float" office:value="0.0000000148924937516584" calcext:value-type="float">
            <text:p>1.48924937516584E-08</text:p>
          </table:table-cell>
          <table:table-cell table:formula="of:=0.5*[.GP12]*(([.GP5]-[.GO5])/([.GP1]-[.GO1]))^2" office:value-type="float" office:value="0.00000172099326548565" calcext:value-type="float">
            <text:p>1.72099326548565E-06</text:p>
          </table:table-cell>
          <table:table-cell table:formula="of:=0.5*[.GQ12]*(([.GQ5]-[.GP5])/([.GQ1]-[.GP1]))^2" office:value-type="float" office:value="0.00000272064436058945" calcext:value-type="float">
            <text:p>2.72064436058945E-06</text:p>
          </table:table-cell>
          <table:table-cell table:formula="of:=0.5*[.GR12]*(([.GR5]-[.GQ5])/([.GR1]-[.GQ1]))^2" office:value-type="float" office:value="0.0000182445674329403" calcext:value-type="float">
            <text:p>1.82445674329403E-05</text:p>
          </table:table-cell>
          <table:table-cell table:formula="of:=0.5*[.GS12]*(([.GS5]-[.GR5])/([.GS1]-[.GR1]))^2" office:value-type="float" office:value="0.00000000534422978398664" calcext:value-type="float">
            <text:p>5.34422978398664E-09</text:p>
          </table:table-cell>
          <table:table-cell table:formula="of:=0.5*[.GT12]*(([.GT5]-[.GS5])/([.GT1]-[.GS1]))^2" office:value-type="float" office:value="0.00000898274733801811" calcext:value-type="float">
            <text:p>8.98274733801811E-06</text:p>
          </table:table-cell>
          <table:table-cell table:formula="of:=0.5*[.GU12]*(([.GU5]-[.GT5])/([.GU1]-[.GT1]))^2" office:value-type="float" office:value="0.00000366295652250521" calcext:value-type="float">
            <text:p>3.66295652250521E-06</text:p>
          </table:table-cell>
          <table:table-cell table:formula="of:=0.5*[.GV12]*(([.GV5]-[.GU5])/([.GV1]-[.GU1]))^2" office:value-type="float" office:value="0.0000112134566378789" calcext:value-type="float">
            <text:p>1.12134566378789E-05</text:p>
          </table:table-cell>
          <table:table-cell table:formula="of:=0.5*[.GW12]*(([.GW5]-[.GV5])/([.GW1]-[.GV1]))^2" office:value-type="float" office:value="0.000000362343929178853" calcext:value-type="float">
            <text:p>3.62343929178853E-07</text:p>
          </table:table-cell>
          <table:table-cell table:formula="of:=0.5*[.GX12]*(([.GX5]-[.GW5])/([.GX1]-[.GW1]))^2" office:value-type="float" office:value="0.000000000260280101770214" calcext:value-type="float">
            <text:p>2.60280101770214E-10</text:p>
          </table:table-cell>
          <table:table-cell table:formula="of:=0.5*[.GY12]*(([.GY5]-[.GX5])/([.GY1]-[.GX1]))^2" office:value-type="float" office:value="0.00000245678906017766" calcext:value-type="float">
            <text:p>2.45678906017766E-06</text:p>
          </table:table-cell>
          <table:table-cell table:formula="of:=0.5*[.GZ12]*(([.GZ5]-[.GY5])/([.GZ1]-[.GY1]))^2" office:value-type="float" office:value="0.000000202061484932123" calcext:value-type="float">
            <text:p>2.02061484932123E-07</text:p>
          </table:table-cell>
          <table:table-cell table:formula="of:=0.5*[.HA12]*(([.HA5]-[.GZ5])/([.HA1]-[.GZ1]))^2" office:value-type="float" office:value="0.000000141352455266453" calcext:value-type="float">
            <text:p>1.41352455266453E-07</text:p>
          </table:table-cell>
          <table:table-cell table:formula="of:=0.5*[.HB12]*(([.HB5]-[.HA5])/([.HB1]-[.HA1]))^2" office:value-type="float" office:value="0.0000000631783772073595" calcext:value-type="float">
            <text:p>6.31783772073595E-08</text:p>
          </table:table-cell>
          <table:table-cell table:formula="of:=0.5*[.HC12]*(([.HC5]-[.HB5])/([.HC1]-[.HB1]))^2" office:value-type="float" office:value="0.00000131196651617893" calcext:value-type="float">
            <text:p>1.31196651617893E-06</text:p>
          </table:table-cell>
          <table:table-cell table:formula="of:=0.5*[.HD12]*(([.HD5]-[.HC5])/([.HD1]-[.HC1]))^2" office:value-type="float" office:value="0.000000321229773582073" calcext:value-type="float">
            <text:p>3.21229773582073E-07</text:p>
          </table:table-cell>
          <table:table-cell table:formula="of:=0.5*[.HE12]*(([.HE5]-[.HD5])/([.HE1]-[.HD1]))^2" office:value-type="float" office:value="0.00000298049967137543" calcext:value-type="float">
            <text:p>2.98049967137543E-06</text:p>
          </table:table-cell>
          <table:table-cell table:formula="of:=0.5*[.HF12]*(([.HF5]-[.HE5])/([.HF1]-[.HE1]))^2" office:value-type="float" office:value="0.00000272712150994855" calcext:value-type="float">
            <text:p>2.72712150994855E-06</text:p>
          </table:table-cell>
          <table:table-cell table:formula="of:=0.5*[.HG12]*(([.HG5]-[.HF5])/([.HG1]-[.HF1]))^2" office:value-type="float" office:value="0.00000268488482425807" calcext:value-type="float">
            <text:p>2.68488482425807E-06</text:p>
          </table:table-cell>
          <table:table-cell table:formula="of:=0.5*[.HH12]*(([.HH5]-[.HG5])/([.HH1]-[.HG1]))^2" office:value-type="float" office:value="0.00000124246159311931" calcext:value-type="float">
            <text:p>1.24246159311931E-06</text:p>
          </table:table-cell>
          <table:table-cell table:formula="of:=0.5*[.HI12]*(([.HI5]-[.HH5])/([.HI1]-[.HH1]))^2" office:value-type="float" office:value="0.00000152051477523181" calcext:value-type="float">
            <text:p>1.52051477523181E-06</text:p>
          </table:table-cell>
          <table:table-cell table:formula="of:=0.5*[.HJ12]*(([.HJ5]-[.HI5])/([.HJ1]-[.HI1]))^2" office:value-type="float" office:value="0.00000023091824320499" calcext:value-type="float">
            <text:p>2.3091824320499E-07</text:p>
          </table:table-cell>
          <table:table-cell table:formula="of:=0.5*[.HK12]*(([.HK5]-[.HJ5])/([.HK1]-[.HJ1]))^2" office:value-type="float" office:value="0.0000068960036272578" calcext:value-type="float">
            <text:p>6.8960036272578E-06</text:p>
          </table:table-cell>
          <table:table-cell table:formula="of:=0.5*[.HL12]*(([.HL5]-[.HK5])/([.HL1]-[.HK1]))^2" office:value-type="float" office:value="0.0000160861953581004" calcext:value-type="float">
            <text:p>1.60861953581004E-05</text:p>
          </table:table-cell>
          <table:table-cell table:formula="of:=0.5*[.HM12]*(([.HM5]-[.HL5])/([.HM1]-[.HL1]))^2" office:value-type="float" office:value="0.00000104974271323761" calcext:value-type="float">
            <text:p>1.04974271323761E-06</text:p>
          </table:table-cell>
          <table:table-cell table:formula="of:=0.5*[.HN12]*(([.HN5]-[.HM5])/([.HN1]-[.HM1]))^2" office:value-type="float" office:value="0.000000902360785667158" calcext:value-type="float">
            <text:p>9.02360785667158E-07</text:p>
          </table:table-cell>
          <table:table-cell table:formula="of:=0.5*[.HO12]*(([.HO5]-[.HN5])/([.HO1]-[.HN1]))^2" office:value-type="float" office:value="0.00000582363811414907" calcext:value-type="float">
            <text:p>5.82363811414907E-06</text:p>
          </table:table-cell>
          <table:table-cell table:formula="of:=0.5*[.HP12]*(([.HP5]-[.HO5])/([.HP1]-[.HO1]))^2" office:value-type="float" office:value="0.0000000903806344084646" calcext:value-type="float">
            <text:p>9.03806344084646E-08</text:p>
          </table:table-cell>
          <table:table-cell table:formula="of:=0.5*[.HQ12]*(([.HQ5]-[.HP5])/([.HQ1]-[.HP1]))^2" office:value-type="float" office:value="0.00000000323954028582305" calcext:value-type="float">
            <text:p>3.23954028582305E-09</text:p>
          </table:table-cell>
          <table:table-cell table:formula="of:=0.5*[.HR12]*(([.HR5]-[.HQ5])/([.HR1]-[.HQ1]))^2" office:value-type="float" office:value="0.0000151494523435114" calcext:value-type="float">
            <text:p>1.51494523435114E-05</text:p>
          </table:table-cell>
          <table:table-cell table:formula="of:=0.5*[.HS12]*(([.HS5]-[.HR5])/([.HS1]-[.HR1]))^2" office:value-type="float" office:value="0.00000906081372174416" calcext:value-type="float">
            <text:p>9.06081372174416E-06</text:p>
          </table:table-cell>
          <table:table-cell table:formula="of:=0.5*[.HT12]*(([.HT5]-[.HS5])/([.HT1]-[.HS1]))^2" office:value-type="float" office:value="0.00000215154718965235" calcext:value-type="float">
            <text:p>2.15154718965235E-06</text:p>
          </table:table-cell>
          <table:table-cell table:formula="of:=0.5*[.HU12]*(([.HU5]-[.HT5])/([.HU1]-[.HT1]))^2" office:value-type="float" office:value="0.00000305697381375203" calcext:value-type="float">
            <text:p>3.05697381375203E-06</text:p>
          </table:table-cell>
          <table:table-cell table:formula="of:=0.5*[.HV12]*(([.HV5]-[.HU5])/([.HV1]-[.HU1]))^2" office:value-type="float" office:value="0.00000101485660514282" calcext:value-type="float">
            <text:p>1.01485660514282E-06</text:p>
          </table:table-cell>
          <table:table-cell table:formula="of:=0.5*[.HW12]*(([.HW5]-[.HV5])/([.HW1]-[.HV1]))^2" office:value-type="float" office:value="0.000000328377193073884" calcext:value-type="float">
            <text:p>3.28377193073884E-07</text:p>
          </table:table-cell>
          <table:table-cell table:formula="of:=0.5*[.HX12]*(([.HX5]-[.HW5])/([.HX1]-[.HW1]))^2" office:value-type="float" office:value="0.0000000568686812117074" calcext:value-type="float">
            <text:p>5.68686812117074E-08</text:p>
          </table:table-cell>
          <table:table-cell table:formula="of:=0.5*[.HY12]*(([.HY5]-[.HX5])/([.HY1]-[.HX1]))^2" office:value-type="float" office:value="0.00000576242665104583" calcext:value-type="float">
            <text:p>5.76242665104583E-06</text:p>
          </table:table-cell>
          <table:table-cell table:formula="of:=0.5*[.HZ12]*(([.HZ5]-[.HY5])/([.HZ1]-[.HY1]))^2" office:value-type="float" office:value="0.00000341492855331958" calcext:value-type="float">
            <text:p>3.41492855331958E-06</text:p>
          </table:table-cell>
          <table:table-cell table:formula="of:=0.5*[.IA12]*(([.IA5]-[.HZ5])/([.IA1]-[.HZ1]))^2" office:value-type="float" office:value="0.00000291488010322738" calcext:value-type="float">
            <text:p>2.91488010322738E-06</text:p>
          </table:table-cell>
          <table:table-cell table:formula="of:=0.5*[.IB12]*(([.IB5]-[.IA5])/([.IB1]-[.IA1]))^2" office:value-type="float" office:value="0.00000646453068099608" calcext:value-type="float">
            <text:p>6.46453068099608E-06</text:p>
          </table:table-cell>
          <table:table-cell table:formula="of:=0.5*[.IC12]*(([.IC5]-[.IB5])/([.IC1]-[.IB1]))^2" office:value-type="float" office:value="0.0000000468556145168673" calcext:value-type="float">
            <text:p>4.68556145168673E-08</text:p>
          </table:table-cell>
          <table:table-cell table:formula="of:=0.5*[.ID12]*(([.ID5]-[.IC5])/([.ID1]-[.IC1]))^2" office:value-type="float" office:value="0.00000114566921094572" calcext:value-type="float">
            <text:p>1.14566921094572E-06</text:p>
          </table:table-cell>
          <table:table-cell table:formula="of:=0.5*[.IE12]*(([.IE5]-[.ID5])/([.IE1]-[.ID1]))^2" office:value-type="float" office:value="0.00000124750048820454" calcext:value-type="float">
            <text:p>1.24750048820454E-06</text:p>
          </table:table-cell>
          <table:table-cell table:formula="of:=0.5*[.IF12]*(([.IF5]-[.IE5])/([.IF1]-[.IE1]))^2" office:value-type="float" office:value="0.00000109638365729659" calcext:value-type="float">
            <text:p>1.09638365729659E-06</text:p>
          </table:table-cell>
          <table:table-cell table:formula="of:=0.5*[.IG12]*(([.IG5]-[.IF5])/([.IG1]-[.IF1]))^2" office:value-type="float" office:value="0.0000056286526707126" calcext:value-type="float">
            <text:p>5.6286526707126E-06</text:p>
          </table:table-cell>
          <table:table-cell table:formula="of:=0.5*[.IH12]*(([.IH5]-[.IG5])/([.IH1]-[.IG1]))^2" office:value-type="float" office:value="0.000000854418701649286" calcext:value-type="float">
            <text:p>8.54418701649286E-07</text:p>
          </table:table-cell>
          <table:table-cell table:formula="of:=0.5*[.II12]*(([.II5]-[.IH5])/([.II1]-[.IH1]))^2" office:value-type="float" office:value="0.0000000666347338678502" calcext:value-type="float">
            <text:p>6.66347338678502E-08</text:p>
          </table:table-cell>
          <table:table-cell table:formula="of:=0.5*[.IJ12]*(([.IJ5]-[.II5])/([.IJ1]-[.II1]))^2" office:value-type="float" office:value="0.0000796854891839011" calcext:value-type="float">
            <text:p>7.96854891839011E-05</text:p>
          </table:table-cell>
          <table:table-cell table:formula="of:=0.5*[.IK12]*(([.IK5]-[.IJ5])/([.IK1]-[.IJ1]))^2" office:value-type="string" office:string-value="" calcext:value-type="error">
            <text:p>#DIV/0!</text:p>
          </table:table-cell>
          <table:table-cell table:formula="of:=0.5*[.IL12]*(([.IL5]-[.IK5])/([.IL1]-[.IK1]))^2" office:value-type="string" office:string-value="" calcext:value-type="error">
            <text:p>#DIV/0!</text:p>
          </table:table-cell>
          <table:table-cell table:formula="of:=0.5*[.IM12]*(([.IM5]-[.IL5])/([.IM1]-[.IL1]))^2" office:value-type="string" office:string-value="" calcext:value-type="error">
            <text:p>#DIV/0!</text:p>
          </table:table-cell>
          <table:table-cell table:formula="of:=0.5*[.IN12]*(([.IN5]-[.IM5])/([.IN1]-[.IM1]))^2" office:value-type="string" office:string-value="" calcext:value-type="error">
            <text:p>#DIV/0!</text:p>
          </table:table-cell>
          <table:table-cell table:formula="of:=0.5*[.IO12]*(([.IO5]-[.IN5])/([.IO1]-[.IN1]))^2" office:value-type="string" office:string-value="" calcext:value-type="error">
            <text:p>#DIV/0!</text:p>
          </table:table-cell>
          <table:table-cell table:formula="of:=0.5*[.IP12]*(([.IP5]-[.IO5])/([.IP1]-[.IO1]))^2" office:value-type="string" office:string-value="" calcext:value-type="error">
            <text:p>#DIV/0!</text:p>
          </table:table-cell>
          <table:table-cell table:formula="of:=0.5*[.IQ12]*(([.IQ5]-[.IP5])/([.IQ1]-[.IP1]))^2" office:value-type="string" office:string-value="" calcext:value-type="error">
            <text:p>#DIV/0!</text:p>
          </table:table-cell>
          <table:table-cell table:formula="of:=0.5*[.IR12]*(([.IR5]-[.IQ5])/([.IR1]-[.IQ1]))^2" office:value-type="string" office:string-value="" calcext:value-type="error">
            <text:p>#DIV/0!</text:p>
          </table:table-cell>
          <table:table-cell table:formula="of:=0.5*[.IS12]*(([.IS5]-[.IR5])/([.IS1]-[.IR1]))^2" office:value-type="string" office:string-value="" calcext:value-type="error">
            <text:p>#DIV/0!</text:p>
          </table:table-cell>
          <table:table-cell table:formula="of:=0.5*[.IT12]*(([.IT5]-[.IS5])/([.IT1]-[.IS1]))^2" office:value-type="string" office:string-value="" calcext:value-type="error">
            <text:p>#DIV/0!</text:p>
          </table:table-cell>
          <table:table-cell table:formula="of:=0.5*[.IU12]*(([.IU5]-[.IT5])/([.IU1]-[.IT1]))^2" office:value-type="string" office:string-value="" calcext:value-type="error">
            <text:p>#DIV/0!</text:p>
          </table:table-cell>
          <table:table-cell table:formula="of:=0.5*[.IV12]*(([.IV5]-[.IU5])/([.IV1]-[.IU1]))^2" office:value-type="string" office:string-value="" calcext:value-type="error">
            <text:p>#DIV/0!</text:p>
          </table:table-cell>
          <table:table-cell table:formula="of:=0.5*[.IW12]*(([.IW5]-[.IV5])/([.IW1]-[.IV1]))^2" office:value-type="string" office:string-value="" calcext:value-type="error">
            <text:p>#DIV/0!</text:p>
          </table:table-cell>
          <table:table-cell table:formula="of:=0.5*[.IX12]*(([.IX5]-[.IW5])/([.IX1]-[.IW1]))^2" office:value-type="string" office:string-value="" calcext:value-type="error">
            <text:p>#DIV/0!</text:p>
          </table:table-cell>
          <table:table-cell table:formula="of:=0.5*[.IY12]*(([.IY5]-[.IX5])/([.IY1]-[.IX1]))^2" office:value-type="string" office:string-value="" calcext:value-type="error">
            <text:p>#DIV/0!</text:p>
          </table:table-cell>
          <table:table-cell table:formula="of:=0.5*[.IZ12]*(([.IZ5]-[.IY5])/([.IZ1]-[.IY1]))^2" office:value-type="string" office:string-value="" calcext:value-type="error">
            <text:p>#DIV/0!</text:p>
          </table:table-cell>
          <table:table-cell table:formula="of:=0.5*[.JA12]*(([.JA5]-[.IZ5])/([.JA1]-[.IZ1]))^2" office:value-type="string" office:string-value="" calcext:value-type="error">
            <text:p>#DIV/0!</text:p>
          </table:table-cell>
          <table:table-cell table:formula="of:=0.5*[.JB12]*(([.JB5]-[.JA5])/([.JB1]-[.JA1]))^2" office:value-type="string" office:string-value="" calcext:value-type="error">
            <text:p>#DIV/0!</text:p>
          </table:table-cell>
          <table:table-cell table:formula="of:=0.5*[.JC12]*(([.JC5]-[.JB5])/([.JC1]-[.JB1]))^2" office:value-type="string" office:string-value="" calcext:value-type="error">
            <text:p>#DIV/0!</text:p>
          </table:table-cell>
          <table:table-cell table:formula="of:=0.5*[.JD12]*(([.JD5]-[.JC5])/([.JD1]-[.JC1]))^2" office:value-type="string" office:string-value="" calcext:value-type="error">
            <text:p>#DIV/0!</text:p>
          </table:table-cell>
          <table:table-cell table:formula="of:=0.5*[.JE12]*(([.JE5]-[.JD5])/([.JE1]-[.JD1]))^2" office:value-type="string" office:string-value="" calcext:value-type="error">
            <text:p>#DIV/0!</text:p>
          </table:table-cell>
          <table:table-cell table:formula="of:=0.5*[.JF12]*(([.JF5]-[.JE5])/([.JF1]-[.JE1]))^2" office:value-type="string" office:string-value="" calcext:value-type="error">
            <text:p>#DIV/0!</text:p>
          </table:table-cell>
          <table:table-cell table:formula="of:=0.5*[.JG12]*(([.JG5]-[.JF5])/([.JG1]-[.JF1]))^2" office:value-type="string" office:string-value="" calcext:value-type="error">
            <text:p>#DIV/0!</text:p>
          </table:table-cell>
          <table:table-cell table:formula="of:=0.5*[.JH12]*(([.JH5]-[.JG5])/([.JH1]-[.JG1]))^2" office:value-type="string" office:string-value="" calcext:value-type="error">
            <text:p>#DIV/0!</text:p>
          </table:table-cell>
          <table:table-cell table:formula="of:=0.5*[.JI12]*(([.JI5]-[.JH5])/([.JI1]-[.JH1]))^2" office:value-type="string" office:string-value="" calcext:value-type="error">
            <text:p>#DIV/0!</text:p>
          </table:table-cell>
          <table:table-cell table:formula="of:=0.5*[.JJ12]*(([.JJ5]-[.JI5])/([.JJ1]-[.JI1]))^2" office:value-type="string" office:string-value="" calcext:value-type="error">
            <text:p>#DIV/0!</text:p>
          </table:table-cell>
          <table:table-cell table:formula="of:=0.5*[.JK12]*(([.JK5]-[.JJ5])/([.JK1]-[.JJ1]))^2" office:value-type="string" office:string-value="" calcext:value-type="error">
            <text:p>#DIV/0!</text:p>
          </table:table-cell>
          <table:table-cell table:formula="of:=0.5*[.JL12]*(([.JL5]-[.JK5])/([.JL1]-[.JK1]))^2" office:value-type="string" office:string-value="" calcext:value-type="error">
            <text:p>#DIV/0!</text:p>
          </table:table-cell>
          <table:table-cell table:formula="of:=0.5*[.JM12]*(([.JM5]-[.JL5])/([.JM1]-[.JL1]))^2" office:value-type="string" office:string-value="" calcext:value-type="error">
            <text:p>#DIV/0!</text:p>
          </table:table-cell>
          <table:table-cell table:formula="of:=0.5*[.JN12]*(([.JN5]-[.JM5])/([.JN1]-[.JM1]))^2" office:value-type="string" office:string-value="" calcext:value-type="error">
            <text:p>#DIV/0!</text:p>
          </table:table-cell>
          <table:table-cell table:formula="of:=0.5*[.JO12]*(([.JO5]-[.JN5])/([.JO1]-[.JN1]))^2" office:value-type="string" office:string-value="" calcext:value-type="error">
            <text:p>#DIV/0!</text:p>
          </table:table-cell>
          <table:table-cell table:formula="of:=0.5*[.JP12]*(([.JP5]-[.JO5])/([.JP1]-[.JO1]))^2" office:value-type="string" office:string-value="" calcext:value-type="error">
            <text:p>#DIV/0!</text:p>
          </table:table-cell>
          <table:table-cell table:formula="of:=0.5*[.JQ12]*(([.JQ5]-[.JP5])/([.JQ1]-[.JP1]))^2" office:value-type="string" office:string-value="" calcext:value-type="error">
            <text:p>#DIV/0!</text:p>
          </table:table-cell>
          <table:table-cell table:formula="of:=0.5*[.JR12]*(([.JR5]-[.JQ5])/([.JR1]-[.JQ1]))^2" office:value-type="string" office:string-value="" calcext:value-type="error">
            <text:p>#DIV/0!</text:p>
          </table:table-cell>
          <table:table-cell table:formula="of:=0.5*[.JS12]*(([.JS5]-[.JR5])/([.JS1]-[.JR1]))^2" office:value-type="string" office:string-value="" calcext:value-type="error">
            <text:p>#DIV/0!</text:p>
          </table:table-cell>
          <table:table-cell table:formula="of:=0.5*[.JT12]*(([.JT5]-[.JS5])/([.JT1]-[.JS1]))^2" office:value-type="string" office:string-value="" calcext:value-type="error">
            <text:p>#DIV/0!</text:p>
          </table:table-cell>
          <table:table-cell table:formula="of:=0.5*[.JU12]*(([.JU5]-[.JT5])/([.JU1]-[.JT1]))^2" office:value-type="string" office:string-value="" calcext:value-type="error">
            <text:p>#DIV/0!</text:p>
          </table:table-cell>
          <table:table-cell table:formula="of:=0.5*[.JV12]*(([.JV5]-[.JU5])/([.JV1]-[.JU1]))^2" office:value-type="string" office:string-value="" calcext:value-type="error">
            <text:p>#DIV/0!</text:p>
          </table:table-cell>
          <table:table-cell table:formula="of:=0.5*[.JW12]*(([.JW5]-[.JV5])/([.JW1]-[.JV1]))^2" office:value-type="string" office:string-value="" calcext:value-type="error">
            <text:p>#DIV/0!</text:p>
          </table:table-cell>
          <table:table-cell table:formula="of:=0.5*[.JX12]*(([.JX5]-[.JW5])/([.JX1]-[.JW1]))^2" office:value-type="string" office:string-value="" calcext:value-type="error">
            <text:p>#DIV/0!</text:p>
          </table:table-cell>
          <table:table-cell table:formula="of:=0.5*[.JY12]*(([.JY5]-[.JX5])/([.JY1]-[.JX1]))^2" office:value-type="string" office:string-value="" calcext:value-type="error">
            <text:p>#DIV/0!</text:p>
          </table:table-cell>
          <table:table-cell table:formula="of:=0.5*[.JZ12]*(([.JZ5]-[.JY5])/([.JZ1]-[.JY1]))^2" office:value-type="string" office:string-value="" calcext:value-type="error">
            <text:p>#DIV/0!</text:p>
          </table:table-cell>
          <table:table-cell table:formula="of:=0.5*[.KA12]*(([.KA5]-[.JZ5])/([.KA1]-[.JZ1]))^2" office:value-type="string" office:string-value="" calcext:value-type="error">
            <text:p>#DIV/0!</text:p>
          </table:table-cell>
          <table:table-cell table:formula="of:=0.5*[.KB12]*(([.KB5]-[.KA5])/([.KB1]-[.KA1]))^2" office:value-type="string" office:string-value="" calcext:value-type="error">
            <text:p>#DIV/0!</text:p>
          </table:table-cell>
          <table:table-cell table:formula="of:=0.5*[.KC12]*(([.KC5]-[.KB5])/([.KC1]-[.KB1]))^2" office:value-type="string" office:string-value="" calcext:value-type="error">
            <text:p>#DIV/0!</text:p>
          </table:table-cell>
          <table:table-cell table:formula="of:=0.5*[.KD12]*(([.KD5]-[.KC5])/([.KD1]-[.KC1]))^2" office:value-type="string" office:string-value="" calcext:value-type="error">
            <text:p>#DIV/0!</text:p>
          </table:table-cell>
          <table:table-cell table:formula="of:=0.5*[.KE12]*(([.KE5]-[.KD5])/([.KE1]-[.KD1]))^2" office:value-type="string" office:string-value="" calcext:value-type="error">
            <text:p>#DIV/0!</text:p>
          </table:table-cell>
          <table:table-cell table:formula="of:=0.5*[.KF12]*(([.KF5]-[.KE5])/([.KF1]-[.KE1]))^2" office:value-type="string" office:string-value="" calcext:value-type="error">
            <text:p>#DIV/0!</text:p>
          </table:table-cell>
          <table:table-cell table:formula="of:=0.5*[.KG12]*(([.KG5]-[.KF5])/([.KG1]-[.KF1]))^2" office:value-type="string" office:string-value="" calcext:value-type="error">
            <text:p>#DIV/0!</text:p>
          </table:table-cell>
          <table:table-cell table:formula="of:=0.5*[.KH12]*(([.KH5]-[.KG5])/([.KH1]-[.KG1]))^2" office:value-type="string" office:string-value="" calcext:value-type="error">
            <text:p>#DIV/0!</text:p>
          </table:table-cell>
          <table:table-cell table:formula="of:=0.5*[.KI12]*(([.KI5]-[.KH5])/([.KI1]-[.KH1]))^2" office:value-type="string" office:string-value="" calcext:value-type="error">
            <text:p>#DIV/0!</text:p>
          </table:table-cell>
          <table:table-cell table:formula="of:=0.5*[.KJ12]*(([.KJ5]-[.KI5])/([.KJ1]-[.KI1]))^2" office:value-type="string" office:string-value="" calcext:value-type="error">
            <text:p>#DIV/0!</text:p>
          </table:table-cell>
          <table:table-cell table:formula="of:=0.5*[.KK12]*(([.KK5]-[.KJ5])/([.KK1]-[.KJ1]))^2" office:value-type="string" office:string-value="" calcext:value-type="error">
            <text:p>#DIV/0!</text:p>
          </table:table-cell>
          <table:table-cell table:formula="of:=0.5*[.KL12]*(([.KL5]-[.KK5])/([.KL1]-[.KK1]))^2" office:value-type="string" office:string-value="" calcext:value-type="error">
            <text:p>#DIV/0!</text:p>
          </table:table-cell>
          <table:table-cell table:formula="of:=0.5*[.KM12]*(([.KM5]-[.KL5])/([.KM1]-[.KL1]))^2" office:value-type="string" office:string-value="" calcext:value-type="error">
            <text:p>#DIV/0!</text:p>
          </table:table-cell>
          <table:table-cell table:formula="of:=0.5*[.KN12]*(([.KN5]-[.KM5])/([.KN1]-[.KM1]))^2" office:value-type="string" office:string-value="" calcext:value-type="error">
            <text:p>#DIV/0!</text:p>
          </table:table-cell>
          <table:table-cell table:formula="of:=0.5*[.KO12]*(([.KO5]-[.KN5])/([.KO1]-[.KN1]))^2" office:value-type="string" office:string-value="" calcext:value-type="error">
            <text:p>#DIV/0!</text:p>
          </table:table-cell>
          <table:table-cell table:formula="of:=0.5*[.KP12]*(([.KP5]-[.KO5])/([.KP1]-[.KO1]))^2" office:value-type="string" office:string-value="" calcext:value-type="error">
            <text:p>#DIV/0!</text:p>
          </table:table-cell>
          <table:table-cell table:formula="of:=0.5*[.KQ12]*(([.KQ5]-[.KP5])/([.KQ1]-[.KP1]))^2" office:value-type="string" office:string-value="" calcext:value-type="error">
            <text:p>#DIV/0!</text:p>
          </table:table-cell>
          <table:table-cell table:formula="of:=0.5*[.KR12]*(([.KR5]-[.KQ5])/([.KR1]-[.KQ1]))^2" office:value-type="string" office:string-value="" calcext:value-type="error">
            <text:p>#DIV/0!</text:p>
          </table:table-cell>
          <table:table-cell table:formula="of:=0.5*[.KS12]*(([.KS5]-[.KR5])/([.KS1]-[.KR1]))^2" office:value-type="string" office:string-value="" calcext:value-type="error">
            <text:p>#DIV/0!</text:p>
          </table:table-cell>
          <table:table-cell table:formula="of:=0.5*[.KT12]*(([.KT5]-[.KS5])/([.KT1]-[.KS1]))^2" office:value-type="string" office:string-value="" calcext:value-type="error">
            <text:p>#DIV/0!</text:p>
          </table:table-cell>
          <table:table-cell table:formula="of:=0.5*[.KU12]*(([.KU5]-[.KT5])/([.KU1]-[.KT1]))^2" office:value-type="string" office:string-value="" calcext:value-type="error">
            <text:p>#DIV/0!</text:p>
          </table:table-cell>
          <table:table-cell table:formula="of:=0.5*[.KV12]*(([.KV5]-[.KU5])/([.KV1]-[.KU1]))^2" office:value-type="string" office:string-value="" calcext:value-type="error">
            <text:p>#DIV/0!</text:p>
          </table:table-cell>
          <table:table-cell table:formula="of:=0.5*[.KW12]*(([.KW5]-[.KV5])/([.KW1]-[.KV1]))^2" office:value-type="string" office:string-value="" calcext:value-type="error">
            <text:p>#DIV/0!</text:p>
          </table:table-cell>
          <table:table-cell table:formula="of:=0.5*[.KX12]*(([.KX5]-[.KW5])/([.KX1]-[.KW1]))^2" office:value-type="string" office:string-value="" calcext:value-type="error">
            <text:p>#DIV/0!</text:p>
          </table:table-cell>
          <table:table-cell table:formula="of:=0.5*[.KY12]*(([.KY5]-[.KX5])/([.KY1]-[.KX1]))^2" office:value-type="string" office:string-value="" calcext:value-type="error">
            <text:p>#DIV/0!</text:p>
          </table:table-cell>
          <table:table-cell table:formula="of:=0.5*[.KZ12]*(([.KZ5]-[.KY5])/([.KZ1]-[.KY1]))^2" office:value-type="string" office:string-value="" calcext:value-type="error">
            <text:p>#DIV/0!</text:p>
          </table:table-cell>
          <table:table-cell table:formula="of:=0.5*[.LA12]*(([.LA5]-[.KZ5])/([.LA1]-[.KZ1]))^2" office:value-type="string" office:string-value="" calcext:value-type="error">
            <text:p>#DIV/0!</text:p>
          </table:table-cell>
          <table:table-cell table:formula="of:=0.5*[.LB12]*(([.LB5]-[.LA5])/([.LB1]-[.LA1]))^2" office:value-type="string" office:string-value="" calcext:value-type="error">
            <text:p>#DIV/0!</text:p>
          </table:table-cell>
          <table:table-cell table:formula="of:=0.5*[.LC12]*(([.LC5]-[.LB5])/([.LC1]-[.LB1]))^2" office:value-type="string" office:string-value="" calcext:value-type="error">
            <text:p>#DIV/0!</text:p>
          </table:table-cell>
          <table:table-cell table:formula="of:=0.5*[.LD12]*(([.LD5]-[.LC5])/([.LD1]-[.LC1]))^2" office:value-type="string" office:string-value="" calcext:value-type="error">
            <text:p>#DIV/0!</text:p>
          </table:table-cell>
          <table:table-cell table:formula="of:=0.5*[.LE12]*(([.LE5]-[.LD5])/([.LE1]-[.LD1]))^2" office:value-type="string" office:string-value="" calcext:value-type="error">
            <text:p>#DIV/0!</text:p>
          </table:table-cell>
          <table:table-cell table:formula="of:=0.5*[.LF12]*(([.LF5]-[.LE5])/([.LF1]-[.LE1]))^2" office:value-type="string" office:string-value="" calcext:value-type="error">
            <text:p>#DIV/0!</text:p>
          </table:table-cell>
          <table:table-cell table:formula="of:=0.5*[.LG12]*(([.LG5]-[.LF5])/([.LG1]-[.LF1]))^2" office:value-type="string" office:string-value="" calcext:value-type="error">
            <text:p>#DIV/0!</text:p>
          </table:table-cell>
          <table:table-cell table:formula="of:=0.5*[.LH12]*(([.LH5]-[.LG5])/([.LH1]-[.LG1]))^2" office:value-type="string" office:string-value="" calcext:value-type="error">
            <text:p>#DIV/0!</text:p>
          </table:table-cell>
          <table:table-cell table:formula="of:=0.5*[.LI12]*(([.LI5]-[.LH5])/([.LI1]-[.LH1]))^2" office:value-type="string" office:string-value="" calcext:value-type="error">
            <text:p>#DIV/0!</text:p>
          </table:table-cell>
          <table:table-cell table:formula="of:=0.5*[.LJ12]*(([.LJ5]-[.LI5])/([.LJ1]-[.LI1]))^2" office:value-type="string" office:string-value="" calcext:value-type="error">
            <text:p>#DIV/0!</text:p>
          </table:table-cell>
          <table:table-cell table:formula="of:=0.5*[.LK12]*(([.LK5]-[.LJ5])/([.LK1]-[.LJ1]))^2" office:value-type="string" office:string-value="" calcext:value-type="error">
            <text:p>#DIV/0!</text:p>
          </table:table-cell>
          <table:table-cell table:formula="of:=0.5*[.LL12]*(([.LL5]-[.LK5])/([.LL1]-[.LK1]))^2" office:value-type="string" office:string-value="" calcext:value-type="error">
            <text:p>#DIV/0!</text:p>
          </table:table-cell>
          <table:table-cell table:formula="of:=0.5*[.LM12]*(([.LM5]-[.LL5])/([.LM1]-[.LL1]))^2" office:value-type="string" office:string-value="" calcext:value-type="error">
            <text:p>#DIV/0!</text:p>
          </table:table-cell>
          <table:table-cell table:formula="of:=0.5*[.LN12]*(([.LN5]-[.LM5])/([.LN1]-[.LM1]))^2" office:value-type="string" office:string-value="" calcext:value-type="error">
            <text:p>#DIV/0!</text:p>
          </table:table-cell>
          <table:table-cell table:formula="of:=0.5*[.LO12]*(([.LO5]-[.LN5])/([.LO1]-[.LN1]))^2" office:value-type="string" office:string-value="" calcext:value-type="error">
            <text:p>#DIV/0!</text:p>
          </table:table-cell>
          <table:table-cell table:formula="of:=0.5*[.LP12]*(([.LP5]-[.LO5])/([.LP1]-[.LO1]))^2" office:value-type="string" office:string-value="" calcext:value-type="error">
            <text:p>#DIV/0!</text:p>
          </table:table-cell>
          <table:table-cell table:formula="of:=0.5*[.LQ12]*(([.LQ5]-[.LP5])/([.LQ1]-[.LP1]))^2" office:value-type="string" office:string-value="" calcext:value-type="error">
            <text:p>#DIV/0!</text:p>
          </table:table-cell>
          <table:table-cell table:formula="of:=0.5*[.LR12]*(([.LR5]-[.LQ5])/([.LR1]-[.LQ1]))^2" office:value-type="string" office:string-value="" calcext:value-type="error">
            <text:p>#DIV/0!</text:p>
          </table:table-cell>
          <table:table-cell table:formula="of:=0.5*[.LS12]*(([.LS5]-[.LR5])/([.LS1]-[.LR1]))^2" office:value-type="string" office:string-value="" calcext:value-type="error">
            <text:p>#DIV/0!</text:p>
          </table:table-cell>
          <table:table-cell table:formula="of:=0.5*[.LT12]*(([.LT5]-[.LS5])/([.LT1]-[.LS1]))^2" office:value-type="string" office:string-value="" calcext:value-type="error">
            <text:p>#DIV/0!</text:p>
          </table:table-cell>
          <table:table-cell table:formula="of:=0.5*[.LU12]*(([.LU5]-[.LT5])/([.LU1]-[.LT1]))^2" office:value-type="string" office:string-value="" calcext:value-type="error">
            <text:p>#DIV/0!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00288056300256981" calcext:value-type="float">
            <text:p>2.88056300256981E-10</text:p>
          </table:table-cell>
          <table:table-cell table:formula="of:=0.5*[.D12]*(([.D6]-[.C6])/([.D1]-[.C1]))^2" office:value-type="float" office:value="0.0000000444220689071753" calcext:value-type="float">
            <text:p>4.44220689071753E-08</text:p>
          </table:table-cell>
          <table:table-cell table:formula="of:=0.5*[.E12]*(([.E6]-[.D6])/([.E1]-[.D1]))^2" office:value-type="float" office:value="0.0000000000141197549245463" calcext:value-type="float">
            <text:p>1.41197549245463E-11</text:p>
          </table:table-cell>
          <table:table-cell table:formula="of:=0.5*[.F12]*(([.F6]-[.E6])/([.F1]-[.E1]))^2" office:value-type="float" office:value="0.0000000662204810249132" calcext:value-type="float">
            <text:p>6.62204810249132E-08</text:p>
          </table:table-cell>
          <table:table-cell table:formula="of:=0.5*[.G12]*(([.G6]-[.F6])/([.G1]-[.F1]))^2" office:value-type="float" office:value="0.000000113817242281609" calcext:value-type="float">
            <text:p>1.13817242281609E-07</text:p>
          </table:table-cell>
          <table:table-cell table:formula="of:=0.5*[.H12]*(([.H6]-[.G6])/([.H1]-[.G1]))^2" office:value-type="float" office:value="0.0000000144106512249517" calcext:value-type="float">
            <text:p>1.44106512249517E-08</text:p>
          </table:table-cell>
          <table:table-cell table:formula="of:=0.5*[.I12]*(([.I6]-[.H6])/([.I1]-[.H1]))^2" office:value-type="float" office:value="0.000000265318360690728" calcext:value-type="float">
            <text:p>2.65318360690728E-07</text:p>
          </table:table-cell>
          <table:table-cell table:formula="of:=0.5*[.J12]*(([.J6]-[.I6])/([.J1]-[.I1]))^2" office:value-type="float" office:value="0.0000000000905813925483053" calcext:value-type="float">
            <text:p>9.05813925483053E-11</text:p>
          </table:table-cell>
          <table:table-cell table:formula="of:=0.5*[.K12]*(([.K6]-[.J6])/([.K1]-[.J1]))^2" office:value-type="float" office:value="0.000000178672047421872" calcext:value-type="float">
            <text:p>1.78672047421872E-07</text:p>
          </table:table-cell>
          <table:table-cell table:formula="of:=0.5*[.L12]*(([.L6]-[.K6])/([.L1]-[.K1]))^2" office:value-type="float" office:value="0.000000609048501735622" calcext:value-type="float">
            <text:p>6.09048501735622E-07</text:p>
          </table:table-cell>
          <table:table-cell table:formula="of:=0.5*[.M12]*(([.M6]-[.L6])/([.M1]-[.L1]))^2" office:value-type="float" office:value="0.00000032682978182576" calcext:value-type="float">
            <text:p>3.2682978182576E-07</text:p>
          </table:table-cell>
          <table:table-cell table:formula="of:=0.5*[.N12]*(([.N6]-[.M6])/([.N1]-[.M1]))^2" office:value-type="float" office:value="0.0000000723951651311345" calcext:value-type="float">
            <text:p>7.23951651311345E-08</text:p>
          </table:table-cell>
          <table:table-cell table:formula="of:=0.5*[.O12]*(([.O6]-[.N6])/([.O1]-[.N1]))^2" office:value-type="float" office:value="0.000000155572534158485" calcext:value-type="float">
            <text:p>1.55572534158485E-07</text:p>
          </table:table-cell>
          <table:table-cell table:formula="of:=0.5*[.P12]*(([.P6]-[.O6])/([.P1]-[.O1]))^2" office:value-type="float" office:value="0.0000000973143669747238" calcext:value-type="float">
            <text:p>9.73143669747238E-08</text:p>
          </table:table-cell>
          <table:table-cell table:formula="of:=0.5*[.Q12]*(([.Q6]-[.P6])/([.Q1]-[.P1]))^2" office:value-type="float" office:value="0.0000000279313812358686" calcext:value-type="float">
            <text:p>2.79313812358686E-08</text:p>
          </table:table-cell>
          <table:table-cell table:formula="of:=0.5*[.R12]*(([.R6]-[.Q6])/([.R1]-[.Q1]))^2" office:value-type="float" office:value="0.00000000350507127476218" calcext:value-type="float">
            <text:p>3.50507127476218E-09</text:p>
          </table:table-cell>
          <table:table-cell table:formula="of:=0.5*[.S12]*(([.S6]-[.R6])/([.S1]-[.R1]))^2" office:value-type="float" office:value="0.0000000648753287555101" calcext:value-type="float">
            <text:p>6.48753287555101E-08</text:p>
          </table:table-cell>
          <table:table-cell table:formula="of:=0.5*[.T12]*(([.T6]-[.S6])/([.T1]-[.S1]))^2" office:value-type="float" office:value="0.000000265000863172449" calcext:value-type="float">
            <text:p>2.65000863172449E-07</text:p>
          </table:table-cell>
          <table:table-cell table:formula="of:=0.5*[.U12]*(([.U6]-[.T6])/([.U1]-[.T1]))^2" office:value-type="float" office:value="0.000000374136133592276" calcext:value-type="float">
            <text:p>3.74136133592276E-07</text:p>
          </table:table-cell>
          <table:table-cell table:formula="of:=0.5*[.V12]*(([.V6]-[.U6])/([.V1]-[.U1]))^2" office:value-type="float" office:value="0.00000000658850402214004" calcext:value-type="float">
            <text:p>6.58850402214004E-09</text:p>
          </table:table-cell>
          <table:table-cell table:formula="of:=0.5*[.W12]*(([.W6]-[.V6])/([.W1]-[.V1]))^2" office:value-type="float" office:value="0.000000378121821435559" calcext:value-type="float">
            <text:p>3.78121821435559E-07</text:p>
          </table:table-cell>
          <table:table-cell table:formula="of:=0.5*[.X12]*(([.X6]-[.W6])/([.X1]-[.W1]))^2" office:value-type="float" office:value="0.000000884807167986668" calcext:value-type="float">
            <text:p>8.84807167986668E-07</text:p>
          </table:table-cell>
          <table:table-cell table:formula="of:=0.5*[.Y12]*(([.Y6]-[.X6])/([.Y1]-[.X1]))^2" office:value-type="float" office:value="0.000000188966924522864" calcext:value-type="float">
            <text:p>1.88966924522864E-07</text:p>
          </table:table-cell>
          <table:table-cell table:formula="of:=0.5*[.Z12]*(([.Z6]-[.Y6])/([.Z1]-[.Y1]))^2" office:value-type="float" office:value="0.0000000574311878613208" calcext:value-type="float">
            <text:p>5.74311878613208E-08</text:p>
          </table:table-cell>
          <table:table-cell table:formula="of:=0.5*[.AA12]*(([.AA6]-[.Z6])/([.AA1]-[.Z1]))^2" office:value-type="float" office:value="0.000000105867181206693" calcext:value-type="float">
            <text:p>1.05867181206693E-07</text:p>
          </table:table-cell>
          <table:table-cell table:formula="of:=0.5*[.AB12]*(([.AB6]-[.AA6])/([.AB1]-[.AA1]))^2" office:value-type="float" office:value="0.0000000515686918463481" calcext:value-type="float">
            <text:p>5.15686918463481E-08</text:p>
          </table:table-cell>
          <table:table-cell table:formula="of:=0.5*[.AC12]*(([.AC6]-[.AB6])/([.AC1]-[.AB1]))^2" office:value-type="float" office:value="0.00000000198626079508963" calcext:value-type="float">
            <text:p>1.98626079508963E-09</text:p>
          </table:table-cell>
          <table:table-cell table:formula="of:=0.5*[.AD12]*(([.AD6]-[.AC6])/([.AD1]-[.AC1]))^2" office:value-type="float" office:value="0.000000000248498966907351" calcext:value-type="float">
            <text:p>2.48498966907351E-10</text:p>
          </table:table-cell>
          <table:table-cell table:formula="of:=0.5*[.AE12]*(([.AE6]-[.AD6])/([.AE1]-[.AD1]))^2" office:value-type="float" office:value="0.000000000419071767103027" calcext:value-type="float">
            <text:p>4.19071767103027E-10</text:p>
          </table:table-cell>
          <table:table-cell table:formula="of:=0.5*[.AF12]*(([.AF6]-[.AE6])/([.AF1]-[.AE1]))^2" office:value-type="float" office:value="0.0000000000580568787321248" calcext:value-type="float">
            <text:p>5.80568787321248E-11</text:p>
          </table:table-cell>
          <table:table-cell table:formula="of:=0.5*[.AG12]*(([.AG6]-[.AF6])/([.AG1]-[.AF1]))^2" office:value-type="float" office:value="0.000000170406415202857" calcext:value-type="float">
            <text:p>1.70406415202857E-07</text:p>
          </table:table-cell>
          <table:table-cell table:formula="of:=0.5*[.AH12]*(([.AH6]-[.AG6])/([.AH1]-[.AG1]))^2" office:value-type="float" office:value="0.00000000407707919793303" calcext:value-type="float">
            <text:p>4.07707919793303E-09</text:p>
          </table:table-cell>
          <table:table-cell table:formula="of:=0.5*[.AI12]*(([.AI6]-[.AH6])/([.AI1]-[.AH1]))^2" office:value-type="float" office:value="0.0000000149702566846155" calcext:value-type="float">
            <text:p>1.49702566846155E-08</text:p>
          </table:table-cell>
          <table:table-cell table:formula="of:=0.5*[.AJ12]*(([.AJ6]-[.AI6])/([.AJ1]-[.AI1]))^2" office:value-type="float" office:value="0.000000000549107679560272" calcext:value-type="float">
            <text:p>5.49107679560272E-10</text:p>
          </table:table-cell>
          <table:table-cell table:formula="of:=0.5*[.AK12]*(([.AK6]-[.AJ6])/([.AK1]-[.AJ1]))^2" office:value-type="float" office:value="0.0000000665297088306726" calcext:value-type="float">
            <text:p>6.65297088306726E-08</text:p>
          </table:table-cell>
          <table:table-cell table:formula="of:=0.5*[.AL12]*(([.AL6]-[.AK6])/([.AL1]-[.AK1]))^2" office:value-type="float" office:value="0.0002515203755562" calcext:value-type="float">
            <text:p>0.000251520375556</text:p>
          </table:table-cell>
          <table:table-cell table:formula="of:=0.5*[.AM12]*(([.AM6]-[.AL6])/([.AM1]-[.AL1]))^2" office:value-type="float" office:value="0.0000132457142908158" calcext:value-type="float">
            <text:p>1.32457142908158E-05</text:p>
          </table:table-cell>
          <table:table-cell table:formula="of:=0.5*[.AN12]*(([.AN6]-[.AM6])/([.AN1]-[.AM1]))^2" office:value-type="float" office:value="0.000112419708013902" calcext:value-type="float">
            <text:p>0.000112419708014</text:p>
          </table:table-cell>
          <table:table-cell table:formula="of:=0.5*[.AO12]*(([.AO6]-[.AN6])/([.AO1]-[.AN1]))^2" office:value-type="float" office:value="0.000976392842802433" calcext:value-type="float">
            <text:p>0.000976392842802</text:p>
          </table:table-cell>
          <table:table-cell table:formula="of:=0.5*[.AP12]*(([.AP6]-[.AO6])/([.AP1]-[.AO1]))^2" office:value-type="float" office:value="0.000234787495037132" calcext:value-type="float">
            <text:p>0.000234787495037</text:p>
          </table:table-cell>
          <table:table-cell table:formula="of:=0.5*[.AQ12]*(([.AQ6]-[.AP6])/([.AQ1]-[.AP1]))^2" office:value-type="float" office:value="0.000000352028303549842" calcext:value-type="float">
            <text:p>3.52028303549842E-07</text:p>
          </table:table-cell>
          <table:table-cell table:formula="of:=0.5*[.AR12]*(([.AR6]-[.AQ6])/([.AR1]-[.AQ1]))^2" office:value-type="float" office:value="0.000156123603142566" calcext:value-type="float">
            <text:p>0.000156123603143</text:p>
          </table:table-cell>
          <table:table-cell table:formula="of:=0.5*[.AS12]*(([.AS6]-[.AR6])/([.AS1]-[.AR1]))^2" office:value-type="float" office:value="0.00283428440361509" calcext:value-type="float">
            <text:p>0.002834284403615</text:p>
          </table:table-cell>
          <table:table-cell table:formula="of:=0.5*[.AT12]*(([.AT6]-[.AS6])/([.AT1]-[.AS1]))^2" office:value-type="float" office:value="0.0115533710267693" calcext:value-type="float">
            <text:p>0.011553371026769</text:p>
          </table:table-cell>
          <table:table-cell table:formula="of:=0.5*[.AU12]*(([.AU6]-[.AT6])/([.AU1]-[.AT1]))^2" office:value-type="float" office:value="0.056871851704895" calcext:value-type="float">
            <text:p>0.056871851704895</text:p>
          </table:table-cell>
          <table:table-cell table:formula="of:=0.5*[.AV12]*(([.AV6]-[.AU6])/([.AV1]-[.AU1]))^2" office:value-type="float" office:value="0.00839171986192038" calcext:value-type="float">
            <text:p>0.00839171986192</text:p>
          </table:table-cell>
          <table:table-cell table:formula="of:=0.5*[.AW12]*(([.AW6]-[.AV6])/([.AW1]-[.AV1]))^2" office:value-type="float" office:value="0.0000683621756632311" calcext:value-type="float">
            <text:p>6.83621756632311E-05</text:p>
          </table:table-cell>
          <table:table-cell table:formula="of:=0.5*[.AX12]*(([.AX6]-[.AW6])/([.AX1]-[.AW1]))^2" office:value-type="float" office:value="0.000391916971501744" calcext:value-type="float">
            <text:p>0.000391916971502</text:p>
          </table:table-cell>
          <table:table-cell table:formula="of:=0.5*[.AY12]*(([.AY6]-[.AX6])/([.AY1]-[.AX1]))^2" office:value-type="float" office:value="0.00295631220271792" calcext:value-type="float">
            <text:p>0.002956312202718</text:p>
          </table:table-cell>
          <table:table-cell table:formula="of:=0.5*[.AZ12]*(([.AZ6]-[.AY6])/([.AZ1]-[.AY1]))^2" office:value-type="float" office:value="0.025064297133787" calcext:value-type="float">
            <text:p>0.025064297133787</text:p>
          </table:table-cell>
          <table:table-cell table:formula="of:=0.5*[.BA12]*(([.BA6]-[.AZ6])/([.BA1]-[.AZ1]))^2" office:value-type="float" office:value="0.00302170577720943" calcext:value-type="float">
            <text:p>0.003021705777209</text:p>
          </table:table-cell>
          <table:table-cell table:formula="of:=0.5*[.BB12]*(([.BB6]-[.BA6])/([.BB1]-[.BA1]))^2" office:value-type="float" office:value="0.000451233320786317" calcext:value-type="float">
            <text:p>0.000451233320786</text:p>
          </table:table-cell>
          <table:table-cell table:formula="of:=0.5*[.BC12]*(([.BC6]-[.BB6])/([.BC1]-[.BB1]))^2" office:value-type="float" office:value="0.000272976583056588" calcext:value-type="float">
            <text:p>0.000272976583057</text:p>
          </table:table-cell>
          <table:table-cell table:formula="of:=0.5*[.BD12]*(([.BD6]-[.BC6])/([.BD1]-[.BC1]))^2" office:value-type="float" office:value="0.000998921816715662" calcext:value-type="float">
            <text:p>0.000998921816716</text:p>
          </table:table-cell>
          <table:table-cell table:formula="of:=0.5*[.BE12]*(([.BE6]-[.BD6])/([.BE1]-[.BD1]))^2" office:value-type="float" office:value="0.000117635551276901" calcext:value-type="float">
            <text:p>0.000117635551277</text:p>
          </table:table-cell>
          <table:table-cell table:formula="of:=0.5*[.BF12]*(([.BF6]-[.BE6])/([.BF1]-[.BE1]))^2" office:value-type="float" office:value="0.0165343992432576" calcext:value-type="float">
            <text:p>0.016534399243258</text:p>
          </table:table-cell>
          <table:table-cell table:formula="of:=0.5*[.BG12]*(([.BG6]-[.BF6])/([.BG1]-[.BF1]))^2" office:value-type="float" office:value="0.00822025709277288" calcext:value-type="float">
            <text:p>0.008220257092773</text:p>
          </table:table-cell>
          <table:table-cell table:formula="of:=0.5*[.BH12]*(([.BH6]-[.BG6])/([.BH1]-[.BG1]))^2" office:value-type="float" office:value="0.0313053201263016" calcext:value-type="float">
            <text:p>0.031305320126302</text:p>
          </table:table-cell>
          <table:table-cell table:formula="of:=0.5*[.BI12]*(([.BI6]-[.BH6])/([.BI1]-[.BH1]))^2" office:value-type="float" office:value="0.0000309413313195783" calcext:value-type="float">
            <text:p>3.09413313195783E-05</text:p>
          </table:table-cell>
          <table:table-cell table:formula="of:=0.5*[.BJ12]*(([.BJ6]-[.BI6])/([.BJ1]-[.BI1]))^2" office:value-type="float" office:value="0.000326787482838436" calcext:value-type="float">
            <text:p>0.000326787482838</text:p>
          </table:table-cell>
          <table:table-cell table:formula="of:=0.5*[.BK12]*(([.BK6]-[.BJ6])/([.BK1]-[.BJ1]))^2" office:value-type="float" office:value="0.0000184815771336011" calcext:value-type="float">
            <text:p>1.84815771336011E-05</text:p>
          </table:table-cell>
          <table:table-cell table:formula="of:=0.5*[.BL12]*(([.BL6]-[.BK6])/([.BL1]-[.BK1]))^2" office:value-type="float" office:value="0.0000192814630088844" calcext:value-type="float">
            <text:p>1.92814630088844E-05</text:p>
          </table:table-cell>
          <table:table-cell table:formula="of:=0.5*[.BM12]*(([.BM6]-[.BL6])/([.BM1]-[.BL1]))^2" office:value-type="float" office:value="0.00512104662887023" calcext:value-type="float">
            <text:p>0.00512104662887</text:p>
          </table:table-cell>
          <table:table-cell table:formula="of:=0.5*[.BN12]*(([.BN6]-[.BM6])/([.BN1]-[.BM1]))^2" office:value-type="float" office:value="0.0675885071988065" calcext:value-type="float">
            <text:p>0.067588507198807</text:p>
          </table:table-cell>
          <table:table-cell table:formula="of:=0.5*[.BO12]*(([.BO6]-[.BN6])/([.BO1]-[.BN1]))^2" office:value-type="float" office:value="0.002424234359076" calcext:value-type="float">
            <text:p>0.002424234359076</text:p>
          </table:table-cell>
          <table:table-cell table:formula="of:=0.5*[.BP12]*(([.BP6]-[.BO6])/([.BP1]-[.BO1]))^2" office:value-type="float" office:value="0.00444460141100069" calcext:value-type="float">
            <text:p>0.004444601411001</text:p>
          </table:table-cell>
          <table:table-cell table:formula="of:=0.5*[.BQ12]*(([.BQ6]-[.BP6])/([.BQ1]-[.BP1]))^2" office:value-type="float" office:value="0.0000455783079945123" calcext:value-type="float">
            <text:p>4.55783079945123E-05</text:p>
          </table:table-cell>
          <table:table-cell table:formula="of:=0.5*[.BR12]*(([.BR6]-[.BQ6])/([.BR1]-[.BQ1]))^2" office:value-type="float" office:value="0.00748595446301797" calcext:value-type="float">
            <text:p>0.007485954463018</text:p>
          </table:table-cell>
          <table:table-cell table:formula="of:=0.5*[.BS12]*(([.BS6]-[.BR6])/([.BS1]-[.BR1]))^2" office:value-type="float" office:value="0.0384062979226026" calcext:value-type="float">
            <text:p>0.038406297922603</text:p>
          </table:table-cell>
          <table:table-cell table:formula="of:=0.5*[.BT12]*(([.BT6]-[.BS6])/([.BT1]-[.BS1]))^2" office:value-type="float" office:value="0.0116907813738824" calcext:value-type="float">
            <text:p>0.011690781373882</text:p>
          </table:table-cell>
          <table:table-cell table:formula="of:=0.5*[.BU12]*(([.BU6]-[.BT6])/([.BU1]-[.BT1]))^2" office:value-type="float" office:value="0.000560739672605858" calcext:value-type="float">
            <text:p>0.000560739672606</text:p>
          </table:table-cell>
          <table:table-cell table:formula="of:=0.5*[.BV12]*(([.BV6]-[.BU6])/([.BV1]-[.BU1]))^2" office:value-type="float" office:value="0.0000000396942864476843" calcext:value-type="float">
            <text:p>3.96942864476843E-08</text:p>
          </table:table-cell>
          <table:table-cell table:formula="of:=0.5*[.BW12]*(([.BW6]-[.BV6])/([.BW1]-[.BV1]))^2" office:value-type="float" office:value="0.00110919233192511" calcext:value-type="float">
            <text:p>0.001109192331925</text:p>
          </table:table-cell>
          <table:table-cell table:formula="of:=0.5*[.BX12]*(([.BX6]-[.BW6])/([.BX1]-[.BW1]))^2" office:value-type="float" office:value="0.00110690954768761" calcext:value-type="float">
            <text:p>0.001106909547688</text:p>
          </table:table-cell>
          <table:table-cell table:formula="of:=0.5*[.BY12]*(([.BY6]-[.BX6])/([.BY1]-[.BX1]))^2" office:value-type="float" office:value="0.00485603167687885" calcext:value-type="float">
            <text:p>0.004856031676879</text:p>
          </table:table-cell>
          <table:table-cell table:formula="of:=0.5*[.BZ12]*(([.BZ6]-[.BY6])/([.BZ1]-[.BY1]))^2" office:value-type="float" office:value="0.0550417181842381" calcext:value-type="float">
            <text:p>0.055041718184238</text:p>
          </table:table-cell>
          <table:table-cell table:formula="of:=0.5*[.CA12]*(([.CA6]-[.BZ6])/([.CA1]-[.BZ1]))^2" office:value-type="float" office:value="0.00718304948995128" calcext:value-type="float">
            <text:p>0.007183049489951</text:p>
          </table:table-cell>
          <table:table-cell table:formula="of:=0.5*[.CB12]*(([.CB6]-[.CA6])/([.CB1]-[.CA1]))^2" office:value-type="float" office:value="0.0264077850690595" calcext:value-type="float">
            <text:p>0.02640778506906</text:p>
          </table:table-cell>
          <table:table-cell table:formula="of:=0.5*[.CC12]*(([.CC6]-[.CB6])/([.CC1]-[.CB1]))^2" office:value-type="float" office:value="0.00139632775213638" calcext:value-type="float">
            <text:p>0.001396327752136</text:p>
          </table:table-cell>
          <table:table-cell table:formula="of:=0.5*[.CD12]*(([.CD6]-[.CC6])/([.CD1]-[.CC1]))^2" office:value-type="float" office:value="0.00605775075612957" calcext:value-type="float">
            <text:p>0.00605775075613</text:p>
          </table:table-cell>
          <table:table-cell table:formula="of:=0.5*[.CE12]*(([.CE6]-[.CD6])/([.CE1]-[.CD1]))^2" office:value-type="float" office:value="0.0000396486148021104" calcext:value-type="float">
            <text:p>3.96486148021104E-05</text:p>
          </table:table-cell>
          <table:table-cell table:formula="of:=0.5*[.CF12]*(([.CF6]-[.CE6])/([.CF1]-[.CE1]))^2" office:value-type="float" office:value="0.000112743886616021" calcext:value-type="float">
            <text:p>0.000112743886616</text:p>
          </table:table-cell>
          <table:table-cell table:formula="of:=0.5*[.CG12]*(([.CG6]-[.CF6])/([.CG1]-[.CF1]))^2" office:value-type="float" office:value="0.000054233905271154" calcext:value-type="float">
            <text:p>5.4233905271154E-05</text:p>
          </table:table-cell>
          <table:table-cell table:formula="of:=0.5*[.CH12]*(([.CH6]-[.CG6])/([.CH1]-[.CG1]))^2" office:value-type="float" office:value="0.00166612097856333" calcext:value-type="float">
            <text:p>0.001666120978563</text:p>
          </table:table-cell>
          <table:table-cell table:formula="of:=0.5*[.CI12]*(([.CI6]-[.CH6])/([.CI1]-[.CH1]))^2" office:value-type="float" office:value="0.00877151475616323" calcext:value-type="float">
            <text:p>0.008771514756163</text:p>
          </table:table-cell>
          <table:table-cell table:formula="of:=0.5*[.CJ12]*(([.CJ6]-[.CI6])/([.CJ1]-[.CI1]))^2" office:value-type="float" office:value="0.000704549654933198" calcext:value-type="float">
            <text:p>0.000704549654933</text:p>
          </table:table-cell>
          <table:table-cell table:formula="of:=0.5*[.CK12]*(([.CK6]-[.CJ6])/([.CK1]-[.CJ1]))^2" office:value-type="float" office:value="0.000161769129620934" calcext:value-type="float">
            <text:p>0.000161769129621</text:p>
          </table:table-cell>
          <table:table-cell table:formula="of:=0.5*[.CL12]*(([.CL6]-[.CK6])/([.CL1]-[.CK1]))^2" office:value-type="float" office:value="0.0408122911471116" calcext:value-type="float">
            <text:p>0.040812291147112</text:p>
          </table:table-cell>
          <table:table-cell table:formula="of:=0.5*[.CM12]*(([.CM6]-[.CL6])/([.CM1]-[.CL1]))^2" office:value-type="float" office:value="0.000340813542560975" calcext:value-type="float">
            <text:p>0.000340813542561</text:p>
          </table:table-cell>
          <table:table-cell table:formula="of:=0.5*[.CN12]*(([.CN6]-[.CM6])/([.CN1]-[.CM1]))^2" office:value-type="float" office:value="0.00196036114138151" calcext:value-type="float">
            <text:p>0.001960361141382</text:p>
          </table:table-cell>
          <table:table-cell table:formula="of:=0.5*[.CO12]*(([.CO6]-[.CN6])/([.CO1]-[.CN1]))^2" office:value-type="float" office:value="0.000259704873614186" calcext:value-type="float">
            <text:p>0.000259704873614</text:p>
          </table:table-cell>
          <table:table-cell table:formula="of:=0.5*[.CP12]*(([.CP6]-[.CO6])/([.CP1]-[.CO1]))^2" office:value-type="float" office:value="0.000608554132517857" calcext:value-type="float">
            <text:p>0.000608554132518</text:p>
          </table:table-cell>
          <table:table-cell table:formula="of:=0.5*[.CQ12]*(([.CQ6]-[.CP6])/([.CQ1]-[.CP1]))^2" office:value-type="float" office:value="0.00144135379876829" calcext:value-type="float">
            <text:p>0.001441353798768</text:p>
          </table:table-cell>
          <table:table-cell table:formula="of:=0.5*[.CR12]*(([.CR6]-[.CQ6])/([.CR1]-[.CQ1]))^2" office:value-type="float" office:value="0.0176878009385617" calcext:value-type="float">
            <text:p>0.017687800938562</text:p>
          </table:table-cell>
          <table:table-cell table:formula="of:=0.5*[.CS12]*(([.CS6]-[.CR6])/([.CS1]-[.CR1]))^2" office:value-type="float" office:value="0.032702723102888" calcext:value-type="float">
            <text:p>0.032702723102888</text:p>
          </table:table-cell>
          <table:table-cell table:formula="of:=0.5*[.CT12]*(([.CT6]-[.CS6])/([.CT1]-[.CS1]))^2" office:value-type="float" office:value="0.017549168688369" calcext:value-type="float">
            <text:p>0.017549168688369</text:p>
          </table:table-cell>
          <table:table-cell table:formula="of:=0.5*[.CU12]*(([.CU6]-[.CT6])/([.CU1]-[.CT1]))^2" office:value-type="float" office:value="0.0129806523194368" calcext:value-type="float">
            <text:p>0.012980652319437</text:p>
          </table:table-cell>
          <table:table-cell table:formula="of:=0.5*[.CV12]*(([.CV6]-[.CU6])/([.CV1]-[.CU1]))^2" office:value-type="float" office:value="0.0104285307388426" calcext:value-type="float">
            <text:p>0.010428530738843</text:p>
          </table:table-cell>
          <table:table-cell table:formula="of:=0.5*[.CW12]*(([.CW6]-[.CV6])/([.CW1]-[.CV1]))^2" office:value-type="float" office:value="0.000276332836480102" calcext:value-type="float">
            <text:p>0.00027633283648</text:p>
          </table:table-cell>
          <table:table-cell table:formula="of:=0.5*[.CX12]*(([.CX6]-[.CW6])/([.CX1]-[.CW1]))^2" office:value-type="float" office:value="0.0000590148154897733" calcext:value-type="float">
            <text:p>5.90148154897733E-05</text:p>
          </table:table-cell>
          <table:table-cell table:formula="of:=0.5*[.CY12]*(([.CY6]-[.CX6])/([.CY1]-[.CX1]))^2" office:value-type="float" office:value="0.0000758246585365655" calcext:value-type="float">
            <text:p>7.58246585365655E-05</text:p>
          </table:table-cell>
          <table:table-cell table:formula="of:=0.5*[.CZ12]*(([.CZ6]-[.CY6])/([.CZ1]-[.CY1]))^2" office:value-type="float" office:value="0.0000262976858238583" calcext:value-type="float">
            <text:p>2.62976858238583E-05</text:p>
          </table:table-cell>
          <table:table-cell table:formula="of:=0.5*[.DA12]*(([.DA6]-[.CZ6])/([.DA1]-[.CZ1]))^2" office:value-type="float" office:value="0.00314517995148725" calcext:value-type="float">
            <text:p>0.003145179951487</text:p>
          </table:table-cell>
          <table:table-cell table:formula="of:=0.5*[.DB12]*(([.DB6]-[.DA6])/([.DB1]-[.DA1]))^2" office:value-type="float" office:value="0.0305576085215693" calcext:value-type="float">
            <text:p>0.030557608521569</text:p>
          </table:table-cell>
          <table:table-cell table:formula="of:=0.5*[.DC12]*(([.DC6]-[.DB6])/([.DC1]-[.DB1]))^2" office:value-type="float" office:value="0.000183540827897325" calcext:value-type="float">
            <text:p>0.000183540827897</text:p>
          </table:table-cell>
          <table:table-cell table:formula="of:=0.5*[.DD12]*(([.DD6]-[.DC6])/([.DD1]-[.DC1]))^2" office:value-type="float" office:value="0.000730522781810929" calcext:value-type="float">
            <text:p>0.000730522781811</text:p>
          </table:table-cell>
          <table:table-cell table:formula="of:=0.5*[.DE12]*(([.DE6]-[.DD6])/([.DE1]-[.DD1]))^2" office:value-type="float" office:value="0.0788136661672633" calcext:value-type="float">
            <text:p>0.078813666167263</text:p>
          </table:table-cell>
          <table:table-cell table:formula="of:=0.5*[.DF12]*(([.DF6]-[.DE6])/([.DF1]-[.DE1]))^2" office:value-type="float" office:value="0.00276334116008758" calcext:value-type="float">
            <text:p>0.002763341160088</text:p>
          </table:table-cell>
          <table:table-cell table:formula="of:=0.5*[.DG12]*(([.DG6]-[.DF6])/([.DG1]-[.DF1]))^2" office:value-type="float" office:value="0.00199973153942963" calcext:value-type="float">
            <text:p>0.00199973153943</text:p>
          </table:table-cell>
          <table:table-cell table:formula="of:=0.5*[.DH12]*(([.DH6]-[.DG6])/([.DH1]-[.DG1]))^2" office:value-type="float" office:value="0.000344995770137921" calcext:value-type="float">
            <text:p>0.000344995770138</text:p>
          </table:table-cell>
          <table:table-cell table:formula="of:=0.5*[.DI12]*(([.DI6]-[.DH6])/([.DI1]-[.DH1]))^2" office:value-type="float" office:value="0.000388632042268989" calcext:value-type="float">
            <text:p>0.000388632042269</text:p>
          </table:table-cell>
          <table:table-cell table:formula="of:=0.5*[.DJ12]*(([.DJ6]-[.DI6])/([.DJ1]-[.DI1]))^2" office:value-type="float" office:value="0.00112839772239368" calcext:value-type="float">
            <text:p>0.001128397722394</text:p>
          </table:table-cell>
          <table:table-cell table:formula="of:=0.5*[.DK12]*(([.DK6]-[.DJ6])/([.DK1]-[.DJ1]))^2" office:value-type="float" office:value="0.0391243700900903" calcext:value-type="float">
            <text:p>0.03912437009009</text:p>
          </table:table-cell>
          <table:table-cell table:formula="of:=0.5*[.DL12]*(([.DL6]-[.DK6])/([.DL1]-[.DK1]))^2" office:value-type="float" office:value="0.00265446062710664" calcext:value-type="float">
            <text:p>0.002654460627107</text:p>
          </table:table-cell>
          <table:table-cell table:formula="of:=0.5*[.DM12]*(([.DM6]-[.DL6])/([.DM1]-[.DL1]))^2" office:value-type="float" office:value="0.0000192340475659084" calcext:value-type="float">
            <text:p>1.92340475659084E-05</text:p>
          </table:table-cell>
          <table:table-cell table:formula="of:=0.5*[.DN12]*(([.DN6]-[.DM6])/([.DN1]-[.DM1]))^2" office:value-type="float" office:value="0.000539146040832979" calcext:value-type="float">
            <text:p>0.000539146040833</text:p>
          </table:table-cell>
          <table:table-cell table:formula="of:=0.5*[.DO12]*(([.DO6]-[.DN6])/([.DO1]-[.DN1]))^2" office:value-type="float" office:value="0.010464781871194" calcext:value-type="float">
            <text:p>0.010464781871194</text:p>
          </table:table-cell>
          <table:table-cell table:formula="of:=0.5*[.DP12]*(([.DP6]-[.DO6])/([.DP1]-[.DO1]))^2" office:value-type="float" office:value="0.00957231563153895" calcext:value-type="float">
            <text:p>0.009572315631539</text:p>
          </table:table-cell>
          <table:table-cell table:formula="of:=0.5*[.DQ12]*(([.DQ6]-[.DP6])/([.DQ1]-[.DP1]))^2" office:value-type="float" office:value="0.0790465557917141" calcext:value-type="float">
            <text:p>0.079046555791714</text:p>
          </table:table-cell>
          <table:table-cell table:formula="of:=0.5*[.DR12]*(([.DR6]-[.DQ6])/([.DR1]-[.DQ1]))^2" office:value-type="float" office:value="0.0172266671077942" calcext:value-type="float">
            <text:p>0.017226667107794</text:p>
          </table:table-cell>
          <table:table-cell table:formula="of:=0.5*[.DS12]*(([.DS6]-[.DR6])/([.DS1]-[.DR1]))^2" office:value-type="float" office:value="0.00723057598009989" calcext:value-type="float">
            <text:p>0.0072305759801</text:p>
          </table:table-cell>
          <table:table-cell table:formula="of:=0.5*[.DT12]*(([.DT6]-[.DS6])/([.DT1]-[.DS1]))^2" office:value-type="float" office:value="0.0099657254937087" calcext:value-type="float">
            <text:p>0.009965725493709</text:p>
          </table:table-cell>
          <table:table-cell table:formula="of:=0.5*[.DU12]*(([.DU6]-[.DT6])/([.DU1]-[.DT1]))^2" office:value-type="float" office:value="0.0157176833095995" calcext:value-type="float">
            <text:p>0.0157176833096</text:p>
          </table:table-cell>
          <table:table-cell table:formula="of:=0.5*[.DV12]*(([.DV6]-[.DU6])/([.DV1]-[.DU1]))^2" office:value-type="float" office:value="0.000117894753811532" calcext:value-type="float">
            <text:p>0.000117894753812</text:p>
          </table:table-cell>
          <table:table-cell table:formula="of:=0.5*[.DW12]*(([.DW6]-[.DV6])/([.DW1]-[.DV1]))^2" office:value-type="float" office:value="0.0000495345607919212" calcext:value-type="float">
            <text:p>4.95345607919212E-05</text:p>
          </table:table-cell>
          <table:table-cell table:formula="of:=0.5*[.DX12]*(([.DX6]-[.DW6])/([.DX1]-[.DW1]))^2" office:value-type="float" office:value="0.00000216877194786638" calcext:value-type="float">
            <text:p>2.16877194786638E-06</text:p>
          </table:table-cell>
          <table:table-cell table:formula="of:=0.5*[.DY12]*(([.DY6]-[.DX6])/([.DY1]-[.DX1]))^2" office:value-type="float" office:value="0.00133860875996378" calcext:value-type="float">
            <text:p>0.001338608759964</text:p>
          </table:table-cell>
          <table:table-cell table:formula="of:=0.5*[.DZ12]*(([.DZ6]-[.DY6])/([.DZ1]-[.DY1]))^2" office:value-type="float" office:value="0.00750762871518259" calcext:value-type="float">
            <text:p>0.007507628715183</text:p>
          </table:table-cell>
          <table:table-cell table:formula="of:=0.5*[.EA12]*(([.EA6]-[.DZ6])/([.EA1]-[.DZ1]))^2" office:value-type="float" office:value="0.00431592492983451" calcext:value-type="float">
            <text:p>0.004315924929835</text:p>
          </table:table-cell>
          <table:table-cell table:formula="of:=0.5*[.EB12]*(([.EB6]-[.EA6])/([.EB1]-[.EA1]))^2" office:value-type="float" office:value="0.0000137760391488566" calcext:value-type="float">
            <text:p>1.37760391488566E-05</text:p>
          </table:table-cell>
          <table:table-cell table:formula="of:=0.5*[.EC12]*(([.EC6]-[.EB6])/([.EC1]-[.EB1]))^2" office:value-type="float" office:value="0.00116316597479387" calcext:value-type="float">
            <text:p>0.001163165974794</text:p>
          </table:table-cell>
          <table:table-cell table:formula="of:=0.5*[.ED12]*(([.ED6]-[.EC6])/([.ED1]-[.EC1]))^2" office:value-type="float" office:value="0.00256052608575312" calcext:value-type="float">
            <text:p>0.002560526085753</text:p>
          </table:table-cell>
          <table:table-cell table:formula="of:=0.5*[.EE12]*(([.EE6]-[.ED6])/([.EE1]-[.ED1]))^2" office:value-type="float" office:value="0.0335124592131348" calcext:value-type="float">
            <text:p>0.033512459213135</text:p>
          </table:table-cell>
          <table:table-cell table:formula="of:=0.5*[.EF12]*(([.EF6]-[.EE6])/([.EF1]-[.EE1]))^2" office:value-type="float" office:value="0.0023094787997999" calcext:value-type="float">
            <text:p>0.0023094787998</text:p>
          </table:table-cell>
          <table:table-cell table:formula="of:=0.5*[.EG12]*(([.EG6]-[.EF6])/([.EG1]-[.EF1]))^2" office:value-type="float" office:value="0.00068419429474562" calcext:value-type="float">
            <text:p>0.000684194294746</text:p>
          </table:table-cell>
          <table:table-cell table:formula="of:=0.5*[.EH12]*(([.EH6]-[.EG6])/([.EH1]-[.EG1]))^2" office:value-type="float" office:value="0.00171363186004257" calcext:value-type="float">
            <text:p>0.001713631860043</text:p>
          </table:table-cell>
          <table:table-cell table:formula="of:=0.5*[.EI12]*(([.EI6]-[.EH6])/([.EI1]-[.EH1]))^2" office:value-type="float" office:value="0.000040624182243277" calcext:value-type="float">
            <text:p>4.0624182243277E-05</text:p>
          </table:table-cell>
          <table:table-cell table:formula="of:=0.5*[.EJ12]*(([.EJ6]-[.EI6])/([.EJ1]-[.EI1]))^2" office:value-type="float" office:value="0.000490924753148743" calcext:value-type="float">
            <text:p>0.000490924753149</text:p>
          </table:table-cell>
          <table:table-cell table:formula="of:=0.5*[.EK12]*(([.EK6]-[.EJ6])/([.EK1]-[.EJ1]))^2" office:value-type="float" office:value="0.0204949863679817" calcext:value-type="float">
            <text:p>0.020494986367982</text:p>
          </table:table-cell>
          <table:table-cell table:formula="of:=0.5*[.EL12]*(([.EL6]-[.EK6])/([.EL1]-[.EK1]))^2" office:value-type="float" office:value="0.0194278496026455" calcext:value-type="float">
            <text:p>0.019427849602646</text:p>
          </table:table-cell>
          <table:table-cell table:formula="of:=0.5*[.EM12]*(([.EM6]-[.EL6])/([.EM1]-[.EL1]))^2" office:value-type="float" office:value="0.0249992017653212" calcext:value-type="float">
            <text:p>0.024999201765321</text:p>
          </table:table-cell>
          <table:table-cell table:formula="of:=0.5*[.EN12]*(([.EN6]-[.EM6])/([.EN1]-[.EM1]))^2" office:value-type="float" office:value="0.000672927427334945" calcext:value-type="float">
            <text:p>0.000672927427335</text:p>
          </table:table-cell>
          <table:table-cell table:formula="of:=0.5*[.EO12]*(([.EO6]-[.EN6])/([.EO1]-[.EN1]))^2" office:value-type="float" office:value="0.0325150245415328" calcext:value-type="float">
            <text:p>0.032515024541533</text:p>
          </table:table-cell>
          <table:table-cell table:formula="of:=0.5*[.EP12]*(([.EP6]-[.EO6])/([.EP1]-[.EO1]))^2" office:value-type="float" office:value="0.0000241138820234643" calcext:value-type="float">
            <text:p>2.41138820234643E-05</text:p>
          </table:table-cell>
          <table:table-cell table:formula="of:=0.5*[.EQ12]*(([.EQ6]-[.EP6])/([.EQ1]-[.EP1]))^2" office:value-type="float" office:value="0.00402372567959895" calcext:value-type="float">
            <text:p>0.004023725679599</text:p>
          </table:table-cell>
          <table:table-cell table:formula="of:=0.5*[.ER12]*(([.ER6]-[.EQ6])/([.ER1]-[.EQ1]))^2" office:value-type="float" office:value="0.000332611709575696" calcext:value-type="float">
            <text:p>0.000332611709576</text:p>
          </table:table-cell>
          <table:table-cell table:formula="of:=0.5*[.ES12]*(([.ES6]-[.ER6])/([.ES1]-[.ER1]))^2" office:value-type="float" office:value="0.0000883212163793183" calcext:value-type="float">
            <text:p>8.83212163793183E-05</text:p>
          </table:table-cell>
          <table:table-cell table:formula="of:=0.5*[.ET12]*(([.ET6]-[.ES6])/([.ET1]-[.ES1]))^2" office:value-type="float" office:value="0.000000694583499677146" calcext:value-type="float">
            <text:p>6.94583499677146E-07</text:p>
          </table:table-cell>
          <table:table-cell table:formula="of:=0.5*[.EU12]*(([.EU6]-[.ET6])/([.EU1]-[.ET1]))^2" office:value-type="float" office:value="0.00181638035521885" calcext:value-type="float">
            <text:p>0.001816380355219</text:p>
          </table:table-cell>
          <table:table-cell table:formula="of:=0.5*[.EV12]*(([.EV6]-[.EU6])/([.EV1]-[.EU1]))^2" office:value-type="float" office:value="0.00646917620249678" calcext:value-type="float">
            <text:p>0.006469176202497</text:p>
          </table:table-cell>
          <table:table-cell table:formula="of:=0.5*[.EW12]*(([.EW6]-[.EV6])/([.EW1]-[.EV1]))^2" office:value-type="float" office:value="0.0136827143998783" calcext:value-type="float">
            <text:p>0.013682714399878</text:p>
          </table:table-cell>
          <table:table-cell table:formula="of:=0.5*[.EX12]*(([.EX6]-[.EW6])/([.EX1]-[.EW1]))^2" office:value-type="float" office:value="0.00314445379792777" calcext:value-type="float">
            <text:p>0.003144453797928</text:p>
          </table:table-cell>
          <table:table-cell table:formula="of:=0.5*[.EY12]*(([.EY6]-[.EX6])/([.EY1]-[.EX1]))^2" office:value-type="float" office:value="0.0357639398193584" calcext:value-type="float">
            <text:p>0.035763939819358</text:p>
          </table:table-cell>
          <table:table-cell table:formula="of:=0.5*[.EZ12]*(([.EZ6]-[.EY6])/([.EZ1]-[.EY1]))^2" office:value-type="float" office:value="0.000521362960720252" calcext:value-type="float">
            <text:p>0.00052136296072</text:p>
          </table:table-cell>
          <table:table-cell table:formula="of:=0.5*[.FA12]*(([.FA6]-[.EZ6])/([.FA1]-[.EZ1]))^2" office:value-type="float" office:value="0.00168205818582864" calcext:value-type="float">
            <text:p>0.001682058185829</text:p>
          </table:table-cell>
          <table:table-cell table:formula="of:=0.5*[.FB12]*(([.FB6]-[.FA6])/([.FB1]-[.FA1]))^2" office:value-type="float" office:value="0.000157449739521494" calcext:value-type="float">
            <text:p>0.000157449739521</text:p>
          </table:table-cell>
          <table:table-cell table:formula="of:=0.5*[.FC12]*(([.FC6]-[.FB6])/([.FC1]-[.FB1]))^2" office:value-type="float" office:value="0.000538380329661533" calcext:value-type="float">
            <text:p>0.000538380329662</text:p>
          </table:table-cell>
          <table:table-cell table:formula="of:=0.5*[.FD12]*(([.FD6]-[.FC6])/([.FD1]-[.FC1]))^2" office:value-type="float" office:value="0.000433297881162167" calcext:value-type="float">
            <text:p>0.000433297881162</text:p>
          </table:table-cell>
          <table:table-cell table:formula="of:=0.5*[.FE12]*(([.FE6]-[.FD6])/([.FE1]-[.FD1]))^2" office:value-type="float" office:value="0.0363599471014653" calcext:value-type="float">
            <text:p>0.036359947101465</text:p>
          </table:table-cell>
          <table:table-cell table:formula="of:=0.5*[.FF12]*(([.FF6]-[.FE6])/([.FF1]-[.FE1]))^2" office:value-type="float" office:value="0.00448637845150967" calcext:value-type="float">
            <text:p>0.00448637845151</text:p>
          </table:table-cell>
          <table:table-cell table:formula="of:=0.5*[.FG12]*(([.FG6]-[.FF6])/([.FG1]-[.FF1]))^2" office:value-type="float" office:value="0.00132292193053874" calcext:value-type="float">
            <text:p>0.001322921930539</text:p>
          </table:table-cell>
          <table:table-cell table:formula="of:=0.5*[.FH12]*(([.FH6]-[.FG6])/([.FH1]-[.FG1]))^2" office:value-type="float" office:value="0.00311423417613718" calcext:value-type="float">
            <text:p>0.003114234176137</text:p>
          </table:table-cell>
          <table:table-cell table:formula="of:=0.5*[.FI12]*(([.FI6]-[.FH6])/([.FI1]-[.FH1]))^2" office:value-type="float" office:value="0.000164736631232176" calcext:value-type="float">
            <text:p>0.000164736631232</text:p>
          </table:table-cell>
          <table:table-cell table:formula="of:=0.5*[.FJ12]*(([.FJ6]-[.FI6])/([.FJ1]-[.FI1]))^2" office:value-type="float" office:value="0.000368884530667851" calcext:value-type="float">
            <text:p>0.000368884530668</text:p>
          </table:table-cell>
          <table:table-cell table:formula="of:=0.5*[.FK12]*(([.FK6]-[.FJ6])/([.FK1]-[.FJ1]))^2" office:value-type="float" office:value="0.0127536567549963" calcext:value-type="float">
            <text:p>0.012753656754996</text:p>
          </table:table-cell>
          <table:table-cell table:formula="of:=0.5*[.FL12]*(([.FL6]-[.FK6])/([.FL1]-[.FK1]))^2" office:value-type="float" office:value="0.0191831955238408" calcext:value-type="float">
            <text:p>0.019183195523841</text:p>
          </table:table-cell>
          <table:table-cell table:formula="of:=0.5*[.FM12]*(([.FM6]-[.FL6])/([.FM1]-[.FL1]))^2" office:value-type="float" office:value="0.00402439232794479" calcext:value-type="float">
            <text:p>0.004024392327945</text:p>
          </table:table-cell>
          <table:table-cell table:formula="of:=0.5*[.FN12]*(([.FN6]-[.FM6])/([.FN1]-[.FM1]))^2" office:value-type="float" office:value="0.0000334166216798739" calcext:value-type="float">
            <text:p>3.34166216798739E-05</text:p>
          </table:table-cell>
          <table:table-cell table:formula="of:=0.5*[.FO12]*(([.FO6]-[.FN6])/([.FO1]-[.FN1]))^2" office:value-type="float" office:value="0.000389728324611124" calcext:value-type="float">
            <text:p>0.000389728324611</text:p>
          </table:table-cell>
          <table:table-cell table:formula="of:=0.5*[.FP12]*(([.FP6]-[.FO6])/([.FP1]-[.FO1]))^2" office:value-type="float" office:value="0.0161104933182938" calcext:value-type="float">
            <text:p>0.016110493318294</text:p>
          </table:table-cell>
          <table:table-cell table:formula="of:=0.5*[.FQ12]*(([.FQ6]-[.FP6])/([.FQ1]-[.FP1]))^2" office:value-type="float" office:value="0.00865754575411787" calcext:value-type="float">
            <text:p>0.008657545754118</text:p>
          </table:table-cell>
          <table:table-cell table:formula="of:=0.5*[.FR12]*(([.FR6]-[.FQ6])/([.FR1]-[.FQ1]))^2" office:value-type="float" office:value="0.00203776432746171" calcext:value-type="float">
            <text:p>0.002037764327462</text:p>
          </table:table-cell>
          <table:table-cell table:formula="of:=0.5*[.FS12]*(([.FS6]-[.FR6])/([.FS1]-[.FR1]))^2" office:value-type="float" office:value="0.000252352574196829" calcext:value-type="float">
            <text:p>0.000252352574197</text:p>
          </table:table-cell>
          <table:table-cell table:formula="of:=0.5*[.FT12]*(([.FT6]-[.FS6])/([.FT1]-[.FS1]))^2" office:value-type="float" office:value="0.000000368472397776006" calcext:value-type="float">
            <text:p>3.68472397776006E-07</text:p>
          </table:table-cell>
          <table:table-cell table:formula="of:=0.5*[.FU12]*(([.FU6]-[.FT6])/([.FU1]-[.FT1]))^2" office:value-type="float" office:value="0.00000104021671087784" calcext:value-type="float">
            <text:p>1.04021671087784E-06</text:p>
          </table:table-cell>
          <table:table-cell table:formula="of:=0.5*[.FV12]*(([.FV6]-[.FU6])/([.FV1]-[.FU1]))^2" office:value-type="float" office:value="0.0000169723800923243" calcext:value-type="float">
            <text:p>1.69723800923243E-05</text:p>
          </table:table-cell>
          <table:table-cell table:formula="of:=0.5*[.FW12]*(([.FW6]-[.FV6])/([.FW1]-[.FV1]))^2" office:value-type="float" office:value="0.000000133135296321288" calcext:value-type="float">
            <text:p>1.33135296321288E-07</text:p>
          </table:table-cell>
          <table:table-cell table:formula="of:=0.5*[.FX12]*(([.FX6]-[.FW6])/([.FX1]-[.FW1]))^2" office:value-type="float" office:value="0.000000241474151098952" calcext:value-type="float">
            <text:p>2.41474151098952E-07</text:p>
          </table:table-cell>
          <table:table-cell table:formula="of:=0.5*[.FY12]*(([.FY6]-[.FX6])/([.FY1]-[.FX1]))^2" office:value-type="float" office:value="0.00000415015925968396" calcext:value-type="float">
            <text:p>4.15015925968396E-06</text:p>
          </table:table-cell>
          <table:table-cell table:formula="of:=0.5*[.FZ12]*(([.FZ6]-[.FY6])/([.FZ1]-[.FY1]))^2" office:value-type="float" office:value="0.000000129338737220287" calcext:value-type="float">
            <text:p>1.29338737220287E-07</text:p>
          </table:table-cell>
          <table:table-cell table:formula="of:=0.5*[.GA12]*(([.GA6]-[.FZ6])/([.GA1]-[.FZ1]))^2" office:value-type="float" office:value="0.00000000922992863922999" calcext:value-type="float">
            <text:p>9.22992863922999E-09</text:p>
          </table:table-cell>
          <table:table-cell table:formula="of:=0.5*[.GB12]*(([.GB6]-[.GA6])/([.GB1]-[.GA1]))^2" office:value-type="float" office:value="0.000000423746152002298" calcext:value-type="float">
            <text:p>4.23746152002298E-07</text:p>
          </table:table-cell>
          <table:table-cell table:formula="of:=0.5*[.GC12]*(([.GC6]-[.GB6])/([.GC1]-[.GB1]))^2" office:value-type="float" office:value="0.000000341220168153401" calcext:value-type="float">
            <text:p>3.41220168153401E-07</text:p>
          </table:table-cell>
          <table:table-cell table:formula="of:=0.5*[.GD12]*(([.GD6]-[.GC6])/([.GD1]-[.GC1]))^2" office:value-type="float" office:value="0.00000000403176701772242" calcext:value-type="float">
            <text:p>4.03176701772242E-09</text:p>
          </table:table-cell>
          <table:table-cell table:formula="of:=0.5*[.GE12]*(([.GE6]-[.GD6])/([.GE1]-[.GD1]))^2" office:value-type="float" office:value="0.000000149346525368078" calcext:value-type="float">
            <text:p>1.49346525368078E-07</text:p>
          </table:table-cell>
          <table:table-cell table:formula="of:=0.5*[.GF12]*(([.GF6]-[.GE6])/([.GF1]-[.GE1]))^2" office:value-type="float" office:value="0.0000000732723263347214" calcext:value-type="float">
            <text:p>7.32723263347214E-08</text:p>
          </table:table-cell>
          <table:table-cell table:formula="of:=0.5*[.GG12]*(([.GG6]-[.GF6])/([.GG1]-[.GF1]))^2" office:value-type="float" office:value="0.000000111904780957559" calcext:value-type="float">
            <text:p>1.11904780957559E-07</text:p>
          </table:table-cell>
          <table:table-cell table:formula="of:=0.5*[.GH12]*(([.GH6]-[.GG6])/([.GH1]-[.GG1]))^2" office:value-type="float" office:value="0.00000021594657865322" calcext:value-type="float">
            <text:p>2.1594657865322E-07</text:p>
          </table:table-cell>
          <table:table-cell table:formula="of:=0.5*[.GI12]*(([.GI6]-[.GH6])/([.GI1]-[.GH1]))^2" office:value-type="float" office:value="0.000000187894554188328" calcext:value-type="float">
            <text:p>1.87894554188328E-07</text:p>
          </table:table-cell>
          <table:table-cell table:formula="of:=0.5*[.GJ12]*(([.GJ6]-[.GI6])/([.GJ1]-[.GI1]))^2" office:value-type="float" office:value="0.000000110947535795938" calcext:value-type="float">
            <text:p>1.10947535795938E-07</text:p>
          </table:table-cell>
          <table:table-cell table:formula="of:=0.5*[.GK12]*(([.GK6]-[.GJ6])/([.GK1]-[.GJ1]))^2" office:value-type="float" office:value="0.00000105025222907531" calcext:value-type="float">
            <text:p>1.05025222907531E-06</text:p>
          </table:table-cell>
          <table:table-cell table:formula="of:=0.5*[.GL12]*(([.GL6]-[.GK6])/([.GL1]-[.GK1]))^2" office:value-type="float" office:value="0.00000349147772805766" calcext:value-type="float">
            <text:p>3.49147772805766E-06</text:p>
          </table:table-cell>
          <table:table-cell table:formula="of:=0.5*[.GM12]*(([.GM6]-[.GL6])/([.GM1]-[.GL1]))^2" office:value-type="float" office:value="0.000000256742147589077" calcext:value-type="float">
            <text:p>2.56742147589077E-07</text:p>
          </table:table-cell>
          <table:table-cell table:formula="of:=0.5*[.GN12]*(([.GN6]-[.GM6])/([.GN1]-[.GM1]))^2" office:value-type="float" office:value="0.0000000327585064607882" calcext:value-type="float">
            <text:p>3.27585064607882E-08</text:p>
          </table:table-cell>
          <table:table-cell table:formula="of:=0.5*[.GO12]*(([.GO6]-[.GN6])/([.GO1]-[.GN1]))^2" office:value-type="float" office:value="0.00000000596662100472491" calcext:value-type="float">
            <text:p>5.96662100472491E-09</text:p>
          </table:table-cell>
          <table:table-cell table:formula="of:=0.5*[.GP12]*(([.GP6]-[.GO6])/([.GP1]-[.GO1]))^2" office:value-type="float" office:value="0.000000869342469057096" calcext:value-type="float">
            <text:p>8.69342469057096E-07</text:p>
          </table:table-cell>
          <table:table-cell table:formula="of:=0.5*[.GQ12]*(([.GQ6]-[.GP6])/([.GQ1]-[.GP1]))^2" office:value-type="float" office:value="0.000000330286848549446" calcext:value-type="float">
            <text:p>3.30286848549446E-07</text:p>
          </table:table-cell>
          <table:table-cell table:formula="of:=0.5*[.GR12]*(([.GR6]-[.GQ6])/([.GR1]-[.GQ1]))^2" office:value-type="float" office:value="0.00000105406067793985" calcext:value-type="float">
            <text:p>1.05406067793985E-06</text:p>
          </table:table-cell>
          <table:table-cell table:formula="of:=0.5*[.GS12]*(([.GS6]-[.GR6])/([.GS1]-[.GR1]))^2" office:value-type="float" office:value="0.0000000839302083015165" calcext:value-type="float">
            <text:p>8.39302083015165E-08</text:p>
          </table:table-cell>
          <table:table-cell table:formula="of:=0.5*[.GT12]*(([.GT6]-[.GS6])/([.GT1]-[.GS1]))^2" office:value-type="float" office:value="0.00000102080532009239" calcext:value-type="float">
            <text:p>1.02080532009239E-06</text:p>
          </table:table-cell>
          <table:table-cell table:formula="of:=0.5*[.GU12]*(([.GU6]-[.GT6])/([.GU1]-[.GT1]))^2" office:value-type="float" office:value="0.00000151272503683664" calcext:value-type="float">
            <text:p>1.51272503683664E-06</text:p>
          </table:table-cell>
          <table:table-cell table:formula="of:=0.5*[.GV12]*(([.GV6]-[.GU6])/([.GV1]-[.GU1]))^2" office:value-type="float" office:value="0.00000234709098344245" calcext:value-type="float">
            <text:p>2.34709098344245E-06</text:p>
          </table:table-cell>
          <table:table-cell table:formula="of:=0.5*[.GW12]*(([.GW6]-[.GV6])/([.GW1]-[.GV1]))^2" office:value-type="float" office:value="0.00000007293926039705" calcext:value-type="float">
            <text:p>7.293926039705E-08</text:p>
          </table:table-cell>
          <table:table-cell table:formula="of:=0.5*[.GX12]*(([.GX6]-[.GW6])/([.GX1]-[.GW1]))^2" office:value-type="float" office:value="0.0000000144424755988757" calcext:value-type="float">
            <text:p>1.44424755988757E-08</text:p>
          </table:table-cell>
          <table:table-cell table:formula="of:=0.5*[.GY12]*(([.GY6]-[.GX6])/([.GY1]-[.GX1]))^2" office:value-type="float" office:value="0.000000615071900523562" calcext:value-type="float">
            <text:p>6.15071900523562E-07</text:p>
          </table:table-cell>
          <table:table-cell table:formula="of:=0.5*[.GZ12]*(([.GZ6]-[.GY6])/([.GZ1]-[.GY1]))^2" office:value-type="float" office:value="0.0000001099232142994" calcext:value-type="float">
            <text:p>1.099232142994E-07</text:p>
          </table:table-cell>
          <table:table-cell table:formula="of:=0.5*[.HA12]*(([.HA6]-[.GZ6])/([.HA1]-[.GZ1]))^2" office:value-type="float" office:value="0.0000000000341766762688348" calcext:value-type="float">
            <text:p>3.41766762688348E-11</text:p>
          </table:table-cell>
          <table:table-cell table:formula="of:=0.5*[.HB12]*(([.HB6]-[.HA6])/([.HB1]-[.HA1]))^2" office:value-type="float" office:value="0.0000000010024460571598" calcext:value-type="float">
            <text:p>1.0024460571598E-09</text:p>
          </table:table-cell>
          <table:table-cell table:formula="of:=0.5*[.HC12]*(([.HC6]-[.HB6])/([.HC1]-[.HB1]))^2" office:value-type="float" office:value="0.000000618578581900809" calcext:value-type="float">
            <text:p>6.18578581900809E-07</text:p>
          </table:table-cell>
          <table:table-cell table:formula="of:=0.5*[.HD12]*(([.HD6]-[.HC6])/([.HD1]-[.HC1]))^2" office:value-type="float" office:value="0.0000000432081014704681" calcext:value-type="float">
            <text:p>4.32081014704681E-08</text:p>
          </table:table-cell>
          <table:table-cell table:formula="of:=0.5*[.HE12]*(([.HE6]-[.HD6])/([.HE1]-[.HD1]))^2" office:value-type="float" office:value="0.000000328769985754319" calcext:value-type="float">
            <text:p>3.28769985754319E-07</text:p>
          </table:table-cell>
          <table:table-cell table:formula="of:=0.5*[.HF12]*(([.HF6]-[.HE6])/([.HF1]-[.HE1]))^2" office:value-type="float" office:value="0.000000955943791190922" calcext:value-type="float">
            <text:p>9.55943791190922E-07</text:p>
          </table:table-cell>
          <table:table-cell table:formula="of:=0.5*[.HG12]*(([.HG6]-[.HF6])/([.HG1]-[.HF1]))^2" office:value-type="float" office:value="0.000000603203001418866" calcext:value-type="float">
            <text:p>6.03203001418866E-07</text:p>
          </table:table-cell>
          <table:table-cell table:formula="of:=0.5*[.HH12]*(([.HH6]-[.HG6])/([.HH1]-[.HG1]))^2" office:value-type="float" office:value="0.00000024644417404807" calcext:value-type="float">
            <text:p>2.4644417404807E-07</text:p>
          </table:table-cell>
          <table:table-cell table:formula="of:=0.5*[.HI12]*(([.HI6]-[.HH6])/([.HI1]-[.HH1]))^2" office:value-type="float" office:value="0.0000000198668301009538" calcext:value-type="float">
            <text:p>1.98668301009538E-08</text:p>
          </table:table-cell>
          <table:table-cell table:formula="of:=0.5*[.HJ12]*(([.HJ6]-[.HI6])/([.HJ1]-[.HI1]))^2" office:value-type="float" office:value="0.000000135782446605192" calcext:value-type="float">
            <text:p>1.35782446605192E-07</text:p>
          </table:table-cell>
          <table:table-cell table:formula="of:=0.5*[.HK12]*(([.HK6]-[.HJ6])/([.HK1]-[.HJ1]))^2" office:value-type="float" office:value="0.00000184054712935022" calcext:value-type="float">
            <text:p>1.84054712935022E-06</text:p>
          </table:table-cell>
          <table:table-cell table:formula="of:=0.5*[.HL12]*(([.HL6]-[.HK6])/([.HL1]-[.HK1]))^2" office:value-type="float" office:value="0.00000177765371388685" calcext:value-type="float">
            <text:p>1.77765371388685E-06</text:p>
          </table:table-cell>
          <table:table-cell table:formula="of:=0.5*[.HM12]*(([.HM6]-[.HL6])/([.HM1]-[.HL1]))^2" office:value-type="float" office:value="0.0000000458328978044721" calcext:value-type="float">
            <text:p>4.58328978044721E-08</text:p>
          </table:table-cell>
          <table:table-cell table:formula="of:=0.5*[.HN12]*(([.HN6]-[.HM6])/([.HN1]-[.HM1]))^2" office:value-type="float" office:value="0.00000000249756080097175" calcext:value-type="float">
            <text:p>2.49756080097175E-09</text:p>
          </table:table-cell>
          <table:table-cell table:formula="of:=0.5*[.HO12]*(([.HO6]-[.HN6])/([.HO1]-[.HN1]))^2" office:value-type="float" office:value="0.0000000982764207617124" calcext:value-type="float">
            <text:p>9.82764207617124E-08</text:p>
          </table:table-cell>
          <table:table-cell table:formula="of:=0.5*[.HP12]*(([.HP6]-[.HO6])/([.HP1]-[.HO1]))^2" office:value-type="float" office:value="0.0000000392116091963205" calcext:value-type="float">
            <text:p>3.92116091963205E-08</text:p>
          </table:table-cell>
          <table:table-cell table:formula="of:=0.5*[.HQ12]*(([.HQ6]-[.HP6])/([.HQ1]-[.HP1]))^2" office:value-type="float" office:value="0.00000000000528953650267512" calcext:value-type="float">
            <text:p>5.28953650267512E-12</text:p>
          </table:table-cell>
          <table:table-cell table:formula="of:=0.5*[.HR12]*(([.HR6]-[.HQ6])/([.HR1]-[.HQ1]))^2" office:value-type="float" office:value="0.00000079589141863845" calcext:value-type="float">
            <text:p>7.9589141863845E-07</text:p>
          </table:table-cell>
          <table:table-cell table:formula="of:=0.5*[.HS12]*(([.HS6]-[.HR6])/([.HS1]-[.HR1]))^2" office:value-type="float" office:value="0.000000206732613135002" calcext:value-type="float">
            <text:p>2.06732613135002E-07</text:p>
          </table:table-cell>
          <table:table-cell table:formula="of:=0.5*[.HT12]*(([.HT6]-[.HS6])/([.HT1]-[.HS1]))^2" office:value-type="float" office:value="0.0000000259908326279381" calcext:value-type="float">
            <text:p>2.59908326279381E-08</text:p>
          </table:table-cell>
          <table:table-cell table:formula="of:=0.5*[.HU12]*(([.HU6]-[.HT6])/([.HU1]-[.HT1]))^2" office:value-type="float" office:value="0.000000197603171618815" calcext:value-type="float">
            <text:p>1.97603171618815E-07</text:p>
          </table:table-cell>
          <table:table-cell table:formula="of:=0.5*[.HV12]*(([.HV6]-[.HU6])/([.HV1]-[.HU1]))^2" office:value-type="float" office:value="0.000000659206370895895" calcext:value-type="float">
            <text:p>6.59206370895895E-07</text:p>
          </table:table-cell>
          <table:table-cell table:formula="of:=0.5*[.HW12]*(([.HW6]-[.HV6])/([.HW1]-[.HV1]))^2" office:value-type="float" office:value="0.000000316763586275079" calcext:value-type="float">
            <text:p>3.16763586275079E-07</text:p>
          </table:table-cell>
          <table:table-cell table:formula="of:=0.5*[.HX12]*(([.HX6]-[.HW6])/([.HX1]-[.HW1]))^2" office:value-type="float" office:value="0.0000000366932392052325" calcext:value-type="float">
            <text:p>3.66932392052325E-08</text:p>
          </table:table-cell>
          <table:table-cell table:formula="of:=0.5*[.HY12]*(([.HY6]-[.HX6])/([.HY1]-[.HX1]))^2" office:value-type="float" office:value="0.000000212707942207558" calcext:value-type="float">
            <text:p>2.12707942207558E-07</text:p>
          </table:table-cell>
          <table:table-cell table:formula="of:=0.5*[.HZ12]*(([.HZ6]-[.HY6])/([.HZ1]-[.HY1]))^2" office:value-type="float" office:value="0.0000000241958914474837" calcext:value-type="float">
            <text:p>2.41958914474837E-08</text:p>
          </table:table-cell>
          <table:table-cell table:formula="of:=0.5*[.IA12]*(([.IA6]-[.HZ6])/([.IA1]-[.HZ1]))^2" office:value-type="float" office:value="0.000000839756658717893" calcext:value-type="float">
            <text:p>8.39756658717893E-07</text:p>
          </table:table-cell>
          <table:table-cell table:formula="of:=0.5*[.IB12]*(([.IB6]-[.IA6])/([.IB1]-[.IA1]))^2" office:value-type="float" office:value="0.000000985663941096491" calcext:value-type="float">
            <text:p>9.85663941096491E-07</text:p>
          </table:table-cell>
          <table:table-cell table:formula="of:=0.5*[.IC12]*(([.IC6]-[.IB6])/([.IC1]-[.IB1]))^2" office:value-type="float" office:value="0.00000000378942563729074" calcext:value-type="float">
            <text:p>3.78942563729074E-09</text:p>
          </table:table-cell>
          <table:table-cell table:formula="of:=0.5*[.ID12]*(([.ID6]-[.IC6])/([.ID1]-[.IC1]))^2" office:value-type="float" office:value="0.0000000169927884127218" calcext:value-type="float">
            <text:p>1.69927884127218E-08</text:p>
          </table:table-cell>
          <table:table-cell table:formula="of:=0.5*[.IE12]*(([.IE6]-[.ID6])/([.IE1]-[.ID1]))^2" office:value-type="float" office:value="0.0000000203906409922734" calcext:value-type="float">
            <text:p>2.03906409922734E-08</text:p>
          </table:table-cell>
          <table:table-cell table:formula="of:=0.5*[.IF12]*(([.IF6]-[.IE6])/([.IF1]-[.IE1]))^2" office:value-type="float" office:value="0.000000160901410618919" calcext:value-type="float">
            <text:p>1.60901410618919E-07</text:p>
          </table:table-cell>
          <table:table-cell table:formula="of:=0.5*[.IG12]*(([.IG6]-[.IF6])/([.IG1]-[.IF1]))^2" office:value-type="float" office:value="0.000000097074484879541" calcext:value-type="float">
            <text:p>9.7074484879541E-08</text:p>
          </table:table-cell>
          <table:table-cell table:formula="of:=0.5*[.IH12]*(([.IH6]-[.IG6])/([.IH1]-[.IG1]))^2" office:value-type="float" office:value="0.0000000490636353234639" calcext:value-type="float">
            <text:p>4.90636353234639E-08</text:p>
          </table:table-cell>
          <table:table-cell table:formula="of:=0.5*[.II12]*(([.II6]-[.IH6])/([.II1]-[.IH1]))^2" office:value-type="float" office:value="0.00000000000720741450469901" calcext:value-type="float">
            <text:p>7.20741450469901E-12</text:p>
          </table:table-cell>
          <table:table-cell table:formula="of:=0.5*[.IJ12]*(([.IJ6]-[.II6])/([.IJ1]-[.II1]))^2" office:value-type="float" office:value="0.000308885834935833" calcext:value-type="float">
            <text:p>0.000308885834936</text:p>
          </table:table-cell>
          <table:table-cell table:formula="of:=0.5*[.IK12]*(([.IK6]-[.IJ6])/([.IK1]-[.IJ1]))^2" office:value-type="string" office:string-value="" calcext:value-type="error">
            <text:p>#DIV/0!</text:p>
          </table:table-cell>
          <table:table-cell table:formula="of:=0.5*[.IL12]*(([.IL6]-[.IK6])/([.IL1]-[.IK1]))^2" office:value-type="string" office:string-value="" calcext:value-type="error">
            <text:p>#DIV/0!</text:p>
          </table:table-cell>
          <table:table-cell table:formula="of:=0.5*[.IM12]*(([.IM6]-[.IL6])/([.IM1]-[.IL1]))^2" office:value-type="string" office:string-value="" calcext:value-type="error">
            <text:p>#DIV/0!</text:p>
          </table:table-cell>
          <table:table-cell table:formula="of:=0.5*[.IN12]*(([.IN6]-[.IM6])/([.IN1]-[.IM1]))^2" office:value-type="string" office:string-value="" calcext:value-type="error">
            <text:p>#DIV/0!</text:p>
          </table:table-cell>
          <table:table-cell table:formula="of:=0.5*[.IO12]*(([.IO6]-[.IN6])/([.IO1]-[.IN1]))^2" office:value-type="string" office:string-value="" calcext:value-type="error">
            <text:p>#DIV/0!</text:p>
          </table:table-cell>
          <table:table-cell table:formula="of:=0.5*[.IP12]*(([.IP6]-[.IO6])/([.IP1]-[.IO1]))^2" office:value-type="string" office:string-value="" calcext:value-type="error">
            <text:p>#DIV/0!</text:p>
          </table:table-cell>
          <table:table-cell table:formula="of:=0.5*[.IQ12]*(([.IQ6]-[.IP6])/([.IQ1]-[.IP1]))^2" office:value-type="string" office:string-value="" calcext:value-type="error">
            <text:p>#DIV/0!</text:p>
          </table:table-cell>
          <table:table-cell table:formula="of:=0.5*[.IR12]*(([.IR6]-[.IQ6])/([.IR1]-[.IQ1]))^2" office:value-type="string" office:string-value="" calcext:value-type="error">
            <text:p>#DIV/0!</text:p>
          </table:table-cell>
          <table:table-cell table:formula="of:=0.5*[.IS12]*(([.IS6]-[.IR6])/([.IS1]-[.IR1]))^2" office:value-type="string" office:string-value="" calcext:value-type="error">
            <text:p>#DIV/0!</text:p>
          </table:table-cell>
          <table:table-cell table:formula="of:=0.5*[.IT12]*(([.IT6]-[.IS6])/([.IT1]-[.IS1]))^2" office:value-type="string" office:string-value="" calcext:value-type="error">
            <text:p>#DIV/0!</text:p>
          </table:table-cell>
          <table:table-cell table:formula="of:=0.5*[.IU12]*(([.IU6]-[.IT6])/([.IU1]-[.IT1]))^2" office:value-type="string" office:string-value="" calcext:value-type="error">
            <text:p>#DIV/0!</text:p>
          </table:table-cell>
          <table:table-cell table:formula="of:=0.5*[.IV12]*(([.IV6]-[.IU6])/([.IV1]-[.IU1]))^2" office:value-type="string" office:string-value="" calcext:value-type="error">
            <text:p>#DIV/0!</text:p>
          </table:table-cell>
          <table:table-cell table:formula="of:=0.5*[.IW12]*(([.IW6]-[.IV6])/([.IW1]-[.IV1]))^2" office:value-type="string" office:string-value="" calcext:value-type="error">
            <text:p>#DIV/0!</text:p>
          </table:table-cell>
          <table:table-cell table:formula="of:=0.5*[.IX12]*(([.IX6]-[.IW6])/([.IX1]-[.IW1]))^2" office:value-type="string" office:string-value="" calcext:value-type="error">
            <text:p>#DIV/0!</text:p>
          </table:table-cell>
          <table:table-cell table:formula="of:=0.5*[.IY12]*(([.IY6]-[.IX6])/([.IY1]-[.IX1]))^2" office:value-type="string" office:string-value="" calcext:value-type="error">
            <text:p>#DIV/0!</text:p>
          </table:table-cell>
          <table:table-cell table:formula="of:=0.5*[.IZ12]*(([.IZ6]-[.IY6])/([.IZ1]-[.IY1]))^2" office:value-type="string" office:string-value="" calcext:value-type="error">
            <text:p>#DIV/0!</text:p>
          </table:table-cell>
          <table:table-cell table:formula="of:=0.5*[.JA12]*(([.JA6]-[.IZ6])/([.JA1]-[.IZ1]))^2" office:value-type="string" office:string-value="" calcext:value-type="error">
            <text:p>#DIV/0!</text:p>
          </table:table-cell>
          <table:table-cell table:formula="of:=0.5*[.JB12]*(([.JB6]-[.JA6])/([.JB1]-[.JA1]))^2" office:value-type="string" office:string-value="" calcext:value-type="error">
            <text:p>#DIV/0!</text:p>
          </table:table-cell>
          <table:table-cell table:formula="of:=0.5*[.JC12]*(([.JC6]-[.JB6])/([.JC1]-[.JB1]))^2" office:value-type="string" office:string-value="" calcext:value-type="error">
            <text:p>#DIV/0!</text:p>
          </table:table-cell>
          <table:table-cell table:formula="of:=0.5*[.JD12]*(([.JD6]-[.JC6])/([.JD1]-[.JC1]))^2" office:value-type="string" office:string-value="" calcext:value-type="error">
            <text:p>#DIV/0!</text:p>
          </table:table-cell>
          <table:table-cell table:formula="of:=0.5*[.JE12]*(([.JE6]-[.JD6])/([.JE1]-[.JD1]))^2" office:value-type="string" office:string-value="" calcext:value-type="error">
            <text:p>#DIV/0!</text:p>
          </table:table-cell>
          <table:table-cell table:formula="of:=0.5*[.JF12]*(([.JF6]-[.JE6])/([.JF1]-[.JE1]))^2" office:value-type="string" office:string-value="" calcext:value-type="error">
            <text:p>#DIV/0!</text:p>
          </table:table-cell>
          <table:table-cell table:formula="of:=0.5*[.JG12]*(([.JG6]-[.JF6])/([.JG1]-[.JF1]))^2" office:value-type="string" office:string-value="" calcext:value-type="error">
            <text:p>#DIV/0!</text:p>
          </table:table-cell>
          <table:table-cell table:formula="of:=0.5*[.JH12]*(([.JH6]-[.JG6])/([.JH1]-[.JG1]))^2" office:value-type="string" office:string-value="" calcext:value-type="error">
            <text:p>#DIV/0!</text:p>
          </table:table-cell>
          <table:table-cell table:formula="of:=0.5*[.JI12]*(([.JI6]-[.JH6])/([.JI1]-[.JH1]))^2" office:value-type="string" office:string-value="" calcext:value-type="error">
            <text:p>#DIV/0!</text:p>
          </table:table-cell>
          <table:table-cell table:formula="of:=0.5*[.JJ12]*(([.JJ6]-[.JI6])/([.JJ1]-[.JI1]))^2" office:value-type="string" office:string-value="" calcext:value-type="error">
            <text:p>#DIV/0!</text:p>
          </table:table-cell>
          <table:table-cell table:formula="of:=0.5*[.JK12]*(([.JK6]-[.JJ6])/([.JK1]-[.JJ1]))^2" office:value-type="string" office:string-value="" calcext:value-type="error">
            <text:p>#DIV/0!</text:p>
          </table:table-cell>
          <table:table-cell table:formula="of:=0.5*[.JL12]*(([.JL6]-[.JK6])/([.JL1]-[.JK1]))^2" office:value-type="string" office:string-value="" calcext:value-type="error">
            <text:p>#DIV/0!</text:p>
          </table:table-cell>
          <table:table-cell table:formula="of:=0.5*[.JM12]*(([.JM6]-[.JL6])/([.JM1]-[.JL1]))^2" office:value-type="string" office:string-value="" calcext:value-type="error">
            <text:p>#DIV/0!</text:p>
          </table:table-cell>
          <table:table-cell table:formula="of:=0.5*[.JN12]*(([.JN6]-[.JM6])/([.JN1]-[.JM1]))^2" office:value-type="string" office:string-value="" calcext:value-type="error">
            <text:p>#DIV/0!</text:p>
          </table:table-cell>
          <table:table-cell table:formula="of:=0.5*[.JO12]*(([.JO6]-[.JN6])/([.JO1]-[.JN1]))^2" office:value-type="string" office:string-value="" calcext:value-type="error">
            <text:p>#DIV/0!</text:p>
          </table:table-cell>
          <table:table-cell table:formula="of:=0.5*[.JP12]*(([.JP6]-[.JO6])/([.JP1]-[.JO1]))^2" office:value-type="string" office:string-value="" calcext:value-type="error">
            <text:p>#DIV/0!</text:p>
          </table:table-cell>
          <table:table-cell table:formula="of:=0.5*[.JQ12]*(([.JQ6]-[.JP6])/([.JQ1]-[.JP1]))^2" office:value-type="string" office:string-value="" calcext:value-type="error">
            <text:p>#DIV/0!</text:p>
          </table:table-cell>
          <table:table-cell table:formula="of:=0.5*[.JR12]*(([.JR6]-[.JQ6])/([.JR1]-[.JQ1]))^2" office:value-type="string" office:string-value="" calcext:value-type="error">
            <text:p>#DIV/0!</text:p>
          </table:table-cell>
          <table:table-cell table:formula="of:=0.5*[.JS12]*(([.JS6]-[.JR6])/([.JS1]-[.JR1]))^2" office:value-type="string" office:string-value="" calcext:value-type="error">
            <text:p>#DIV/0!</text:p>
          </table:table-cell>
          <table:table-cell table:formula="of:=0.5*[.JT12]*(([.JT6]-[.JS6])/([.JT1]-[.JS1]))^2" office:value-type="string" office:string-value="" calcext:value-type="error">
            <text:p>#DIV/0!</text:p>
          </table:table-cell>
          <table:table-cell table:formula="of:=0.5*[.JU12]*(([.JU6]-[.JT6])/([.JU1]-[.JT1]))^2" office:value-type="string" office:string-value="" calcext:value-type="error">
            <text:p>#DIV/0!</text:p>
          </table:table-cell>
          <table:table-cell table:formula="of:=0.5*[.JV12]*(([.JV6]-[.JU6])/([.JV1]-[.JU1]))^2" office:value-type="string" office:string-value="" calcext:value-type="error">
            <text:p>#DIV/0!</text:p>
          </table:table-cell>
          <table:table-cell table:formula="of:=0.5*[.JW12]*(([.JW6]-[.JV6])/([.JW1]-[.JV1]))^2" office:value-type="string" office:string-value="" calcext:value-type="error">
            <text:p>#DIV/0!</text:p>
          </table:table-cell>
          <table:table-cell table:formula="of:=0.5*[.JX12]*(([.JX6]-[.JW6])/([.JX1]-[.JW1]))^2" office:value-type="string" office:string-value="" calcext:value-type="error">
            <text:p>#DIV/0!</text:p>
          </table:table-cell>
          <table:table-cell table:formula="of:=0.5*[.JY12]*(([.JY6]-[.JX6])/([.JY1]-[.JX1]))^2" office:value-type="string" office:string-value="" calcext:value-type="error">
            <text:p>#DIV/0!</text:p>
          </table:table-cell>
          <table:table-cell table:formula="of:=0.5*[.JZ12]*(([.JZ6]-[.JY6])/([.JZ1]-[.JY1]))^2" office:value-type="string" office:string-value="" calcext:value-type="error">
            <text:p>#DIV/0!</text:p>
          </table:table-cell>
          <table:table-cell table:formula="of:=0.5*[.KA12]*(([.KA6]-[.JZ6])/([.KA1]-[.JZ1]))^2" office:value-type="string" office:string-value="" calcext:value-type="error">
            <text:p>#DIV/0!</text:p>
          </table:table-cell>
          <table:table-cell table:formula="of:=0.5*[.KB12]*(([.KB6]-[.KA6])/([.KB1]-[.KA1]))^2" office:value-type="string" office:string-value="" calcext:value-type="error">
            <text:p>#DIV/0!</text:p>
          </table:table-cell>
          <table:table-cell table:formula="of:=0.5*[.KC12]*(([.KC6]-[.KB6])/([.KC1]-[.KB1]))^2" office:value-type="string" office:string-value="" calcext:value-type="error">
            <text:p>#DIV/0!</text:p>
          </table:table-cell>
          <table:table-cell table:formula="of:=0.5*[.KD12]*(([.KD6]-[.KC6])/([.KD1]-[.KC1]))^2" office:value-type="string" office:string-value="" calcext:value-type="error">
            <text:p>#DIV/0!</text:p>
          </table:table-cell>
          <table:table-cell table:formula="of:=0.5*[.KE12]*(([.KE6]-[.KD6])/([.KE1]-[.KD1]))^2" office:value-type="string" office:string-value="" calcext:value-type="error">
            <text:p>#DIV/0!</text:p>
          </table:table-cell>
          <table:table-cell table:formula="of:=0.5*[.KF12]*(([.KF6]-[.KE6])/([.KF1]-[.KE1]))^2" office:value-type="string" office:string-value="" calcext:value-type="error">
            <text:p>#DIV/0!</text:p>
          </table:table-cell>
          <table:table-cell table:formula="of:=0.5*[.KG12]*(([.KG6]-[.KF6])/([.KG1]-[.KF1]))^2" office:value-type="string" office:string-value="" calcext:value-type="error">
            <text:p>#DIV/0!</text:p>
          </table:table-cell>
          <table:table-cell table:formula="of:=0.5*[.KH12]*(([.KH6]-[.KG6])/([.KH1]-[.KG1]))^2" office:value-type="string" office:string-value="" calcext:value-type="error">
            <text:p>#DIV/0!</text:p>
          </table:table-cell>
          <table:table-cell table:formula="of:=0.5*[.KI12]*(([.KI6]-[.KH6])/([.KI1]-[.KH1]))^2" office:value-type="string" office:string-value="" calcext:value-type="error">
            <text:p>#DIV/0!</text:p>
          </table:table-cell>
          <table:table-cell table:formula="of:=0.5*[.KJ12]*(([.KJ6]-[.KI6])/([.KJ1]-[.KI1]))^2" office:value-type="string" office:string-value="" calcext:value-type="error">
            <text:p>#DIV/0!</text:p>
          </table:table-cell>
          <table:table-cell table:formula="of:=0.5*[.KK12]*(([.KK6]-[.KJ6])/([.KK1]-[.KJ1]))^2" office:value-type="string" office:string-value="" calcext:value-type="error">
            <text:p>#DIV/0!</text:p>
          </table:table-cell>
          <table:table-cell table:formula="of:=0.5*[.KL12]*(([.KL6]-[.KK6])/([.KL1]-[.KK1]))^2" office:value-type="string" office:string-value="" calcext:value-type="error">
            <text:p>#DIV/0!</text:p>
          </table:table-cell>
          <table:table-cell table:formula="of:=0.5*[.KM12]*(([.KM6]-[.KL6])/([.KM1]-[.KL1]))^2" office:value-type="string" office:string-value="" calcext:value-type="error">
            <text:p>#DIV/0!</text:p>
          </table:table-cell>
          <table:table-cell table:formula="of:=0.5*[.KN12]*(([.KN6]-[.KM6])/([.KN1]-[.KM1]))^2" office:value-type="string" office:string-value="" calcext:value-type="error">
            <text:p>#DIV/0!</text:p>
          </table:table-cell>
          <table:table-cell table:formula="of:=0.5*[.KO12]*(([.KO6]-[.KN6])/([.KO1]-[.KN1]))^2" office:value-type="string" office:string-value="" calcext:value-type="error">
            <text:p>#DIV/0!</text:p>
          </table:table-cell>
          <table:table-cell table:formula="of:=0.5*[.KP12]*(([.KP6]-[.KO6])/([.KP1]-[.KO1]))^2" office:value-type="string" office:string-value="" calcext:value-type="error">
            <text:p>#DIV/0!</text:p>
          </table:table-cell>
          <table:table-cell table:formula="of:=0.5*[.KQ12]*(([.KQ6]-[.KP6])/([.KQ1]-[.KP1]))^2" office:value-type="string" office:string-value="" calcext:value-type="error">
            <text:p>#DIV/0!</text:p>
          </table:table-cell>
          <table:table-cell table:formula="of:=0.5*[.KR12]*(([.KR6]-[.KQ6])/([.KR1]-[.KQ1]))^2" office:value-type="string" office:string-value="" calcext:value-type="error">
            <text:p>#DIV/0!</text:p>
          </table:table-cell>
          <table:table-cell table:formula="of:=0.5*[.KS12]*(([.KS6]-[.KR6])/([.KS1]-[.KR1]))^2" office:value-type="string" office:string-value="" calcext:value-type="error">
            <text:p>#DIV/0!</text:p>
          </table:table-cell>
          <table:table-cell table:formula="of:=0.5*[.KT12]*(([.KT6]-[.KS6])/([.KT1]-[.KS1]))^2" office:value-type="string" office:string-value="" calcext:value-type="error">
            <text:p>#DIV/0!</text:p>
          </table:table-cell>
          <table:table-cell table:formula="of:=0.5*[.KU12]*(([.KU6]-[.KT6])/([.KU1]-[.KT1]))^2" office:value-type="string" office:string-value="" calcext:value-type="error">
            <text:p>#DIV/0!</text:p>
          </table:table-cell>
          <table:table-cell table:formula="of:=0.5*[.KV12]*(([.KV6]-[.KU6])/([.KV1]-[.KU1]))^2" office:value-type="string" office:string-value="" calcext:value-type="error">
            <text:p>#DIV/0!</text:p>
          </table:table-cell>
          <table:table-cell table:formula="of:=0.5*[.KW12]*(([.KW6]-[.KV6])/([.KW1]-[.KV1]))^2" office:value-type="string" office:string-value="" calcext:value-type="error">
            <text:p>#DIV/0!</text:p>
          </table:table-cell>
          <table:table-cell table:formula="of:=0.5*[.KX12]*(([.KX6]-[.KW6])/([.KX1]-[.KW1]))^2" office:value-type="string" office:string-value="" calcext:value-type="error">
            <text:p>#DIV/0!</text:p>
          </table:table-cell>
          <table:table-cell table:formula="of:=0.5*[.KY12]*(([.KY6]-[.KX6])/([.KY1]-[.KX1]))^2" office:value-type="string" office:string-value="" calcext:value-type="error">
            <text:p>#DIV/0!</text:p>
          </table:table-cell>
          <table:table-cell table:formula="of:=0.5*[.KZ12]*(([.KZ6]-[.KY6])/([.KZ1]-[.KY1]))^2" office:value-type="string" office:string-value="" calcext:value-type="error">
            <text:p>#DIV/0!</text:p>
          </table:table-cell>
          <table:table-cell table:formula="of:=0.5*[.LA12]*(([.LA6]-[.KZ6])/([.LA1]-[.KZ1]))^2" office:value-type="string" office:string-value="" calcext:value-type="error">
            <text:p>#DIV/0!</text:p>
          </table:table-cell>
          <table:table-cell table:formula="of:=0.5*[.LB12]*(([.LB6]-[.LA6])/([.LB1]-[.LA1]))^2" office:value-type="string" office:string-value="" calcext:value-type="error">
            <text:p>#DIV/0!</text:p>
          </table:table-cell>
          <table:table-cell table:formula="of:=0.5*[.LC12]*(([.LC6]-[.LB6])/([.LC1]-[.LB1]))^2" office:value-type="string" office:string-value="" calcext:value-type="error">
            <text:p>#DIV/0!</text:p>
          </table:table-cell>
          <table:table-cell table:formula="of:=0.5*[.LD12]*(([.LD6]-[.LC6])/([.LD1]-[.LC1]))^2" office:value-type="string" office:string-value="" calcext:value-type="error">
            <text:p>#DIV/0!</text:p>
          </table:table-cell>
          <table:table-cell table:formula="of:=0.5*[.LE12]*(([.LE6]-[.LD6])/([.LE1]-[.LD1]))^2" office:value-type="string" office:string-value="" calcext:value-type="error">
            <text:p>#DIV/0!</text:p>
          </table:table-cell>
          <table:table-cell table:formula="of:=0.5*[.LF12]*(([.LF6]-[.LE6])/([.LF1]-[.LE1]))^2" office:value-type="string" office:string-value="" calcext:value-type="error">
            <text:p>#DIV/0!</text:p>
          </table:table-cell>
          <table:table-cell table:formula="of:=0.5*[.LG12]*(([.LG6]-[.LF6])/([.LG1]-[.LF1]))^2" office:value-type="string" office:string-value="" calcext:value-type="error">
            <text:p>#DIV/0!</text:p>
          </table:table-cell>
          <table:table-cell table:formula="of:=0.5*[.LH12]*(([.LH6]-[.LG6])/([.LH1]-[.LG1]))^2" office:value-type="string" office:string-value="" calcext:value-type="error">
            <text:p>#DIV/0!</text:p>
          </table:table-cell>
          <table:table-cell table:formula="of:=0.5*[.LI12]*(([.LI6]-[.LH6])/([.LI1]-[.LH1]))^2" office:value-type="string" office:string-value="" calcext:value-type="error">
            <text:p>#DIV/0!</text:p>
          </table:table-cell>
          <table:table-cell table:formula="of:=0.5*[.LJ12]*(([.LJ6]-[.LI6])/([.LJ1]-[.LI1]))^2" office:value-type="string" office:string-value="" calcext:value-type="error">
            <text:p>#DIV/0!</text:p>
          </table:table-cell>
          <table:table-cell table:formula="of:=0.5*[.LK12]*(([.LK6]-[.LJ6])/([.LK1]-[.LJ1]))^2" office:value-type="string" office:string-value="" calcext:value-type="error">
            <text:p>#DIV/0!</text:p>
          </table:table-cell>
          <table:table-cell table:formula="of:=0.5*[.LL12]*(([.LL6]-[.LK6])/([.LL1]-[.LK1]))^2" office:value-type="string" office:string-value="" calcext:value-type="error">
            <text:p>#DIV/0!</text:p>
          </table:table-cell>
          <table:table-cell table:formula="of:=0.5*[.LM12]*(([.LM6]-[.LL6])/([.LM1]-[.LL1]))^2" office:value-type="string" office:string-value="" calcext:value-type="error">
            <text:p>#DIV/0!</text:p>
          </table:table-cell>
          <table:table-cell table:formula="of:=0.5*[.LN12]*(([.LN6]-[.LM6])/([.LN1]-[.LM1]))^2" office:value-type="string" office:string-value="" calcext:value-type="error">
            <text:p>#DIV/0!</text:p>
          </table:table-cell>
          <table:table-cell table:formula="of:=0.5*[.LO12]*(([.LO6]-[.LN6])/([.LO1]-[.LN1]))^2" office:value-type="string" office:string-value="" calcext:value-type="error">
            <text:p>#DIV/0!</text:p>
          </table:table-cell>
          <table:table-cell table:formula="of:=0.5*[.LP12]*(([.LP6]-[.LO6])/([.LP1]-[.LO1]))^2" office:value-type="string" office:string-value="" calcext:value-type="error">
            <text:p>#DIV/0!</text:p>
          </table:table-cell>
          <table:table-cell table:formula="of:=0.5*[.LQ12]*(([.LQ6]-[.LP6])/([.LQ1]-[.LP1]))^2" office:value-type="string" office:string-value="" calcext:value-type="error">
            <text:p>#DIV/0!</text:p>
          </table:table-cell>
          <table:table-cell table:formula="of:=0.5*[.LR12]*(([.LR6]-[.LQ6])/([.LR1]-[.LQ1]))^2" office:value-type="string" office:string-value="" calcext:value-type="error">
            <text:p>#DIV/0!</text:p>
          </table:table-cell>
          <table:table-cell table:formula="of:=0.5*[.LS12]*(([.LS6]-[.LR6])/([.LS1]-[.LR1]))^2" office:value-type="string" office:string-value="" calcext:value-type="error">
            <text:p>#DIV/0!</text:p>
          </table:table-cell>
          <table:table-cell table:formula="of:=0.5*[.LT12]*(([.LT6]-[.LS6])/([.LT1]-[.LS1]))^2" office:value-type="string" office:string-value="" calcext:value-type="error">
            <text:p>#DIV/0!</text:p>
          </table:table-cell>
          <table:table-cell table:formula="of:=0.5*[.LU12]*(([.LU6]-[.LT6])/([.LU1]-[.LT1]))^2" office:value-type="string" office:string-value="" calcext:value-type="error">
            <text:p>#DIV/0!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II13])" office:value-type="float" office:value="2.7757057870867" calcext:value-type="float">
            <text:p>2.7757057870867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II14])" office:value-type="float" office:value="1.20438099204117" calcext:value-type="float">
            <text:p>1.20438099204117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3.98008677912787" calcext:value-type="float">
            <text:p>3.98008677912787</text:p>
          </table:table-cell>
          <table:table-cell table:formula="of:=[.B17]+[.C9]" office:value-type="float" office:value="12.4470674556077" calcext:value-type="float">
            <text:p>12.4470674556077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 style:data-style-name="N2" text:time-value="16:42:03.9374695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20:11:20.990507653</dc:date>
    <meta:editing-duration>PT3H13M27S</meta:editing-duration>
    <meta:editing-cycles>3</meta:editing-cycles>
    <meta:generator>LibreOffice/6.4.7.2$Linux_X86_64 LibreOffice_project/40$Build-2</meta:generator>
    <meta:document-statistic meta:table-count="1" meta:cell-count="448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" chart:style-name="ch1">
        <chart:legend chart:legend-position="end" svg:x="13.942cm" svg:y="3.952cm" style:legend-expansion="high" chart:style-name="ch2"/>
        <chart:plot-area chart:style-name="ch3" table:cell-range-address="flatDgaitpad3.B1:flatDgaitpad3.II1 flatDgaitpad3.A13:flatDgaitpad3.AFL14" chart:data-source-has-labels="both" svg:x="0.32cm" svg:y="0.18cm" svg:width="13.302cm" svg:height="8.64cm">
          <chartooo:coordinate-region svg:x="1.232cm" svg:y="0.379cm" svg:width="12.203cm" svg:height="7.794cm"/>
          <chart:axis chart:dimension="x" chart:name="primary-x" chart:style-name="ch4" chartooo:axis-type="auto">
            <chart:categories table:cell-range-address="flatDgaitpad3.B1:flatDgaitpad3.II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latDgaitpad3.B13:flatDgaitpad3.AFL13" chart:label-cell-address="flatDgaitpad3.A13:flatDgaitpad3.A13" chart:class="chart:scatter">
            <chart:domain table:cell-range-address="flatDgaitpad3.B1:flatDgaitpad3.II1"/>
            <chart:data-point chart:repeated="843"/>
          </chart:series>
          <chart:series chart:style-name="ch7" chart:values-cell-range-address="flatDgaitpad3.B14:flatDgaitpad3.AFL14" chart:label-cell-address="flatDgaitpad3.A14:flatDgaitpad3.A14" chart:class="chart:scatter">
            <chart:data-point chart:repeated="8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latDgaitpad3.B1:flatDgaitpad3.II1</svg:desc>
                </draw:g>
              </table:table-cell>
              <table:table-cell office:value-type="float" office:value="0.06671142578125">
                <text:p>0.06671142578125</text:p>
              </table:table-cell>
              <table:table-cell office:value-type="float" office:value="0.133422613143921">
                <text:p>0.133422613143921</text:p>
              </table:table-cell>
              <table:table-cell office:value-type="float" office:value="0.233489513397217">
                <text:p>0.233489513397217</text:p>
              </table:table-cell>
              <table:table-cell office:value-type="float" office:value="0.300200700759888">
                <text:p>0.300200700759888</text:p>
              </table:table-cell>
              <table:table-cell office:value-type="float" office:value="0.400267124176025">
                <text:p>0.400267124176025</text:p>
              </table:table-cell>
              <table:table-cell office:value-type="float" office:value="0.466978311538696">
                <text:p>0.466978311538696</text:p>
              </table:table-cell>
              <table:table-cell office:value-type="float" office:value="0.533689260482788">
                <text:p>0.533689260482788</text:p>
              </table:table-cell>
              <table:table-cell office:value-type="float" office:value="0.633755445480347">
                <text:p>0.633755445480347</text:p>
              </table:table-cell>
              <table:table-cell office:value-type="float" office:value="0.700466156005859">
                <text:p>0.700466156005859</text:p>
              </table:table-cell>
              <table:table-cell office:value-type="float" office:value="0.800532341003418">
                <text:p>0.800532341003418</text:p>
              </table:table-cell>
              <table:table-cell office:value-type="float" office:value="0.867244482040405">
                <text:p>0.867244482040405</text:p>
              </table:table-cell>
              <table:table-cell office:value-type="float" office:value="0.933957815170288">
                <text:p>0.933957815170288</text:p>
              </table:table-cell>
              <table:table-cell office:value-type="float" office:value="1.00067114830017">
                <text:p>1.00067114830017</text:p>
              </table:table-cell>
              <table:table-cell office:value-type="float" office:value="1.06738424301147">
                <text:p>1.06738424301147</text:p>
              </table:table-cell>
              <table:table-cell office:value-type="float" office:value="1.13409781455994">
                <text:p>1.13409781455994</text:p>
              </table:table-cell>
              <table:table-cell office:value-type="float" office:value="1.20081114768982">
                <text:p>1.20081114768982</text:p>
              </table:table-cell>
              <table:table-cell office:value-type="float" office:value="1.30088090896606">
                <text:p>1.30088090896606</text:p>
              </table:table-cell>
              <table:table-cell office:value-type="float" office:value="1.36759400367737">
                <text:p>1.36759400367737</text:p>
              </table:table-cell>
              <table:table-cell office:value-type="float" office:value="1.43430733680725">
                <text:p>1.43430733680725</text:p>
              </table:table-cell>
              <table:table-cell office:value-type="float" office:value="1.50102043151855">
                <text:p>1.50102043151855</text:p>
              </table:table-cell>
              <table:table-cell office:value-type="float" office:value="1.56773376464844">
                <text:p>1.56773376464844</text:p>
              </table:table-cell>
              <table:table-cell office:value-type="float" office:value="1.63444685935974">
                <text:p>1.63444685935974</text:p>
              </table:table-cell>
              <table:table-cell office:value-type="float" office:value="1.70115995407105">
                <text:p>1.70115995407105</text:p>
              </table:table-cell>
              <table:table-cell office:value-type="float" office:value="1.76787281036377">
                <text:p>1.76787281036377</text:p>
              </table:table-cell>
              <table:table-cell office:value-type="float" office:value="1.83458590507507">
                <text:p>1.83458590507507</text:p>
              </table:table-cell>
              <table:table-cell office:value-type="float" office:value="1.93464851379395">
                <text:p>1.93464851379395</text:p>
              </table:table-cell>
              <table:table-cell office:value-type="float" office:value="2.00135684013367">
                <text:p>2.00135684013367</text:p>
              </table:table-cell>
              <table:table-cell office:value-type="float" office:value="2.03471088409424">
                <text:p>2.03471088409424</text:p>
              </table:table-cell>
              <table:table-cell office:value-type="float" office:value="2.10141897201538">
                <text:p>2.10141897201538</text:p>
              </table:table-cell>
              <table:table-cell office:value-type="float" office:value="2.16812705993652">
                <text:p>2.16812705993652</text:p>
              </table:table-cell>
              <table:table-cell office:value-type="float" office:value="2.23483490943909">
                <text:p>2.23483490943909</text:p>
              </table:table-cell>
              <table:table-cell office:value-type="float" office:value="2.33489656448364">
                <text:p>2.33489656448364</text:p>
              </table:table-cell>
              <table:table-cell office:value-type="float" office:value="2.40160417556763">
                <text:p>2.40160417556763</text:p>
              </table:table-cell>
              <table:table-cell office:value-type="float" office:value="2.50166535377502">
                <text:p>2.50166535377502</text:p>
              </table:table-cell>
              <table:table-cell office:value-type="float" office:value="2.60172653198242">
                <text:p>2.60172653198242</text:p>
              </table:table-cell>
              <table:table-cell office:value-type="float" office:value="2.70178747177124">
                <text:p>2.70178747177124</text:p>
              </table:table-cell>
              <table:table-cell office:value-type="float" office:value="2.76849436759949">
                <text:p>2.76849436759949</text:p>
              </table:table-cell>
              <table:table-cell office:value-type="float" office:value="2.86855578422546">
                <text:p>2.86855578422546</text:p>
              </table:table-cell>
              <table:table-cell office:value-type="float" office:value="2.93526411056519">
                <text:p>2.93526411056519</text:p>
              </table:table-cell>
              <table:table-cell office:value-type="float" office:value="3.00197267532349">
                <text:p>3.00197267532349</text:p>
              </table:table-cell>
              <table:table-cell office:value-type="float" office:value="3.10203528404236">
                <text:p>3.10203528404236</text:p>
              </table:table-cell>
              <table:table-cell office:value-type="float" office:value="3.1687433719635">
                <text:p>3.1687433719635</text:p>
              </table:table-cell>
              <table:table-cell office:value-type="float" office:value="3.23545145988464">
                <text:p>3.23545145988464</text:p>
              </table:table-cell>
              <table:table-cell office:value-type="float" office:value="3.50228309631348">
                <text:p>3.50228309631348</text:p>
              </table:table-cell>
              <table:table-cell office:value-type="float" office:value="3.56899046897888">
                <text:p>3.56899046897888</text:p>
              </table:table-cell>
              <table:table-cell office:value-type="float" office:value="3.63569808006287">
                <text:p>3.63569808006287</text:p>
              </table:table-cell>
              <table:table-cell office:value-type="float" office:value="3.76911282539368">
                <text:p>3.76911282539368</text:p>
              </table:table-cell>
              <table:table-cell office:value-type="float" office:value="3.86917948722839">
                <text:p>3.86917948722839</text:p>
              </table:table-cell>
              <table:table-cell office:value-type="float" office:value="3.96924924850464">
                <text:p>3.96924924850464</text:p>
              </table:table-cell>
              <table:table-cell office:value-type="float" office:value="4.16938877105713">
                <text:p>4.16938877105713</text:p>
              </table:table-cell>
              <table:table-cell office:value-type="float" office:value="4.40288424491882">
                <text:p>4.40288424491882</text:p>
              </table:table-cell>
              <table:table-cell office:value-type="float" office:value="4.50295376777649">
                <text:p>4.50295376777649</text:p>
              </table:table-cell>
              <table:table-cell office:value-type="float" office:value="4.56966662406921">
                <text:p>4.56966662406921</text:p>
              </table:table-cell>
              <table:table-cell office:value-type="float" office:value="4.6697359085083">
                <text:p>4.6697359085083</text:p>
              </table:table-cell>
              <table:table-cell office:value-type="float" office:value="5.17006254196167">
                <text:p>5.17006254196167</text:p>
              </table:table-cell>
              <table:table-cell office:value-type="float" office:value="5.23677158355713">
                <text:p>5.23677158355713</text:p>
              </table:table-cell>
              <table:table-cell office:value-type="float" office:value="5.33683490753174">
                <text:p>5.33683490753174</text:p>
              </table:table-cell>
              <table:table-cell office:value-type="float" office:value="5.40354371070862">
                <text:p>5.40354371070862</text:p>
              </table:table-cell>
              <table:table-cell office:value-type="float" office:value="5.50360703468323">
                <text:p>5.50360703468323</text:p>
              </table:table-cell>
              <table:table-cell office:value-type="float" office:value="5.57031536102295">
                <text:p>5.57031536102295</text:p>
              </table:table-cell>
              <table:table-cell office:value-type="float" office:value="5.63702416419983">
                <text:p>5.63702416419983</text:p>
              </table:table-cell>
              <table:table-cell office:value-type="float" office:value="5.70373272895813">
                <text:p>5.70373272895813</text:p>
              </table:table-cell>
              <table:table-cell office:value-type="float" office:value="5.87051010131836">
                <text:p>5.87051010131836</text:p>
              </table:table-cell>
              <table:table-cell office:value-type="float" office:value="5.93722462654114">
                <text:p>5.93722462654114</text:p>
              </table:table-cell>
              <table:table-cell office:value-type="float" office:value="6.30415534973145">
                <text:p>6.30415534973145</text:p>
              </table:table-cell>
              <table:table-cell office:value-type="float" office:value="6.37086987495422">
                <text:p>6.37086987495422</text:p>
              </table:table-cell>
              <table:table-cell office:value-type="float" office:value="6.47094202041626">
                <text:p>6.47094202041626</text:p>
              </table:table-cell>
              <table:table-cell office:value-type="float" office:value="6.53765654563904">
                <text:p>6.53765654563904</text:p>
              </table:table-cell>
              <table:table-cell office:value-type="float" office:value="6.6377284526825">
                <text:p>6.6377284526825</text:p>
              </table:table-cell>
              <table:table-cell office:value-type="float" office:value="6.73780059814453">
                <text:p>6.73780059814453</text:p>
              </table:table-cell>
              <table:table-cell office:value-type="float" office:value="6.87123084068298">
                <text:p>6.87123084068298</text:p>
              </table:table-cell>
              <table:table-cell office:value-type="float" office:value="6.97130417823792">
                <text:p>6.97130417823792</text:p>
              </table:table-cell>
              <table:table-cell office:value-type="float" office:value="7.20480895042419">
                <text:p>7.20480895042419</text:p>
              </table:table-cell>
              <table:table-cell office:value-type="float" office:value="7.27152442932129">
                <text:p>7.27152442932129</text:p>
              </table:table-cell>
              <table:table-cell office:value-type="float" office:value="7.70517539978027">
                <text:p>7.70517539978027</text:p>
              </table:table-cell>
              <table:table-cell office:value-type="float" office:value="7.73853302001953">
                <text:p>7.73853302001953</text:p>
              </table:table-cell>
              <table:table-cell office:value-type="float" office:value="7.80524826049805">
                <text:p>7.80524826049805</text:p>
              </table:table-cell>
              <table:table-cell office:value-type="float" office:value="7.87195897102356">
                <text:p>7.87195897102356</text:p>
              </table:table-cell>
              <table:table-cell office:value-type="float" office:value="7.93866920471191">
                <text:p>7.93866920471191</text:p>
              </table:table-cell>
              <table:table-cell office:value-type="float" office:value="8.00537967681885">
                <text:p>8.00537967681885</text:p>
              </table:table-cell>
              <table:table-cell office:value-type="float" office:value="8.10544514656067">
                <text:p>8.10544514656067</text:p>
              </table:table-cell>
              <table:table-cell office:value-type="float" office:value="8.20551061630249">
                <text:p>8.20551061630249</text:p>
              </table:table-cell>
              <table:table-cell office:value-type="float" office:value="8.27222084999085">
                <text:p>8.27222084999085</text:p>
              </table:table-cell>
              <table:table-cell office:value-type="float" office:value="8.43899583816528">
                <text:p>8.43899583816528</text:p>
              </table:table-cell>
              <table:table-cell office:value-type="float" office:value="8.77254486083984">
                <text:p>8.77254486083984</text:p>
              </table:table-cell>
              <table:table-cell office:value-type="float" office:value="8.90597558021545">
                <text:p>8.90597558021545</text:p>
              </table:table-cell>
              <table:table-cell office:value-type="float" office:value="9.07276821136475">
                <text:p>9.07276821136475</text:p>
              </table:table-cell>
              <table:table-cell office:value-type="float" office:value="9.17284369468689">
                <text:p>9.17284369468689</text:p>
              </table:table-cell>
              <table:table-cell office:value-type="float" office:value="9.23956084251404">
                <text:p>9.23956084251404</text:p>
              </table:table-cell>
              <table:table-cell office:value-type="float" office:value="9.43971228599548">
                <text:p>9.43971228599548</text:p>
              </table:table-cell>
              <table:table-cell office:value-type="float" office:value="9.70658111572266">
                <text:p>9.70658111572266</text:p>
              </table:table-cell>
              <table:table-cell office:value-type="float" office:value="9.77329802513123">
                <text:p>9.77329802513123</text:p>
              </table:table-cell>
              <table:table-cell office:value-type="float" office:value="9.84001326560974">
                <text:p>9.84001326560974</text:p>
              </table:table-cell>
              <table:table-cell office:value-type="float" office:value="10.140207529068">
                <text:p>10.140207529068</text:p>
              </table:table-cell>
              <table:table-cell office:value-type="float" office:value="10.3403363227844">
                <text:p>10.3403363227844</text:p>
              </table:table-cell>
              <table:table-cell office:value-type="float" office:value="10.4404003620148">
                <text:p>10.4404003620148</text:p>
              </table:table-cell>
              <table:table-cell office:value-type="float" office:value="10.5071096420288">
                <text:p>10.5071096420288</text:p>
              </table:table-cell>
              <table:table-cell office:value-type="float" office:value="10.5738189220428">
                <text:p>10.5738189220428</text:p>
              </table:table-cell>
              <table:table-cell office:value-type="float" office:value="10.6738822460175">
                <text:p>10.6738822460175</text:p>
              </table:table-cell>
              <table:table-cell office:value-type="float" office:value="10.7405912876129">
                <text:p>10.7405912876129</text:p>
              </table:table-cell>
              <table:table-cell office:value-type="float" office:value="10.8073000907898">
                <text:p>10.8073000907898</text:p>
              </table:table-cell>
              <table:table-cell office:value-type="float" office:value="10.8740181922913">
                <text:p>10.8740181922913</text:p>
              </table:table-cell>
              <table:table-cell office:value-type="float" office:value="10.9407453536987">
                <text:p>10.9407453536987</text:p>
              </table:table-cell>
              <table:table-cell office:value-type="float" office:value="11.107565164566">
                <text:p>11.107565164566</text:p>
              </table:table-cell>
              <table:table-cell office:value-type="float" office:value="11.1742939949036">
                <text:p>11.1742939949036</text:p>
              </table:table-cell>
              <table:table-cell office:value-type="float" office:value="11.2410230636597">
                <text:p>11.2410230636597</text:p>
              </table:table-cell>
              <table:table-cell office:value-type="float" office:value="11.3077523708344">
                <text:p>11.3077523708344</text:p>
              </table:table-cell>
              <table:table-cell office:value-type="float" office:value="11.40784740448">
                <text:p>11.40784740448</text:p>
              </table:table-cell>
              <table:table-cell office:value-type="float" office:value="11.4745779037476">
                <text:p>11.4745779037476</text:p>
              </table:table-cell>
              <table:table-cell office:value-type="float" office:value="11.5413086414337">
                <text:p>11.5413086414337</text:p>
              </table:table-cell>
              <table:table-cell office:value-type="float" office:value="11.608039855957">
                <text:p>11.608039855957</text:p>
              </table:table-cell>
              <table:table-cell office:value-type="float" office:value="11.708137512207">
                <text:p>11.708137512207</text:p>
              </table:table-cell>
              <table:table-cell office:value-type="float" office:value="11.9083154201508">
                <text:p>11.9083154201508</text:p>
              </table:table-cell>
              <table:table-cell office:value-type="float" office:value="12.1418128013611">
                <text:p>12.1418128013611</text:p>
              </table:table-cell>
              <table:table-cell office:value-type="float" office:value="12.2418828010559">
                <text:p>12.2418828010559</text:p>
              </table:table-cell>
              <table:table-cell office:value-type="float" office:value="12.3419532775879">
                <text:p>12.3419532775879</text:p>
              </table:table-cell>
              <table:table-cell office:value-type="float" office:value="12.4086666107178">
                <text:p>12.4086666107178</text:p>
              </table:table-cell>
              <table:table-cell office:value-type="float" office:value="12.7755901813507">
                <text:p>12.7755901813507</text:p>
              </table:table-cell>
              <table:table-cell office:value-type="float" office:value="12.8423035144806">
                <text:p>12.8423035144806</text:p>
              </table:table-cell>
              <table:table-cell office:value-type="float" office:value="12.942400932312">
                <text:p>12.942400932312</text:p>
              </table:table-cell>
              <table:table-cell office:value-type="float" office:value="13.0091328620911">
                <text:p>13.0091328620911</text:p>
              </table:table-cell>
              <table:table-cell office:value-type="float" office:value="13.0758647918701">
                <text:p>13.0758647918701</text:p>
              </table:table-cell>
              <table:table-cell office:value-type="float" office:value="13.1425971984863">
                <text:p>13.1425971984863</text:p>
              </table:table-cell>
              <table:table-cell office:value-type="float" office:value="13.2426958084106">
                <text:p>13.2426958084106</text:p>
              </table:table-cell>
              <table:table-cell office:value-type="float" office:value="13.3427951335907">
                <text:p>13.3427951335907</text:p>
              </table:table-cell>
              <table:table-cell office:value-type="float" office:value="13.4095282554626">
                <text:p>13.4095282554626</text:p>
              </table:table-cell>
              <table:table-cell office:value-type="float" office:value="13.4762616157532">
                <text:p>13.4762616157532</text:p>
              </table:table-cell>
              <table:table-cell office:value-type="float" office:value="13.7765636444092">
                <text:p>13.7765636444092</text:p>
              </table:table-cell>
              <table:table-cell office:value-type="float" office:value="14.0434265136719">
                <text:p>14.0434265136719</text:p>
              </table:table-cell>
              <table:table-cell office:value-type="float" office:value="14.1101357936859">
                <text:p>14.1101357936859</text:p>
              </table:table-cell>
              <table:table-cell office:value-type="float" office:value="14.1768450737">
                <text:p>14.1768450737</text:p>
              </table:table-cell>
              <table:table-cell office:value-type="float" office:value="14.243554353714">
                <text:p>14.243554353714</text:p>
              </table:table-cell>
              <table:table-cell office:value-type="float" office:value="14.4770359992981">
                <text:p>14.4770359992981</text:p>
              </table:table-cell>
              <table:table-cell office:value-type="float" office:value="14.6438081264496">
                <text:p>14.6438081264496</text:p>
              </table:table-cell>
              <table:table-cell office:value-type="float" office:value="14.7105166912079">
                <text:p>14.7105166912079</text:p>
              </table:table-cell>
              <table:table-cell office:value-type="float" office:value="14.8105795383453">
                <text:p>14.8105795383453</text:p>
              </table:table-cell>
              <table:table-cell office:value-type="float" office:value="14.8772900104523">
                <text:p>14.8772900104523</text:p>
              </table:table-cell>
              <table:table-cell office:value-type="float" office:value="14.9773581027985">
                <text:p>14.9773581027985</text:p>
              </table:table-cell>
              <table:table-cell office:value-type="float" office:value="15.3109185695648">
                <text:p>15.3109185695648</text:p>
              </table:table-cell>
              <table:table-cell office:value-type="float" office:value="15.3776304721832">
                <text:p>15.3776304721832</text:p>
              </table:table-cell>
              <table:table-cell office:value-type="float" office:value="15.4776983261108">
                <text:p>15.4776983261108</text:p>
              </table:table-cell>
              <table:table-cell office:value-type="float" office:value="15.5444102287292">
                <text:p>15.5444102287292</text:p>
              </table:table-cell>
              <table:table-cell office:value-type="float" office:value="15.6111221313477">
                <text:p>15.6111221313477</text:p>
              </table:table-cell>
              <table:table-cell office:value-type="float" office:value="15.6778337955475">
                <text:p>15.6778337955475</text:p>
              </table:table-cell>
              <table:table-cell office:value-type="float" office:value="15.7445456981659">
                <text:p>15.7445456981659</text:p>
              </table:table-cell>
              <table:table-cell office:value-type="float" office:value="15.8112573623657">
                <text:p>15.8112573623657</text:p>
              </table:table-cell>
              <table:table-cell office:value-type="float" office:value="15.877968788147">
                <text:p>15.877968788147</text:p>
              </table:table-cell>
              <table:table-cell office:value-type="float" office:value="15.9446794986725">
                <text:p>15.9446794986725</text:p>
              </table:table-cell>
              <table:table-cell office:value-type="float" office:value="16.04474568367">
                <text:p>16.04474568367</text:p>
              </table:table-cell>
              <table:table-cell office:value-type="float" office:value="16.1114563941956">
                <text:p>16.1114563941956</text:p>
              </table:table-cell>
              <table:table-cell office:value-type="float" office:value="16.2782328128815">
                <text:p>16.2782328128815</text:p>
              </table:table-cell>
              <table:table-cell office:value-type="float" office:value="16.3449430465698">
                <text:p>16.3449430465698</text:p>
              </table:table-cell>
              <table:table-cell office:value-type="float" office:value="16.4783637523651">
                <text:p>16.4783637523651</text:p>
              </table:table-cell>
              <table:table-cell office:value-type="float" office:value="16.5450739860535">
                <text:p>16.5450739860535</text:p>
              </table:table-cell>
              <table:table-cell office:value-type="float" office:value="16.6117844581604">
                <text:p>16.6117844581604</text:p>
              </table:table-cell>
              <table:table-cell office:value-type="float" office:value="16.6784944534302">
                <text:p>16.6784944534302</text:p>
              </table:table-cell>
              <table:table-cell office:value-type="float" office:value="16.7452046871185">
                <text:p>16.7452046871185</text:p>
              </table:table-cell>
              <table:table-cell office:value-type="float" office:value="16.8452699184418">
                <text:p>16.8452699184418</text:p>
              </table:table-cell>
              <table:table-cell office:value-type="float" office:value="17.0454053878784">
                <text:p>17.0454053878784</text:p>
              </table:table-cell>
              <table:table-cell office:value-type="float" office:value="17.1121170520782">
                <text:p>17.1121170520782</text:p>
              </table:table-cell>
              <table:table-cell office:value-type="float" office:value="17.3122520446777">
                <text:p>17.3122520446777</text:p>
              </table:table-cell>
              <table:table-cell office:value-type="float" office:value="17.3789637088776">
                <text:p>17.3789637088776</text:p>
              </table:table-cell>
              <table:table-cell office:value-type="float" office:value="17.4456751346588">
                <text:p>17.4456751346588</text:p>
              </table:table-cell>
              <table:table-cell office:value-type="float" office:value="17.5123867988586">
                <text:p>17.5123867988586</text:p>
              </table:table-cell>
              <table:table-cell office:value-type="float" office:value="17.9126536846161">
                <text:p>17.9126536846161</text:p>
              </table:table-cell>
              <table:table-cell office:value-type="float" office:value="17.9793632030487">
                <text:p>17.9793632030487</text:p>
              </table:table-cell>
              <table:table-cell office:value-type="float" office:value="18.0460724830627">
                <text:p>18.0460724830627</text:p>
              </table:table-cell>
              <table:table-cell office:value-type="float" office:value="18.1127820014954">
                <text:p>18.1127820014954</text:p>
              </table:table-cell>
              <table:table-cell office:value-type="float" office:value="18.1794912815094">
                <text:p>18.1794912815094</text:p>
              </table:table-cell>
              <table:table-cell office:value-type="float" office:value="18.2462005615234">
                <text:p>18.2462005615234</text:p>
              </table:table-cell>
              <table:table-cell office:value-type="float" office:value="18.3129096031189">
                <text:p>18.3129096031189</text:p>
              </table:table-cell>
              <table:table-cell office:value-type="float" office:value="18.3796186447144">
                <text:p>18.3796186447144</text:p>
              </table:table-cell>
              <table:table-cell office:value-type="float" office:value="18.4463274478912">
                <text:p>18.4463274478912</text:p>
              </table:table-cell>
              <table:table-cell office:value-type="float" office:value="18.5130364894867">
                <text:p>18.5130364894867</text:p>
              </table:table-cell>
              <table:table-cell office:value-type="float" office:value="18.6130993366241">
                <text:p>18.6130993366241</text:p>
              </table:table-cell>
              <table:table-cell office:value-type="float" office:value="18.679808139801">
                <text:p>18.679808139801</text:p>
              </table:table-cell>
              <table:table-cell office:value-type="float" office:value="18.7465167045593">
                <text:p>18.7465167045593</text:p>
              </table:table-cell>
              <table:table-cell office:value-type="float" office:value="18.813225030899">
                <text:p>18.813225030899</text:p>
              </table:table-cell>
              <table:table-cell office:value-type="float" office:value="18.8799338340759">
                <text:p>18.8799338340759</text:p>
              </table:table-cell>
              <table:table-cell office:value-type="float" office:value="18.9799978733063">
                <text:p>18.9799978733063</text:p>
              </table:table-cell>
              <table:table-cell office:value-type="float" office:value="19.0467071533203">
                <text:p>19.0467071533203</text:p>
              </table:table-cell>
              <table:table-cell office:value-type="float" office:value="19.1467704772949">
                <text:p>19.1467704772949</text:p>
              </table:table-cell>
              <table:table-cell office:value-type="float" office:value="19.1801249980927">
                <text:p>19.1801249980927</text:p>
              </table:table-cell>
              <table:table-cell office:value-type="float" office:value="19.2801883220673">
                <text:p>19.2801883220673</text:p>
              </table:table-cell>
              <table:table-cell office:value-type="float" office:value="19.3468971252441">
                <text:p>19.3468971252441</text:p>
              </table:table-cell>
              <table:table-cell office:value-type="float" office:value="19.4136056900024">
                <text:p>19.4136056900024</text:p>
              </table:table-cell>
              <table:table-cell office:value-type="float" office:value="19.4803142547607">
                <text:p>19.4803142547607</text:p>
              </table:table-cell>
              <table:table-cell office:value-type="float" office:value="19.547022819519">
                <text:p>19.547022819519</text:p>
              </table:table-cell>
              <table:table-cell office:value-type="float" office:value="19.6137311458588">
                <text:p>19.6137311458588</text:p>
              </table:table-cell>
              <table:table-cell office:value-type="float" office:value="19.6804394721985">
                <text:p>19.6804394721985</text:p>
              </table:table-cell>
              <table:table-cell office:value-type="float" office:value="19.7471477985382">
                <text:p>19.7471477985382</text:p>
              </table:table-cell>
              <table:table-cell office:value-type="float" office:value="19.7805018424988">
                <text:p>19.7805018424988</text:p>
              </table:table-cell>
              <table:table-cell office:value-type="float" office:value="19.8472135066986">
                <text:p>19.8472135066986</text:p>
              </table:table-cell>
              <table:table-cell office:value-type="float" office:value="19.9139287471771">
                <text:p>19.9139287471771</text:p>
              </table:table-cell>
              <table:table-cell office:value-type="float" office:value="19.9806439876556">
                <text:p>19.9806439876556</text:p>
              </table:table-cell>
              <table:table-cell office:value-type="float" office:value="20.0473594665527">
                <text:p>20.0473594665527</text:p>
              </table:table-cell>
              <table:table-cell office:value-type="float" office:value="20.1140747070312">
                <text:p>20.1140747070312</text:p>
              </table:table-cell>
              <table:table-cell office:value-type="float" office:value="20.1474323272705">
                <text:p>20.1474323272705</text:p>
              </table:table-cell>
              <table:table-cell office:value-type="float" office:value="20.2141480445862">
                <text:p>20.2141480445862</text:p>
              </table:table-cell>
              <table:table-cell office:value-type="float" office:value="20.2808632850647">
                <text:p>20.2808632850647</text:p>
              </table:table-cell>
              <table:table-cell office:value-type="float" office:value="20.3475787639618">
                <text:p>20.3475787639618</text:p>
              </table:table-cell>
              <table:table-cell office:value-type="float" office:value="20.4142942428589">
                <text:p>20.4142942428589</text:p>
              </table:table-cell>
              <table:table-cell office:value-type="float" office:value="20.5143673419952">
                <text:p>20.5143673419952</text:p>
              </table:table-cell>
              <table:table-cell office:value-type="float" office:value="20.5810828208923">
                <text:p>20.5810828208923</text:p>
              </table:table-cell>
              <table:table-cell office:value-type="float" office:value="20.6477982997894">
                <text:p>20.6477982997894</text:p>
              </table:table-cell>
              <table:table-cell office:value-type="float" office:value="20.7145137786865">
                <text:p>20.7145137786865</text:p>
              </table:table-cell>
              <table:table-cell office:value-type="float" office:value="20.7812292575836">
                <text:p>20.7812292575836</text:p>
              </table:table-cell>
              <table:table-cell office:value-type="float" office:value="20.8479437828064">
                <text:p>20.8479437828064</text:p>
              </table:table-cell>
              <table:table-cell office:value-type="float" office:value="20.9146625995636">
                <text:p>20.9146625995636</text:p>
              </table:table-cell>
              <table:table-cell office:value-type="float" office:value="20.9813816547394">
                <text:p>20.9813816547394</text:p>
              </table:table-cell>
              <table:table-cell office:value-type="float" office:value="21.0814597606659">
                <text:p>21.0814597606659</text:p>
              </table:table-cell>
              <table:table-cell office:value-type="float" office:value="21.1481788158417">
                <text:p>21.1481788158417</text:p>
              </table:table-cell>
              <table:table-cell office:value-type="float" office:value="21.2482571601868">
                <text:p>21.2482571601868</text:p>
              </table:table-cell>
              <table:table-cell office:value-type="float" office:value="21.3149762153625">
                <text:p>21.3149762153625</text:p>
              </table:table-cell>
              <table:table-cell office:value-type="float" office:value="21.3816950321198">
                <text:p>21.3816950321198</text:p>
              </table:table-cell>
              <table:table-cell office:value-type="float" office:value="21.4484143257141">
                <text:p>21.4484143257141</text:p>
              </table:table-cell>
              <table:table-cell office:value-type="float" office:value="21.5151333808899">
                <text:p>21.5151333808899</text:p>
              </table:table-cell>
              <table:table-cell office:value-type="float" office:value="21.5818524360657">
                <text:p>21.5818524360657</text:p>
              </table:table-cell>
              <table:table-cell office:value-type="float" office:value="21.6819312572479">
                <text:p>21.6819312572479</text:p>
              </table:table-cell>
              <table:table-cell office:value-type="float" office:value="21.7486503124237">
                <text:p>21.7486503124237</text:p>
              </table:table-cell>
              <table:table-cell office:value-type="float" office:value="21.8153696060181">
                <text:p>21.8153696060181</text:p>
              </table:table-cell>
              <table:table-cell office:value-type="float" office:value="21.882084608078">
                <text:p>21.882084608078</text:p>
              </table:table-cell>
              <table:table-cell office:value-type="float" office:value="21.9487953186035">
                <text:p>21.9487953186035</text:p>
              </table:table-cell>
              <table:table-cell office:value-type="float" office:value="22.0155057907104">
                <text:p>22.0155057907104</text:p>
              </table:table-cell>
              <table:table-cell office:value-type="float" office:value="22.082216501236">
                <text:p>22.082216501236</text:p>
              </table:table-cell>
              <table:table-cell office:value-type="float" office:value="22.1489272117615">
                <text:p>22.1489272117615</text:p>
              </table:table-cell>
              <table:table-cell office:value-type="float" office:value="22.215637922287">
                <text:p>22.215637922287</text:p>
              </table:table-cell>
              <table:table-cell office:value-type="float" office:value="22.2823483943939">
                <text:p>22.2823483943939</text:p>
              </table:table-cell>
              <table:table-cell office:value-type="float" office:value="22.3490588665009">
                <text:p>22.3490588665009</text:p>
              </table:table-cell>
              <table:table-cell office:value-type="float" office:value="22.4157693386078">
                <text:p>22.4157693386078</text:p>
              </table:table-cell>
              <table:table-cell office:value-type="float" office:value="22.4824798107147">
                <text:p>22.4824798107147</text:p>
              </table:table-cell>
              <table:table-cell office:value-type="float" office:value="22.5491902828217">
                <text:p>22.5491902828217</text:p>
              </table:table-cell>
              <table:table-cell office:value-type="float" office:value="22.61590051651">
                <text:p>22.61590051651</text:p>
              </table:table-cell>
              <table:table-cell office:value-type="float" office:value="22.6826107501984">
                <text:p>22.6826107501984</text:p>
              </table:table-cell>
              <table:table-cell office:value-type="float" office:value="22.7493207454681">
                <text:p>22.7493207454681</text:p>
              </table:table-cell>
              <table:table-cell office:value-type="float" office:value="22.84938621521">
                <text:p>22.84938621521</text:p>
              </table:table-cell>
              <table:table-cell office:value-type="float" office:value="22.9161117076874">
                <text:p>22.9161117076874</text:p>
              </table:table-cell>
              <table:table-cell office:value-type="float" office:value="22.9828374385834">
                <text:p>22.9828374385834</text:p>
              </table:table-cell>
              <table:table-cell office:value-type="float" office:value="23.0495631694794">
                <text:p>23.0495631694794</text:p>
              </table:table-cell>
              <table:table-cell office:value-type="float" office:value="23.1162891387939">
                <text:p>23.1162891387939</text:p>
              </table:table-cell>
              <table:table-cell office:value-type="float" office:value="23.1830153465271">
                <text:p>23.1830153465271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latDgaitpad3.B1:flatDgaitpad3.II1</svg:desc>
                </draw:g>
              </table:table-cell>
              <table:table-cell office:value-type="float" office:value="0.06671142578125">
                <text:p>0.06671142578125</text:p>
              </table:table-cell>
              <table:table-cell office:value-type="float" office:value="0.133422613143921">
                <text:p>0.133422613143921</text:p>
              </table:table-cell>
              <table:table-cell office:value-type="float" office:value="0.233489513397217">
                <text:p>0.233489513397217</text:p>
              </table:table-cell>
              <table:table-cell office:value-type="float" office:value="0.300200700759888">
                <text:p>0.300200700759888</text:p>
              </table:table-cell>
              <table:table-cell office:value-type="float" office:value="0.400267124176025">
                <text:p>0.400267124176025</text:p>
              </table:table-cell>
              <table:table-cell office:value-type="float" office:value="0.466978311538696">
                <text:p>0.466978311538696</text:p>
              </table:table-cell>
              <table:table-cell office:value-type="float" office:value="0.533689260482788">
                <text:p>0.533689260482788</text:p>
              </table:table-cell>
              <table:table-cell office:value-type="float" office:value="0.633755445480347">
                <text:p>0.633755445480347</text:p>
              </table:table-cell>
              <table:table-cell office:value-type="float" office:value="0.700466156005859">
                <text:p>0.700466156005859</text:p>
              </table:table-cell>
              <table:table-cell office:value-type="float" office:value="0.800532341003418">
                <text:p>0.800532341003418</text:p>
              </table:table-cell>
              <table:table-cell office:value-type="float" office:value="0.867244482040405">
                <text:p>0.867244482040405</text:p>
              </table:table-cell>
              <table:table-cell office:value-type="float" office:value="0.933957815170288">
                <text:p>0.933957815170288</text:p>
              </table:table-cell>
              <table:table-cell office:value-type="float" office:value="1.00067114830017">
                <text:p>1.00067114830017</text:p>
              </table:table-cell>
              <table:table-cell office:value-type="float" office:value="1.06738424301147">
                <text:p>1.06738424301147</text:p>
              </table:table-cell>
              <table:table-cell office:value-type="float" office:value="1.13409781455994">
                <text:p>1.13409781455994</text:p>
              </table:table-cell>
              <table:table-cell office:value-type="float" office:value="1.20081114768982">
                <text:p>1.20081114768982</text:p>
              </table:table-cell>
              <table:table-cell office:value-type="float" office:value="1.30088090896606">
                <text:p>1.30088090896606</text:p>
              </table:table-cell>
              <table:table-cell office:value-type="float" office:value="1.36759400367737">
                <text:p>1.36759400367737</text:p>
              </table:table-cell>
              <table:table-cell office:value-type="float" office:value="1.43430733680725">
                <text:p>1.43430733680725</text:p>
              </table:table-cell>
              <table:table-cell office:value-type="float" office:value="1.50102043151855">
                <text:p>1.50102043151855</text:p>
              </table:table-cell>
              <table:table-cell office:value-type="float" office:value="1.56773376464844">
                <text:p>1.56773376464844</text:p>
              </table:table-cell>
              <table:table-cell office:value-type="float" office:value="1.63444685935974">
                <text:p>1.63444685935974</text:p>
              </table:table-cell>
              <table:table-cell office:value-type="float" office:value="1.70115995407105">
                <text:p>1.70115995407105</text:p>
              </table:table-cell>
              <table:table-cell office:value-type="float" office:value="1.76787281036377">
                <text:p>1.76787281036377</text:p>
              </table:table-cell>
              <table:table-cell office:value-type="float" office:value="1.83458590507507">
                <text:p>1.83458590507507</text:p>
              </table:table-cell>
              <table:table-cell office:value-type="float" office:value="1.93464851379395">
                <text:p>1.93464851379395</text:p>
              </table:table-cell>
              <table:table-cell office:value-type="float" office:value="2.00135684013367">
                <text:p>2.00135684013367</text:p>
              </table:table-cell>
              <table:table-cell office:value-type="float" office:value="2.03471088409424">
                <text:p>2.03471088409424</text:p>
              </table:table-cell>
              <table:table-cell office:value-type="float" office:value="2.10141897201538">
                <text:p>2.10141897201538</text:p>
              </table:table-cell>
              <table:table-cell office:value-type="float" office:value="2.16812705993652">
                <text:p>2.16812705993652</text:p>
              </table:table-cell>
              <table:table-cell office:value-type="float" office:value="2.23483490943909">
                <text:p>2.23483490943909</text:p>
              </table:table-cell>
              <table:table-cell office:value-type="float" office:value="2.33489656448364">
                <text:p>2.33489656448364</text:p>
              </table:table-cell>
              <table:table-cell office:value-type="float" office:value="2.40160417556763">
                <text:p>2.40160417556763</text:p>
              </table:table-cell>
              <table:table-cell office:value-type="float" office:value="2.50166535377502">
                <text:p>2.50166535377502</text:p>
              </table:table-cell>
              <table:table-cell office:value-type="float" office:value="2.60172653198242">
                <text:p>2.60172653198242</text:p>
              </table:table-cell>
              <table:table-cell office:value-type="float" office:value="2.70178747177124">
                <text:p>2.70178747177124</text:p>
              </table:table-cell>
              <table:table-cell office:value-type="float" office:value="2.76849436759949">
                <text:p>2.76849436759949</text:p>
              </table:table-cell>
              <table:table-cell office:value-type="float" office:value="2.86855578422546">
                <text:p>2.86855578422546</text:p>
              </table:table-cell>
              <table:table-cell office:value-type="float" office:value="2.93526411056519">
                <text:p>2.93526411056519</text:p>
              </table:table-cell>
              <table:table-cell office:value-type="float" office:value="3.00197267532349">
                <text:p>3.00197267532349</text:p>
              </table:table-cell>
              <table:table-cell office:value-type="float" office:value="3.10203528404236">
                <text:p>3.10203528404236</text:p>
              </table:table-cell>
              <table:table-cell office:value-type="float" office:value="3.1687433719635">
                <text:p>3.1687433719635</text:p>
              </table:table-cell>
              <table:table-cell office:value-type="float" office:value="3.23545145988464">
                <text:p>3.23545145988464</text:p>
              </table:table-cell>
              <table:table-cell office:value-type="float" office:value="3.50228309631348">
                <text:p>3.50228309631348</text:p>
              </table:table-cell>
              <table:table-cell office:value-type="float" office:value="3.56899046897888">
                <text:p>3.56899046897888</text:p>
              </table:table-cell>
              <table:table-cell office:value-type="float" office:value="3.63569808006287">
                <text:p>3.63569808006287</text:p>
              </table:table-cell>
              <table:table-cell office:value-type="float" office:value="3.76911282539368">
                <text:p>3.76911282539368</text:p>
              </table:table-cell>
              <table:table-cell office:value-type="float" office:value="3.86917948722839">
                <text:p>3.86917948722839</text:p>
              </table:table-cell>
              <table:table-cell office:value-type="float" office:value="3.96924924850464">
                <text:p>3.96924924850464</text:p>
              </table:table-cell>
              <table:table-cell office:value-type="float" office:value="4.16938877105713">
                <text:p>4.16938877105713</text:p>
              </table:table-cell>
              <table:table-cell office:value-type="float" office:value="4.40288424491882">
                <text:p>4.40288424491882</text:p>
              </table:table-cell>
              <table:table-cell office:value-type="float" office:value="4.50295376777649">
                <text:p>4.50295376777649</text:p>
              </table:table-cell>
              <table:table-cell office:value-type="float" office:value="4.56966662406921">
                <text:p>4.56966662406921</text:p>
              </table:table-cell>
              <table:table-cell office:value-type="float" office:value="4.6697359085083">
                <text:p>4.6697359085083</text:p>
              </table:table-cell>
              <table:table-cell office:value-type="float" office:value="5.17006254196167">
                <text:p>5.17006254196167</text:p>
              </table:table-cell>
              <table:table-cell office:value-type="float" office:value="5.23677158355713">
                <text:p>5.23677158355713</text:p>
              </table:table-cell>
              <table:table-cell office:value-type="float" office:value="5.33683490753174">
                <text:p>5.33683490753174</text:p>
              </table:table-cell>
              <table:table-cell office:value-type="float" office:value="5.40354371070862">
                <text:p>5.40354371070862</text:p>
              </table:table-cell>
              <table:table-cell office:value-type="float" office:value="5.50360703468323">
                <text:p>5.50360703468323</text:p>
              </table:table-cell>
              <table:table-cell office:value-type="float" office:value="5.57031536102295">
                <text:p>5.57031536102295</text:p>
              </table:table-cell>
              <table:table-cell office:value-type="float" office:value="5.63702416419983">
                <text:p>5.63702416419983</text:p>
              </table:table-cell>
              <table:table-cell office:value-type="float" office:value="5.70373272895813">
                <text:p>5.70373272895813</text:p>
              </table:table-cell>
              <table:table-cell office:value-type="float" office:value="5.87051010131836">
                <text:p>5.87051010131836</text:p>
              </table:table-cell>
              <table:table-cell office:value-type="float" office:value="5.93722462654114">
                <text:p>5.93722462654114</text:p>
              </table:table-cell>
              <table:table-cell office:value-type="float" office:value="6.30415534973145">
                <text:p>6.30415534973145</text:p>
              </table:table-cell>
              <table:table-cell office:value-type="float" office:value="6.37086987495422">
                <text:p>6.37086987495422</text:p>
              </table:table-cell>
              <table:table-cell office:value-type="float" office:value="6.47094202041626">
                <text:p>6.47094202041626</text:p>
              </table:table-cell>
              <table:table-cell office:value-type="float" office:value="6.53765654563904">
                <text:p>6.53765654563904</text:p>
              </table:table-cell>
              <table:table-cell office:value-type="float" office:value="6.6377284526825">
                <text:p>6.6377284526825</text:p>
              </table:table-cell>
              <table:table-cell office:value-type="float" office:value="6.73780059814453">
                <text:p>6.73780059814453</text:p>
              </table:table-cell>
              <table:table-cell office:value-type="float" office:value="6.87123084068298">
                <text:p>6.87123084068298</text:p>
              </table:table-cell>
              <table:table-cell office:value-type="float" office:value="6.97130417823792">
                <text:p>6.97130417823792</text:p>
              </table:table-cell>
              <table:table-cell office:value-type="float" office:value="7.20480895042419">
                <text:p>7.20480895042419</text:p>
              </table:table-cell>
              <table:table-cell office:value-type="float" office:value="7.27152442932129">
                <text:p>7.27152442932129</text:p>
              </table:table-cell>
              <table:table-cell office:value-type="float" office:value="7.70517539978027">
                <text:p>7.70517539978027</text:p>
              </table:table-cell>
              <table:table-cell office:value-type="float" office:value="7.73853302001953">
                <text:p>7.73853302001953</text:p>
              </table:table-cell>
              <table:table-cell office:value-type="float" office:value="7.80524826049805">
                <text:p>7.80524826049805</text:p>
              </table:table-cell>
              <table:table-cell office:value-type="float" office:value="7.87195897102356">
                <text:p>7.87195897102356</text:p>
              </table:table-cell>
              <table:table-cell office:value-type="float" office:value="7.93866920471191">
                <text:p>7.93866920471191</text:p>
              </table:table-cell>
              <table:table-cell office:value-type="float" office:value="8.00537967681885">
                <text:p>8.00537967681885</text:p>
              </table:table-cell>
              <table:table-cell office:value-type="float" office:value="8.10544514656067">
                <text:p>8.10544514656067</text:p>
              </table:table-cell>
              <table:table-cell office:value-type="float" office:value="8.20551061630249">
                <text:p>8.20551061630249</text:p>
              </table:table-cell>
              <table:table-cell office:value-type="float" office:value="8.27222084999085">
                <text:p>8.27222084999085</text:p>
              </table:table-cell>
              <table:table-cell office:value-type="float" office:value="8.43899583816528">
                <text:p>8.43899583816528</text:p>
              </table:table-cell>
              <table:table-cell office:value-type="float" office:value="8.77254486083984">
                <text:p>8.77254486083984</text:p>
              </table:table-cell>
              <table:table-cell office:value-type="float" office:value="8.90597558021545">
                <text:p>8.90597558021545</text:p>
              </table:table-cell>
              <table:table-cell office:value-type="float" office:value="9.07276821136475">
                <text:p>9.07276821136475</text:p>
              </table:table-cell>
              <table:table-cell office:value-type="float" office:value="9.17284369468689">
                <text:p>9.17284369468689</text:p>
              </table:table-cell>
              <table:table-cell office:value-type="float" office:value="9.23956084251404">
                <text:p>9.23956084251404</text:p>
              </table:table-cell>
              <table:table-cell office:value-type="float" office:value="9.43971228599548">
                <text:p>9.43971228599548</text:p>
              </table:table-cell>
              <table:table-cell office:value-type="float" office:value="9.70658111572266">
                <text:p>9.70658111572266</text:p>
              </table:table-cell>
              <table:table-cell office:value-type="float" office:value="9.77329802513123">
                <text:p>9.77329802513123</text:p>
              </table:table-cell>
              <table:table-cell office:value-type="float" office:value="9.84001326560974">
                <text:p>9.84001326560974</text:p>
              </table:table-cell>
              <table:table-cell office:value-type="float" office:value="10.140207529068">
                <text:p>10.140207529068</text:p>
              </table:table-cell>
              <table:table-cell office:value-type="float" office:value="10.3403363227844">
                <text:p>10.3403363227844</text:p>
              </table:table-cell>
              <table:table-cell office:value-type="float" office:value="10.4404003620148">
                <text:p>10.4404003620148</text:p>
              </table:table-cell>
              <table:table-cell office:value-type="float" office:value="10.5071096420288">
                <text:p>10.5071096420288</text:p>
              </table:table-cell>
              <table:table-cell office:value-type="float" office:value="10.5738189220428">
                <text:p>10.5738189220428</text:p>
              </table:table-cell>
              <table:table-cell office:value-type="float" office:value="10.6738822460175">
                <text:p>10.6738822460175</text:p>
              </table:table-cell>
              <table:table-cell office:value-type="float" office:value="10.7405912876129">
                <text:p>10.7405912876129</text:p>
              </table:table-cell>
              <table:table-cell office:value-type="float" office:value="10.8073000907898">
                <text:p>10.8073000907898</text:p>
              </table:table-cell>
              <table:table-cell office:value-type="float" office:value="10.8740181922913">
                <text:p>10.8740181922913</text:p>
              </table:table-cell>
              <table:table-cell office:value-type="float" office:value="10.9407453536987">
                <text:p>10.9407453536987</text:p>
              </table:table-cell>
              <table:table-cell office:value-type="float" office:value="11.107565164566">
                <text:p>11.107565164566</text:p>
              </table:table-cell>
              <table:table-cell office:value-type="float" office:value="11.1742939949036">
                <text:p>11.1742939949036</text:p>
              </table:table-cell>
              <table:table-cell office:value-type="float" office:value="11.2410230636597">
                <text:p>11.2410230636597</text:p>
              </table:table-cell>
              <table:table-cell office:value-type="float" office:value="11.3077523708344">
                <text:p>11.3077523708344</text:p>
              </table:table-cell>
              <table:table-cell office:value-type="float" office:value="11.40784740448">
                <text:p>11.40784740448</text:p>
              </table:table-cell>
              <table:table-cell office:value-type="float" office:value="11.4745779037476">
                <text:p>11.4745779037476</text:p>
              </table:table-cell>
              <table:table-cell office:value-type="float" office:value="11.5413086414337">
                <text:p>11.5413086414337</text:p>
              </table:table-cell>
              <table:table-cell office:value-type="float" office:value="11.608039855957">
                <text:p>11.608039855957</text:p>
              </table:table-cell>
              <table:table-cell office:value-type="float" office:value="11.708137512207">
                <text:p>11.708137512207</text:p>
              </table:table-cell>
              <table:table-cell office:value-type="float" office:value="11.9083154201508">
                <text:p>11.9083154201508</text:p>
              </table:table-cell>
              <table:table-cell office:value-type="float" office:value="12.1418128013611">
                <text:p>12.1418128013611</text:p>
              </table:table-cell>
              <table:table-cell office:value-type="float" office:value="12.2418828010559">
                <text:p>12.2418828010559</text:p>
              </table:table-cell>
              <table:table-cell office:value-type="float" office:value="12.3419532775879">
                <text:p>12.3419532775879</text:p>
              </table:table-cell>
              <table:table-cell office:value-type="float" office:value="12.4086666107178">
                <text:p>12.4086666107178</text:p>
              </table:table-cell>
              <table:table-cell office:value-type="float" office:value="12.7755901813507">
                <text:p>12.7755901813507</text:p>
              </table:table-cell>
              <table:table-cell office:value-type="float" office:value="12.8423035144806">
                <text:p>12.8423035144806</text:p>
              </table:table-cell>
              <table:table-cell office:value-type="float" office:value="12.942400932312">
                <text:p>12.942400932312</text:p>
              </table:table-cell>
              <table:table-cell office:value-type="float" office:value="13.0091328620911">
                <text:p>13.0091328620911</text:p>
              </table:table-cell>
              <table:table-cell office:value-type="float" office:value="13.0758647918701">
                <text:p>13.0758647918701</text:p>
              </table:table-cell>
              <table:table-cell office:value-type="float" office:value="13.1425971984863">
                <text:p>13.1425971984863</text:p>
              </table:table-cell>
              <table:table-cell office:value-type="float" office:value="13.2426958084106">
                <text:p>13.2426958084106</text:p>
              </table:table-cell>
              <table:table-cell office:value-type="float" office:value="13.3427951335907">
                <text:p>13.3427951335907</text:p>
              </table:table-cell>
              <table:table-cell office:value-type="float" office:value="13.4095282554626">
                <text:p>13.4095282554626</text:p>
              </table:table-cell>
              <table:table-cell office:value-type="float" office:value="13.4762616157532">
                <text:p>13.4762616157532</text:p>
              </table:table-cell>
              <table:table-cell office:value-type="float" office:value="13.7765636444092">
                <text:p>13.7765636444092</text:p>
              </table:table-cell>
              <table:table-cell office:value-type="float" office:value="14.0434265136719">
                <text:p>14.0434265136719</text:p>
              </table:table-cell>
              <table:table-cell office:value-type="float" office:value="14.1101357936859">
                <text:p>14.1101357936859</text:p>
              </table:table-cell>
              <table:table-cell office:value-type="float" office:value="14.1768450737">
                <text:p>14.1768450737</text:p>
              </table:table-cell>
              <table:table-cell office:value-type="float" office:value="14.243554353714">
                <text:p>14.243554353714</text:p>
              </table:table-cell>
              <table:table-cell office:value-type="float" office:value="14.4770359992981">
                <text:p>14.4770359992981</text:p>
              </table:table-cell>
              <table:table-cell office:value-type="float" office:value="14.6438081264496">
                <text:p>14.6438081264496</text:p>
              </table:table-cell>
              <table:table-cell office:value-type="float" office:value="14.7105166912079">
                <text:p>14.7105166912079</text:p>
              </table:table-cell>
              <table:table-cell office:value-type="float" office:value="14.8105795383453">
                <text:p>14.8105795383453</text:p>
              </table:table-cell>
              <table:table-cell office:value-type="float" office:value="14.8772900104523">
                <text:p>14.8772900104523</text:p>
              </table:table-cell>
              <table:table-cell office:value-type="float" office:value="14.9773581027985">
                <text:p>14.9773581027985</text:p>
              </table:table-cell>
              <table:table-cell office:value-type="float" office:value="15.3109185695648">
                <text:p>15.3109185695648</text:p>
              </table:table-cell>
              <table:table-cell office:value-type="float" office:value="15.3776304721832">
                <text:p>15.3776304721832</text:p>
              </table:table-cell>
              <table:table-cell office:value-type="float" office:value="15.4776983261108">
                <text:p>15.4776983261108</text:p>
              </table:table-cell>
              <table:table-cell office:value-type="float" office:value="15.5444102287292">
                <text:p>15.5444102287292</text:p>
              </table:table-cell>
              <table:table-cell office:value-type="float" office:value="15.6111221313477">
                <text:p>15.6111221313477</text:p>
              </table:table-cell>
              <table:table-cell office:value-type="float" office:value="15.6778337955475">
                <text:p>15.6778337955475</text:p>
              </table:table-cell>
              <table:table-cell office:value-type="float" office:value="15.7445456981659">
                <text:p>15.7445456981659</text:p>
              </table:table-cell>
              <table:table-cell office:value-type="float" office:value="15.8112573623657">
                <text:p>15.8112573623657</text:p>
              </table:table-cell>
              <table:table-cell office:value-type="float" office:value="15.877968788147">
                <text:p>15.877968788147</text:p>
              </table:table-cell>
              <table:table-cell office:value-type="float" office:value="15.9446794986725">
                <text:p>15.9446794986725</text:p>
              </table:table-cell>
              <table:table-cell office:value-type="float" office:value="16.04474568367">
                <text:p>16.04474568367</text:p>
              </table:table-cell>
              <table:table-cell office:value-type="float" office:value="16.1114563941956">
                <text:p>16.1114563941956</text:p>
              </table:table-cell>
              <table:table-cell office:value-type="float" office:value="16.2782328128815">
                <text:p>16.2782328128815</text:p>
              </table:table-cell>
              <table:table-cell office:value-type="float" office:value="16.3449430465698">
                <text:p>16.3449430465698</text:p>
              </table:table-cell>
              <table:table-cell office:value-type="float" office:value="16.4783637523651">
                <text:p>16.4783637523651</text:p>
              </table:table-cell>
              <table:table-cell office:value-type="float" office:value="16.5450739860535">
                <text:p>16.5450739860535</text:p>
              </table:table-cell>
              <table:table-cell office:value-type="float" office:value="16.6117844581604">
                <text:p>16.6117844581604</text:p>
              </table:table-cell>
              <table:table-cell office:value-type="float" office:value="16.6784944534302">
                <text:p>16.6784944534302</text:p>
              </table:table-cell>
              <table:table-cell office:value-type="float" office:value="16.7452046871185">
                <text:p>16.7452046871185</text:p>
              </table:table-cell>
              <table:table-cell office:value-type="float" office:value="16.8452699184418">
                <text:p>16.8452699184418</text:p>
              </table:table-cell>
              <table:table-cell office:value-type="float" office:value="17.0454053878784">
                <text:p>17.0454053878784</text:p>
              </table:table-cell>
              <table:table-cell office:value-type="float" office:value="17.1121170520782">
                <text:p>17.1121170520782</text:p>
              </table:table-cell>
              <table:table-cell office:value-type="float" office:value="17.3122520446777">
                <text:p>17.3122520446777</text:p>
              </table:table-cell>
              <table:table-cell office:value-type="float" office:value="17.3789637088776">
                <text:p>17.3789637088776</text:p>
              </table:table-cell>
              <table:table-cell office:value-type="float" office:value="17.4456751346588">
                <text:p>17.4456751346588</text:p>
              </table:table-cell>
              <table:table-cell office:value-type="float" office:value="17.5123867988586">
                <text:p>17.5123867988586</text:p>
              </table:table-cell>
              <table:table-cell office:value-type="float" office:value="17.9126536846161">
                <text:p>17.9126536846161</text:p>
              </table:table-cell>
              <table:table-cell office:value-type="float" office:value="17.9793632030487">
                <text:p>17.9793632030487</text:p>
              </table:table-cell>
              <table:table-cell office:value-type="float" office:value="18.0460724830627">
                <text:p>18.0460724830627</text:p>
              </table:table-cell>
              <table:table-cell office:value-type="float" office:value="18.1127820014954">
                <text:p>18.1127820014954</text:p>
              </table:table-cell>
              <table:table-cell office:value-type="float" office:value="18.1794912815094">
                <text:p>18.1794912815094</text:p>
              </table:table-cell>
              <table:table-cell office:value-type="float" office:value="18.2462005615234">
                <text:p>18.2462005615234</text:p>
              </table:table-cell>
              <table:table-cell office:value-type="float" office:value="18.3129096031189">
                <text:p>18.3129096031189</text:p>
              </table:table-cell>
              <table:table-cell office:value-type="float" office:value="18.3796186447144">
                <text:p>18.3796186447144</text:p>
              </table:table-cell>
              <table:table-cell office:value-type="float" office:value="18.4463274478912">
                <text:p>18.4463274478912</text:p>
              </table:table-cell>
              <table:table-cell office:value-type="float" office:value="18.5130364894867">
                <text:p>18.5130364894867</text:p>
              </table:table-cell>
              <table:table-cell office:value-type="float" office:value="18.6130993366241">
                <text:p>18.6130993366241</text:p>
              </table:table-cell>
              <table:table-cell office:value-type="float" office:value="18.679808139801">
                <text:p>18.679808139801</text:p>
              </table:table-cell>
              <table:table-cell office:value-type="float" office:value="18.7465167045593">
                <text:p>18.7465167045593</text:p>
              </table:table-cell>
              <table:table-cell office:value-type="float" office:value="18.813225030899">
                <text:p>18.813225030899</text:p>
              </table:table-cell>
              <table:table-cell office:value-type="float" office:value="18.8799338340759">
                <text:p>18.8799338340759</text:p>
              </table:table-cell>
              <table:table-cell office:value-type="float" office:value="18.9799978733063">
                <text:p>18.9799978733063</text:p>
              </table:table-cell>
              <table:table-cell office:value-type="float" office:value="19.0467071533203">
                <text:p>19.0467071533203</text:p>
              </table:table-cell>
              <table:table-cell office:value-type="float" office:value="19.1467704772949">
                <text:p>19.1467704772949</text:p>
              </table:table-cell>
              <table:table-cell office:value-type="float" office:value="19.1801249980927">
                <text:p>19.1801249980927</text:p>
              </table:table-cell>
              <table:table-cell office:value-type="float" office:value="19.2801883220673">
                <text:p>19.2801883220673</text:p>
              </table:table-cell>
              <table:table-cell office:value-type="float" office:value="19.3468971252441">
                <text:p>19.3468971252441</text:p>
              </table:table-cell>
              <table:table-cell office:value-type="float" office:value="19.4136056900024">
                <text:p>19.4136056900024</text:p>
              </table:table-cell>
              <table:table-cell office:value-type="float" office:value="19.4803142547607">
                <text:p>19.4803142547607</text:p>
              </table:table-cell>
              <table:table-cell office:value-type="float" office:value="19.547022819519">
                <text:p>19.547022819519</text:p>
              </table:table-cell>
              <table:table-cell office:value-type="float" office:value="19.6137311458588">
                <text:p>19.6137311458588</text:p>
              </table:table-cell>
              <table:table-cell office:value-type="float" office:value="19.6804394721985">
                <text:p>19.6804394721985</text:p>
              </table:table-cell>
              <table:table-cell office:value-type="float" office:value="19.7471477985382">
                <text:p>19.7471477985382</text:p>
              </table:table-cell>
              <table:table-cell office:value-type="float" office:value="19.7805018424988">
                <text:p>19.7805018424988</text:p>
              </table:table-cell>
              <table:table-cell office:value-type="float" office:value="19.8472135066986">
                <text:p>19.8472135066986</text:p>
              </table:table-cell>
              <table:table-cell office:value-type="float" office:value="19.9139287471771">
                <text:p>19.9139287471771</text:p>
              </table:table-cell>
              <table:table-cell office:value-type="float" office:value="19.9806439876556">
                <text:p>19.9806439876556</text:p>
              </table:table-cell>
              <table:table-cell office:value-type="float" office:value="20.0473594665527">
                <text:p>20.0473594665527</text:p>
              </table:table-cell>
              <table:table-cell office:value-type="float" office:value="20.1140747070312">
                <text:p>20.1140747070312</text:p>
              </table:table-cell>
              <table:table-cell office:value-type="float" office:value="20.1474323272705">
                <text:p>20.1474323272705</text:p>
              </table:table-cell>
              <table:table-cell office:value-type="float" office:value="20.2141480445862">
                <text:p>20.2141480445862</text:p>
              </table:table-cell>
              <table:table-cell office:value-type="float" office:value="20.2808632850647">
                <text:p>20.2808632850647</text:p>
              </table:table-cell>
              <table:table-cell office:value-type="float" office:value="20.3475787639618">
                <text:p>20.3475787639618</text:p>
              </table:table-cell>
              <table:table-cell office:value-type="float" office:value="20.4142942428589">
                <text:p>20.4142942428589</text:p>
              </table:table-cell>
              <table:table-cell office:value-type="float" office:value="20.5143673419952">
                <text:p>20.5143673419952</text:p>
              </table:table-cell>
              <table:table-cell office:value-type="float" office:value="20.5810828208923">
                <text:p>20.5810828208923</text:p>
              </table:table-cell>
              <table:table-cell office:value-type="float" office:value="20.6477982997894">
                <text:p>20.6477982997894</text:p>
              </table:table-cell>
              <table:table-cell office:value-type="float" office:value="20.7145137786865">
                <text:p>20.7145137786865</text:p>
              </table:table-cell>
              <table:table-cell office:value-type="float" office:value="20.7812292575836">
                <text:p>20.7812292575836</text:p>
              </table:table-cell>
              <table:table-cell office:value-type="float" office:value="20.8479437828064">
                <text:p>20.8479437828064</text:p>
              </table:table-cell>
              <table:table-cell office:value-type="float" office:value="20.9146625995636">
                <text:p>20.9146625995636</text:p>
              </table:table-cell>
              <table:table-cell office:value-type="float" office:value="20.9813816547394">
                <text:p>20.9813816547394</text:p>
              </table:table-cell>
              <table:table-cell office:value-type="float" office:value="21.0814597606659">
                <text:p>21.0814597606659</text:p>
              </table:table-cell>
              <table:table-cell office:value-type="float" office:value="21.1481788158417">
                <text:p>21.1481788158417</text:p>
              </table:table-cell>
              <table:table-cell office:value-type="float" office:value="21.2482571601868">
                <text:p>21.2482571601868</text:p>
              </table:table-cell>
              <table:table-cell office:value-type="float" office:value="21.3149762153625">
                <text:p>21.3149762153625</text:p>
              </table:table-cell>
              <table:table-cell office:value-type="float" office:value="21.3816950321198">
                <text:p>21.3816950321198</text:p>
              </table:table-cell>
              <table:table-cell office:value-type="float" office:value="21.4484143257141">
                <text:p>21.4484143257141</text:p>
              </table:table-cell>
              <table:table-cell office:value-type="float" office:value="21.5151333808899">
                <text:p>21.5151333808899</text:p>
              </table:table-cell>
              <table:table-cell office:value-type="float" office:value="21.5818524360657">
                <text:p>21.5818524360657</text:p>
              </table:table-cell>
              <table:table-cell office:value-type="float" office:value="21.6819312572479">
                <text:p>21.6819312572479</text:p>
              </table:table-cell>
              <table:table-cell office:value-type="float" office:value="21.7486503124237">
                <text:p>21.7486503124237</text:p>
              </table:table-cell>
              <table:table-cell office:value-type="float" office:value="21.8153696060181">
                <text:p>21.8153696060181</text:p>
              </table:table-cell>
              <table:table-cell office:value-type="float" office:value="21.882084608078">
                <text:p>21.882084608078</text:p>
              </table:table-cell>
              <table:table-cell office:value-type="float" office:value="21.9487953186035">
                <text:p>21.9487953186035</text:p>
              </table:table-cell>
              <table:table-cell office:value-type="float" office:value="22.0155057907104">
                <text:p>22.0155057907104</text:p>
              </table:table-cell>
              <table:table-cell office:value-type="float" office:value="22.082216501236">
                <text:p>22.082216501236</text:p>
              </table:table-cell>
              <table:table-cell office:value-type="float" office:value="22.1489272117615">
                <text:p>22.1489272117615</text:p>
              </table:table-cell>
              <table:table-cell office:value-type="float" office:value="22.215637922287">
                <text:p>22.215637922287</text:p>
              </table:table-cell>
              <table:table-cell office:value-type="float" office:value="22.2823483943939">
                <text:p>22.2823483943939</text:p>
              </table:table-cell>
              <table:table-cell office:value-type="float" office:value="22.3490588665009">
                <text:p>22.3490588665009</text:p>
              </table:table-cell>
              <table:table-cell office:value-type="float" office:value="22.4157693386078">
                <text:p>22.4157693386078</text:p>
              </table:table-cell>
              <table:table-cell office:value-type="float" office:value="22.4824798107147">
                <text:p>22.4824798107147</text:p>
              </table:table-cell>
              <table:table-cell office:value-type="float" office:value="22.5491902828217">
                <text:p>22.5491902828217</text:p>
              </table:table-cell>
              <table:table-cell office:value-type="float" office:value="22.61590051651">
                <text:p>22.61590051651</text:p>
              </table:table-cell>
              <table:table-cell office:value-type="float" office:value="22.6826107501984">
                <text:p>22.6826107501984</text:p>
              </table:table-cell>
              <table:table-cell office:value-type="float" office:value="22.7493207454681">
                <text:p>22.7493207454681</text:p>
              </table:table-cell>
              <table:table-cell office:value-type="float" office:value="22.84938621521">
                <text:p>22.84938621521</text:p>
              </table:table-cell>
              <table:table-cell office:value-type="float" office:value="22.9161117076874">
                <text:p>22.9161117076874</text:p>
              </table:table-cell>
              <table:table-cell office:value-type="float" office:value="22.9828374385834">
                <text:p>22.9828374385834</text:p>
              </table:table-cell>
              <table:table-cell office:value-type="float" office:value="23.0495631694794">
                <text:p>23.0495631694794</text:p>
              </table:table-cell>
              <table:table-cell office:value-type="float" office:value="23.1162891387939">
                <text:p>23.1162891387939</text:p>
              </table:table-cell>
              <table:table-cell office:value-type="float" office:value="23.1830153465271">
                <text:p>23.1830153465271</text:p>
              </table:table-cell>
            </table:table-row>
            <table:table-row>
              <table:table-cell office:value-type="string">
                <text:p>X-ke</text:p>
                <draw:g>
                  <svg:desc>flatDgaitpad3.A13:flatDgaitpad3.A13</svg:desc>
                </draw:g>
              </table:table-cell>
              <table:table-cell office:value-type="float" office:value="NaN">
                <text:p>NaN</text:p>
                <draw:g>
                  <svg:desc>flatDgaitpad3.B13:flatDgaitpad3.AFL13</svg:desc>
                </draw:g>
              </table:table-cell>
              <table:table-cell office:value-type="float" office:value="0.000000231692371381097">
                <text:p>0.000000231692371381097</text:p>
              </table:table-cell>
              <table:table-cell office:value-type="float" office:value="0.00000362892963026074">
                <text:p>0.00000362892963026074</text:p>
              </table:table-cell>
              <table:table-cell office:value-type="float" office:value="0.000000108650306741364">
                <text:p>0.000000108650306741364</text:p>
              </table:table-cell>
              <table:table-cell office:value-type="float" office:value="0.0000136794636314232">
                <text:p>0.0000136794636314232</text:p>
              </table:table-cell>
              <table:table-cell office:value-type="float" office:value="0.00000158952399616824">
                <text:p>0.00000158952399616824</text:p>
              </table:table-cell>
              <table:table-cell office:value-type="float" office:value="0.00000493292861350788">
                <text:p>0.00000493292861350788</text:p>
              </table:table-cell>
              <table:table-cell office:value-type="float" office:value="0.0000122962746716311">
                <text:p>0.0000122962746716311</text:p>
              </table:table-cell>
              <table:table-cell office:value-type="float" office:value="0.0000000418991762707025">
                <text:p>0.0000000418991762707025</text:p>
              </table:table-cell>
              <table:table-cell office:value-type="float" office:value="0.0000000471342278076758">
                <text:p>0.0000000471342278076758</text:p>
              </table:table-cell>
              <table:table-cell office:value-type="float" office:value="0.0000167528855473229">
                <text:p>0.0000167528855473229</text:p>
              </table:table-cell>
              <table:table-cell office:value-type="float" office:value="0.0000384845428270073">
                <text:p>0.0000384845428270073</text:p>
              </table:table-cell>
              <table:table-cell office:value-type="float" office:value="0.0000000297482061048624">
                <text:p>0.0000000297482061048624</text:p>
              </table:table-cell>
              <table:table-cell office:value-type="float" office:value="0.0000129178001952625">
                <text:p>0.0000129178001952625</text:p>
              </table:table-cell>
              <table:table-cell office:value-type="float" office:value="0.0000315439740145978">
                <text:p>0.0000315439740145978</text:p>
              </table:table-cell>
              <table:table-cell office:value-type="float" office:value="0.00000258253876913796">
                <text:p>0.00000258253876913796</text:p>
              </table:table-cell>
              <table:table-cell office:value-type="float" office:value="0.000000282223172331178">
                <text:p>0.000000282223172331178</text:p>
              </table:table-cell>
              <table:table-cell office:value-type="float" office:value="0.00000000501544634200533">
                <text:p>0.00000000501544634200533</text:p>
              </table:table-cell>
              <table:table-cell office:value-type="float" office:value="0.000000096420166535555">
                <text:p>0.000000096420166535555</text:p>
              </table:table-cell>
              <table:table-cell office:value-type="float" office:value="0.00000110003595961244">
                <text:p>0.00000110003595961244</text:p>
              </table:table-cell>
              <table:table-cell office:value-type="float" office:value="0.00000337642196818545">
                <text:p>0.00000337642196818545</text:p>
              </table:table-cell>
              <table:table-cell office:value-type="float" office:value="0.000000488346908602766">
                <text:p>0.000000488346908602766</text:p>
              </table:table-cell>
              <table:table-cell office:value-type="float" office:value="0.000011584508253449">
                <text:p>0.000011584508253449</text:p>
              </table:table-cell>
              <table:table-cell office:value-type="float" office:value="0.0000102567834553425">
                <text:p>0.0000102567834553425</text:p>
              </table:table-cell>
              <table:table-cell office:value-type="float" office:value="0.00000505637709856552">
                <text:p>0.00000505637709856552</text:p>
              </table:table-cell>
              <table:table-cell office:value-type="float" office:value="0.0000057310680053819">
                <text:p>0.0000057310680053819</text:p>
              </table:table-cell>
              <table:table-cell office:value-type="float" office:value="0.00000493821650899277">
                <text:p>0.00000493821650899277</text:p>
              </table:table-cell>
              <table:table-cell office:value-type="float" office:value="0.00000827559796934269">
                <text:p>0.00000827559796934269</text:p>
              </table:table-cell>
              <table:table-cell office:value-type="float" office:value="0.0000437296871759013">
                <text:p>0.0000437296871759013</text:p>
              </table:table-cell>
              <table:table-cell office:value-type="float" office:value="0.0000000200130271896453">
                <text:p>0.0000000200130271896453</text:p>
              </table:table-cell>
              <table:table-cell office:value-type="float" office:value="0.00000170853121115138">
                <text:p>0.00000170853121115138</text:p>
              </table:table-cell>
              <table:table-cell office:value-type="float" office:value="0.00000707550738310773">
                <text:p>0.00000707550738310773</text:p>
              </table:table-cell>
              <table:table-cell office:value-type="float" office:value="0.00000297786101507964">
                <text:p>0.00000297786101507964</text:p>
              </table:table-cell>
              <table:table-cell office:value-type="float" office:value="0.0000028701771192487">
                <text:p>0.0000028701771192487</text:p>
              </table:table-cell>
              <table:table-cell office:value-type="float" office:value="0.000000271012103613365">
                <text:p>0.000000271012103613365</text:p>
              </table:table-cell>
              <table:table-cell office:value-type="float" office:value="0.000000173464616846848">
                <text:p>0.000000173464616846848</text:p>
              </table:table-cell>
              <table:table-cell office:value-type="float" office:value="0.00000267086207343462">
                <text:p>0.00000267086207343462</text:p>
              </table:table-cell>
              <table:table-cell office:value-type="float" office:value="0.0000117434052216233">
                <text:p>0.0000117434052216233</text:p>
              </table:table-cell>
              <table:table-cell office:value-type="float" office:value="0.000883903918836166">
                <text:p>0.000883903918836166</text:p>
              </table:table-cell>
              <table:table-cell office:value-type="float" office:value="0.00641550430844861">
                <text:p>0.00641550430844861</text:p>
              </table:table-cell>
              <table:table-cell office:value-type="float" office:value="0.000185378533799187">
                <text:p>0.000185378533799187</text:p>
              </table:table-cell>
              <table:table-cell office:value-type="float" office:value="0.000844903799178597">
                <text:p>0.000844903799178597</text:p>
              </table:table-cell>
              <table:table-cell office:value-type="float" office:value="0.0110115499384292">
                <text:p>0.0110115499384292</text:p>
              </table:table-cell>
              <table:table-cell office:value-type="float" office:value="0.0190749750362594">
                <text:p>0.0190749750362594</text:p>
              </table:table-cell>
              <table:table-cell office:value-type="float" office:value="0.0662279053669509">
                <text:p>0.0662279053669509</text:p>
              </table:table-cell>
              <table:table-cell office:value-type="float" office:value="0.0787912405514337">
                <text:p>0.0787912405514337</text:p>
              </table:table-cell>
              <table:table-cell office:value-type="float" office:value="0.00541547761413304">
                <text:p>0.00541547761413304</text:p>
              </table:table-cell>
              <table:table-cell office:value-type="float" office:value="0.0000372526202244911">
                <text:p>0.0000372526202244911</text:p>
              </table:table-cell>
              <table:table-cell office:value-type="float" office:value="0.000709046026977171">
                <text:p>0.000709046026977171</text:p>
              </table:table-cell>
              <table:table-cell office:value-type="float" office:value="0.00299801567626739">
                <text:p>0.00299801567626739</text:p>
              </table:table-cell>
              <table:table-cell office:value-type="float" office:value="0.00418233501968804">
                <text:p>0.00418233501968804</text:p>
              </table:table-cell>
              <table:table-cell office:value-type="float" office:value="0.00186003134344241">
                <text:p>0.00186003134344241</text:p>
              </table:table-cell>
              <table:table-cell office:value-type="float" office:value="0.00676929633285368">
                <text:p>0.00676929633285368</text:p>
              </table:table-cell>
              <table:table-cell office:value-type="float" office:value="0.0000304425116299882">
                <text:p>0.0000304425116299882</text:p>
              </table:table-cell>
              <table:table-cell office:value-type="float" office:value="0.00277717723183683">
                <text:p>0.00277717723183683</text:p>
              </table:table-cell>
              <table:table-cell office:value-type="float" office:value="0.0549501256077473">
                <text:p>0.0549501256077473</text:p>
              </table:table-cell>
              <table:table-cell office:value-type="float" office:value="0.00551621908240922">
                <text:p>0.00551621908240922</text:p>
              </table:table-cell>
              <table:table-cell office:value-type="float" office:value="0.00110857404726643">
                <text:p>0.00110857404726643</text:p>
              </table:table-cell>
              <table:table-cell office:value-type="float" office:value="0.00245356909707057">
                <text:p>0.00245356909707057</text:p>
              </table:table-cell>
              <table:table-cell office:value-type="float" office:value="0.00982165464138067">
                <text:p>0.00982165464138067</text:p>
              </table:table-cell>
              <table:table-cell office:value-type="float" office:value="0.000450970901509618">
                <text:p>0.000450970901509618</text:p>
              </table:table-cell>
              <table:table-cell office:value-type="float" office:value="0.000931574943088108">
                <text:p>0.000931574943088108</text:p>
              </table:table-cell>
              <table:table-cell office:value-type="float" office:value="0.00519208862657894">
                <text:p>0.00519208862657894</text:p>
              </table:table-cell>
              <table:table-cell office:value-type="float" office:value="0.0715595778746044">
                <text:p>0.0715595778746044</text:p>
              </table:table-cell>
              <table:table-cell office:value-type="float" office:value="0.000850361662190089">
                <text:p>0.000850361662190089</text:p>
              </table:table-cell>
              <table:table-cell office:value-type="float" office:value="0.0906855533601825">
                <text:p>0.0906855533601825</text:p>
              </table:table-cell>
              <table:table-cell office:value-type="float" office:value="0.000214531338618806">
                <text:p>0.000214531338618806</text:p>
              </table:table-cell>
              <table:table-cell office:value-type="float" office:value="0.00137784620484084">
                <text:p>0.00137784620484084</text:p>
              </table:table-cell>
              <table:table-cell office:value-type="float" office:value="0.0277331235442953">
                <text:p>0.0277331235442953</text:p>
              </table:table-cell>
              <table:table-cell office:value-type="float" office:value="0.0377942593445994">
                <text:p>0.0377942593445994</text:p>
              </table:table-cell>
              <table:table-cell office:value-type="float" office:value="0.00142953100938476">
                <text:p>0.00142953100938476</text:p>
              </table:table-cell>
              <table:table-cell office:value-type="float" office:value="0.0420319373145123">
                <text:p>0.0420319373145123</text:p>
              </table:table-cell>
              <table:table-cell office:value-type="float" office:value="0.000000578075368448052">
                <text:p>0.000000578075368448052</text:p>
              </table:table-cell>
              <table:table-cell office:value-type="float" office:value="0.0229247516630259">
                <text:p>0.0229247516630259</text:p>
              </table:table-cell>
              <table:table-cell office:value-type="float" office:value="0.00016976781353757">
                <text:p>0.00016976781353757</text:p>
              </table:table-cell>
              <table:table-cell office:value-type="float" office:value="0.0729427760455134">
                <text:p>0.0729427760455134</text:p>
              </table:table-cell>
              <table:table-cell office:value-type="float" office:value="0.0508013413218311">
                <text:p>0.0508013413218311</text:p>
              </table:table-cell>
              <table:table-cell office:value-type="float" office:value="0.00750779699478184">
                <text:p>0.00750779699478184</text:p>
              </table:table-cell>
              <table:table-cell office:value-type="float" office:value="0.00279430593763742">
                <text:p>0.00279430593763742</text:p>
              </table:table-cell>
              <table:table-cell office:value-type="float" office:value="0.0140252577491792">
                <text:p>0.0140252577491792</text:p>
              </table:table-cell>
              <table:table-cell office:value-type="float" office:value="0.00865931752481952">
                <text:p>0.00865931752481952</text:p>
              </table:table-cell>
              <table:table-cell office:value-type="float" office:value="0.0125536047407361">
                <text:p>0.0125536047407361</text:p>
              </table:table-cell>
              <table:table-cell office:value-type="float" office:value="0.000140563049777809">
                <text:p>0.000140563049777809</text:p>
              </table:table-cell>
              <table:table-cell office:value-type="float" office:value="0.0343438631151817">
                <text:p>0.0343438631151817</text:p>
              </table:table-cell>
              <table:table-cell office:value-type="float" office:value="0.0507581642452711">
                <text:p>0.0507581642452711</text:p>
              </table:table-cell>
              <table:table-cell office:value-type="float" office:value="0.158801999740397">
                <text:p>0.158801999740397</text:p>
              </table:table-cell>
              <table:table-cell office:value-type="float" office:value="0.0036119597734861">
                <text:p>0.0036119597734861</text:p>
              </table:table-cell>
              <table:table-cell office:value-type="float" office:value="0.000178421139046675">
                <text:p>0.000178421139046675</text:p>
              </table:table-cell>
              <table:table-cell office:value-type="float" office:value="0.00759723750410625">
                <text:p>0.00759723750410625</text:p>
              </table:table-cell>
              <table:table-cell office:value-type="float" office:value="0.0103356658695891">
                <text:p>0.0103356658695891</text:p>
              </table:table-cell>
              <table:table-cell office:value-type="float" office:value="0.0112954467637675">
                <text:p>0.0112954467637675</text:p>
              </table:table-cell>
              <table:table-cell office:value-type="float" office:value="0.00339214309470266">
                <text:p>0.00339214309470266</text:p>
              </table:table-cell>
              <table:table-cell office:value-type="float" office:value="0.000959153471138737">
                <text:p>0.000959153471138737</text:p>
              </table:table-cell>
              <table:table-cell office:value-type="float" office:value="0.000994042229101276">
                <text:p>0.000994042229101276</text:p>
              </table:table-cell>
              <table:table-cell office:value-type="float" office:value="0.0953794509901072">
                <text:p>0.0953794509901072</text:p>
              </table:table-cell>
              <table:table-cell office:value-type="float" office:value="0.00599243339309839">
                <text:p>0.00599243339309839</text:p>
              </table:table-cell>
              <table:table-cell office:value-type="float" office:value="0.0032545422991396">
                <text:p>0.0032545422991396</text:p>
              </table:table-cell>
              <table:table-cell office:value-type="float" office:value="0.00133916662774818">
                <text:p>0.00133916662774818</text:p>
              </table:table-cell>
              <table:table-cell office:value-type="float" office:value="0.00348311177745658">
                <text:p>0.00348311177745658</text:p>
              </table:table-cell>
              <table:table-cell office:value-type="float" office:value="0.0209608765078735">
                <text:p>0.0209608765078735</text:p>
              </table:table-cell>
              <table:table-cell office:value-type="float" office:value="0.00656429343424078">
                <text:p>0.00656429343424078</text:p>
              </table:table-cell>
              <table:table-cell office:value-type="float" office:value="0.000530442381666658">
                <text:p>0.000530442381666658</text:p>
              </table:table-cell>
              <table:table-cell office:value-type="float" office:value="0.0137446774166205">
                <text:p>0.0137446774166205</text:p>
              </table:table-cell>
              <table:table-cell office:value-type="float" office:value="0.0499091119834948">
                <text:p>0.0499091119834948</text:p>
              </table:table-cell>
              <table:table-cell office:value-type="float" office:value="0.0065818882293189">
                <text:p>0.0065818882293189</text:p>
              </table:table-cell>
              <table:table-cell office:value-type="float" office:value="0.047595692059852">
                <text:p>0.047595692059852</text:p>
              </table:table-cell>
              <table:table-cell office:value-type="float" office:value="0.0241722108547214">
                <text:p>0.0241722108547214</text:p>
              </table:table-cell>
              <table:table-cell office:value-type="float" office:value="0.0579303002335531">
                <text:p>0.0579303002335531</text:p>
              </table:table-cell>
              <table:table-cell office:value-type="float" office:value="0.119332182173898">
                <text:p>0.119332182173898</text:p>
              </table:table-cell>
              <table:table-cell office:value-type="float" office:value="0.0316869492768984">
                <text:p>0.0316869492768984</text:p>
              </table:table-cell>
              <table:table-cell office:value-type="float" office:value="0.0000509252544810639">
                <text:p>0.0000509252544810639</text:p>
              </table:table-cell>
              <table:table-cell office:value-type="float" office:value="0.0225220211139403">
                <text:p>0.0225220211139403</text:p>
              </table:table-cell>
              <table:table-cell office:value-type="float" office:value="0.00310776082424041">
                <text:p>0.00310776082424041</text:p>
              </table:table-cell>
              <table:table-cell office:value-type="float" office:value="0.0219151728877358">
                <text:p>0.0219151728877358</text:p>
              </table:table-cell>
              <table:table-cell office:value-type="float" office:value="0.000366980575989812">
                <text:p>0.000366980575989812</text:p>
              </table:table-cell>
              <table:table-cell office:value-type="float" office:value="0.0178844689834803">
                <text:p>0.0178844689834803</text:p>
              </table:table-cell>
              <table:table-cell office:value-type="float" office:value="0.000342762365697517">
                <text:p>0.000342762365697517</text:p>
              </table:table-cell>
              <table:table-cell office:value-type="float" office:value="0.000145231774581963">
                <text:p>0.000145231774581963</text:p>
              </table:table-cell>
              <table:table-cell office:value-type="float" office:value="0.0918552258206395">
                <text:p>0.0918552258206395</text:p>
              </table:table-cell>
              <table:table-cell office:value-type="float" office:value="0.118632256860322">
                <text:p>0.118632256860322</text:p>
              </table:table-cell>
              <table:table-cell office:value-type="float" office:value="0.00312302393743361">
                <text:p>0.00312302393743361</text:p>
              </table:table-cell>
              <table:table-cell office:value-type="float" office:value="0.00355966814476764">
                <text:p>0.00355966814476764</text:p>
              </table:table-cell>
              <table:table-cell office:value-type="float" office:value="0.00675560929093877">
                <text:p>0.00675560929093877</text:p>
              </table:table-cell>
              <table:table-cell office:value-type="float" office:value="0.00732792936598118">
                <text:p>0.00732792936598118</text:p>
              </table:table-cell>
              <table:table-cell office:value-type="float" office:value="0.028686028262156">
                <text:p>0.028686028262156</text:p>
              </table:table-cell>
              <table:table-cell office:value-type="float" office:value="0.00350488357939456">
                <text:p>0.00350488357939456</text:p>
              </table:table-cell>
              <table:table-cell office:value-type="float" office:value="0.000493842308570287">
                <text:p>0.000493842308570287</text:p>
              </table:table-cell>
              <table:table-cell office:value-type="float" office:value="0.0296837307117983">
                <text:p>0.0296837307117983</text:p>
              </table:table-cell>
              <table:table-cell office:value-type="float" office:value="0.00163590692630058">
                <text:p>0.00163590692630058</text:p>
              </table:table-cell>
              <table:table-cell office:value-type="float" office:value="0.0773163885048024">
                <text:p>0.0773163885048024</text:p>
              </table:table-cell>
              <table:table-cell office:value-type="float" office:value="0.000604267908081968">
                <text:p>0.000604267908081968</text:p>
              </table:table-cell>
              <table:table-cell office:value-type="float" office:value="0.0235646075715118">
                <text:p>0.0235646075715118</text:p>
              </table:table-cell>
              <table:table-cell office:value-type="float" office:value="0.000103992255212216">
                <text:p>0.000103992255212216</text:p>
              </table:table-cell>
              <table:table-cell office:value-type="float" office:value="0.0106083799888637">
                <text:p>0.0106083799888637</text:p>
              </table:table-cell>
              <table:table-cell office:value-type="float" office:value="0.00319188966270686">
                <text:p>0.00319188966270686</text:p>
              </table:table-cell>
              <table:table-cell office:value-type="float" office:value="0.00687393480551877">
                <text:p>0.00687393480551877</text:p>
              </table:table-cell>
              <table:table-cell office:value-type="float" office:value="0.0147700686619685">
                <text:p>0.0147700686619685</text:p>
              </table:table-cell>
              <table:table-cell office:value-type="float" office:value="0.000852424915654082">
                <text:p>0.000852424915654082</text:p>
              </table:table-cell>
              <table:table-cell office:value-type="float" office:value="0.0000625404905456423">
                <text:p>0.0000625404905456423</text:p>
              </table:table-cell>
              <table:table-cell office:value-type="float" office:value="0.0606296712819114">
                <text:p>0.0606296712819114</text:p>
              </table:table-cell>
              <table:table-cell office:value-type="float" office:value="0.0425615458428818">
                <text:p>0.0425615458428818</text:p>
              </table:table-cell>
              <table:table-cell office:value-type="float" office:value="0.00146169402497216">
                <text:p>0.00146169402497216</text:p>
              </table:table-cell>
              <table:table-cell office:value-type="float" office:value="0.0182790256560412">
                <text:p>0.0182790256560412</text:p>
              </table:table-cell>
              <table:table-cell office:value-type="float" office:value="0.0108883319843597">
                <text:p>0.0108883319843597</text:p>
              </table:table-cell>
              <table:table-cell office:value-type="float" office:value="0.0182921432269745">
                <text:p>0.0182921432269745</text:p>
              </table:table-cell>
              <table:table-cell office:value-type="float" office:value="0.02714267020994">
                <text:p>0.02714267020994</text:p>
              </table:table-cell>
              <table:table-cell office:value-type="float" office:value="0.0306683658588447">
                <text:p>0.0306683658588447</text:p>
              </table:table-cell>
              <table:table-cell office:value-type="float" office:value="0.0134935918470869">
                <text:p>0.0134935918470869</text:p>
              </table:table-cell>
              <table:table-cell office:value-type="float" office:value="0.000339675936132658">
                <text:p>0.000339675936132658</text:p>
              </table:table-cell>
              <table:table-cell office:value-type="float" office:value="0.0152719180072979">
                <text:p>0.0152719180072979</text:p>
              </table:table-cell>
              <table:table-cell office:value-type="float" office:value="0.0495163657073008">
                <text:p>0.0495163657073008</text:p>
              </table:table-cell>
              <table:table-cell office:value-type="float" office:value="0.0344505543485902">
                <text:p>0.0344505543485902</text:p>
              </table:table-cell>
              <table:table-cell office:value-type="float" office:value="0.0036499296060992">
                <text:p>0.0036499296060992</text:p>
              </table:table-cell>
              <table:table-cell office:value-type="float" office:value="0.067521177708287">
                <text:p>0.067521177708287</text:p>
              </table:table-cell>
              <table:table-cell office:value-type="float" office:value="0.104749353183218">
                <text:p>0.104749353183218</text:p>
              </table:table-cell>
              <table:table-cell office:value-type="float" office:value="0.0586432394604637">
                <text:p>0.0586432394604637</text:p>
              </table:table-cell>
              <table:table-cell office:value-type="float" office:value="0.00122476912729392">
                <text:p>0.00122476912729392</text:p>
              </table:table-cell>
              <table:table-cell office:value-type="float" office:value="0.0230893211416056">
                <text:p>0.0230893211416056</text:p>
              </table:table-cell>
              <table:table-cell office:value-type="float" office:value="0.00498917516581365">
                <text:p>0.00498917516581365</text:p>
              </table:table-cell>
              <table:table-cell office:value-type="float" office:value="0.0136923716167293">
                <text:p>0.0136923716167293</text:p>
              </table:table-cell>
              <table:table-cell office:value-type="float" office:value="0.0055859918826663">
                <text:p>0.0055859918826663</text:p>
              </table:table-cell>
              <table:table-cell office:value-type="float" office:value="0.0000291984965142951">
                <text:p>0.0000291984965142951</text:p>
              </table:table-cell>
              <table:table-cell office:value-type="float" office:value="0.00491402386184778">
                <text:p>0.00491402386184778</text:p>
              </table:table-cell>
              <table:table-cell office:value-type="float" office:value="0.000447303369458438">
                <text:p>0.000447303369458438</text:p>
              </table:table-cell>
              <table:table-cell office:value-type="float" office:value="0.00270106535433822">
                <text:p>0.00270106535433822</text:p>
              </table:table-cell>
              <table:table-cell office:value-type="float" office:value="0.0674237201520975">
                <text:p>0.0674237201520975</text:p>
              </table:table-cell>
              <table:table-cell office:value-type="float" office:value="0.0436834938632864">
                <text:p>0.0436834938632864</text:p>
              </table:table-cell>
              <table:table-cell office:value-type="float" office:value="0.000254793127810326">
                <text:p>0.000254793127810326</text:p>
              </table:table-cell>
              <table:table-cell office:value-type="float" office:value="0.0000875274840896858">
                <text:p>0.0000875274840896858</text:p>
              </table:table-cell>
              <table:table-cell office:value-type="float" office:value="0.000523308551856355">
                <text:p>0.000523308551856355</text:p>
              </table:table-cell>
              <table:table-cell office:value-type="float" office:value="0.00561299790878162">
                <text:p>0.00561299790878162</text:p>
              </table:table-cell>
              <table:table-cell office:value-type="float" office:value="0.00903149867304549">
                <text:p>0.00903149867304549</text:p>
              </table:table-cell>
              <table:table-cell office:value-type="float" office:value="0.00236417036572379">
                <text:p>0.00236417036572379</text:p>
              </table:table-cell>
              <table:table-cell office:value-type="float" office:value="0.0000568088072567184">
                <text:p>0.0000568088072567184</text:p>
              </table:table-cell>
              <table:table-cell office:value-type="float" office:value="0.00490777954637946">
                <text:p>0.00490777954637946</text:p>
              </table:table-cell>
              <table:table-cell office:value-type="float" office:value="0.00166910553952812">
                <text:p>0.00166910553952812</text:p>
              </table:table-cell>
              <table:table-cell office:value-type="float" office:value="0.000053527249212312">
                <text:p>0.000053527249212312</text:p>
              </table:table-cell>
              <table:table-cell office:value-type="float" office:value="0.0000034555048814457">
                <text:p>0.0000034555048814457</text:p>
              </table:table-cell>
              <table:table-cell office:value-type="float" office:value="0.0000326909248741084">
                <text:p>0.0000326909248741084</text:p>
              </table:table-cell>
              <table:table-cell office:value-type="float" office:value="0.0000886288431792191">
                <text:p>0.0000886288431792191</text:p>
              </table:table-cell>
              <table:table-cell office:value-type="float" office:value="0.000046560068126009">
                <text:p>0.000046560068126009</text:p>
              </table:table-cell>
              <table:table-cell office:value-type="float" office:value="0.0000270274029171415">
                <text:p>0.0000270274029171415</text:p>
              </table:table-cell>
              <table:table-cell office:value-type="float" office:value="0.00000131803486560421">
                <text:p>0.00000131803486560421</text:p>
              </table:table-cell>
              <table:table-cell office:value-type="float" office:value="0.0000292578894070009">
                <text:p>0.0000292578894070009</text:p>
              </table:table-cell>
              <table:table-cell office:value-type="float" office:value="0.00000163265448313823">
                <text:p>0.00000163265448313823</text:p>
              </table:table-cell>
              <table:table-cell office:value-type="float" office:value="0.00000366456936847789">
                <text:p>0.00000366456936847789</text:p>
              </table:table-cell>
              <table:table-cell office:value-type="float" office:value="0.00000390981593833899">
                <text:p>0.00000390981593833899</text:p>
              </table:table-cell>
              <table:table-cell office:value-type="float" office:value="0.00000165465026898717">
                <text:p>0.00000165465026898717</text:p>
              </table:table-cell>
              <table:table-cell office:value-type="float" office:value="0.00000766574083843741">
                <text:p>0.00000766574083843741</text:p>
              </table:table-cell>
              <table:table-cell office:value-type="float" office:value="0.00000202579560625579">
                <text:p>0.00000202579560625579</text:p>
              </table:table-cell>
              <table:table-cell office:value-type="float" office:value="0.0000102324587868309">
                <text:p>0.0000102324587868309</text:p>
              </table:table-cell>
              <table:table-cell office:value-type="float" office:value="0.0000176555215651412">
                <text:p>0.0000176555215651412</text:p>
              </table:table-cell>
              <table:table-cell office:value-type="float" office:value="0.00000678979421580297">
                <text:p>0.00000678979421580297</text:p>
              </table:table-cell>
              <table:table-cell office:value-type="float" office:value="0.000000614708521806135">
                <text:p>0.000000614708521806135</text:p>
              </table:table-cell>
              <table:table-cell office:value-type="float" office:value="0.000000027809250363696">
                <text:p>0.000000027809250363696</text:p>
              </table:table-cell>
              <table:table-cell office:value-type="float" office:value="0.0000000148924937516584">
                <text:p>0.0000000148924937516584</text:p>
              </table:table-cell>
              <table:table-cell office:value-type="float" office:value="0.00000172099326548565">
                <text:p>0.00000172099326548565</text:p>
              </table:table-cell>
              <table:table-cell office:value-type="float" office:value="0.00000272064436058945">
                <text:p>0.00000272064436058945</text:p>
              </table:table-cell>
              <table:table-cell office:value-type="float" office:value="0.0000182445674329403">
                <text:p>0.0000182445674329403</text:p>
              </table:table-cell>
              <table:table-cell office:value-type="float" office:value="0.00000000534422978398664">
                <text:p>0.00000000534422978398664</text:p>
              </table:table-cell>
              <table:table-cell office:value-type="float" office:value="0.00000898274733801811">
                <text:p>0.00000898274733801811</text:p>
              </table:table-cell>
              <table:table-cell office:value-type="float" office:value="0.00000366295652250521">
                <text:p>0.00000366295652250521</text:p>
              </table:table-cell>
              <table:table-cell office:value-type="float" office:value="0.0000112134566378789">
                <text:p>0.0000112134566378789</text:p>
              </table:table-cell>
              <table:table-cell office:value-type="float" office:value="0.000000362343929178853">
                <text:p>0.000000362343929178853</text:p>
              </table:table-cell>
              <table:table-cell office:value-type="float" office:value="0.000000000260280101770214">
                <text:p>0.000000000260280101770214</text:p>
              </table:table-cell>
              <table:table-cell office:value-type="float" office:value="0.00000245678906017766">
                <text:p>0.00000245678906017766</text:p>
              </table:table-cell>
              <table:table-cell office:value-type="float" office:value="0.000000202061484932123">
                <text:p>0.000000202061484932123</text:p>
              </table:table-cell>
              <table:table-cell office:value-type="float" office:value="0.000000141352455266453">
                <text:p>0.000000141352455266453</text:p>
              </table:table-cell>
              <table:table-cell office:value-type="float" office:value="0.0000000631783772073595">
                <text:p>0.0000000631783772073595</text:p>
              </table:table-cell>
              <table:table-cell office:value-type="float" office:value="0.00000131196651617893">
                <text:p>0.00000131196651617893</text:p>
              </table:table-cell>
              <table:table-cell office:value-type="float" office:value="0.000000321229773582073">
                <text:p>0.000000321229773582073</text:p>
              </table:table-cell>
              <table:table-cell office:value-type="float" office:value="0.00000298049967137543">
                <text:p>0.00000298049967137543</text:p>
              </table:table-cell>
              <table:table-cell office:value-type="float" office:value="0.00000272712150994855">
                <text:p>0.00000272712150994855</text:p>
              </table:table-cell>
              <table:table-cell office:value-type="float" office:value="0.00000268488482425807">
                <text:p>0.00000268488482425807</text:p>
              </table:table-cell>
              <table:table-cell office:value-type="float" office:value="0.00000124246159311931">
                <text:p>0.00000124246159311931</text:p>
              </table:table-cell>
              <table:table-cell office:value-type="float" office:value="0.00000152051477523181">
                <text:p>0.00000152051477523181</text:p>
              </table:table-cell>
              <table:table-cell office:value-type="float" office:value="0.00000023091824320499">
                <text:p>0.00000023091824320499</text:p>
              </table:table-cell>
              <table:table-cell office:value-type="float" office:value="0.0000068960036272578">
                <text:p>0.0000068960036272578</text:p>
              </table:table-cell>
              <table:table-cell office:value-type="float" office:value="0.0000160861953581004">
                <text:p>0.0000160861953581004</text:p>
              </table:table-cell>
              <table:table-cell office:value-type="float" office:value="0.00000104974271323761">
                <text:p>0.00000104974271323761</text:p>
              </table:table-cell>
              <table:table-cell office:value-type="float" office:value="0.000000902360785667158">
                <text:p>0.000000902360785667158</text:p>
              </table:table-cell>
              <table:table-cell office:value-type="float" office:value="0.00000582363811414907">
                <text:p>0.00000582363811414907</text:p>
              </table:table-cell>
              <table:table-cell office:value-type="float" office:value="0.0000000903806344084646">
                <text:p>0.0000000903806344084646</text:p>
              </table:table-cell>
              <table:table-cell office:value-type="float" office:value="0.00000000323954028582305">
                <text:p>0.00000000323954028582305</text:p>
              </table:table-cell>
              <table:table-cell office:value-type="float" office:value="0.0000151494523435114">
                <text:p>0.0000151494523435114</text:p>
              </table:table-cell>
              <table:table-cell office:value-type="float" office:value="0.00000906081372174416">
                <text:p>0.00000906081372174416</text:p>
              </table:table-cell>
              <table:table-cell office:value-type="float" office:value="0.00000215154718965235">
                <text:p>0.00000215154718965235</text:p>
              </table:table-cell>
              <table:table-cell office:value-type="float" office:value="0.00000305697381375203">
                <text:p>0.00000305697381375203</text:p>
              </table:table-cell>
              <table:table-cell office:value-type="float" office:value="0.00000101485660514282">
                <text:p>0.00000101485660514282</text:p>
              </table:table-cell>
              <table:table-cell office:value-type="float" office:value="0.000000328377193073884">
                <text:p>0.000000328377193073884</text:p>
              </table:table-cell>
              <table:table-cell office:value-type="float" office:value="0.0000000568686812117074">
                <text:p>0.0000000568686812117074</text:p>
              </table:table-cell>
              <table:table-cell office:value-type="float" office:value="0.00000576242665104583">
                <text:p>0.00000576242665104583</text:p>
              </table:table-cell>
              <table:table-cell office:value-type="float" office:value="0.00000341492855331958">
                <text:p>0.00000341492855331958</text:p>
              </table:table-cell>
              <table:table-cell office:value-type="float" office:value="0.00000291488010322738">
                <text:p>0.00000291488010322738</text:p>
              </table:table-cell>
              <table:table-cell office:value-type="float" office:value="0.00000646453068099608">
                <text:p>0.00000646453068099608</text:p>
              </table:table-cell>
              <table:table-cell office:value-type="float" office:value="0.0000000468556145168673">
                <text:p>0.0000000468556145168673</text:p>
              </table:table-cell>
              <table:table-cell office:value-type="float" office:value="0.00000114566921094572">
                <text:p>0.00000114566921094572</text:p>
              </table:table-cell>
              <table:table-cell office:value-type="float" office:value="0.00000124750048820454">
                <text:p>0.00000124750048820454</text:p>
              </table:table-cell>
              <table:table-cell office:value-type="float" office:value="0.00000109638365729659">
                <text:p>0.00000109638365729659</text:p>
              </table:table-cell>
              <table:table-cell office:value-type="float" office:value="0.0000056286526707126">
                <text:p>0.0000056286526707126</text:p>
              </table:table-cell>
              <table:table-cell office:value-type="float" office:value="0.000000854418701649286">
                <text:p>0.000000854418701649286</text:p>
              </table:table-cell>
              <table:table-cell office:value-type="float" office:value="0.0000000666347338678502">
                <text:p>0.0000000666347338678502</text:p>
              </table:table-cell>
              <table:table-cell office:value-type="float" office:value="0.0000796854891839011">
                <text:p>0.0000796854891839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Y-ke</text:p>
                <draw:g>
                  <svg:desc>flatDgaitpad3.A14:flatDgaitpad3.A14</svg:desc>
                </draw:g>
              </table:table-cell>
              <table:table-cell office:value-type="float" office:value="NaN">
                <text:p>NaN</text:p>
                <draw:g>
                  <svg:desc>flatDgaitpad3.B14:flatDgaitpad3.AFL14</svg:desc>
                </draw:g>
              </table:table-cell>
              <table:table-cell office:value-type="float" office:value="0.000000000288056300256981">
                <text:p>0.000000000288056300256981</text:p>
              </table:table-cell>
              <table:table-cell office:value-type="float" office:value="0.0000000444220689071753">
                <text:p>0.0000000444220689071753</text:p>
              </table:table-cell>
              <table:table-cell office:value-type="float" office:value="0.0000000000141197549245463">
                <text:p>0.0000000000141197549245463</text:p>
              </table:table-cell>
              <table:table-cell office:value-type="float" office:value="0.0000000662204810249132">
                <text:p>0.0000000662204810249132</text:p>
              </table:table-cell>
              <table:table-cell office:value-type="float" office:value="0.000000113817242281609">
                <text:p>0.000000113817242281609</text:p>
              </table:table-cell>
              <table:table-cell office:value-type="float" office:value="0.0000000144106512249517">
                <text:p>0.0000000144106512249517</text:p>
              </table:table-cell>
              <table:table-cell office:value-type="float" office:value="0.000000265318360690728">
                <text:p>0.000000265318360690728</text:p>
              </table:table-cell>
              <table:table-cell office:value-type="float" office:value="0.0000000000905813925483053">
                <text:p>0.0000000000905813925483053</text:p>
              </table:table-cell>
              <table:table-cell office:value-type="float" office:value="0.000000178672047421872">
                <text:p>0.000000178672047421872</text:p>
              </table:table-cell>
              <table:table-cell office:value-type="float" office:value="0.000000609048501735622">
                <text:p>0.000000609048501735622</text:p>
              </table:table-cell>
              <table:table-cell office:value-type="float" office:value="0.00000032682978182576">
                <text:p>0.00000032682978182576</text:p>
              </table:table-cell>
              <table:table-cell office:value-type="float" office:value="0.0000000723951651311345">
                <text:p>0.0000000723951651311345</text:p>
              </table:table-cell>
              <table:table-cell office:value-type="float" office:value="0.000000155572534158485">
                <text:p>0.000000155572534158485</text:p>
              </table:table-cell>
              <table:table-cell office:value-type="float" office:value="0.0000000973143669747238">
                <text:p>0.0000000973143669747238</text:p>
              </table:table-cell>
              <table:table-cell office:value-type="float" office:value="0.0000000279313812358686">
                <text:p>0.0000000279313812358686</text:p>
              </table:table-cell>
              <table:table-cell office:value-type="float" office:value="0.00000000350507127476218">
                <text:p>0.00000000350507127476218</text:p>
              </table:table-cell>
              <table:table-cell office:value-type="float" office:value="0.0000000648753287555101">
                <text:p>0.0000000648753287555101</text:p>
              </table:table-cell>
              <table:table-cell office:value-type="float" office:value="0.000000265000863172449">
                <text:p>0.000000265000863172449</text:p>
              </table:table-cell>
              <table:table-cell office:value-type="float" office:value="0.000000374136133592276">
                <text:p>0.000000374136133592276</text:p>
              </table:table-cell>
              <table:table-cell office:value-type="float" office:value="0.00000000658850402214004">
                <text:p>0.00000000658850402214004</text:p>
              </table:table-cell>
              <table:table-cell office:value-type="float" office:value="0.000000378121821435559">
                <text:p>0.000000378121821435559</text:p>
              </table:table-cell>
              <table:table-cell office:value-type="float" office:value="0.000000884807167986668">
                <text:p>0.000000884807167986668</text:p>
              </table:table-cell>
              <table:table-cell office:value-type="float" office:value="0.000000188966924522864">
                <text:p>0.000000188966924522864</text:p>
              </table:table-cell>
              <table:table-cell office:value-type="float" office:value="0.0000000574311878613208">
                <text:p>0.0000000574311878613208</text:p>
              </table:table-cell>
              <table:table-cell office:value-type="float" office:value="0.000000105867181206693">
                <text:p>0.000000105867181206693</text:p>
              </table:table-cell>
              <table:table-cell office:value-type="float" office:value="0.0000000515686918463481">
                <text:p>0.0000000515686918463481</text:p>
              </table:table-cell>
              <table:table-cell office:value-type="float" office:value="0.00000000198626079508963">
                <text:p>0.00000000198626079508963</text:p>
              </table:table-cell>
              <table:table-cell office:value-type="float" office:value="0.000000000248498966907351">
                <text:p>0.000000000248498966907351</text:p>
              </table:table-cell>
              <table:table-cell office:value-type="float" office:value="0.000000000419071767103027">
                <text:p>0.000000000419071767103027</text:p>
              </table:table-cell>
              <table:table-cell office:value-type="float" office:value="0.0000000000580568787321248">
                <text:p>0.0000000000580568787321248</text:p>
              </table:table-cell>
              <table:table-cell office:value-type="float" office:value="0.000000170406415202857">
                <text:p>0.000000170406415202857</text:p>
              </table:table-cell>
              <table:table-cell office:value-type="float" office:value="0.00000000407707919793303">
                <text:p>0.00000000407707919793303</text:p>
              </table:table-cell>
              <table:table-cell office:value-type="float" office:value="0.0000000149702566846155">
                <text:p>0.0000000149702566846155</text:p>
              </table:table-cell>
              <table:table-cell office:value-type="float" office:value="0.000000000549107679560272">
                <text:p>0.000000000549107679560272</text:p>
              </table:table-cell>
              <table:table-cell office:value-type="float" office:value="0.0000000665297088306726">
                <text:p>0.0000000665297088306726</text:p>
              </table:table-cell>
              <table:table-cell office:value-type="float" office:value="0.0002515203755562">
                <text:p>0.0002515203755562</text:p>
              </table:table-cell>
              <table:table-cell office:value-type="float" office:value="0.0000132457142908158">
                <text:p>0.0000132457142908158</text:p>
              </table:table-cell>
              <table:table-cell office:value-type="float" office:value="0.000112419708013902">
                <text:p>0.000112419708013902</text:p>
              </table:table-cell>
              <table:table-cell office:value-type="float" office:value="0.000976392842802433">
                <text:p>0.000976392842802433</text:p>
              </table:table-cell>
              <table:table-cell office:value-type="float" office:value="0.000234787495037132">
                <text:p>0.000234787495037132</text:p>
              </table:table-cell>
              <table:table-cell office:value-type="float" office:value="0.000000352028303549842">
                <text:p>0.000000352028303549842</text:p>
              </table:table-cell>
              <table:table-cell office:value-type="float" office:value="0.000156123603142566">
                <text:p>0.000156123603142566</text:p>
              </table:table-cell>
              <table:table-cell office:value-type="float" office:value="0.00283428440361509">
                <text:p>0.00283428440361509</text:p>
              </table:table-cell>
              <table:table-cell office:value-type="float" office:value="0.0115533710267693">
                <text:p>0.0115533710267693</text:p>
              </table:table-cell>
              <table:table-cell office:value-type="float" office:value="0.056871851704895">
                <text:p>0.056871851704895</text:p>
              </table:table-cell>
              <table:table-cell office:value-type="float" office:value="0.00839171986192038">
                <text:p>0.00839171986192038</text:p>
              </table:table-cell>
              <table:table-cell office:value-type="float" office:value="0.0000683621756632311">
                <text:p>0.0000683621756632311</text:p>
              </table:table-cell>
              <table:table-cell office:value-type="float" office:value="0.000391916971501744">
                <text:p>0.000391916971501744</text:p>
              </table:table-cell>
              <table:table-cell office:value-type="float" office:value="0.00295631220271792">
                <text:p>0.00295631220271792</text:p>
              </table:table-cell>
              <table:table-cell office:value-type="float" office:value="0.025064297133787">
                <text:p>0.025064297133787</text:p>
              </table:table-cell>
              <table:table-cell office:value-type="float" office:value="0.00302170577720943">
                <text:p>0.00302170577720943</text:p>
              </table:table-cell>
              <table:table-cell office:value-type="float" office:value="0.000451233320786317">
                <text:p>0.000451233320786317</text:p>
              </table:table-cell>
              <table:table-cell office:value-type="float" office:value="0.000272976583056588">
                <text:p>0.000272976583056588</text:p>
              </table:table-cell>
              <table:table-cell office:value-type="float" office:value="0.000998921816715662">
                <text:p>0.000998921816715662</text:p>
              </table:table-cell>
              <table:table-cell office:value-type="float" office:value="0.000117635551276901">
                <text:p>0.000117635551276901</text:p>
              </table:table-cell>
              <table:table-cell office:value-type="float" office:value="0.0165343992432576">
                <text:p>0.0165343992432576</text:p>
              </table:table-cell>
              <table:table-cell office:value-type="float" office:value="0.00822025709277288">
                <text:p>0.00822025709277288</text:p>
              </table:table-cell>
              <table:table-cell office:value-type="float" office:value="0.0313053201263016">
                <text:p>0.0313053201263016</text:p>
              </table:table-cell>
              <table:table-cell office:value-type="float" office:value="0.0000309413313195783">
                <text:p>0.0000309413313195783</text:p>
              </table:table-cell>
              <table:table-cell office:value-type="float" office:value="0.000326787482838436">
                <text:p>0.000326787482838436</text:p>
              </table:table-cell>
              <table:table-cell office:value-type="float" office:value="0.0000184815771336011">
                <text:p>0.0000184815771336011</text:p>
              </table:table-cell>
              <table:table-cell office:value-type="float" office:value="0.0000192814630088844">
                <text:p>0.0000192814630088844</text:p>
              </table:table-cell>
              <table:table-cell office:value-type="float" office:value="0.00512104662887023">
                <text:p>0.00512104662887023</text:p>
              </table:table-cell>
              <table:table-cell office:value-type="float" office:value="0.0675885071988065">
                <text:p>0.0675885071988065</text:p>
              </table:table-cell>
              <table:table-cell office:value-type="float" office:value="0.002424234359076">
                <text:p>0.002424234359076</text:p>
              </table:table-cell>
              <table:table-cell office:value-type="float" office:value="0.00444460141100069">
                <text:p>0.00444460141100069</text:p>
              </table:table-cell>
              <table:table-cell office:value-type="float" office:value="0.0000455783079945123">
                <text:p>0.0000455783079945123</text:p>
              </table:table-cell>
              <table:table-cell office:value-type="float" office:value="0.00748595446301797">
                <text:p>0.00748595446301797</text:p>
              </table:table-cell>
              <table:table-cell office:value-type="float" office:value="0.0384062979226026">
                <text:p>0.0384062979226026</text:p>
              </table:table-cell>
              <table:table-cell office:value-type="float" office:value="0.0116907813738824">
                <text:p>0.0116907813738824</text:p>
              </table:table-cell>
              <table:table-cell office:value-type="float" office:value="0.000560739672605858">
                <text:p>0.000560739672605858</text:p>
              </table:table-cell>
              <table:table-cell office:value-type="float" office:value="0.0000000396942864476843">
                <text:p>0.0000000396942864476843</text:p>
              </table:table-cell>
              <table:table-cell office:value-type="float" office:value="0.00110919233192511">
                <text:p>0.00110919233192511</text:p>
              </table:table-cell>
              <table:table-cell office:value-type="float" office:value="0.00110690954768761">
                <text:p>0.00110690954768761</text:p>
              </table:table-cell>
              <table:table-cell office:value-type="float" office:value="0.00485603167687885">
                <text:p>0.00485603167687885</text:p>
              </table:table-cell>
              <table:table-cell office:value-type="float" office:value="0.0550417181842381">
                <text:p>0.0550417181842381</text:p>
              </table:table-cell>
              <table:table-cell office:value-type="float" office:value="0.00718304948995128">
                <text:p>0.00718304948995128</text:p>
              </table:table-cell>
              <table:table-cell office:value-type="float" office:value="0.0264077850690595">
                <text:p>0.0264077850690595</text:p>
              </table:table-cell>
              <table:table-cell office:value-type="float" office:value="0.00139632775213638">
                <text:p>0.00139632775213638</text:p>
              </table:table-cell>
              <table:table-cell office:value-type="float" office:value="0.00605775075612957">
                <text:p>0.00605775075612957</text:p>
              </table:table-cell>
              <table:table-cell office:value-type="float" office:value="0.0000396486148021104">
                <text:p>0.0000396486148021104</text:p>
              </table:table-cell>
              <table:table-cell office:value-type="float" office:value="0.000112743886616021">
                <text:p>0.000112743886616021</text:p>
              </table:table-cell>
              <table:table-cell office:value-type="float" office:value="0.000054233905271154">
                <text:p>0.000054233905271154</text:p>
              </table:table-cell>
              <table:table-cell office:value-type="float" office:value="0.00166612097856333">
                <text:p>0.00166612097856333</text:p>
              </table:table-cell>
              <table:table-cell office:value-type="float" office:value="0.00877151475616323">
                <text:p>0.00877151475616323</text:p>
              </table:table-cell>
              <table:table-cell office:value-type="float" office:value="0.000704549654933198">
                <text:p>0.000704549654933198</text:p>
              </table:table-cell>
              <table:table-cell office:value-type="float" office:value="0.000161769129620934">
                <text:p>0.000161769129620934</text:p>
              </table:table-cell>
              <table:table-cell office:value-type="float" office:value="0.0408122911471116">
                <text:p>0.0408122911471116</text:p>
              </table:table-cell>
              <table:table-cell office:value-type="float" office:value="0.000340813542560975">
                <text:p>0.000340813542560975</text:p>
              </table:table-cell>
              <table:table-cell office:value-type="float" office:value="0.00196036114138151">
                <text:p>0.00196036114138151</text:p>
              </table:table-cell>
              <table:table-cell office:value-type="float" office:value="0.000259704873614186">
                <text:p>0.000259704873614186</text:p>
              </table:table-cell>
              <table:table-cell office:value-type="float" office:value="0.000608554132517857">
                <text:p>0.000608554132517857</text:p>
              </table:table-cell>
              <table:table-cell office:value-type="float" office:value="0.00144135379876829">
                <text:p>0.00144135379876829</text:p>
              </table:table-cell>
              <table:table-cell office:value-type="float" office:value="0.0176878009385617">
                <text:p>0.0176878009385617</text:p>
              </table:table-cell>
              <table:table-cell office:value-type="float" office:value="0.032702723102888">
                <text:p>0.032702723102888</text:p>
              </table:table-cell>
              <table:table-cell office:value-type="float" office:value="0.017549168688369">
                <text:p>0.017549168688369</text:p>
              </table:table-cell>
              <table:table-cell office:value-type="float" office:value="0.0129806523194368">
                <text:p>0.0129806523194368</text:p>
              </table:table-cell>
              <table:table-cell office:value-type="float" office:value="0.0104285307388426">
                <text:p>0.0104285307388426</text:p>
              </table:table-cell>
              <table:table-cell office:value-type="float" office:value="0.000276332836480102">
                <text:p>0.000276332836480102</text:p>
              </table:table-cell>
              <table:table-cell office:value-type="float" office:value="0.0000590148154897733">
                <text:p>0.0000590148154897733</text:p>
              </table:table-cell>
              <table:table-cell office:value-type="float" office:value="0.0000758246585365655">
                <text:p>0.0000758246585365655</text:p>
              </table:table-cell>
              <table:table-cell office:value-type="float" office:value="0.0000262976858238583">
                <text:p>0.0000262976858238583</text:p>
              </table:table-cell>
              <table:table-cell office:value-type="float" office:value="0.00314517995148725">
                <text:p>0.00314517995148725</text:p>
              </table:table-cell>
              <table:table-cell office:value-type="float" office:value="0.0305576085215693">
                <text:p>0.0305576085215693</text:p>
              </table:table-cell>
              <table:table-cell office:value-type="float" office:value="0.000183540827897325">
                <text:p>0.000183540827897325</text:p>
              </table:table-cell>
              <table:table-cell office:value-type="float" office:value="0.000730522781810929">
                <text:p>0.000730522781810929</text:p>
              </table:table-cell>
              <table:table-cell office:value-type="float" office:value="0.0788136661672633">
                <text:p>0.0788136661672633</text:p>
              </table:table-cell>
              <table:table-cell office:value-type="float" office:value="0.00276334116008758">
                <text:p>0.00276334116008758</text:p>
              </table:table-cell>
              <table:table-cell office:value-type="float" office:value="0.00199973153942963">
                <text:p>0.00199973153942963</text:p>
              </table:table-cell>
              <table:table-cell office:value-type="float" office:value="0.000344995770137921">
                <text:p>0.000344995770137921</text:p>
              </table:table-cell>
              <table:table-cell office:value-type="float" office:value="0.000388632042268989">
                <text:p>0.000388632042268989</text:p>
              </table:table-cell>
              <table:table-cell office:value-type="float" office:value="0.00112839772239368">
                <text:p>0.00112839772239368</text:p>
              </table:table-cell>
              <table:table-cell office:value-type="float" office:value="0.0391243700900903">
                <text:p>0.0391243700900903</text:p>
              </table:table-cell>
              <table:table-cell office:value-type="float" office:value="0.00265446062710664">
                <text:p>0.00265446062710664</text:p>
              </table:table-cell>
              <table:table-cell office:value-type="float" office:value="0.0000192340475659084">
                <text:p>0.0000192340475659084</text:p>
              </table:table-cell>
              <table:table-cell office:value-type="float" office:value="0.000539146040832979">
                <text:p>0.000539146040832979</text:p>
              </table:table-cell>
              <table:table-cell office:value-type="float" office:value="0.010464781871194">
                <text:p>0.010464781871194</text:p>
              </table:table-cell>
              <table:table-cell office:value-type="float" office:value="0.00957231563153895">
                <text:p>0.00957231563153895</text:p>
              </table:table-cell>
              <table:table-cell office:value-type="float" office:value="0.0790465557917141">
                <text:p>0.0790465557917141</text:p>
              </table:table-cell>
              <table:table-cell office:value-type="float" office:value="0.0172266671077942">
                <text:p>0.0172266671077942</text:p>
              </table:table-cell>
              <table:table-cell office:value-type="float" office:value="0.00723057598009989">
                <text:p>0.00723057598009989</text:p>
              </table:table-cell>
              <table:table-cell office:value-type="float" office:value="0.0099657254937087">
                <text:p>0.0099657254937087</text:p>
              </table:table-cell>
              <table:table-cell office:value-type="float" office:value="0.0157176833095995">
                <text:p>0.0157176833095995</text:p>
              </table:table-cell>
              <table:table-cell office:value-type="float" office:value="0.000117894753811532">
                <text:p>0.000117894753811532</text:p>
              </table:table-cell>
              <table:table-cell office:value-type="float" office:value="0.0000495345607919212">
                <text:p>0.0000495345607919212</text:p>
              </table:table-cell>
              <table:table-cell office:value-type="float" office:value="0.00000216877194786638">
                <text:p>0.00000216877194786638</text:p>
              </table:table-cell>
              <table:table-cell office:value-type="float" office:value="0.00133860875996378">
                <text:p>0.00133860875996378</text:p>
              </table:table-cell>
              <table:table-cell office:value-type="float" office:value="0.00750762871518259">
                <text:p>0.00750762871518259</text:p>
              </table:table-cell>
              <table:table-cell office:value-type="float" office:value="0.00431592492983451">
                <text:p>0.00431592492983451</text:p>
              </table:table-cell>
              <table:table-cell office:value-type="float" office:value="0.0000137760391488566">
                <text:p>0.0000137760391488566</text:p>
              </table:table-cell>
              <table:table-cell office:value-type="float" office:value="0.00116316597479387">
                <text:p>0.00116316597479387</text:p>
              </table:table-cell>
              <table:table-cell office:value-type="float" office:value="0.00256052608575312">
                <text:p>0.00256052608575312</text:p>
              </table:table-cell>
              <table:table-cell office:value-type="float" office:value="0.0335124592131348">
                <text:p>0.0335124592131348</text:p>
              </table:table-cell>
              <table:table-cell office:value-type="float" office:value="0.0023094787997999">
                <text:p>0.0023094787997999</text:p>
              </table:table-cell>
              <table:table-cell office:value-type="float" office:value="0.00068419429474562">
                <text:p>0.00068419429474562</text:p>
              </table:table-cell>
              <table:table-cell office:value-type="float" office:value="0.00171363186004257">
                <text:p>0.00171363186004257</text:p>
              </table:table-cell>
              <table:table-cell office:value-type="float" office:value="0.000040624182243277">
                <text:p>0.000040624182243277</text:p>
              </table:table-cell>
              <table:table-cell office:value-type="float" office:value="0.000490924753148743">
                <text:p>0.000490924753148743</text:p>
              </table:table-cell>
              <table:table-cell office:value-type="float" office:value="0.0204949863679817">
                <text:p>0.0204949863679817</text:p>
              </table:table-cell>
              <table:table-cell office:value-type="float" office:value="0.0194278496026455">
                <text:p>0.0194278496026455</text:p>
              </table:table-cell>
              <table:table-cell office:value-type="float" office:value="0.0249992017653212">
                <text:p>0.0249992017653212</text:p>
              </table:table-cell>
              <table:table-cell office:value-type="float" office:value="0.000672927427334945">
                <text:p>0.000672927427334945</text:p>
              </table:table-cell>
              <table:table-cell office:value-type="float" office:value="0.0325150245415328">
                <text:p>0.0325150245415328</text:p>
              </table:table-cell>
              <table:table-cell office:value-type="float" office:value="0.0000241138820234643">
                <text:p>0.0000241138820234643</text:p>
              </table:table-cell>
              <table:table-cell office:value-type="float" office:value="0.00402372567959895">
                <text:p>0.00402372567959895</text:p>
              </table:table-cell>
              <table:table-cell office:value-type="float" office:value="0.000332611709575696">
                <text:p>0.000332611709575696</text:p>
              </table:table-cell>
              <table:table-cell office:value-type="float" office:value="0.0000883212163793183">
                <text:p>0.0000883212163793183</text:p>
              </table:table-cell>
              <table:table-cell office:value-type="float" office:value="0.000000694583499677146">
                <text:p>0.000000694583499677146</text:p>
              </table:table-cell>
              <table:table-cell office:value-type="float" office:value="0.00181638035521885">
                <text:p>0.00181638035521885</text:p>
              </table:table-cell>
              <table:table-cell office:value-type="float" office:value="0.00646917620249678">
                <text:p>0.00646917620249678</text:p>
              </table:table-cell>
              <table:table-cell office:value-type="float" office:value="0.0136827143998783">
                <text:p>0.0136827143998783</text:p>
              </table:table-cell>
              <table:table-cell office:value-type="float" office:value="0.00314445379792777">
                <text:p>0.00314445379792777</text:p>
              </table:table-cell>
              <table:table-cell office:value-type="float" office:value="0.0357639398193584">
                <text:p>0.0357639398193584</text:p>
              </table:table-cell>
              <table:table-cell office:value-type="float" office:value="0.000521362960720252">
                <text:p>0.000521362960720252</text:p>
              </table:table-cell>
              <table:table-cell office:value-type="float" office:value="0.00168205818582864">
                <text:p>0.00168205818582864</text:p>
              </table:table-cell>
              <table:table-cell office:value-type="float" office:value="0.000157449739521494">
                <text:p>0.000157449739521494</text:p>
              </table:table-cell>
              <table:table-cell office:value-type="float" office:value="0.000538380329661533">
                <text:p>0.000538380329661533</text:p>
              </table:table-cell>
              <table:table-cell office:value-type="float" office:value="0.000433297881162167">
                <text:p>0.000433297881162167</text:p>
              </table:table-cell>
              <table:table-cell office:value-type="float" office:value="0.0363599471014653">
                <text:p>0.0363599471014653</text:p>
              </table:table-cell>
              <table:table-cell office:value-type="float" office:value="0.00448637845150967">
                <text:p>0.00448637845150967</text:p>
              </table:table-cell>
              <table:table-cell office:value-type="float" office:value="0.00132292193053874">
                <text:p>0.00132292193053874</text:p>
              </table:table-cell>
              <table:table-cell office:value-type="float" office:value="0.00311423417613718">
                <text:p>0.00311423417613718</text:p>
              </table:table-cell>
              <table:table-cell office:value-type="float" office:value="0.000164736631232176">
                <text:p>0.000164736631232176</text:p>
              </table:table-cell>
              <table:table-cell office:value-type="float" office:value="0.000368884530667851">
                <text:p>0.000368884530667851</text:p>
              </table:table-cell>
              <table:table-cell office:value-type="float" office:value="0.0127536567549963">
                <text:p>0.0127536567549963</text:p>
              </table:table-cell>
              <table:table-cell office:value-type="float" office:value="0.0191831955238408">
                <text:p>0.0191831955238408</text:p>
              </table:table-cell>
              <table:table-cell office:value-type="float" office:value="0.00402439232794479">
                <text:p>0.00402439232794479</text:p>
              </table:table-cell>
              <table:table-cell office:value-type="float" office:value="0.0000334166216798739">
                <text:p>0.0000334166216798739</text:p>
              </table:table-cell>
              <table:table-cell office:value-type="float" office:value="0.000389728324611124">
                <text:p>0.000389728324611124</text:p>
              </table:table-cell>
              <table:table-cell office:value-type="float" office:value="0.0161104933182938">
                <text:p>0.0161104933182938</text:p>
              </table:table-cell>
              <table:table-cell office:value-type="float" office:value="0.00865754575411787">
                <text:p>0.00865754575411787</text:p>
              </table:table-cell>
              <table:table-cell office:value-type="float" office:value="0.00203776432746171">
                <text:p>0.00203776432746171</text:p>
              </table:table-cell>
              <table:table-cell office:value-type="float" office:value="0.000252352574196829">
                <text:p>0.000252352574196829</text:p>
              </table:table-cell>
              <table:table-cell office:value-type="float" office:value="0.000000368472397776006">
                <text:p>0.000000368472397776006</text:p>
              </table:table-cell>
              <table:table-cell office:value-type="float" office:value="0.00000104021671087784">
                <text:p>0.00000104021671087784</text:p>
              </table:table-cell>
              <table:table-cell office:value-type="float" office:value="0.0000169723800923243">
                <text:p>0.0000169723800923243</text:p>
              </table:table-cell>
              <table:table-cell office:value-type="float" office:value="0.000000133135296321288">
                <text:p>0.000000133135296321288</text:p>
              </table:table-cell>
              <table:table-cell office:value-type="float" office:value="0.000000241474151098952">
                <text:p>0.000000241474151098952</text:p>
              </table:table-cell>
              <table:table-cell office:value-type="float" office:value="0.00000415015925968396">
                <text:p>0.00000415015925968396</text:p>
              </table:table-cell>
              <table:table-cell office:value-type="float" office:value="0.000000129338737220287">
                <text:p>0.000000129338737220287</text:p>
              </table:table-cell>
              <table:table-cell office:value-type="float" office:value="0.00000000922992863922999">
                <text:p>0.00000000922992863922999</text:p>
              </table:table-cell>
              <table:table-cell office:value-type="float" office:value="0.000000423746152002298">
                <text:p>0.000000423746152002298</text:p>
              </table:table-cell>
              <table:table-cell office:value-type="float" office:value="0.000000341220168153401">
                <text:p>0.000000341220168153401</text:p>
              </table:table-cell>
              <table:table-cell office:value-type="float" office:value="0.00000000403176701772242">
                <text:p>0.00000000403176701772242</text:p>
              </table:table-cell>
              <table:table-cell office:value-type="float" office:value="0.000000149346525368078">
                <text:p>0.000000149346525368078</text:p>
              </table:table-cell>
              <table:table-cell office:value-type="float" office:value="0.0000000732723263347214">
                <text:p>0.0000000732723263347214</text:p>
              </table:table-cell>
              <table:table-cell office:value-type="float" office:value="0.000000111904780957559">
                <text:p>0.000000111904780957559</text:p>
              </table:table-cell>
              <table:table-cell office:value-type="float" office:value="0.00000021594657865322">
                <text:p>0.00000021594657865322</text:p>
              </table:table-cell>
              <table:table-cell office:value-type="float" office:value="0.000000187894554188328">
                <text:p>0.000000187894554188328</text:p>
              </table:table-cell>
              <table:table-cell office:value-type="float" office:value="0.000000110947535795938">
                <text:p>0.000000110947535795938</text:p>
              </table:table-cell>
              <table:table-cell office:value-type="float" office:value="0.00000105025222907531">
                <text:p>0.00000105025222907531</text:p>
              </table:table-cell>
              <table:table-cell office:value-type="float" office:value="0.00000349147772805766">
                <text:p>0.00000349147772805766</text:p>
              </table:table-cell>
              <table:table-cell office:value-type="float" office:value="0.000000256742147589077">
                <text:p>0.000000256742147589077</text:p>
              </table:table-cell>
              <table:table-cell office:value-type="float" office:value="0.0000000327585064607882">
                <text:p>0.0000000327585064607882</text:p>
              </table:table-cell>
              <table:table-cell office:value-type="float" office:value="0.00000000596662100472491">
                <text:p>0.00000000596662100472491</text:p>
              </table:table-cell>
              <table:table-cell office:value-type="float" office:value="0.000000869342469057096">
                <text:p>0.000000869342469057096</text:p>
              </table:table-cell>
              <table:table-cell office:value-type="float" office:value="0.000000330286848549446">
                <text:p>0.000000330286848549446</text:p>
              </table:table-cell>
              <table:table-cell office:value-type="float" office:value="0.00000105406067793985">
                <text:p>0.00000105406067793985</text:p>
              </table:table-cell>
              <table:table-cell office:value-type="float" office:value="0.0000000839302083015165">
                <text:p>0.0000000839302083015165</text:p>
              </table:table-cell>
              <table:table-cell office:value-type="float" office:value="0.00000102080532009239">
                <text:p>0.00000102080532009239</text:p>
              </table:table-cell>
              <table:table-cell office:value-type="float" office:value="0.00000151272503683664">
                <text:p>0.00000151272503683664</text:p>
              </table:table-cell>
              <table:table-cell office:value-type="float" office:value="0.00000234709098344245">
                <text:p>0.00000234709098344245</text:p>
              </table:table-cell>
              <table:table-cell office:value-type="float" office:value="0.00000007293926039705">
                <text:p>0.00000007293926039705</text:p>
              </table:table-cell>
              <table:table-cell office:value-type="float" office:value="0.0000000144424755988757">
                <text:p>0.0000000144424755988757</text:p>
              </table:table-cell>
              <table:table-cell office:value-type="float" office:value="0.000000615071900523562">
                <text:p>0.000000615071900523562</text:p>
              </table:table-cell>
              <table:table-cell office:value-type="float" office:value="0.0000001099232142994">
                <text:p>0.0000001099232142994</text:p>
              </table:table-cell>
              <table:table-cell office:value-type="float" office:value="0.0000000000341766762688348">
                <text:p>0.0000000000341766762688348</text:p>
              </table:table-cell>
              <table:table-cell office:value-type="float" office:value="0.0000000010024460571598">
                <text:p>0.0000000010024460571598</text:p>
              </table:table-cell>
              <table:table-cell office:value-type="float" office:value="0.000000618578581900809">
                <text:p>0.000000618578581900809</text:p>
              </table:table-cell>
              <table:table-cell office:value-type="float" office:value="0.0000000432081014704681">
                <text:p>0.0000000432081014704681</text:p>
              </table:table-cell>
              <table:table-cell office:value-type="float" office:value="0.000000328769985754319">
                <text:p>0.000000328769985754319</text:p>
              </table:table-cell>
              <table:table-cell office:value-type="float" office:value="0.000000955943791190922">
                <text:p>0.000000955943791190922</text:p>
              </table:table-cell>
              <table:table-cell office:value-type="float" office:value="0.000000603203001418866">
                <text:p>0.000000603203001418866</text:p>
              </table:table-cell>
              <table:table-cell office:value-type="float" office:value="0.00000024644417404807">
                <text:p>0.00000024644417404807</text:p>
              </table:table-cell>
              <table:table-cell office:value-type="float" office:value="0.0000000198668301009538">
                <text:p>0.0000000198668301009538</text:p>
              </table:table-cell>
              <table:table-cell office:value-type="float" office:value="0.000000135782446605192">
                <text:p>0.000000135782446605192</text:p>
              </table:table-cell>
              <table:table-cell office:value-type="float" office:value="0.00000184054712935022">
                <text:p>0.00000184054712935022</text:p>
              </table:table-cell>
              <table:table-cell office:value-type="float" office:value="0.00000177765371388685">
                <text:p>0.00000177765371388685</text:p>
              </table:table-cell>
              <table:table-cell office:value-type="float" office:value="0.0000000458328978044721">
                <text:p>0.0000000458328978044721</text:p>
              </table:table-cell>
              <table:table-cell office:value-type="float" office:value="0.00000000249756080097175">
                <text:p>0.00000000249756080097175</text:p>
              </table:table-cell>
              <table:table-cell office:value-type="float" office:value="0.0000000982764207617124">
                <text:p>0.0000000982764207617124</text:p>
              </table:table-cell>
              <table:table-cell office:value-type="float" office:value="0.0000000392116091963205">
                <text:p>0.0000000392116091963205</text:p>
              </table:table-cell>
              <table:table-cell office:value-type="float" office:value="0.00000000000528953650267512">
                <text:p>0.00000000000528953650267512</text:p>
              </table:table-cell>
              <table:table-cell office:value-type="float" office:value="0.00000079589141863845">
                <text:p>0.00000079589141863845</text:p>
              </table:table-cell>
              <table:table-cell office:value-type="float" office:value="0.000000206732613135002">
                <text:p>0.000000206732613135002</text:p>
              </table:table-cell>
              <table:table-cell office:value-type="float" office:value="0.0000000259908326279381">
                <text:p>0.0000000259908326279381</text:p>
              </table:table-cell>
              <table:table-cell office:value-type="float" office:value="0.000000197603171618815">
                <text:p>0.000000197603171618815</text:p>
              </table:table-cell>
              <table:table-cell office:value-type="float" office:value="0.000000659206370895895">
                <text:p>0.000000659206370895895</text:p>
              </table:table-cell>
              <table:table-cell office:value-type="float" office:value="0.000000316763586275079">
                <text:p>0.000000316763586275079</text:p>
              </table:table-cell>
              <table:table-cell office:value-type="float" office:value="0.0000000366932392052325">
                <text:p>0.0000000366932392052325</text:p>
              </table:table-cell>
              <table:table-cell office:value-type="float" office:value="0.000000212707942207558">
                <text:p>0.000000212707942207558</text:p>
              </table:table-cell>
              <table:table-cell office:value-type="float" office:value="0.0000000241958914474837">
                <text:p>0.0000000241958914474837</text:p>
              </table:table-cell>
              <table:table-cell office:value-type="float" office:value="0.000000839756658717893">
                <text:p>0.000000839756658717893</text:p>
              </table:table-cell>
              <table:table-cell office:value-type="float" office:value="0.000000985663941096491">
                <text:p>0.000000985663941096491</text:p>
              </table:table-cell>
              <table:table-cell office:value-type="float" office:value="0.00000000378942563729074">
                <text:p>0.00000000378942563729074</text:p>
              </table:table-cell>
              <table:table-cell office:value-type="float" office:value="0.0000000169927884127218">
                <text:p>0.0000000169927884127218</text:p>
              </table:table-cell>
              <table:table-cell office:value-type="float" office:value="0.0000000203906409922734">
                <text:p>0.0000000203906409922734</text:p>
              </table:table-cell>
              <table:table-cell office:value-type="float" office:value="0.000000160901410618919">
                <text:p>0.000000160901410618919</text:p>
              </table:table-cell>
              <table:table-cell office:value-type="float" office:value="0.000000097074484879541">
                <text:p>0.000000097074484879541</text:p>
              </table:table-cell>
              <table:table-cell office:value-type="float" office:value="0.0000000490636353234639">
                <text:p>0.0000000490636353234639</text:p>
              </table:table-cell>
              <table:table-cell office:value-type="float" office:value="0.00000000000720741450469901">
                <text:p>0.00000000000720741450469901</text:p>
              </table:table-cell>
              <table:table-cell office:value-type="float" office:value="0.000308885834935833">
                <text:p>0.00030888583493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